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Comma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Comma" style:data-style-name="N37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Comma" style:data-style-name="N37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Comma" style:data-style-name="N36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automatic"/>
    </style:style>
    <style:style style:name="ce2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text-underline-style="solid" style:text-underline-type="single" style:font-family-generic="roman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2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5.45041666666667cm" style:use-optimal-column-width="true"/>
    </style:style>
    <style:style style:name="co2" style:family="table-column">
      <style:table-column-properties fo:break-before="auto" style:column-width="4.57729166666667cm" style:use-optimal-column-width="true"/>
    </style:style>
    <style:style style:name="co3" style:family="table-column">
      <style:table-column-properties fo:break-before="auto" style:column-width="3.94229166666667cm" style:use-optimal-column-width="true"/>
    </style:style>
    <style:style style:name="co4" style:family="table-column">
      <style:table-column-properties fo:break-before="auto" style:column-width="5.397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910416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4.39208333333333cm" style:use-optimal-column-width="true"/>
    </style:style>
    <style:style style:name="co15" style:family="table-column">
      <style:table-column-properties fo:break-before="auto" style:column-width="3.889375cm" style:use-optimal-column-width="true"/>
    </style:style>
    <style:style style:name="co16" style:family="table-column">
      <style:table-column-properties fo:break-before="auto" style:column-width="4.33916666666667cm" style:use-optimal-column-width="true"/>
    </style:style>
    <style:style style:name="co17" style:family="table-column">
      <style:table-column-properties fo:break-before="auto" style:column-width="4.524375cm" style:use-optimal-column-width="true"/>
    </style:style>
    <style:style style:name="co18" style:family="table-column">
      <style:table-column-properties fo:break-before="auto" style:column-width="4.445cm" style:use-optimal-column-width="true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2.80458333333333cm"/>
    </style:style>
    <style:style style:name="co21" style:family="table-column">
      <style:table-column-properties fo:break-before="auto" style:column-width="5.42395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ining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1315" table:style-name="ce8">
            <text:p><text:s/>1,315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33880" table:style-name="ce8">
            <text:p><text:s/>33,880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1476" table:style-name="ce8">
            <text:p><text:s/>11,476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159895" table:style-name="ce8">
            <text:p><text:s/>159,89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5014" table:style-name="ce8">
            <text:p><text:s/>15,014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187033" table:style-name="ce8">
            <text:p><text:s/>187,03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6075" table:style-name="ce8">
            <text:p><text:s/>6,075<text:s/></text:p>
          </table:table-cell>
          <table:table-cell office:value-type="float" office:value="254340" table:style-name="ce8">
            <text:p><text:s/>254,340<text:s/></text:p>
          </table:table-cell>
          <table:table-cell office:value-type="float" office:value="254400" table:style-name="ce8">
            <text:p><text:s/>254,400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55" table:style-name="ce7">
            <text:p>55</text:p>
          </table:table-cell>
          <table:table-cell office:value-type="float" office:value="55" table:style-name="ce7">
            <text:p>5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1975" table:style-name="ce8">
            <text:p><text:s/>1,975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42373" table:style-name="ce8">
            <text:p><text:s/>42,37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5396" table:style-name="ce8">
            <text:p><text:s/>5,396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72974" table:style-name="ce8">
            <text:p><text:s/>72,9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2853" table:style-name="ce8">
            <text:p><text:s/>22,853<text:s/></text:p>
          </table:table-cell>
          <table:table-cell office:value-type="float" office:value="273171" table:style-name="ce8">
            <text:p><text:s/>273,171<text:s/></text:p>
          </table:table-cell>
          <table:table-cell office:value-type="float" office:value="273425" table:style-name="ce8">
            <text:p><text:s/>273,42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8907" table:style-name="ce8">
            <text:p><text:s/>8,907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124336" table:style-name="ce8">
            <text:p><text:s/>124,33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13123" table:style-name="ce8">
            <text:p><text:s/>13,123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441561" table:style-name="ce8">
            <text:p><text:s/>441,561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3997" table:style-name="ce8">
            <text:p><text:s/>3,997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98616" table:style-name="ce8">
            <text:p><text:s/>98,616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45748" table:style-name="ce8">
            <text:p><text:s/>45,748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221090" table:style-name="ce8">
            <text:p><text:s/>221,09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1089" table:style-name="ce8">
            <text:p><text:s/>1,089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35267" table:style-name="ce8">
            <text:p><text:s/>35,267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6914" table:style-name="ce8">
            <text:p><text:s/>6,914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52857" table:style-name="ce8">
            <text:p><text:s/>152,8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23478" table:style-name="ce8">
            <text:p><text:s/>23,478<text:s/></text:p>
          </table:table-cell>
          <table:table-cell office:value-type="float" office:value="473624" table:style-name="ce8">
            <text:p><text:s/>473,624<text:s/></text:p>
          </table:table-cell>
          <table:table-cell office:value-type="float" office:value="474687" table:style-name="ce8">
            <text:p><text:s/>474,687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860" table:style-name="ce8">
            <text:p><text:s/>86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27770" table:style-name="ce8">
            <text:p><text:s/>27,77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0160" table:style-name="ce8">
            <text:p><text:s/>10,160<text:s/></text:p>
          </table:table-cell>
          <table:table-cell office:value-type="float" office:value="134137" table:style-name="ce8">
            <text:p><text:s/>134,137<text:s/></text:p>
          </table:table-cell>
          <table:table-cell office:value-type="float" office:value="134389" table:style-name="ce8">
            <text:p><text:s/>134,38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8" table:style-name="ce7">
            <text:p>1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4383" table:style-name="ce8">
            <text:p><text:s/>4,383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80378" table:style-name="ce8">
            <text:p><text:s/>80,378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7890" table:style-name="ce8">
            <text:p><text:s/>7,890<text:s/></text:p>
          </table:table-cell>
          <table:table-cell office:value-type="float" office:value="12289" table:style-name="ce8">
            <text:p><text:s/>12,289<text:s/></text:p>
          </table:table-cell>
          <table:table-cell office:value-type="float" office:value="146881" table:style-name="ce8">
            <text:p><text:s/>146,881<text:s/></text:p>
          </table:table-cell>
          <table:table-cell office:value-type="float" office:value="186145" table:style-name="ce8">
            <text:p><text:s/>186,145<text:s/></text:p>
          </table:table-cell>
          <table:table-cell office:value-type="float" office:value="10" table:style-name="ce7">
            <text:p>10</text:p>
          </table:table-cell>
          <table:table-cell office:value-type="float" office:value="8" table:style-name="ce7">
            <text:p>8</text:p>
          </table:table-cell>
          <table:table-cell office:value-type="float" office:value="17" table:style-name="ce7">
            <text:p>17</text:p>
          </table:table-cell>
          <table:table-cell office:value-type="float" office:value="12" table:style-name="ce7">
            <text:p>12</text:p>
          </table:table-cell>
          <table:table-cell office:value-type="float" office:value="25" table:style-name="ce7">
            <text:p>25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5789" table:style-name="ce8">
            <text:p><text:s/>5,789<text:s/></text:p>
          </table:table-cell>
          <table:table-cell office:value-type="float" office:value="75134" table:style-name="ce8">
            <text:p><text:s/>75,134<text:s/></text:p>
          </table:table-cell>
          <table:table-cell office:value-type="float" office:value="75222" table:style-name="ce8">
            <text:p><text:s/>75,22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12543" table:style-name="ce8">
            <text:p><text:s/>12,543<text:s/></text:p>
          </table:table-cell>
          <table:table-cell office:value-type="float" office:value="207200" table:style-name="ce8">
            <text:p><text:s/>207,200<text:s/></text:p>
          </table:table-cell>
          <table:table-cell office:value-type="float" office:value="207224" table:style-name="ce8">
            <text:p><text:s/>207,22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5664" table:style-name="ce8">
            <text:p><text:s/>5,664<text:s/></text:p>
          </table:table-cell>
          <table:table-cell office:value-type="float" office:value="103493" table:style-name="ce8">
            <text:p><text:s/>103,493<text:s/></text:p>
          </table:table-cell>
          <table:table-cell office:value-type="float" office:value="103551" table:style-name="ce8">
            <text:p><text:s/>103,551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57372" table:style-name="ce8">
            <text:p><text:s/>57,37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43531" table:style-name="ce8">
            <text:p><text:s/>43,53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24633" table:style-name="ce8">
            <text:p><text:s/>24,633<text:s/></text:p>
          </table:table-cell>
          <table:table-cell office:value-type="float" office:value="344646" table:style-name="ce8">
            <text:p><text:s/>344,646<text:s/></text:p>
          </table:table-cell>
          <table:table-cell office:value-type="float" office:value="344959" table:style-name="ce8">
            <text:p><text:s/>344,959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3880" table:style-name="ce8">
            <text:p><text:s/>3,880<text:s/></text:p>
          </table:table-cell>
          <table:table-cell office:value-type="float" office:value="46758" table:style-name="ce8">
            <text:p><text:s/>46,758<text:s/></text:p>
          </table:table-cell>
          <table:table-cell office:value-type="float" office:value="46824" table:style-name="ce8">
            <text:p><text:s/>46,82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1020" table:style-name="ce8">
            <text:p><text:s/>1,020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23099" table:style-name="ce8">
            <text:p><text:s/>23,099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4981" table:style-name="ce8">
            <text:p><text:s/>14,981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127845" table:style-name="ce8">
            <text:p><text:s/>127,84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2217" table:style-name="ce8">
            <text:p><text:s/>12,217<text:s/></text:p>
          </table:table-cell>
          <table:table-cell office:value-type="float" office:value="163015" table:style-name="ce8">
            <text:p><text:s/>163,015<text:s/></text:p>
          </table:table-cell>
          <table:table-cell office:value-type="float" office:value="163223" table:style-name="ce8">
            <text:p><text:s/>163,223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14449" table:style-name="ce8">
            <text:p><text:s/>14,449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364217" table:style-name="ce8">
            <text:p><text:s/>364,217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803" table:style-name="ce8">
            <text:p><text:s/>803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24922" table:style-name="ce8">
            <text:p><text:s/>24,92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2231" table:style-name="ce8">
            <text:p><text:s/>2,231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51865" table:style-name="ce8">
            <text:p><text:s/>51,86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175" table:style-name="ce8">
            <text:p><text:s/>1,175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15282" table:style-name="ce8">
            <text:p><text:s/>15,28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2272" table:style-name="ce8">
            <text:p><text:s/>2,272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86676" table:style-name="ce8">
            <text:p><text:s/>86,676<text:s/>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6707" table:style-name="ce8">
            <text:p><text:s/>16,707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13814" table:style-name="ce8">
            <text:p><text:s/>13,8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268414" table:style-name="ce8">
            <text:p><text:s/>268,414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387" table:style-name="ce8">
            <text:p><text:s/>3,387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35024" table:style-name="ce8">
            <text:p><text:s/>35,02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1662" table:style-name="ce8">
            <text:p><text:s/>1,662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43440" table:style-name="ce8">
            <text:p><text:s/>43,440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5241" table:style-name="ce8">
            <text:p><text:s/>5,241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69397" table:style-name="ce8">
            <text:p><text:s/>169,39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13304" table:style-name="ce8">
            <text:p><text:s/>13,304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281057" table:style-name="ce8">
            <text:p><text:s/>281,05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910" table:style-name="ce8">
            <text:p><text:s/>910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20166" table:style-name="ce8">
            <text:p><text:s/>20,16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34007" table:style-name="ce8">
            <text:p><text:s/>34,007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706791" table:style-name="ce8">
            <text:p><text:s/>706,791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5376" table:style-name="ce8">
            <text:p><text:s/>5,376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3879" table:style-name="ce8">
            <text:p><text:s/>123,8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656" table:style-name="ce8">
            <text:p><text:s/>656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18540" table:style-name="ce8">
            <text:p><text:s/>18,540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4477" table:style-name="ce8">
            <text:p><text:s/>4,477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96485" table:style-name="ce8">
            <text:p><text:s/>96,485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4005" table:style-name="ce8">
            <text:p><text:s/>4,005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95881" table:style-name="ce8">
            <text:p><text:s/>95,881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13121" table:style-name="ce8">
            <text:p><text:s/>13,121<text:s/></text:p>
          </table:table-cell>
          <table:table-cell office:value-type="float" office:value="294395" table:style-name="ce8">
            <text:p><text:s/>294,395<text:s/></text:p>
          </table:table-cell>
          <table:table-cell office:value-type="float" office:value="294430" table:style-name="ce8">
            <text:p><text:s/>294,430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1781" table:style-name="ce8">
            <text:p><text:s/>1,781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52390" table:style-name="ce8">
            <text:p><text:s/>52,3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5368" table:style-name="ce8">
            <text:p><text:s/>5,36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03658" table:style-name="ce8">
            <text:p><text:s/>103,658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1138" table:style-name="ce8">
            <text:p><text:s/>1,138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24610" table:style-name="ce8">
            <text:p><text:s/>24,610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8277" table:style-name="ce8">
            <text:p><text:s/>8,277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241383" table:style-name="ce8">
            <text:p><text:s/>241,38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7050" table:style-name="ce8">
            <text:p><text:s/>7,050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68333" table:style-name="ce8">
            <text:p><text:s/>168,333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4400" table:style-name="ce8">
            <text:p><text:s/>4,400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56687" table:style-name="ce8">
            <text:p><text:s/>56,68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3010" table:style-name="ce8">
            <text:p><text:s/>23,010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296446" table:style-name="ce8">
            <text:p><text:s/>296,4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22775" table:style-name="ce8">
            <text:p><text:s/>22,77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390785" table:style-name="ce8">
            <text:p><text:s/>390,78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7289" table:style-name="ce8">
            <text:p><text:s/>7,289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94143" table:style-name="ce8">
            <text:p><text:s/>194,14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334" table:style-name="ce8">
            <text:p><text:s/>1,33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18184" table:style-name="ce8">
            <text:p><text:s/>18,18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.75" table:style-name="ce7">
            <text:p>17.75</text:p>
          </table:table-cell>
          <table:table-cell office:value-type="float" office:value="17.75" table:style-name="ce7">
            <text:p>17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5917" table:style-name="ce8">
            <text:p><text:s/>15,917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172133" table:style-name="ce8">
            <text:p><text:s/>172,1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926" table:style-name="ce8">
            <text:p><text:s/>926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30537" table:style-name="ce8">
            <text:p><text:s/>30,537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1460" table:style-name="ce8">
            <text:p><text:s/>11,460<text:s/></text:p>
          </table:table-cell>
          <table:table-cell office:value-type="float" office:value="192723" table:style-name="ce8">
            <text:p><text:s/>192,723<text:s/></text:p>
          </table:table-cell>
          <table:table-cell office:value-type="float" office:value="193105" table:style-name="ce8">
            <text:p><text:s/>193,10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2341" table:style-name="ce8">
            <text:p><text:s/>2,341<text:s/></text:p>
          </table:table-cell>
          <table:table-cell office:value-type="float" office:value="47641" table:style-name="ce8">
            <text:p><text:s/>47,641<text:s/></text:p>
          </table:table-cell>
          <table:table-cell office:value-type="float" office:value="47645" table:style-name="ce8">
            <text:p><text:s/>47,64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3210" table:style-name="ce8">
            <text:p><text:s/>3,21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1123" table:style-name="ce8">
            <text:p><text:s/>1,123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22880" table:style-name="ce8">
            <text:p><text:s/>22,88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7.5" table:style-name="ce7">
            <text:p>27.5</text:p>
          </table:table-cell>
          <table:table-cell office:value-type="float" office:value="27.5" table:style-name="ce7">
            <text:p>27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73" table:style-name="ce8">
            <text:p><text:s/>37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3253" table:style-name="ce8">
            <text:p><text:s/>3,25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2257" table:style-name="ce8">
            <text:p><text:s/>2,257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16835" table:style-name="ce8">
            <text:p><text:s/>16,835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15696" table:style-name="ce8">
            <text:p><text:s/>15,69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243886" table:style-name="ce8">
            <text:p><text:s/>243,88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14174" table:style-name="ce8">
            <text:p><text:s/>14,174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245330" table:style-name="ce8">
            <text:p><text:s/>245,330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5207" table:style-name="ce8">
            <text:p><text:s/>35,207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4124" table:style-name="ce8">
            <text:p><text:s/>4,124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37432" table:style-name="ce8">
            <text:p><text:s/>37,43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3336" table:style-name="ce8">
            <text:p><text:s/>13,336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118630" table:style-name="ce8">
            <text:p><text:s/>118,63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909" table:style-name="ce8">
            <text:p><text:s/>13,909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136020" table:style-name="ce8">
            <text:p><text:s/>136,02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26196" table:style-name="ce8">
            <text:p><text:s/>26,196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459004" table:style-name="ce8">
            <text:p><text:s/>459,00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4798" table:style-name="ce8">
            <text:p><text:s/>4,798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22180" table:style-name="ce8">
            <text:p><text:s/>122,180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3774" table:style-name="ce8">
            <text:p><text:s/>13,774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104750" table:style-name="ce8">
            <text:p><text:s/>104,750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17722" table:style-name="ce8">
            <text:p><text:s/>17,722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283746" table:style-name="ce8">
            <text:p><text:s/>283,74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8328" table:style-name="ce8">
            <text:p><text:s/>8,328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222141" table:style-name="ce8">
            <text:p><text:s/>222,14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9664" table:style-name="ce8">
            <text:p><text:s/>9,6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273564" table:style-name="ce8">
            <text:p><text:s/>273,564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24121" table:style-name="ce8">
            <text:p><text:s/>24,12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532881" table:style-name="ce8">
            <text:p><text:s/>532,881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8043" table:style-name="ce8">
            <text:p><text:s/>8,04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85113" table:style-name="ce8">
            <text:p><text:s/>185,11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3747" table:style-name="ce8">
            <text:p><text:s/>3,74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116857" table:style-name="ce8">
            <text:p><text:s/>116,85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8" table:style-name="ce7">
            <text:p>38</text:p>
          </table:table-cell>
          <table:table-cell office:value-type="float" office:value="38" table:style-name="ce7">
            <text:p>3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3850" table:style-name="ce8">
            <text:p><text:s/>3,850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74906" table:style-name="ce8">
            <text:p><text:s/>74,90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48814" table:style-name="ce8">
            <text:p><text:s/>48,814<text:s/></text:p>
          </table:table-cell>
          <table:table-cell office:value-type="float" office:value="870479" table:style-name="ce8">
            <text:p><text:s/>870,479<text:s/></text:p>
          </table:table-cell>
          <table:table-cell office:value-type="float" office:value="871526" table:style-name="ce8">
            <text:p><text:s/>871,52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6044" table:style-name="ce8">
            <text:p><text:s/>16,044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176626" table:style-name="ce8">
            <text:p><text:s/>176,626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2524" table:style-name="ce8">
            <text:p><text:s/>2,524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17445" table:style-name="ce8">
            <text:p><text:s/>17,44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2613" table:style-name="ce8">
            <text:p><text:s/>2,613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53927" table:style-name="ce8">
            <text:p><text:s/>53,92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3328" table:style-name="ce8">
            <text:p><text:s/>3,328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74259" table:style-name="ce8">
            <text:p><text:s/>74,259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483" table:style-name="ce8">
            <text:p><text:s/>8,483<text:s/></text:p>
          </table:table-cell>
          <table:table-cell office:value-type="float" office:value="80681" table:style-name="ce8">
            <text:p><text:s/>80,681<text:s/></text:p>
          </table:table-cell>
          <table:table-cell office:value-type="float" office:value="80743" table:style-name="ce8">
            <text:p><text:s/>80,74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6478" table:style-name="ce8">
            <text:p><text:s/>6,478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12530" table:style-name="ce8">
            <text:p><text:s/>112,530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2078" table:style-name="ce8">
            <text:p><text:s/>2,078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19473" table:style-name="ce8">
            <text:p><text:s/>19,473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14305" table:style-name="ce8">
            <text:p><text:s/>14,305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463363" table:style-name="ce8">
            <text:p><text:s/>463,36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14187" table:style-name="ce8">
            <text:p><text:s/>14,187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389703" table:style-name="ce8">
            <text:p><text:s/>389,703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3176" table:style-name="ce8">
            <text:p><text:s/>3,176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55451" table:style-name="ce8">
            <text:p><text:s/>55,451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4303" table:style-name="ce8">
            <text:p><text:s/>4,303<text:s/></text:p>
          </table:table-cell>
          <table:table-cell office:value-type="float" office:value="66646" table:style-name="ce8">
            <text:p><text:s/>66,646<text:s/></text:p>
          </table:table-cell>
          <table:table-cell office:value-type="float" office:value="66674" table:style-name="ce8">
            <text:p><text:s/>66,6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87" table:style-name="ce8">
            <text:p><text:s/>87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644" table:style-name="ce8">
            <text:p><text:s/>644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6849" table:style-name="ce8">
            <text:p><text:s/>6,849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1051" table:style-name="ce8">
            <text:p><text:s/>1,051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5082" table:style-name="ce8">
            <text:p><text:s/>5,08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7803" table:style-name="ce8">
            <text:p><text:s/>7,803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99165" table:style-name="ce8">
            <text:p><text:s/>99,16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2288" table:style-name="ce8">
            <text:p><text:s/>2,288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16333" table:style-name="ce8">
            <text:p><text:s/>16,3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664" table:style-name="ce8">
            <text:p><text:s/>3,664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38733" table:style-name="ce8">
            <text:p><text:s/>38,733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5398" table:style-name="ce8">
            <text:p><text:s/>15,39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143288" table:style-name="ce8">
            <text:p><text:s/>143,28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8658" table:style-name="ce8">
            <text:p><text:s/>8,658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9556" table:style-name="ce8">
            <text:p><text:s/>79,556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15375" table:style-name="ce8">
            <text:p><text:s/>15,375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71466" table:style-name="ce8">
            <text:p><text:s/>71,466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5496" table:style-name="ce8">
            <text:p><text:s/>5,496<text:s/></text:p>
          </table:table-cell>
          <table:table-cell office:value-type="float" office:value="92447" table:style-name="ce8">
            <text:p><text:s/>92,447<text:s/></text:p>
          </table:table-cell>
          <table:table-cell office:value-type="float" office:value="92635" table:style-name="ce8">
            <text:p><text:s/>92,635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4043" table:style-name="ce8">
            <text:p><text:s/>4,043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08690" table:style-name="ce8">
            <text:p><text:s/>108,690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656" table:style-name="ce8">
            <text:p><text:s/>1,656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19262" table:style-name="ce8">
            <text:p><text:s/>19,26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1400" table:style-name="ce8">
            <text:p><text:s/>1,400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20285" table:style-name="ce8">
            <text:p><text:s/>20,28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797" table:style-name="ce8">
            <text:p><text:s/>797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6089" table:style-name="ce8">
            <text:p><text:s/>16,08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1188" table:style-name="ce8">
            <text:p><text:s/>1,18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24228" table:style-name="ce8">
            <text:p><text:s/>24,228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4">
          <table:table-cell table:number-columns-repeated="16384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Test_Data_Se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number-columns-repeated="6" table:default-cell-style-name="ce1"/>
        <table:table-column table:style-name="co5" table:number-columns-repeated="16373" table:default-cell-style-name="ce1"/>
        <table:table-row table:style-name="ro1">
          <table:table-cell office:value-type="string" table:number-columns-spanned="2" table:number-rows-spanned="1" table:style-name="ce13">
            <text:p>SUD-Treebanks-v2.8, UD-Treebanks-v2.8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73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Sentence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Number of Words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25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50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office:value-type="string" table:style-name="ce6">
            <text:p>75th Percentile<text:s/><text:span text:style-name="T2">Sentence Length</text:span>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425" table:style-name="ce8">
            <text:p><text:s/>425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0063" table:style-name="ce8">
            <text:p><text:s/>10,063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1306" table:style-name="ce8">
            <text:p><text:s/>1,306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20959" table:style-name="ce8">
            <text:p><text:s/>20,95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047" table:style-name="ce8">
            <text:p><text:s/>1,047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13314" table:style-name="ce8">
            <text:p><text:s/>13,31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680" table:style-name="ce8">
            <text:p><text:s/>680<text:s/></text:p>
          </table:table-cell>
          <table:table-cell office:value-type="float" office:value="32128" table:style-name="ce8">
            <text:p><text:s/>32,128<text:s/></text:p>
          </table:table-cell>
          <table:table-cell office:value-type="float" office:value="32132" table:style-name="ce8">
            <text:p><text:s/>32,13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9" table:style-name="ce7">
            <text:p>39</text:p>
          </table:table-cell>
          <table:table-cell office:value-type="float" office:value="39" table:style-name="ce7">
            <text:p>39</text:p>
          </table:table-cell>
          <table:table-cell office:value-type="float" office:value="64" table:style-name="ce7">
            <text:p>64</text:p>
          </table:table-cell>
          <table:table-cell office:value-type="float" office:value="64" table:style-name="ce7">
            <text:p>6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278" table:style-name="ce8">
            <text:p><text:s/>278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5252" table:style-name="ce8">
            <text:p><text:s/>5,252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1799" table:style-name="ce8">
            <text:p><text:s/>1,799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24374" table:style-name="ce8">
            <text:p><text:s/>24,37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077" table:style-name="ce8">
            <text:p><text:s/>1,077<text:s/></text:p>
          </table:table-cell>
          <table:table-cell office:value-type="float" office:value="15997" table:style-name="ce8">
            <text:p><text:s/>15,997<text:s/></text:p>
          </table:table-cell>
          <table:table-cell office:value-type="float" office:value="16012" table:style-name="ce8">
            <text:p><text:s/>16,012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116" table:style-name="ce8">
            <text:p><text:s/>1,116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15724" table:style-name="ce8">
            <text:p><text:s/>15,724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1846" table:style-name="ce8">
            <text:p><text:s/>1,846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61217" table:style-name="ce8">
            <text:p><text:s/>61,217<text:s/>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3" table:style-name="ce7">
            <text:p>43</text:p>
          </table:table-cell>
          <table:table-cell office:value-type="float" office:value="43" table:style-name="ce7">
            <text:p>4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500" table:style-name="ce8">
            <text:p><text:s/>500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2012" table:style-name="ce8">
            <text:p><text:s/>12,012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4470" table:style-name="ce8">
            <text:p><text:s/>4,470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21798" table:style-name="ce8">
            <text:p><text:s/>21,798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403" table:style-name="ce8">
            <text:p><text:s/>403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13471" table:style-name="ce8">
            <text:p><text:s/>13,471<text:s/></text:p>
          </table:table-cell>
          <table:table-cell office:value-type="float" office:value="21.5" table:style-name="ce7">
            <text:p>21.5</text:p>
          </table:table-cell>
          <table:table-cell office:value-type="float" office:value="21.5" table:style-name="ce7">
            <text:p>21.5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office:value-type="float" office:value="42" table:style-name="ce7">
            <text:p>42</text:p>
          </table:table-cell>
          <table:table-cell office:value-type="float" office:value="42" table:style-name="ce7">
            <text:p>4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1136" table:style-name="ce8">
            <text:p><text:s/>1,136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24260" table:style-name="ce8">
            <text:p><text:s/>24,26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628" table:style-name="ce8">
            <text:p><text:s/>628<text:s/></text:p>
          </table:table-cell>
          <table:table-cell office:value-type="float" office:value="10900" table:style-name="ce14">
            <text:p><text:s/>10,900<text:s/></text:p>
          </table:table-cell>
          <table:table-cell office:value-type="float" office:value="10934" table:style-name="ce8">
            <text:p><text:s/>10,93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136" table:style-name="ce8">
            <text:p><text:s/>136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4133" table:style-name="ce8">
            <text:p><text:s/>4,13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8.25" table:style-name="ce7">
            <text:p>38.25</text:p>
          </table:table-cell>
          <table:table-cell office:value-type="float" office:value="38.25" table:style-name="ce7">
            <text:p>38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291" table:style-name="ce8">
            <text:p><text:s/>1,291<text:s/></text:p>
          </table:table-cell>
          <table:table-cell office:value-type="float" office:value="16767" table:style-name="ce8">
            <text:p><text:s/>16,767<text:s/></text:p>
          </table:table-cell>
          <table:table-cell office:value-type="float" office:value="16795" table:style-name="ce8">
            <text:p><text:s/>16,795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565" table:style-name="ce8">
            <text:p><text:s/>565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023" table:style-name="ce8">
            <text:p><text:s/>10,0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596" table:style-name="ce8">
            <text:p><text:s/>596<text:s/></text:p>
          </table:table-cell>
          <table:table-cell office:value-type="float" office:value="11046" table:style-name="ce8">
            <text:p><text:s/>11,046<text:s/></text:p>
          </table:table-cell>
          <table:table-cell office:value-type="float" office:value="11053" table:style-name="ce8">
            <text:p><text:s/>11,05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876" table:style-name="ce8">
            <text:p><text:s/>876<text:s/></text:p>
          </table:table-cell>
          <table:table-cell office:value-type="float" office:value="11576" table:style-name="ce8">
            <text:p><text:s/>11,576<text:s/></text:p>
          </table:table-cell>
          <table:table-cell office:value-type="float" office:value="11603" table:style-name="ce8">
            <text:p><text:s/>11,603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077" table:style-name="ce8">
            <text:p><text:s/>2,077<text:s/></text:p>
          </table:table-cell>
          <table:table-cell office:value-type="float" office:value="25454" table:style-name="ce8">
            <text:p><text:s/>25,454<text:s/></text:p>
          </table:table-cell>
          <table:table-cell office:value-type="float" office:value="25455" table:style-name="ce8">
            <text:p><text:s/>25,455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895" table:style-name="ce8">
            <text:p><text:s/>895<text:s/></text:p>
          </table:table-cell>
          <table:table-cell office:value-type="float" office:value="16252" table:style-name="ce8">
            <text:p><text:s/>16,252<text:s/></text:p>
          </table:table-cell>
          <table:table-cell office:value-type="float" office:value="16254" table:style-name="ce8">
            <text:p><text:s/>16,25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17675" table:style-name="ce8">
            <text:p><text:s/>17,675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3412" table:style-name="ce8">
            <text:p><text:s/>3,41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3214" table:style-name="ce8">
            <text:p><text:s/>3,214<text:s/></text:p>
          </table:table-cell>
          <table:table-cell office:value-type="float" office:value="48491" table:style-name="ce8">
            <text:p><text:s/>48,491<text:s/></text:p>
          </table:table-cell>
          <table:table-cell office:value-type="float" office:value="48532" table:style-name="ce8">
            <text:p><text:s/>48,532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913" table:style-name="ce8">
            <text:p><text:s/>913<text:s/></text:p>
          </table:table-cell>
          <table:table-cell office:value-type="float" office:value="13156" table:style-name="ce8">
            <text:p><text:s/>13,156<text:s/></text:p>
          </table:table-cell>
          <table:table-cell office:value-type="float" office:value="13179" table:style-name="ce8">
            <text:p><text:s/>13,179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301" table:style-name="ce8">
            <text:p><text:s/>301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8645" table:style-name="ce8">
            <text:p><text:s/>8,64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867" table:style-name="ce8">
            <text:p><text:s/>1,867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16311" table:style-name="ce8">
            <text:p><text:s/>16,31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1555" table:style-name="ce8">
            <text:p><text:s/>1,555<text:s/></text:p>
          </table:table-cell>
          <table:table-cell office:value-type="float" office:value="21097" table:style-name="ce8">
            <text:p><text:s/>21,097<text:s/></text:p>
          </table:table-cell>
          <table:table-cell office:value-type="float" office:value="21126" table:style-name="ce8">
            <text:p><text:s/>21,12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416" table:style-name="ce8">
            <text:p><text:s/>416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0293" table:style-name="ce8">
            <text:p><text:s/>10,293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110" table:style-name="ce8">
            <text:p><text:s/>110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2692" table:style-name="ce8">
            <text:p><text:s/>2,69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354" table:style-name="ce8">
            <text:p><text:s/>10,354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32" table:style-name="ce7">
            <text:p>32</text:p>
          </table:table-cell>
          <table:table-cell office:value-type="float" office:value="32" table:style-name="ce7">
            <text:p>3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743" table:style-name="ce8">
            <text:p><text:s/>74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10103" table:style-name="ce8">
            <text:p><text:s/>10,103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861" table:style-name="ce8">
            <text:p><text:s/>861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2390" table:style-name="ce8">
            <text:p><text:s/>32,390<text:s/>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400" table:style-name="ce8">
            <text:p><text:s/>4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0900" table:style-name="ce8">
            <text:p><text:s/>10,900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6.25" table:style-name="ce7">
            <text:p>36.25</text:p>
          </table:table-cell>
          <table:table-cell office:value-type="float" office:value="36.25" table:style-name="ce7">
            <text:p>36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977" table:style-name="ce8">
            <text:p><text:s/>977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16772" table:style-name="ce8">
            <text:p><text:s/>16,772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29" table:style-name="ce8">
            <text:p><text:s/>1,029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10198" table:style-name="ce8">
            <text:p><text:s/>10,19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456" table:style-name="ce8">
            <text:p><text:s/>456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0922" table:style-name="ce8">
            <text:p><text:s/>10,9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2.25" table:style-name="ce7">
            <text:p>32.25</text:p>
          </table:table-cell>
          <table:table-cell office:value-type="float" office:value="32.25" table:style-name="ce7">
            <text:p>32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5135" table:style-name="ce8">
            <text:p><text:s/>15,135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office:value-type="float" office:value="40" table:style-name="ce7">
            <text:p>40</text:p>
          </table:table-cell>
          <table:table-cell office:value-type="float" office:value="40" table:style-name="ce7">
            <text:p>4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1684" table:style-name="ce8">
            <text:p><text:s/>1,684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35430" table:style-name="ce8">
            <text:p><text:s/>35,430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449" table:style-name="ce8">
            <text:p><text:s/>449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0448" table:style-name="ce8">
            <text:p><text:s/>10,448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5157" table:style-name="ce8">
            <text:p><text:s/>5,157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9816" table:style-name="ce8">
            <text:p><text:s/>139,816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4" table:style-name="ce7">
            <text:p>34</text:p>
          </table:table-cell>
          <table:table-cell office:value-type="float" office:value="34" table:style-name="ce7">
            <text:p>3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768" table:style-name="ce8">
            <text:p><text:s/>768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7179" table:style-name="ce8">
            <text:p><text:s/>17,179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.5" table:style-name="ce7">
            <text:p>19.5</text:p>
          </table:table-cell>
          <table:table-cell office:value-type="float" office:value="19.5" table:style-name="ce7">
            <text:p>19.5</text:p>
          </table:table-cell>
          <table:table-cell office:value-type="float" office:value="29.25" table:style-name="ce7">
            <text:p>29.25</text:p>
          </table:table-cell>
          <table:table-cell office:value-type="float" office:value="29.25" table:style-name="ce7">
            <text:p>29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374" table:style-name="ce8">
            <text:p><text:s/>374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0215" table:style-name="ce8">
            <text:p><text:s/>10,215<text:s/>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office:value-type="float" office:value="25.5" table:style-name="ce7">
            <text:p>25.5</text:p>
          </table:table-cell>
          <table:table-cell office:value-type="float" office:value="25.5" table:style-name="ce7">
            <text:p>25.5</text:p>
          </table:table-cell>
          <table:table-cell office:value-type="float" office:value="35.75" table:style-name="ce7">
            <text:p>35.75</text:p>
          </table:table-cell>
          <table:table-cell office:value-type="float" office:value="35.75" table:style-name="ce7">
            <text:p>35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557" table:style-name="ce8">
            <text:p><text:s/>557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1622" table:style-name="ce8">
            <text:p><text:s/>11,622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454" table:style-name="ce8">
            <text:p><text:s/>454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10109" table:style-name="ce8">
            <text:p><text:s/>10,109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.75" table:style-name="ce7">
            <text:p>28.75</text:p>
          </table:table-cell>
          <table:table-cell office:value-type="float" office:value="28.75" table:style-name="ce7">
            <text:p>28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482" table:style-name="ce8">
            <text:p><text:s/>482<text:s/></text:p>
          </table:table-cell>
          <table:table-cell office:value-type="float" office:value="11153" table:style-name="ce8">
            <text:p><text:s/>11,153<text:s/></text:p>
          </table:table-cell>
          <table:table-cell office:value-type="float" office:value="11154" table:style-name="ce8">
            <text:p><text:s/>11,154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153" table:style-name="ce8">
            <text:p><text:s/>153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3929" table:style-name="ce8">
            <text:p><text:s/>3,929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674" table:style-name="ce8">
            <text:p><text:s/>674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3227" table:style-name="ce8">
            <text:p><text:s/>13,227<text:s/>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142" table:style-name="ce8">
            <text:p><text:s/>142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3076" table:style-name="ce8">
            <text:p><text:s/>3,076<text:s/></text:p>
          </table:table-cell>
          <table:table-cell office:value-type="float" office:value="17.25" table:style-name="ce7">
            <text:p>17.25</text:p>
          </table:table-cell>
          <table:table-cell office:value-type="float" office:value="17.25" table:style-name="ce7">
            <text:p>17.2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26.75" table:style-name="ce7">
            <text:p>26.75</text:p>
          </table:table-cell>
          <table:table-cell office:value-type="float" office:value="26.75" table:style-name="ce7">
            <text:p>26.7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1067" table:style-name="ce8">
            <text:p><text:s/>1,067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28002" table:style-name="ce8">
            <text:p><text:s/>28,00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543" table:style-name="ce8">
            <text:p><text:s/>543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034" table:style-name="ce8">
            <text:p><text:s/>13,034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989" table:style-name="ce8">
            <text:p><text:s/>989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11677" table:style-name="ce8">
            <text:p><text:s/>11,67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287" table:style-name="ce8">
            <text:p><text:s/>2,287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28366" table:style-name="ce8">
            <text:p><text:s/>28,3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101" table:style-name="ce8">
            <text:p><text:s/>2,101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29842" table:style-name="ce8">
            <text:p><text:s/>29,842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19" table:style-name="ce7">
            <text:p>1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884" table:style-name="ce8">
            <text:p><text:s/>884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24079" table:style-name="ce8">
            <text:p><text:s/>24,07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33.25" table:style-name="ce7">
            <text:p>33.25</text:p>
          </table:table-cell>
          <table:table-cell office:value-type="float" office:value="33.25" table:style-name="ce7">
            <text:p>33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939" table:style-name="ce8">
            <text:p><text:s/>939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10954" table:style-name="ce8">
            <text:p><text:s/>10,9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260" table:style-name="ce8">
            <text:p><text:s/>1,260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14091" table:style-name="ce8">
            <text:p><text:s/>14,09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419" table:style-name="ce8">
            <text:p><text:s/>419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3493" table:style-name="ce8">
            <text:p><text:s/>13,493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41" table:style-name="ce7">
            <text:p>41</text:p>
          </table:table-cell>
          <table:table-cell office:value-type="float" office:value="41" table:style-name="ce7">
            <text:p>4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2036" table:style-name="ce8">
            <text:p><text:s/>2,036<text:s/></text:p>
          </table:table-cell>
          <table:table-cell office:value-type="float" office:value="30302" table:style-name="ce8">
            <text:p><text:s/>30,302<text:s/></text:p>
          </table:table-cell>
          <table:table-cell office:value-type="float" office:value="30447" table:style-name="ce8">
            <text:p><text:s/>30,447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684" table:style-name="ce8">
            <text:p><text:s/>684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10846" table:style-name="ce8">
            <text:p><text:s/>10,846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55" table:style-name="ce8">
            <text:p><text:s/>55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060" table:style-name="ce8">
            <text:p><text:s/>1,060<text:s/></text:p>
          </table:table-cell>
          <table:table-cell office:value-type="float" office:value="13.5" table:style-name="ce7">
            <text:p>13.5</text:p>
          </table:table-cell>
          <table:table-cell office:value-type="float" office:value="13.5" table:style-name="ce7">
            <text:p>13.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518" table:style-name="ce8">
            <text:p><text:s/>518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073" table:style-name="ce8">
            <text:p><text:s/>11,073<text:s/></text:p>
          </table:table-cell>
          <table:table-cell office:value-type="float" office:value="11.25" table:style-name="ce7">
            <text:p>11.25</text:p>
          </table:table-cell>
          <table:table-cell office:value-type="float" office:value="11.25" table:style-name="ce7">
            <text:p>11.25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9" table:style-name="ce7">
            <text:p>2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7" table:style-name="ce8">
            <text:p><text:s/>47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448" table:style-name="ce8">
            <text:p><text:s/>448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.5" table:style-name="ce7">
            <text:p>11.5</text:p>
          </table:table-cell>
          <table:table-cell office:value-type="float" office:value="11.5" table:style-name="ce7">
            <text:p>11.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865" table:style-name="ce8">
            <text:p><text:s/>865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10010" table:style-name="ce8">
            <text:p><text:s/>10,01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1939" table:style-name="ce8">
            <text:p><text:s/>1,939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29966" table:style-name="ce8">
            <text:p><text:s/>29,966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1511" table:style-name="ce8">
            <text:p><text:s/>1,511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24773" table:style-name="ce8">
            <text:p><text:s/>24,773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957" table:style-name="ce8">
            <text:p><text:s/>957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10040" table:style-name="ce8">
            <text:p><text:s/>10,040<text:s/>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141" table:style-name="ce8">
            <text:p><text:s/>1,14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10031" table:style-name="ce8">
            <text:p><text:s/>10,031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756" table:style-name="ce8">
            <text:p><text:s/>1,756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15359" table:style-name="ce8">
            <text:p><text:s/>15,359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927" table:style-name="ce8">
            <text:p><text:s/>1,927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17358" table:style-name="ce8">
            <text:p><text:s/>17,358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1455" table:style-name="ce8">
            <text:p><text:s/>1,455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24429" table:style-name="ce8">
            <text:p><text:s/>24,429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600" table:style-name="ce8">
            <text:p><text:s/>600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122" table:style-name="ce8">
            <text:p><text:s/>16,122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727" table:style-name="ce8">
            <text:p><text:s/>1,727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13112" table:style-name="ce8">
            <text:p><text:s/>13,112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2215" table:style-name="ce8">
            <text:p><text:s/>2,215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33867" table:style-name="ce8">
            <text:p><text:s/>33,867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476" table:style-name="ce8">
            <text:p><text:s/>47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0946" table:style-name="ce8">
            <text:p><text:s/>10,94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1204" table:style-name="ce8">
            <text:p><text:s/>1,204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33682" table:style-name="ce8">
            <text:p><text:s/>33,682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26" table:style-name="ce7">
            <text:p>26</text:p>
          </table:table-cell>
          <table:table-cell office:value-type="float" office:value="26" table:style-name="ce7">
            <text:p>26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1052" table:style-name="ce8">
            <text:p><text:s/>1,052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20986" table:style-name="ce8">
            <text:p><text:s/>20,986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729" table:style-name="ce8">
            <text:p><text:s/>729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6324" table:style-name="ce8">
            <text:p><text:s/>16,324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27" table:style-name="ce7">
            <text:p>27</text:p>
          </table:table-cell>
          <table:table-cell office:value-type="float" office:value="27" table:style-name="ce7">
            <text:p>2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491" table:style-name="ce8">
            <text:p><text:s/>491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14552" table:style-name="ce8">
            <text:p><text:s/>14,552<text:s/>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office:value-type="float" office:value="36" table:style-name="ce7">
            <text:p>36</text:p>
          </table:table-cell>
          <table:table-cell office:value-type="float" office:value="36" table:style-name="ce7">
            <text:p>3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601" table:style-name="ce8">
            <text:p><text:s/>601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385" table:style-name="ce8">
            <text:p><text:s/>11,385<text:s/>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6491" table:style-name="ce8">
            <text:p><text:s/>6,491<text:s/></text:p>
          </table:table-cell>
          <table:table-cell office:value-type="float" office:value="117329" table:style-name="ce8">
            <text:p><text:s/>117,329<text:s/></text:p>
          </table:table-cell>
          <table:table-cell office:value-type="float" office:value="117523" table:style-name="ce8">
            <text:p><text:s/>117,523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881" table:style-name="ce8">
            <text:p><text:s/>881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10274" table:style-name="ce8">
            <text:p><text:s/>10,274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1473" table:style-name="ce8">
            <text:p><text:s/>1,473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9672" table:style-name="ce8">
            <text:p><text:s/>9,672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539" table:style-name="ce8">
            <text:p><text:s/>539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10800" table:style-name="ce8">
            <text:p><text:s/>10,800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520" table:style-name="ce8">
            <text:p><text:s/>520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1421" table:style-name="ce8">
            <text:p><text:s/>11,421<text:s/>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061" table:style-name="ce8">
            <text:p><text:s/>1,061<text:s/></text:p>
          </table:table-cell>
          <table:table-cell office:value-type="float" office:value="12737" table:style-name="ce8">
            <text:p><text:s/>12,737<text:s/></text:p>
          </table:table-cell>
          <table:table-cell office:value-type="float" office:value="12754" table:style-name="ce8">
            <text:p><text:s/>12,754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788" table:style-name="ce8">
            <text:p><text:s/>788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4077" table:style-name="ce8">
            <text:p><text:s/>14,077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3" table:style-name="ce7">
            <text:p>23</text:p>
          </table:table-cell>
          <table:table-cell office:value-type="float" office:value="23" table:style-name="ce7">
            <text:p>2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110" table:style-name="ce8">
            <text:p><text:s/>1,110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10015" table:style-name="ce8">
            <text:p><text:s/>10,015<text:s/>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1721" table:style-name="ce8">
            <text:p><text:s/>1,721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54765" table:style-name="ce8">
            <text:p><text:s/>54,765<text:s/></text:p>
          </table:table-cell>
          <table:table-cell office:value-type="float" office:value="17" table:style-name="ce7">
            <text:p>17</text:p>
          </table:table-cell>
          <table:table-cell office:value-type="float" office:value="17" table:style-name="ce7">
            <text:p>17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44" table:style-name="ce7">
            <text:p>44</text:p>
          </table:table-cell>
          <table:table-cell office:value-type="float" office:value="44" table:style-name="ce7">
            <text:p>4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426" table:style-name="ce8">
            <text:p><text:s/>426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2267" table:style-name="ce8">
            <text:p><text:s/>12,267<text:s/>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office:value-type="float" office:value="37" table:style-name="ce7">
            <text:p>37</text:p>
          </table:table-cell>
          <table:table-cell office:value-type="float" office:value="37" table:style-name="ce7">
            <text:p>37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035" table:style-name="ce8">
            <text:p><text:s/>1,035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16994" table:style-name="ce8">
            <text:p><text:s/>16,994<text:s/>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1219" table:style-name="ce8">
            <text:p><text:s/>1,219<text:s/></text:p>
          </table:table-cell>
          <table:table-cell office:value-type="float" office:value="20377" table:style-name="ce8">
            <text:p><text:s/>20,377<text:s/></text:p>
          </table:table-cell>
          <table:table-cell office:value-type="float" office:value="20386" table:style-name="ce8">
            <text:p><text:s/>20,386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2" table:style-name="ce7">
            <text:p>22</text:p>
          </table:table-cell>
          <table:table-cell office:value-type="float" office:value="22" table:style-name="ce7">
            <text:p>22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34" table:style-name="ce8">
            <text:p><text:s/>34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282" table:style-name="ce8">
            <text:p><text:s/>282<text:s/></text:p>
          </table:table-cell>
          <table:table-cell office:value-type="float" office:value="5.25" table:style-name="ce7">
            <text:p>5.25</text:p>
          </table:table-cell>
          <table:table-cell office:value-type="float" office:value="5.25" table:style-name="ce7">
            <text:p>5.25</text:p>
          </table:table-cell>
          <table:table-cell office:value-type="float" office:value="8.5" table:style-name="ce7">
            <text:p>8.5</text:p>
          </table:table-cell>
          <table:table-cell office:value-type="float" office:value="8.5" table:style-name="ce7">
            <text:p>8.5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120" table:style-name="ce8">
            <text:p><text:s/>120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2183" table:style-name="ce8">
            <text:p><text:s/>2,183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21.25" table:style-name="ce7">
            <text:p>21.25</text:p>
          </table:table-cell>
          <table:table-cell office:value-type="float" office:value="21.25" table:style-name="ce7">
            <text:p>21.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146" table:style-name="ce8">
            <text:p><text:s/>146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721" table:style-name="ce8">
            <text:p><text:s/>721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979" table:style-name="ce8">
            <text:p><text:s/>979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12207" table:style-name="ce8">
            <text:p><text:s/>12,20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205" table:style-name="ce8">
            <text:p><text:s/>205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1467" table:style-name="ce8">
            <text:p><text:s/>1,46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983" table:style-name="ce8">
            <text:p><text:s/>983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10254" table:style-name="ce8">
            <text:p><text:s/>10,254<text:s/>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643" table:style-name="ce8">
            <text:p><text:s/>1,643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17817" table:style-name="ce8">
            <text:p><text:s/>17,817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540" table:style-name="ce8">
            <text:p><text:s/>540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4597" table:style-name="ce8">
            <text:p><text:s/>4,597<text:s/>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9" table:style-name="ce7">
            <text:p>9</text:p>
          </table:table-cell>
          <table:table-cell office:value-type="float" office:value="11" table:style-name="ce7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2193" table:style-name="ce8">
            <text:p><text:s/>2,193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10189" table:style-name="ce8">
            <text:p><text:s/>10,189<text:s/>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892" table:style-name="ce8">
            <text:p><text:s/>892<text:s/></text:p>
          </table:table-cell>
          <table:table-cell office:value-type="float" office:value="17118" table:style-name="ce8">
            <text:p><text:s/>17,118<text:s/></text:p>
          </table:table-cell>
          <table:table-cell office:value-type="float" office:value="17148" table:style-name="ce8">
            <text:p><text:s/>17,148<text:s/>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5" table:style-name="ce7">
            <text:p>25</text:p>
          </table:table-cell>
          <table:table-cell office:value-type="float" office:value="25" table:style-name="ce7">
            <text:p>2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535" table:style-name="ce8">
            <text:p><text:s/>535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4806" table:style-name="ce8">
            <text:p><text:s/>14,806<text:s/>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35" table:style-name="ce7">
            <text:p>35</text:p>
          </table:table-cell>
          <table:table-cell office:value-type="float" office:value="35" table:style-name="ce7">
            <text:p>35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900" table:style-name="ce8">
            <text:p><text:s/>90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10330" table:style-name="ce8">
            <text:p><text:s/>10,330<text:s/>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800" table:style-name="ce8">
            <text:p><text:s/>800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1955" table:style-name="ce8">
            <text:p><text:s/>11,955<text:s/></text:p>
          </table:table-cell>
          <table:table-cell office:value-type="float" office:value="10" table:style-name="ce7">
            <text:p>10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15" table:style-name="ce7">
            <text:p>15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478" table:style-name="ce8">
            <text:p><text:s/>478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0335" table:style-name="ce8">
            <text:p><text:s/>10,335<text:s/>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office:value-type="float" office:value="18" table:style-name="ce7">
            <text:p>18</text:p>
          </table:table-cell>
          <table:table-cell office:value-type="float" office:value="18" table:style-name="ce7">
            <text:p>18</text:p>
          </table:table-cell>
          <table:table-cell office:value-type="float" office:value="28" table:style-name="ce7">
            <text:p>28</text:p>
          </table:table-cell>
          <table:table-cell office:value-type="float" office:value="28" table:style-name="ce7">
            <text:p>28</text:p>
          </table:table-cell>
          <table:table-cell table:number-columns-repeated="16373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470" table:style-name="ce8">
            <text:p><text:s/>470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0712" table:style-name="ce8">
            <text:p><text:s/>10,712<text:s/>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21" table:style-name="ce7">
            <text:p>21</text:p>
          </table:table-cell>
          <table:table-cell office:value-type="float" office:value="21" table:style-name="ce7">
            <text:p>21</text:p>
          </table:table-cell>
          <table:table-cell office:value-type="float" office:value="31" table:style-name="ce7">
            <text:p>31</text:p>
          </table:table-cell>
          <table:table-cell office:value-type="float" office:value="31" table:style-name="ce7">
            <text:p>31</text:p>
          </table:table-cell>
          <table:table-cell table:number-columns-repeated="16373"/>
        </table:table-row>
        <table:table-row table:style-name="ro1">
          <table:table-cell table:style-name="ce7"/>
          <table:table-cell table:style-name="ce15"/>
          <table:table-cell table:number-columns-repeated="16382" table:style-name="ce1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10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11"/>
          <table:table-cell table:number-columns-repeated="6" table:style-name="ce12"/>
          <table:table-cell table:number-columns-repeated="16373"/>
        </table:table-row>
        <table:table-row table:style-name="ro1">
          <table:table-cell table:style-name="ce7"/>
          <table:table-cell table:number-columns-repeated="4" table:style-name="ce9"/>
          <table:table-cell table:number-columns-repeated="6" table:style-name="ce2"/>
          <table:table-cell table:number-columns-repeated="16373"/>
        </table:table-row>
        <table:table-row table:number-rows-repeated="1048461" table:style-name="ro4">
          <table:table-cell table:number-columns-repeated="16384"/>
        </table:table-row>
      </table:table>
      <table:table table:name="Graph_Results" table:style-name="ta2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table:style-name="ce16"/>
          <table:table-cell office:value-type="float" office:value="80.209999999999994" table:style-name="ce16">
            <text:p>80.21</text:p>
          </table:table-cell>
          <table:table-cell office:value-type="float" office:value="75.64" table:style-name="ce16">
            <text:p>75.64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80.3" table:style-name="ce16">
            <text:p>80.30</text:p>
          </table:table-cell>
          <table:table-cell office:value-type="float" office:value="75.27" table:style-name="ce16">
            <text:p>75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table:style-name="ce16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table:style-name="ce16"/>
          <table:table-cell office:value-type="float" office:value="67.25" table:style-name="ce16">
            <text:p>67.25</text:p>
          </table:table-cell>
          <table:table-cell office:value-type="float" office:value="60.3" table:style-name="ce16">
            <text:p>60.30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59.82" table:style-name="ce16">
            <text:p>59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table:style-name="ce16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959999999999994" table:style-name="ce16">
            <text:p>77.96</text:p>
          </table:table-cell>
          <table:table-cell office:value-type="float" office:value="73.53" table:style-name="ce16">
            <text:p>73.53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7.67" table:style-name="ce16">
            <text:p>77.67</text:p>
          </table:table-cell>
          <table:table-cell office:value-type="float" office:value="73.12" table:style-name="ce16">
            <text:p>73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table:style-name="ce16"/>
          <table:table-cell office:value-type="float" office:value="80.319999999999993" table:style-name="ce16">
            <text:p>80.32</text:p>
          </table:table-cell>
          <table:table-cell office:value-type="float" office:value="76.48" table:style-name="ce16">
            <text:p>76.48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80.33" table:style-name="ce16">
            <text:p>80.33</text:p>
          </table:table-cell>
          <table:table-cell office:value-type="float" office:value="76.41" table:style-name="ce16">
            <text:p>76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table:style-name="ce16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table:style-name="ce16"/>
          <table:table-cell office:value-type="float" office:value="70.650000000000006" table:style-name="ce16">
            <text:p>70.65</text:p>
          </table:table-cell>
          <table:table-cell office:value-type="float" office:value="67.069999999999993" table:style-name="ce16">
            <text:p>67.07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70.599999999999994" table:style-name="ce16">
            <text:p>70.60</text:p>
          </table:table-cell>
          <table:table-cell office:value-type="float" office:value="66.83" table:style-name="ce16">
            <text:p>66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table:style-name="ce16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table:style-name="ce16"/>
          <table:table-cell office:value-type="float" office:value="80.3" table:style-name="ce16">
            <text:p>80.30</text:p>
          </table:table-cell>
          <table:table-cell office:value-type="float" office:value="76.37" table:style-name="ce16">
            <text:p>76.37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76.540000000000006" table:style-name="ce16">
            <text:p>76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table:style-name="ce16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table:style-name="ce16"/>
          <table:table-cell office:value-type="float" office:value="79.2" table:style-name="ce16">
            <text:p>79.20</text:p>
          </table:table-cell>
          <table:table-cell office:value-type="float" office:value="75.37" table:style-name="ce16">
            <text:p>75.3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79.33" table:style-name="ce16">
            <text:p>79.33</text:p>
          </table:table-cell>
          <table:table-cell office:value-type="float" office:value="75.56" table:style-name="ce16">
            <text:p>75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table:style-name="ce16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table:style-name="ce16"/>
          <table:table-cell office:value-type="float" office:value="87.23" table:style-name="ce16">
            <text:p>87.23</text:p>
          </table:table-cell>
          <table:table-cell office:value-type="float" office:value="83.04" table:style-name="ce16">
            <text:p>83.04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2" table:style-name="ce16">
            <text:p>87.20</text:p>
          </table:table-cell>
          <table:table-cell office:value-type="float" office:value="82.83" table:style-name="ce16">
            <text:p>82.8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table:style-name="ce16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table:style-name="ce16"/>
          <table:table-cell office:value-type="float" office:value="88.26" table:style-name="ce16">
            <text:p>88.26</text:p>
          </table:table-cell>
          <table:table-cell office:value-type="float" office:value="84.56" table:style-name="ce16">
            <text:p>84.56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8.2" table:style-name="ce16">
            <text:p>88.20</text:p>
          </table:table-cell>
          <table:table-cell office:value-type="float" office:value="84.41" table:style-name="ce16">
            <text:p>84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table:style-name="ce16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table:style-name="ce16"/>
          <table:table-cell office:value-type="float" office:value="73.84" table:style-name="ce16">
            <text:p>73.84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3.88" table:style-name="ce16">
            <text:p>73.88</text:p>
          </table:table-cell>
          <table:table-cell office:value-type="float" office:value="72.94" table:style-name="ce16">
            <text:p>72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2.16" table:style-name="ce16">
            <text:p>72.16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4.33" table:style-name="ce16">
            <text:p>74.33</text:p>
          </table:table-cell>
          <table:table-cell office:value-type="float" office:value="72.150000000000006" table:style-name="ce16">
            <text:p>72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table:style-name="ce16"/>
          <table:table-cell office:value-type="float" office:value="78.34" table:style-name="ce16">
            <text:p>78.34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8.27" table:style-name="ce16">
            <text:p>78.27</text:p>
          </table:table-cell>
          <table:table-cell office:value-type="float" office:value="75.849999999999994" table:style-name="ce16">
            <text:p>75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table:style-name="ce16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table:style-name="ce16"/>
          <table:table-cell office:value-type="float" office:value="83.93" table:style-name="ce16">
            <text:p>83.93</text:p>
          </table:table-cell>
          <table:table-cell office:value-type="float" office:value="79.13" table:style-name="ce16">
            <text:p>79.13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3.77" table:style-name="ce16">
            <text:p>83.77</text:p>
          </table:table-cell>
          <table:table-cell office:value-type="float" office:value="79.010000000000005" table:style-name="ce16">
            <text:p>79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table:style-name="ce16"/>
          <table:table-cell office:value-type="float" office:value="83.47" table:style-name="ce16">
            <text:p>83.47</text:p>
          </table:table-cell>
          <table:table-cell office:value-type="float" office:value="78.91" table:style-name="ce16">
            <text:p>78.91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3.37" table:style-name="ce16">
            <text:p>83.37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table:style-name="ce16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6.68" table:style-name="ce16">
            <text:p>86.68</text:p>
          </table:table-cell>
          <table:table-cell office:value-type="float" office:value="84.77" table:style-name="ce16">
            <text:p>84.77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69" table:style-name="ce16">
            <text:p>86.69</text:p>
          </table:table-cell>
          <table:table-cell office:value-type="float" office:value="84.9" table:style-name="ce16">
            <text:p>84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table:style-name="ce16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table:style-name="ce16"/>
          <table:table-cell office:value-type="float" office:value="80.819999999999993" table:style-name="ce16">
            <text:p>80.82</text:p>
          </table:table-cell>
          <table:table-cell office:value-type="float" office:value="78.010000000000005" table:style-name="ce16">
            <text:p>78.01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80.84" table:style-name="ce16">
            <text:p>80.84</text:p>
          </table:table-cell>
          <table:table-cell office:value-type="float" office:value="77.540000000000006" table:style-name="ce16">
            <text:p>77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table:style-name="ce16"/>
          <table:table-cell office:value-type="float" office:value="85.43" table:style-name="ce16">
            <text:p>85.43</text:p>
          </table:table-cell>
          <table:table-cell office:value-type="float" office:value="84.56" table:style-name="ce16">
            <text:p>84.56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5.43" table:style-name="ce16">
            <text:p>85.43</text:p>
          </table:table-cell>
          <table:table-cell office:value-type="float" office:value="84.45" table:style-name="ce16">
            <text:p>84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table:style-name="ce16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76.989999999999995" table:style-name="ce16">
            <text:p>76.99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6.66" table:style-name="ce16">
            <text:p>76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table:style-name="ce16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5" table:style-name="ce16">
            <text:p>81.50</text:p>
          </table:table-cell>
          <table:table-cell office:value-type="float" office:value="77.849999999999994" table:style-name="ce16">
            <text:p>77.85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7.88" table:style-name="ce16">
            <text:p>77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table:style-name="ce16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table:style-name="ce16"/>
          <table:table-cell office:value-type="float" office:value="82.43" table:style-name="ce16">
            <text:p>82.43</text:p>
          </table:table-cell>
          <table:table-cell office:value-type="float" office:value="77.17" table:style-name="ce16">
            <text:p>77.17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2.02" table:style-name="ce16">
            <text:p>82.02</text:p>
          </table:table-cell>
          <table:table-cell office:value-type="float" office:value="76.62" table:style-name="ce16">
            <text:p>76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table:style-name="ce16"/>
          <table:table-cell office:value-type="float" office:value="84.12" table:style-name="ce16">
            <text:p>84.12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4.09" table:style-name="ce16">
            <text:p>84.09</text:p>
          </table:table-cell>
          <table:table-cell office:value-type="float" office:value="79.78" table:style-name="ce16">
            <text:p>79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table:style-name="ce16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table:style-name="ce16"/>
          <table:table-cell office:value-type="float" office:value="82.59" table:style-name="ce16">
            <text:p>82.59</text:p>
          </table:table-cell>
          <table:table-cell office:value-type="float" office:value="77.13" table:style-name="ce16">
            <text:p>77.1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2.45" table:style-name="ce16">
            <text:p>82.45</text:p>
          </table:table-cell>
          <table:table-cell office:value-type="float" office:value="76.930000000000007" table:style-name="ce16">
            <text:p>76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table:style-name="ce16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table:style-name="ce16"/>
          <table:table-cell office:value-type="float" office:value="80.650000000000006" table:style-name="ce16">
            <text:p>80.65</text:p>
          </table:table-cell>
          <table:table-cell office:value-type="float" office:value="76.180000000000007" table:style-name="ce16">
            <text:p>76.18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5.92" table:style-name="ce16">
            <text:p>75.9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table:style-name="ce16"/>
          <table:table-cell office:value-type="float" office:value="84.81" table:style-name="ce16">
            <text:p>84.81</text:p>
          </table:table-cell>
          <table:table-cell office:value-type="float" office:value="79.11" table:style-name="ce16">
            <text:p>79.11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4.92" table:style-name="ce16">
            <text:p>84.92</text:p>
          </table:table-cell>
          <table:table-cell office:value-type="float" office:value="78.25" table:style-name="ce16">
            <text:p>78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table:style-name="ce16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table:style-name="ce16"/>
          <table:table-cell office:value-type="float" office:value="80.33" table:style-name="ce16">
            <text:p>80.33</text:p>
          </table:table-cell>
          <table:table-cell office:value-type="float" office:value="78.02" table:style-name="ce16">
            <text:p>78.02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80.38" table:style-name="ce16">
            <text:p>80.38</text:p>
          </table:table-cell>
          <table:table-cell office:value-type="float" office:value="77.87" table:style-name="ce16">
            <text:p>77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table:style-name="ce16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table:style-name="ce16"/>
          <table:table-cell office:value-type="float" office:value="66.42" table:style-name="ce16">
            <text:p>66.42</text:p>
          </table:table-cell>
          <table:table-cell office:value-type="float" office:value="61.79" table:style-name="ce16">
            <text:p>61.79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6.67" table:style-name="ce16">
            <text:p>66.67</text:p>
          </table:table-cell>
          <table:table-cell office:value-type="float" office:value="61.67" table:style-name="ce16">
            <text:p>6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table:style-name="ce16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table:style-name="ce16"/>
          <table:table-cell office:value-type="float" office:value="74.989999999999995" table:style-name="ce16">
            <text:p>74.99</text:p>
          </table:table-cell>
          <table:table-cell office:value-type="float" office:value="68.36" table:style-name="ce16">
            <text:p>68.36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4.81" table:style-name="ce16">
            <text:p>74.81</text:p>
          </table:table-cell>
          <table:table-cell office:value-type="float" office:value="67.81" table:style-name="ce16">
            <text:p>67.8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table:style-name="ce16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9.5" table:style-name="ce16">
            <text:p>79.50</text:p>
          </table:table-cell>
          <table:table-cell office:value-type="float" office:value="75.78" table:style-name="ce16">
            <text:p>75.78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9.61" table:style-name="ce16">
            <text:p>79.61</text:p>
          </table:table-cell>
          <table:table-cell office:value-type="float" office:value="75.86" table:style-name="ce16">
            <text:p>75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table:style-name="ce16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table:style-name="ce16"/>
          <table:table-cell office:value-type="float" office:value="80.58" table:style-name="ce16">
            <text:p>80.58</text:p>
          </table:table-cell>
          <table:table-cell office:value-type="float" office:value="78.7" table:style-name="ce16">
            <text:p>78.70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0.59" table:style-name="ce16">
            <text:p>80.59</text:p>
          </table:table-cell>
          <table:table-cell office:value-type="float" office:value="78.650000000000006" table:style-name="ce16">
            <text:p>78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table:style-name="ce16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table:style-name="ce16"/>
          <table:table-cell office:value-type="float" office:value="88.42" table:style-name="ce16">
            <text:p>88.42</text:p>
          </table:table-cell>
          <table:table-cell office:value-type="float" office:value="84.18" table:style-name="ce16">
            <text:p>84.18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8.29" table:style-name="ce16">
            <text:p>88.29</text:p>
          </table:table-cell>
          <table:table-cell office:value-type="float" office:value="83.85" table:style-name="ce16">
            <text:p>83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table:style-name="ce16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5.84" table:style-name="ce16">
            <text:p>85.84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5.96" table:style-name="ce16">
            <text:p>85.96</text:p>
          </table:table-cell>
          <table:table-cell office:value-type="float" office:value="80.77" table:style-name="ce16">
            <text:p>8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table:style-name="ce16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table:style-name="ce16"/>
          <table:table-cell office:value-type="float" office:value="86.71" table:style-name="ce16">
            <text:p>86.71</text:p>
          </table:table-cell>
          <table:table-cell office:value-type="float" office:value="82.98" table:style-name="ce16">
            <text:p>82.98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6.78" table:style-name="ce16">
            <text:p>86.78</text:p>
          </table:table-cell>
          <table:table-cell office:value-type="float" office:value="82.79" table:style-name="ce16">
            <text:p>82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table:style-name="ce16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4.92" table:style-name="ce16">
            <text:p>74.92</text:p>
          </table:table-cell>
          <table:table-cell office:value-type="float" office:value="66.81" table:style-name="ce16">
            <text:p>66.81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4.930000000000007" table:style-name="ce16">
            <text:p>74.93</text:p>
          </table:table-cell>
          <table:table-cell office:value-type="float" office:value="66" table:style-name="ce16">
            <text:p>66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6.2" table:style-name="ce16">
            <text:p>76.20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76.25" table:style-name="ce16">
            <text:p>76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table:style-name="ce16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table:style-name="ce16"/>
          <table:table-cell office:value-type="float" office:value="72.61" table:style-name="ce16">
            <text:p>72.61</text:p>
          </table:table-cell>
          <table:table-cell office:value-type="float" office:value="65.33" table:style-name="ce16">
            <text:p>65.33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72.38" table:style-name="ce16">
            <text:p>72.38</text:p>
          </table:table-cell>
          <table:table-cell office:value-type="float" office:value="64.790000000000006" table:style-name="ce16">
            <text:p>64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table:style-name="ce16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8.819999999999993" table:style-name="ce16">
            <text:p>78.82</text:p>
          </table:table-cell>
          <table:table-cell office:value-type="float" office:value="74.16" table:style-name="ce16">
            <text:p>74.16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05" table:style-name="ce16">
            <text:p>78.05</text:p>
          </table:table-cell>
          <table:table-cell office:value-type="float" office:value="72.989999999999995" table:style-name="ce16">
            <text:p>72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table:style-name="ce16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table:style-name="ce16"/>
          <table:table-cell office:value-type="float" office:value="76.58" table:style-name="ce16">
            <text:p>76.58</text:p>
          </table:table-cell>
          <table:table-cell office:value-type="float" office:value="71.91" table:style-name="ce16">
            <text:p>71.91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6.260000000000005" table:style-name="ce16">
            <text:p>76.26</text:p>
          </table:table-cell>
          <table:table-cell office:value-type="float" office:value="71.260000000000005" table:style-name="ce16">
            <text:p>71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table:style-name="ce16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table:style-name="ce16"/>
          <table:table-cell office:value-type="float" office:value="85.12" table:style-name="ce16">
            <text:p>85.12</text:p>
          </table:table-cell>
          <table:table-cell office:value-type="float" office:value="81.540000000000006" table:style-name="ce16">
            <text:p>81.54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5.13" table:style-name="ce16">
            <text:p>85.13</text:p>
          </table:table-cell>
          <table:table-cell office:value-type="float" office:value="81.400000000000006" table:style-name="ce16">
            <text:p>81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table:style-name="ce16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1.69" table:style-name="ce16">
            <text:p>81.69</text:p>
          </table:table-cell>
          <table:table-cell office:value-type="float" office:value="76.569999999999993" table:style-name="ce16">
            <text:p>76.5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1.36" table:style-name="ce16">
            <text:p>81.36</text:p>
          </table:table-cell>
          <table:table-cell office:value-type="float" office:value="76.16" table:style-name="ce16">
            <text:p>76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table:style-name="ce16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9.47" table:style-name="ce16">
            <text:p>89.47</text:p>
          </table:table-cell>
          <table:table-cell office:value-type="float" office:value="85.63" table:style-name="ce16">
            <text:p>85.63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9.45" table:style-name="ce16">
            <text:p>89.45</text:p>
          </table:table-cell>
          <table:table-cell office:value-type="float" office:value="85.57" table:style-name="ce16">
            <text:p>85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table:style-name="ce16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table:style-name="ce16"/>
          <table:table-cell office:value-type="float" office:value="72.239999999999995" table:style-name="ce16">
            <text:p>72.24</text:p>
          </table:table-cell>
          <table:table-cell office:value-type="float" office:value="70.63" table:style-name="ce16">
            <text:p>70.63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72.03" table:style-name="ce16">
            <text:p>72.03</text:p>
          </table:table-cell>
          <table:table-cell office:value-type="float" office:value="70.209999999999994" table:style-name="ce16">
            <text:p>70.2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table:style-name="ce16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79.02" table:style-name="ce16">
            <text:p>79.02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89" table:style-name="ce16">
            <text:p>78.89</text:p>
          </table:table-cell>
          <table:table-cell office:value-type="float" office:value="73.05" table:style-name="ce16">
            <text:p>73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table:style-name="ce16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table:style-name="ce16"/>
          <table:table-cell office:value-type="float" office:value="88.34" table:style-name="ce16">
            <text:p>88.34</text:p>
          </table:table-cell>
          <table:table-cell office:value-type="float" office:value="86.03" table:style-name="ce16">
            <text:p>86.03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8.24" table:style-name="ce16">
            <text:p>88.24</text:p>
          </table:table-cell>
          <table:table-cell office:value-type="float" office:value="85.51" table:style-name="ce16">
            <text:p>85.5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table:style-name="ce16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2.27" table:style-name="ce16">
            <text:p>72.27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4.86" table:style-name="ce16">
            <text:p>74.86</text:p>
          </table:table-cell>
          <table:table-cell office:value-type="float" office:value="71.959999999999994" table:style-name="ce16">
            <text:p>71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table:style-name="ce16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table:style-name="ce16"/>
          <table:table-cell office:value-type="float" office:value="76.650000000000006" table:style-name="ce16">
            <text:p>76.65</text:p>
          </table:table-cell>
          <table:table-cell office:value-type="float" office:value="74.489999999999995" table:style-name="ce16">
            <text:p>74.49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6.930000000000007" table:style-name="ce16">
            <text:p>76.93</text:p>
          </table:table-cell>
          <table:table-cell office:value-type="float" office:value="74.77" table:style-name="ce16">
            <text:p>74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table:style-name="ce16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table:style-name="ce16"/>
          <table:table-cell office:value-type="float" office:value="77.03" table:style-name="ce16">
            <text:p>77.03</text:p>
          </table:table-cell>
          <table:table-cell office:value-type="float" office:value="72.209999999999994" table:style-name="ce16">
            <text:p>72.21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6.62" table:style-name="ce16">
            <text:p>76.62</text:p>
          </table:table-cell>
          <table:table-cell office:value-type="float" office:value="71.67" table:style-name="ce16">
            <text:p>71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table:style-name="ce16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table:style-name="ce16"/>
          <table:table-cell office:value-type="float" office:value="88.59" table:style-name="ce16">
            <text:p>88.59</text:p>
          </table:table-cell>
          <table:table-cell office:value-type="float" office:value="84.08" table:style-name="ce16">
            <text:p>84.08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8.57" table:style-name="ce16">
            <text:p>88.57</text:p>
          </table:table-cell>
          <table:table-cell office:value-type="float" office:value="83.82" table:style-name="ce16">
            <text:p>83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table:style-name="ce16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table:style-name="ce16"/>
          <table:table-cell office:value-type="float" office:value="87.38" table:style-name="ce16">
            <text:p>87.38</text:p>
          </table:table-cell>
          <table:table-cell office:value-type="float" office:value="79.91" table:style-name="ce16">
            <text:p>79.91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7.44" table:style-name="ce16">
            <text:p>87.44</text:p>
          </table:table-cell>
          <table:table-cell office:value-type="float" office:value="79.650000000000006" table:style-name="ce16">
            <text:p>79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table:style-name="ce16"/>
          <table:table-cell office:value-type="float" office:value="77.5" table:style-name="ce16">
            <text:p>77.50</text:p>
          </table:table-cell>
          <table:table-cell office:value-type="float" office:value="73.13" table:style-name="ce16">
            <text:p>73.13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7.27" table:style-name="ce16">
            <text:p>77.27</text:p>
          </table:table-cell>
          <table:table-cell office:value-type="float" office:value="72.63" table:style-name="ce16">
            <text:p>72.6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table:style-name="ce16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table:style-name="ce16"/>
          <table:table-cell office:value-type="float" office:value="69.67" table:style-name="ce16">
            <text:p>69.67</text:p>
          </table:table-cell>
          <table:table-cell office:value-type="float" office:value="62.57" table:style-name="ce16">
            <text:p>62.57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9.5" table:style-name="ce16">
            <text:p>69.50</text:p>
          </table:table-cell>
          <table:table-cell office:value-type="float" office:value="61.95" table:style-name="ce16">
            <text:p>61.9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table:style-name="ce16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table:style-name="ce16"/>
          <table:table-cell office:value-type="float" office:value="84.08" table:style-name="ce16">
            <text:p>84.08</text:p>
          </table:table-cell>
          <table:table-cell office:value-type="float" office:value="77.92" table:style-name="ce16">
            <text:p>77.92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4.18" table:style-name="ce16">
            <text:p>84.18</text:p>
          </table:table-cell>
          <table:table-cell office:value-type="float" office:value="77.819999999999993" table:style-name="ce16">
            <text:p>77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table:style-name="ce16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table:style-name="ce16"/>
          <table:table-cell office:value-type="float" office:value="91.09" table:style-name="ce16">
            <text:p>91.09</text:p>
          </table:table-cell>
          <table:table-cell office:value-type="float" office:value="87.85" table:style-name="ce16">
            <text:p>87.85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91.08" table:style-name="ce16">
            <text:p>91.08</text:p>
          </table:table-cell>
          <table:table-cell office:value-type="float" office:value="88" table:style-name="ce16">
            <text:p>88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table:style-name="ce16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table:style-name="ce16"/>
          <table:table-cell office:value-type="float" office:value="78.12" table:style-name="ce16">
            <text:p>78.12</text:p>
          </table:table-cell>
          <table:table-cell office:value-type="float" office:value="78.7" table:style-name="ce16">
            <text:p>78.7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8.52" table:style-name="ce16">
            <text:p>78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table:style-name="ce16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table:style-name="ce16"/>
          <table:table-cell office:value-type="float" office:value="82.53" table:style-name="ce16">
            <text:p>82.53</text:p>
          </table:table-cell>
          <table:table-cell office:value-type="float" office:value="80.64" table:style-name="ce16">
            <text:p>80.64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2.52" table:style-name="ce16">
            <text:p>82.52</text:p>
          </table:table-cell>
          <table:table-cell office:value-type="float" office:value="80.52" table:style-name="ce16">
            <text:p>80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table:style-name="ce16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table:style-name="ce16"/>
          <table:table-cell office:value-type="float" office:value="87.3" table:style-name="ce16">
            <text:p>87.30</text:p>
          </table:table-cell>
          <table:table-cell office:value-type="float" office:value="84.67" table:style-name="ce16">
            <text:p>84.67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7.2" table:style-name="ce16">
            <text:p>87.20</text:p>
          </table:table-cell>
          <table:table-cell office:value-type="float" office:value="84.52" table:style-name="ce16">
            <text:p>8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table:style-name="ce16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table:style-name="ce16"/>
          <table:table-cell office:value-type="float" office:value="94.08" table:style-name="ce16">
            <text:p>94.08</text:p>
          </table:table-cell>
          <table:table-cell office:value-type="float" office:value="93.2" table:style-name="ce16">
            <text:p>93.20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3.87" table:style-name="ce16">
            <text:p>93.87</text:p>
          </table:table-cell>
          <table:table-cell office:value-type="float" office:value="93.03" table:style-name="ce16">
            <text:p>93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table:style-name="ce16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table:style-name="ce16"/>
          <table:table-cell office:value-type="float" office:value="53.72" table:style-name="ce16">
            <text:p>53.72</text:p>
          </table:table-cell>
          <table:table-cell office:value-type="float" office:value="46.74" table:style-name="ce16">
            <text:p>46.74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53.54" table:style-name="ce16">
            <text:p>53.54</text:p>
          </table:table-cell>
          <table:table-cell office:value-type="float" office:value="46.55" table:style-name="ce16">
            <text:p>46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table:style-name="ce16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table:style-name="ce16"/>
          <table:table-cell office:value-type="float" office:value="75.02" table:style-name="ce16">
            <text:p>75.02</text:p>
          </table:table-cell>
          <table:table-cell office:value-type="float" office:value="69.260000000000005" table:style-name="ce16">
            <text:p>69.26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68.900000000000006" table:style-name="ce16">
            <text:p>68.9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table:style-name="ce16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table:style-name="ce16"/>
          <table:table-cell office:value-type="float" office:value="48.92" table:style-name="ce16">
            <text:p>48.92</text:p>
          </table:table-cell>
          <table:table-cell office:value-type="float" office:value="42.37" table:style-name="ce16">
            <text:p>42.37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8.56" table:style-name="ce16">
            <text:p>48.56</text:p>
          </table:table-cell>
          <table:table-cell office:value-type="float" office:value="41.27" table:style-name="ce16">
            <text:p>41.2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table:style-name="ce16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table:style-name="ce16"/>
          <table:table-cell office:value-type="float" office:value="80.23" table:style-name="ce16">
            <text:p>80.23</text:p>
          </table:table-cell>
          <table:table-cell office:value-type="float" office:value="77.88" table:style-name="ce16">
            <text:p>77.88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table:style-name="ce16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table:style-name="ce16"/>
          <table:table-cell office:value-type="float" office:value="65.27" table:style-name="ce16">
            <text:p>65.27</text:p>
          </table:table-cell>
          <table:table-cell office:value-type="float" office:value="65.11" table:style-name="ce16">
            <text:p>65.11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5.16" table:style-name="ce16">
            <text:p>65.16</text:p>
          </table:table-cell>
          <table:table-cell office:value-type="float" office:value="64.66" table:style-name="ce16">
            <text:p>64.6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table:style-name="ce16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table:style-name="ce16"/>
          <table:table-cell office:value-type="float" office:value="33.229999999999997" table:style-name="ce16">
            <text:p>33.23</text:p>
          </table:table-cell>
          <table:table-cell office:value-type="float" office:value="31.08" table:style-name="ce16">
            <text:p>31.08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2.770000000000003" table:style-name="ce16">
            <text:p>32.77</text:p>
          </table:table-cell>
          <table:table-cell office:value-type="float" office:value="30.38" table:style-name="ce16">
            <text:p>30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table:style-name="ce16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67.84" table:style-name="ce16">
            <text:p>67.84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3.63" table:style-name="ce16">
            <text:p>73.63</text:p>
          </table:table-cell>
          <table:table-cell office:value-type="float" office:value="67.569999999999993" table:style-name="ce16">
            <text:p>6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table:style-name="ce16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table:style-name="ce16"/>
          <table:table-cell office:value-type="float" office:value="57.03" table:style-name="ce16">
            <text:p>57.03</text:p>
          </table:table-cell>
          <table:table-cell office:value-type="float" office:value="45.7" table:style-name="ce16">
            <text:p>45.70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57.18" table:style-name="ce16">
            <text:p>57.18</text:p>
          </table:table-cell>
          <table:table-cell office:value-type="float" office:value="46.34" table:style-name="ce16">
            <text:p>46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table:style-name="ce16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table:style-name="ce16"/>
          <table:table-cell office:value-type="float" office:value="68.34" table:style-name="ce16">
            <text:p>68.34</text:p>
          </table:table-cell>
          <table:table-cell office:value-type="float" office:value="62.35" table:style-name="ce16">
            <text:p>62.35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8.28" table:style-name="ce16">
            <text:p>68.28</text:p>
          </table:table-cell>
          <table:table-cell office:value-type="float" office:value="62.03" table:style-name="ce16">
            <text:p>62.0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table:style-name="ce16"/>
          <table:table-cell office:value-type="float" office:value="88.02" table:style-name="ce16">
            <text:p>88.02</text:p>
          </table:table-cell>
          <table:table-cell office:value-type="float" office:value="84.05" table:style-name="ce16">
            <text:p>84.05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97" table:style-name="ce16">
            <text:p>87.97</text:p>
          </table:table-cell>
          <table:table-cell office:value-type="float" office:value="83.87" table:style-name="ce16">
            <text:p>83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table:style-name="ce16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table:style-name="ce16"/>
          <table:table-cell office:value-type="float" office:value="87.13" table:style-name="ce16">
            <text:p>87.13</text:p>
          </table:table-cell>
          <table:table-cell office:value-type="float" office:value="83.32" table:style-name="ce16">
            <text:p>83.32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7.01" table:style-name="ce16">
            <text:p>87.01</text:p>
          </table:table-cell>
          <table:table-cell office:value-type="float" office:value="82.96" table:style-name="ce16">
            <text:p>82.9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table:style-name="ce16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table:style-name="ce16"/>
          <table:table-cell office:value-type="float" office:value="73.78" table:style-name="ce16">
            <text:p>73.78</text:p>
          </table:table-cell>
          <table:table-cell office:value-type="float" office:value="65.55" table:style-name="ce16">
            <text:p>65.55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3.739999999999995" table:style-name="ce16">
            <text:p>73.74</text:p>
          </table:table-cell>
          <table:table-cell office:value-type="float" office:value="65.34" table:style-name="ce16">
            <text:p>65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table:style-name="ce16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table:style-name="ce16"/>
          <table:table-cell office:value-type="float" office:value="81.37" table:style-name="ce16">
            <text:p>81.37</text:p>
          </table:table-cell>
          <table:table-cell office:value-type="float" office:value="77.41" table:style-name="ce16">
            <text:p>77.41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36" table:style-name="ce16">
            <text:p>77.3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table:style-name="ce16"/>
          <table:table-cell office:value-type="float" office:value="72.19" table:style-name="ce16">
            <text:p>72.19</text:p>
          </table:table-cell>
          <table:table-cell office:value-type="float" office:value="66.8" table:style-name="ce16">
            <text:p>66.80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2.09" table:style-name="ce16">
            <text:p>72.09</text:p>
          </table:table-cell>
          <table:table-cell office:value-type="float" office:value="66.38" table:style-name="ce16">
            <text:p>66.3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table:style-name="ce16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table:style-name="ce16"/>
          <table:table-cell office:value-type="float" office:value="84.47" table:style-name="ce16">
            <text:p>84.47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4.32" table:style-name="ce16">
            <text:p>84.32</text:p>
          </table:table-cell>
          <table:table-cell office:value-type="float" office:value="80.73" table:style-name="ce16">
            <text:p>80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table:style-name="ce16"/>
          <table:table-cell office:value-type="float" office:value="88.83" table:style-name="ce16">
            <text:p>88.83</text:p>
          </table:table-cell>
          <table:table-cell office:value-type="float" office:value="86.14" table:style-name="ce16">
            <text:p>86.14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8.76" table:style-name="ce16">
            <text:p>88.76</text:p>
          </table:table-cell>
          <table:table-cell office:value-type="float" office:value="85.98" table:style-name="ce16">
            <text:p>8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table:style-name="ce16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table:style-name="ce16"/>
          <table:table-cell office:value-type="float" office:value="83.34" table:style-name="ce16">
            <text:p>83.34</text:p>
          </table:table-cell>
          <table:table-cell office:value-type="float" office:value="79.41" table:style-name="ce16">
            <text:p>79.41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3.26" table:style-name="ce16">
            <text:p>83.26</text:p>
          </table:table-cell>
          <table:table-cell office:value-type="float" office:value="79.39" table:style-name="ce16">
            <text:p>79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table:style-name="ce16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table:style-name="ce16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table:style-name="ce16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table:style-name="ce16"/>
          <table:table-cell office:value-type="float" office:value="84.13" table:style-name="ce16">
            <text:p>84.13</text:p>
          </table:table-cell>
          <table:table-cell office:value-type="float" office:value="84.02" table:style-name="ce16">
            <text:p>84.02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4.09" table:style-name="ce16">
            <text:p>84.09</text:p>
          </table:table-cell>
          <table:table-cell office:value-type="float" office:value="83.84" table:style-name="ce16">
            <text:p>83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table:style-name="ce16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table:style-name="ce16"/>
          <table:table-cell office:value-type="float" office:value="85.9" table:style-name="ce16">
            <text:p>85.90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5.87" table:style-name="ce16">
            <text:p>85.87</text:p>
          </table:table-cell>
          <table:table-cell office:value-type="float" office:value="81.31" table:style-name="ce16">
            <text:p>81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table:style-name="ce16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table:style-name="ce16"/>
          <table:table-cell office:value-type="float" office:value="89.03" table:style-name="ce16">
            <text:p>89.03</text:p>
          </table:table-cell>
          <table:table-cell office:value-type="float" office:value="84.53" table:style-name="ce16">
            <text:p>84.53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99" table:style-name="ce16">
            <text:p>88.99</text:p>
          </table:table-cell>
          <table:table-cell office:value-type="float" office:value="84.4" table:style-name="ce16">
            <text:p>84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table:style-name="ce16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table:style-name="ce16"/>
          <table:table-cell office:value-type="float" office:value="83.19" table:style-name="ce16">
            <text:p>83.19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3.03" table:style-name="ce16">
            <text:p>83.03</text:p>
          </table:table-cell>
          <table:table-cell office:value-type="float" office:value="77.8" table:style-name="ce16">
            <text:p>77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table:style-name="ce16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table:style-name="ce16"/>
          <table:table-cell office:value-type="float" office:value="82.92" table:style-name="ce16">
            <text:p>82.92</text:p>
          </table:table-cell>
          <table:table-cell office:value-type="float" office:value="80" table:style-name="ce16">
            <text:p>80.00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2.84" table:style-name="ce16">
            <text:p>82.84</text:p>
          </table:table-cell>
          <table:table-cell office:value-type="float" office:value="79.45" table:style-name="ce16">
            <text:p>79.4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table:style-name="ce16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table:style-name="ce16"/>
          <table:table-cell office:value-type="float" office:value="88.09" table:style-name="ce16">
            <text:p>88.09</text:p>
          </table:table-cell>
          <table:table-cell office:value-type="float" office:value="86.93" table:style-name="ce16">
            <text:p>86.93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8.13" table:style-name="ce16">
            <text:p>88.13</text:p>
          </table:table-cell>
          <table:table-cell office:value-type="float" office:value="86.82" table:style-name="ce16">
            <text:p>86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table:style-name="ce16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table:style-name="ce16"/>
          <table:table-cell office:value-type="float" office:value="82.33" table:style-name="ce16">
            <text:p>82.33</text:p>
          </table:table-cell>
          <table:table-cell office:value-type="float" office:value="78.400000000000006" table:style-name="ce16">
            <text:p>78.40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2.49" table:style-name="ce16">
            <text:p>82.49</text:p>
          </table:table-cell>
          <table:table-cell office:value-type="float" office:value="78.3" table:style-name="ce16">
            <text:p>78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table:style-name="ce16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table:style-name="ce16"/>
          <table:table-cell office:value-type="float" office:value="88.32" table:style-name="ce16">
            <text:p>88.32</text:p>
          </table:table-cell>
          <table:table-cell office:value-type="float" office:value="82.8" table:style-name="ce16">
            <text:p>82.80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8.37" table:style-name="ce16">
            <text:p>88.37</text:p>
          </table:table-cell>
          <table:table-cell office:value-type="float" office:value="82.56" table:style-name="ce16">
            <text:p>82.5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table:style-name="ce16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table:style-name="ce16"/>
          <table:table-cell office:value-type="float" office:value="73.81" table:style-name="ce16">
            <text:p>73.81</text:p>
          </table:table-cell>
          <table:table-cell office:value-type="float" office:value="70.12" table:style-name="ce16">
            <text:p>70.12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48" table:style-name="ce16">
            <text:p>73.48</text:p>
          </table:table-cell>
          <table:table-cell office:value-type="float" office:value="69.73" table:style-name="ce16">
            <text:p>69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table:style-name="ce16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table:style-name="ce16"/>
          <table:table-cell office:value-type="float" office:value="57.58" table:style-name="ce16">
            <text:p>57.58</text:p>
          </table:table-cell>
          <table:table-cell office:value-type="float" office:value="54.48" table:style-name="ce16">
            <text:p>54.48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7.41" table:style-name="ce16">
            <text:p>57.41</text:p>
          </table:table-cell>
          <table:table-cell office:value-type="float" office:value="54.32" table:style-name="ce16">
            <text:p>5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table:style-name="ce16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table:style-name="ce16"/>
          <table:table-cell office:value-type="float" office:value="79.349999999999994" table:style-name="ce16">
            <text:p>79.35</text:p>
          </table:table-cell>
          <table:table-cell office:value-type="float" office:value="74.38" table:style-name="ce16">
            <text:p>74.3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930000000000007" table:style-name="ce16">
            <text:p>78.93</text:p>
          </table:table-cell>
          <table:table-cell office:value-type="float" office:value="74.180000000000007" table:style-name="ce16">
            <text:p>74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table:style-name="ce16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table:style-name="ce16"/>
          <table:table-cell office:value-type="float" office:value="87.07" table:style-name="ce16">
            <text:p>87.07</text:p>
          </table:table-cell>
          <table:table-cell office:value-type="float" office:value="82.27" table:style-name="ce16">
            <text:p>82.27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6.99" table:style-name="ce16">
            <text:p>86.99</text:p>
          </table:table-cell>
          <table:table-cell office:value-type="float" office:value="81.93" table:style-name="ce16">
            <text:p>81.9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table:style-name="ce16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table:style-name="ce16"/>
          <table:table-cell office:value-type="float" office:value="79.63" table:style-name="ce16">
            <text:p>79.63</text:p>
          </table:table-cell>
          <table:table-cell office:value-type="float" office:value="78.66" table:style-name="ce16">
            <text:p>78.66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9.67" table:style-name="ce16">
            <text:p>79.67</text:p>
          </table:table-cell>
          <table:table-cell office:value-type="float" office:value="78.73" table:style-name="ce16">
            <text:p>78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table:style-name="ce16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table:style-name="ce16"/>
          <table:table-cell office:value-type="float" office:value="87.7" table:style-name="ce16">
            <text:p>87.70</text:p>
          </table:table-cell>
          <table:table-cell office:value-type="float" office:value="82.92" table:style-name="ce16">
            <text:p>82.92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7.72" table:style-name="ce16">
            <text:p>87.72</text:p>
          </table:table-cell>
          <table:table-cell office:value-type="float" office:value="82.77" table:style-name="ce16">
            <text:p>82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table:style-name="ce16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table:style-name="ce16"/>
          <table:table-cell office:value-type="float" office:value="64.489999999999995" table:style-name="ce16">
            <text:p>64.49</text:p>
          </table:table-cell>
          <table:table-cell office:value-type="float" office:value="57.42" table:style-name="ce16">
            <text:p>57.42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4.42" table:style-name="ce16">
            <text:p>64.42</text:p>
          </table:table-cell>
          <table:table-cell office:value-type="float" office:value="57.18" table:style-name="ce16">
            <text:p>57.1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95" table:style-name="ce16">
            <text:p>86.95</text:p>
          </table:table-cell>
          <table:table-cell office:value-type="float" office:value="83.91" table:style-name="ce16">
            <text:p>83.91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93" table:style-name="ce16">
            <text:p>86.93</text:p>
          </table:table-cell>
          <table:table-cell office:value-type="float" office:value="83.86" table:style-name="ce16">
            <text:p>83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table:style-name="ce16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5.45" table:style-name="ce16">
            <text:p>85.45</text:p>
          </table:table-cell>
          <table:table-cell office:value-type="float" office:value="80.349999999999994" table:style-name="ce16">
            <text:p>80.35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5.3" table:style-name="ce16">
            <text:p>85.30</text:p>
          </table:table-cell>
          <table:table-cell office:value-type="float" office:value="79.64" table:style-name="ce16">
            <text:p>79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table:style-name="ce16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table:style-name="ce16"/>
          <table:table-cell office:value-type="float" office:value="81.06" table:style-name="ce16">
            <text:p>81.06</text:p>
          </table:table-cell>
          <table:table-cell office:value-type="float" office:value="76.959999999999994" table:style-name="ce16">
            <text:p>76.96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91" table:style-name="ce16">
            <text:p>80.91</text:p>
          </table:table-cell>
          <table:table-cell office:value-type="float" office:value="76.53" table:style-name="ce16">
            <text:p>76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table:style-name="ce16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table:style-name="ce16"/>
          <table:table-cell office:value-type="float" office:value="83.14" table:style-name="ce16">
            <text:p>83.14</text:p>
          </table:table-cell>
          <table:table-cell office:value-type="float" office:value="79.19" table:style-name="ce16">
            <text:p>79.19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3.05" table:style-name="ce16">
            <text:p>83.05</text:p>
          </table:table-cell>
          <table:table-cell office:value-type="float" office:value="79.05" table:style-name="ce16">
            <text:p>79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table:style-name="ce16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table:style-name="ce16"/>
          <table:table-cell office:value-type="float" office:value="31.82" table:style-name="ce16">
            <text:p>31.82</text:p>
          </table:table-cell>
          <table:table-cell office:value-type="float" office:value="27.59" table:style-name="ce16">
            <text:p>27.5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32.71" table:style-name="ce16">
            <text:p>32.71</text:p>
          </table:table-cell>
          <table:table-cell office:value-type="float" office:value="29.23" table:style-name="ce16">
            <text:p>29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table:style-name="ce16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table:style-name="ce16"/>
          <table:table-cell office:value-type="float" office:value="58.04" table:style-name="ce16">
            <text:p>58.04</text:p>
          </table:table-cell>
          <table:table-cell office:value-type="float" office:value="54.36" table:style-name="ce16">
            <text:p>54.36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8.06" table:style-name="ce16">
            <text:p>58.06</text:p>
          </table:table-cell>
          <table:table-cell office:value-type="float" office:value="54.52" table:style-name="ce16">
            <text:p>5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table:style-name="ce16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table:style-name="ce16"/>
          <table:table-cell office:value-type="float" office:value="75.78" table:style-name="ce16">
            <text:p>75.78</text:p>
          </table:table-cell>
          <table:table-cell office:value-type="float" office:value="74.83" table:style-name="ce16">
            <text:p>74.83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5.53" table:style-name="ce16">
            <text:p>75.53</text:p>
          </table:table-cell>
          <table:table-cell office:value-type="float" office:value="74.319999999999993" table:style-name="ce16">
            <text:p>74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table:style-name="ce16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table:style-name="ce16"/>
          <table:table-cell office:value-type="float" office:value="65.48" table:style-name="ce16">
            <text:p>65.48</text:p>
          </table:table-cell>
          <table:table-cell office:value-type="float" office:value="64.44" table:style-name="ce16">
            <text:p>64.44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5.17" table:style-name="ce16">
            <text:p>65.17</text:p>
          </table:table-cell>
          <table:table-cell office:value-type="float" office:value="64.09" table:style-name="ce16">
            <text:p>64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table:style-name="ce16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table:style-name="ce16"/>
          <table:table-cell office:value-type="float" office:value="75.209999999999994" table:style-name="ce16">
            <text:p>75.21</text:p>
          </table:table-cell>
          <table:table-cell office:value-type="float" office:value="73.599999999999994" table:style-name="ce16">
            <text:p>73.60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4.8" table:style-name="ce16">
            <text:p>74.80</text:p>
          </table:table-cell>
          <table:table-cell office:value-type="float" office:value="73.37" table:style-name="ce16">
            <text:p>73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table:style-name="ce16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table:style-name="ce16"/>
          <table:table-cell office:value-type="float" office:value="57.37" table:style-name="ce16">
            <text:p>57.37</text:p>
          </table:table-cell>
          <table:table-cell office:value-type="float" office:value="56.65" table:style-name="ce16">
            <text:p>56.65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7.29" table:style-name="ce16">
            <text:p>57.29</text:p>
          </table:table-cell>
          <table:table-cell office:value-type="float" office:value="56.67" table:style-name="ce16">
            <text:p>56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table:style-name="ce16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table:style-name="ce16"/>
          <table:table-cell office:value-type="float" office:value="64.959999999999994" table:style-name="ce16">
            <text:p>64.96</text:p>
          </table:table-cell>
          <table:table-cell office:value-type="float" office:value="63.53" table:style-name="ce16">
            <text:p>63.53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4.87" table:style-name="ce16">
            <text:p>64.87</text:p>
          </table:table-cell>
          <table:table-cell office:value-type="float" office:value="62.8" table:style-name="ce16">
            <text:p>62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table:style-name="ce16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4.94" table:style-name="ce16">
            <text:p>74.94</text:p>
          </table:table-cell>
          <table:table-cell office:value-type="float" office:value="69.98" table:style-name="ce16">
            <text:p>69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table:style-name="ce16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table:style-name="ce16"/>
          <table:table-cell office:value-type="float" office:value="88.37" table:style-name="ce16">
            <text:p>88.37</text:p>
          </table:table-cell>
          <table:table-cell office:value-type="float" office:value="87.41" table:style-name="ce16">
            <text:p>87.41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8.29" table:style-name="ce16">
            <text:p>88.29</text:p>
          </table:table-cell>
          <table:table-cell office:value-type="float" office:value="87.53" table:style-name="ce16">
            <text:p>87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table:style-name="ce16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table:style-name="ce16"/>
          <table:table-cell office:value-type="float" office:value="78.2" table:style-name="ce16">
            <text:p>78.20</text:p>
          </table:table-cell>
          <table:table-cell office:value-type="float" office:value="75.13" table:style-name="ce16">
            <text:p>75.13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8.069999999999993" table:style-name="ce16">
            <text:p>78.07</text:p>
          </table:table-cell>
          <table:table-cell office:value-type="float" office:value="74.8" table:style-name="ce16">
            <text:p>74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4.11" table:style-name="ce16">
            <text:p>74.11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80.36" table:style-name="ce16">
            <text:p>80.36</text:p>
          </table:table-cell>
          <table:table-cell office:value-type="float" office:value="74.23" table:style-name="ce16">
            <text:p>74.2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table:style-name="ce16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table:style-name="ce16"/>
          <table:table-cell office:value-type="float" office:value="59.8" table:style-name="ce16">
            <text:p>59.80</text:p>
          </table:table-cell>
          <table:table-cell office:value-type="float" office:value="55.92" table:style-name="ce16">
            <text:p>55.92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9.91" table:style-name="ce16">
            <text:p>59.91</text:p>
          </table:table-cell>
          <table:table-cell office:value-type="float" office:value="56.26" table:style-name="ce16">
            <text:p>5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table:style-name="ce16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table:style-name="ce16"/>
          <table:table-cell office:value-type="float" office:value="57.77" table:style-name="ce16">
            <text:p>57.77</text:p>
          </table:table-cell>
          <table:table-cell office:value-type="float" office:value="54.9" table:style-name="ce16">
            <text:p>54.9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7.47" table:style-name="ce16">
            <text:p>57.47</text:p>
          </table:table-cell>
          <table:table-cell office:value-type="float" office:value="54.12" table:style-name="ce16">
            <text:p>54.1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table:style-name="ce16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table:style-name="ce16"/>
          <table:table-cell office:value-type="float" office:value="63.11" table:style-name="ce16">
            <text:p>63.11</text:p>
          </table:table-cell>
          <table:table-cell office:value-type="float" office:value="56.69" table:style-name="ce16">
            <text:p>56.6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63.32" table:style-name="ce16">
            <text:p>63.32</text:p>
          </table:table-cell>
          <table:table-cell office:value-type="float" office:value="56.49" table:style-name="ce16">
            <text:p>5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table:style-name="ce16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table:style-name="ce16"/>
          <table:table-cell office:value-type="float" office:value="75.95" table:style-name="ce16">
            <text:p>75.95</text:p>
          </table:table-cell>
          <table:table-cell office:value-type="float" office:value="69.45" table:style-name="ce16">
            <text:p>69.45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5.95" table:style-name="ce16">
            <text:p>75.95</text:p>
          </table:table-cell>
          <table:table-cell office:value-type="float" office:value="69.64" table:style-name="ce16">
            <text:p>69.64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76" table:formula="of:=SUMPRODUCT(--([.B4:.B111]&gt;[.C4:.C111]))" table:number-matrix-columns-spanned="1" table:number-matrix-rows-spanned="1" table:style-name="ce17">
            <text:p>76</text:p>
          </table:table-cell>
          <table:table-cell office:value-type="float" office:value="32" table:formula="of:=SUMPRODUCT(--([.C4:.C111]&gt;[.B4:.B111]))" table:number-matrix-columns-spanned="1" table:number-matrix-rows-spanned="1" table:style-name="ce17">
            <text:p>32</text:p>
          </table:table-cell>
          <table:table-cell office:value-type="float" office:value="76" table:formula="of:=SUMPRODUCT(--([.D4:.D111]&gt;[.E4:.E111]))" table:number-matrix-columns-spanned="1" table:number-matrix-rows-spanned="1" table:style-name="ce17">
            <text:p>76</text:p>
          </table:table-cell>
          <table:table-cell office:value-type="float" office:value="32" table:formula="of:=SUMPRODUCT(--([.E4:.E111]&gt;[.D4:.D111]))" table:number-matrix-columns-spanned="1" table:number-matrix-rows-spanned="1" table:style-name="ce17">
            <text:p>32</text:p>
          </table:table-cell>
          <table:table-cell office:value-type="float" office:value="76" table:formula="of:=SUMPRODUCT(--([.F4:.F111]&gt;[.G4:.G111]))" table:number-matrix-columns-spanned="1" table:number-matrix-rows-spanned="1" table:style-name="ce17">
            <text:p>76</text:p>
          </table:table-cell>
          <table:table-cell office:value-type="float" office:value="32" table:formula="of:=SUMPRODUCT(--([.G4:.G111]&gt;[.F4:.F111]))" table:number-matrix-columns-spanned="1" table:number-matrix-rows-spanned="1" table:style-name="ce17">
            <text:p>32</text:p>
          </table:table-cell>
          <table:table-cell office:value-type="float" office:value="76" table:formula="of:=SUMPRODUCT(--([.H4:.H111]&gt;[.I4:.I111]))" table:number-matrix-columns-spanned="1" table:number-matrix-rows-spanned="1" table:style-name="ce17">
            <text:p>76</text:p>
          </table:table-cell>
          <table:table-cell office:value-type="float" office:value="32" table:formula="of:=SUMPRODUCT(--([.I4:.I111]&gt;[.H4:.H111]))" table:number-matrix-columns-spanned="1" table:number-matrix-rows-spanned="1" table:style-name="ce17">
            <text:p>32</text:p>
          </table:table-cell>
          <table:table-cell table:style-name="ce16"/>
          <table:table-cell office:value-type="float" office:value="94" table:formula="of:=SUMPRODUCT(--([.K4:.K111]&gt;[.L4:.L111]))" table:number-matrix-columns-spanned="1" table:number-matrix-rows-spanned="1" table:style-name="ce17">
            <text:p>94</text:p>
          </table:table-cell>
          <table:table-cell office:value-type="float" office:value="14" table:formula="of:=SUMPRODUCT(--([.L4:.L111]&gt;[.K4:.K111]))" table:number-matrix-columns-spanned="1" table:number-matrix-rows-spanned="1" table:style-name="ce17">
            <text:p>14</text:p>
          </table:table-cell>
          <table:table-cell office:value-type="float" office:value="94" table:formula="of:=SUMPRODUCT(--([.M4:.M111]&gt;[.N4:.N111]))" table:number-matrix-columns-spanned="1" table:number-matrix-rows-spanned="1" table:style-name="ce17">
            <text:p>94</text:p>
          </table:table-cell>
          <table:table-cell office:value-type="float" office:value="14" table:formula="of:=SUMPRODUCT(--([.N4:.N111]&gt;[.M4:.M111]))" table:number-matrix-columns-spanned="1" table:number-matrix-rows-spanned="1" table:style-name="ce17">
            <text:p>14</text:p>
          </table:table-cell>
          <table:table-cell office:value-type="float" office:value="94" table:formula="of:=SUMPRODUCT(--([.O4:.O111]&gt;[.P4:.P111]))" table:number-matrix-columns-spanned="1" table:number-matrix-rows-spanned="1" table:style-name="ce17">
            <text:p>94</text:p>
          </table:table-cell>
          <table:table-cell office:value-type="float" office:value="14" table:formula="of:=SUMPRODUCT(--([.P4:.P111]&gt;[.O4:.O111]))" table:number-matrix-columns-spanned="1" table:number-matrix-rows-spanned="1" table:style-name="ce17">
            <text:p>14</text:p>
          </table:table-cell>
          <table:table-cell office:value-type="float" office:value="94" table:formula="of:=SUMPRODUCT(--([.Q4:.Q111]&gt;[.R4:.R111]))" table:number-matrix-columns-spanned="1" table:number-matrix-rows-spanned="1" table:style-name="ce17">
            <text:p>94</text:p>
          </table:table-cell>
          <table:table-cell office:value-type="float" office:value="14" table:formula="of:=SUMPRODUCT(--([.R4:.R111]&gt;[.Q4:.Q111]))" table:number-matrix-columns-spanned="1" table:number-matrix-rows-spanned="1" table:style-name="ce17">
            <text:p>14</text:p>
          </table:table-cell>
          <table:table-cell table:style-name="ce16"/>
          <table:table-cell office:value-type="float" office:value="107" table:formula="of:=SUMPRODUCT(--([.T4:.T111]&gt;[.U4:.U111]))" table:number-matrix-columns-spanned="1" table:number-matrix-rows-spanned="1" table:style-name="ce17">
            <text:p>107</text:p>
          </table:table-cell>
          <table:table-cell office:value-type="float" office:value="1" table:formula="of:=SUMPRODUCT(--([.U4:.U111]&gt;[.T4:.T111]))" table:number-matrix-columns-spanned="1" table:number-matrix-rows-spanned="1" table:style-name="ce17">
            <text:p>1</text:p>
          </table:table-cell>
          <table:table-cell office:value-type="float" office:value="107" table:formula="of:=SUMPRODUCT(--([.V4:.V111]&gt;[.W4:.W111]))" table:number-matrix-columns-spanned="1" table:number-matrix-rows-spanned="1" table:style-name="ce17">
            <text:p>107</text:p>
          </table:table-cell>
          <table:table-cell office:value-type="float" office:value="1" table:formula="of:=SUMPRODUCT(--([.W4:.W111]&gt;[.V4:.V111]))" table:number-matrix-columns-spanned="1" table:number-matrix-rows-spanned="1" table:style-name="ce17">
            <text:p>1</text:p>
          </table:table-cell>
          <table:table-cell office:value-type="float" office:value="107" table:formula="of:=SUMPRODUCT(--([.X4:.X111]&gt;[.Y4:.Y111]))" table:number-matrix-columns-spanned="1" table:number-matrix-rows-spanned="1" table:style-name="ce17">
            <text:p>107</text:p>
          </table:table-cell>
          <table:table-cell office:value-type="float" office:value="1" table:formula="of:=SUMPRODUCT(--([.Y4:.Y111]&gt;[.X4:.X111]))" table:number-matrix-columns-spanned="1" table:number-matrix-rows-spanned="1" table:style-name="ce17">
            <text:p>1</text:p>
          </table:table-cell>
          <table:table-cell office:value-type="float" office:value="107" table:formula="of:=SUMPRODUCT(--([.Z4:.Z111]&gt;[.AA4:.AA111]))" table:number-matrix-columns-spanned="1" table:number-matrix-rows-spanned="1" table:style-name="ce17">
            <text:p>107</text:p>
          </table:table-cell>
          <table:table-cell office:value-type="float" office:value="1" table:formula="of:=SUMPRODUCT(--([.AA4:.AA111]&gt;[.Z4:.Z111]))" table:number-matrix-columns-spanned="1" table:number-matrix-rows-spanned="1" table:style-name="ce17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3.829537037036999" table:formula="of:=AVERAGE([.B4:.B111])" table:style-name="ce16">
            <text:p>83.83</text:p>
          </table:table-cell>
          <table:table-cell office:value-type="float" office:value="83.091666666666697" table:formula="of:=AVERAGE([.C4:.C111])" table:style-name="ce16">
            <text:p>83.09</text:p>
          </table:table-cell>
          <table:table-cell office:value-type="float" office:value="83.829537037036999" table:formula="of:=AVERAGE([.D4:.D111])" table:style-name="ce16">
            <text:p>83.83</text:p>
          </table:table-cell>
          <table:table-cell office:value-type="float" office:value="83.091666666666697" table:formula="of:=AVERAGE([.E4:.E111])" table:style-name="ce16">
            <text:p>83.09</text:p>
          </table:table-cell>
          <table:table-cell office:value-type="float" office:value="83.829537037036999" table:formula="of:=AVERAGE([.F4:.F111])" table:style-name="ce16">
            <text:p>83.83</text:p>
          </table:table-cell>
          <table:table-cell office:value-type="float" office:value="83.091666666666697" table:formula="of:=AVERAGE([.G4:.G111])" table:style-name="ce16">
            <text:p>83.09</text:p>
          </table:table-cell>
          <table:table-cell office:value-type="float" office:value="83.829537037036999" table:formula="of:=AVERAGE([.H4:.H111])" table:style-name="ce16">
            <text:p>83.83</text:p>
          </table:table-cell>
          <table:table-cell office:value-type="float" office:value="83.091666666666697" table:formula="of:=AVERAGE([.I4:.I111])" table:style-name="ce16">
            <text:p>83.09</text:p>
          </table:table-cell>
          <table:table-cell table:style-name="ce16"/>
          <table:table-cell office:value-type="float" office:value="79.027870370370366" table:formula="of:=AVERAGE([.K4:.K111])" table:style-name="ce16">
            <text:p>79.03</text:p>
          </table:table-cell>
          <table:table-cell office:value-type="float" office:value="77.641851851851811" table:formula="of:=AVERAGE([.L4:.L111])" table:style-name="ce16">
            <text:p>77.64</text:p>
          </table:table-cell>
          <table:table-cell office:value-type="float" office:value="79.027870370370366" table:formula="of:=AVERAGE([.M4:.M111])" table:style-name="ce16">
            <text:p>79.03</text:p>
          </table:table-cell>
          <table:table-cell office:value-type="float" office:value="77.641851851851811" table:formula="of:=AVERAGE([.N4:.N111])" table:style-name="ce16">
            <text:p>77.64</text:p>
          </table:table-cell>
          <table:table-cell office:value-type="float" office:value="79.027870370370366" table:formula="of:=AVERAGE([.O4:.O111])" table:style-name="ce16">
            <text:p>79.03</text:p>
          </table:table-cell>
          <table:table-cell office:value-type="float" office:value="77.641851851851811" table:formula="of:=AVERAGE([.P4:.P111])" table:style-name="ce16">
            <text:p>77.64</text:p>
          </table:table-cell>
          <table:table-cell office:value-type="float" office:value="79.027870370370366" table:formula="of:=AVERAGE([.Q4:.Q111])" table:style-name="ce16">
            <text:p>79.03</text:p>
          </table:table-cell>
          <table:table-cell office:value-type="float" office:value="77.641851851851811" table:formula="of:=AVERAGE([.R4:.R111])" table:style-name="ce16">
            <text:p>77.64</text:p>
          </table:table-cell>
          <table:table-cell table:style-name="ce16"/>
          <table:table-cell office:value-type="float" office:value="77.652222222222221" table:formula="of:=AVERAGE([.T4:.T111])" table:style-name="ce16">
            <text:p>77.65</text:p>
          </table:table-cell>
          <table:table-cell office:value-type="float" office:value="73.709351851851821" table:formula="of:=AVERAGE([.U4:.U111])" table:style-name="ce16">
            <text:p>73.71</text:p>
          </table:table-cell>
          <table:table-cell office:value-type="float" office:value="77.574259259259279" table:formula="of:=AVERAGE([.V4:.V111])" table:style-name="ce16">
            <text:p>77.57</text:p>
          </table:table-cell>
          <table:table-cell office:value-type="float" office:value="73.483425925925928" table:formula="of:=AVERAGE([.W4:.W111])" table:style-name="ce16">
            <text:p>73.48</text:p>
          </table:table-cell>
          <table:table-cell office:value-type="float" office:value="77.613518518518518" table:formula="of:=AVERAGE([.X4:.X111])" table:style-name="ce16">
            <text:p>77.61</text:p>
          </table:table-cell>
          <table:table-cell office:value-type="float" office:value="73.595833333333346" table:formula="of:=AVERAGE([.Y4:.Y111])" table:style-name="ce16">
            <text:p>73.60</text:p>
          </table:table-cell>
          <table:table-cell office:value-type="float" office:value="77.574259259259279" table:formula="of:=AVERAGE([.Z4:.Z111])" table:style-name="ce16">
            <text:p>77.57</text:p>
          </table:table-cell>
          <table:table-cell office:value-type="float" office:value="73.483425925925928" table:formula="of:=AVERAGE([.AA4:.AA111])" table:style-name="ce16">
            <text:p>73.48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787037037030245" table:formula="of:=AVERAGE([.B4:.B111])-AVERAGE([.C4:.C111])" table:style-name="ce19">
            <text:p>0.74</text:p>
          </table:table-cell>
          <table:table-cell office:value-type="float" office:value="-0.73787037037030245" table:formula="of:=AVERAGE([.C4:.C111])-AVERAGE([.B4:.B111])" table:style-name="ce19">
            <text:p>-0.74</text:p>
          </table:table-cell>
          <table:table-cell office:value-type="float" office:value="0.73787037037030245" table:formula="of:=AVERAGE([.D4:.D111])-AVERAGE([.E4:.E111])" table:style-name="ce19">
            <text:p>0.74</text:p>
          </table:table-cell>
          <table:table-cell office:value-type="float" office:value="-0.73787037037030245" table:formula="of:=AVERAGE([.E4:.E111])-AVERAGE([.D4:.D111])" table:style-name="ce19">
            <text:p>-0.74</text:p>
          </table:table-cell>
          <table:table-cell office:value-type="float" office:value="0.73787037037030245" table:formula="of:=AVERAGE([.F4:.F111])-AVERAGE([.G4:.G111])" table:style-name="ce19">
            <text:p>0.74</text:p>
          </table:table-cell>
          <table:table-cell office:value-type="float" office:value="-0.73787037037030245" table:formula="of:=AVERAGE([.G4:.G111])-AVERAGE([.F4:.F111])" table:style-name="ce19">
            <text:p>-0.74</text:p>
          </table:table-cell>
          <table:table-cell office:value-type="float" office:value="0.73787037037030245" table:formula="of:=AVERAGE([.H4:.H111])-AVERAGE([.I4:.I111])" table:style-name="ce19">
            <text:p>0.74</text:p>
          </table:table-cell>
          <table:table-cell office:value-type="float" office:value="-0.73787037037030245" table:formula="of:=AVERAGE([.I4:.I111])-AVERAGE([.H4:.H111])" table:style-name="ce19">
            <text:p>-0.74</text:p>
          </table:table-cell>
          <table:table-cell table:style-name="ce1"/>
          <table:table-cell office:value-type="float" office:value="1.3860185185185543" table:formula="of:=AVERAGE([.K4:.K111])-AVERAGE([.L4:.L111])" table:style-name="ce19">
            <text:p>1.39</text:p>
          </table:table-cell>
          <table:table-cell office:value-type="float" office:value="-1.3860185185185543" table:formula="of:=AVERAGE([.L4:.L111])-AVERAGE([.K4:.K111])" table:style-name="ce19">
            <text:p>-1.39</text:p>
          </table:table-cell>
          <table:table-cell office:value-type="float" office:value="1.3860185185185543" table:formula="of:=AVERAGE([.M4:.M111])-AVERAGE([.N4:.N111])" table:style-name="ce19">
            <text:p>1.39</text:p>
          </table:table-cell>
          <table:table-cell office:value-type="float" office:value="-1.3860185185185543" table:formula="of:=AVERAGE([.N4:.N111])-AVERAGE([.M4:.M111])" table:style-name="ce19">
            <text:p>-1.39</text:p>
          </table:table-cell>
          <table:table-cell office:value-type="float" office:value="1.3860185185185543" table:formula="of:=AVERAGE([.O4:.O111])-AVERAGE([.P4:.P111])" table:style-name="ce19">
            <text:p>1.39</text:p>
          </table:table-cell>
          <table:table-cell office:value-type="float" office:value="-1.3860185185185543" table:formula="of:=AVERAGE([.P4:.P111])-AVERAGE([.O4:.O111])" table:style-name="ce19">
            <text:p>-1.39</text:p>
          </table:table-cell>
          <table:table-cell office:value-type="float" office:value="1.3860185185185543" table:formula="of:=AVERAGE([.Q4:.Q111])-AVERAGE([.R4:.R111])" table:style-name="ce19">
            <text:p>1.39</text:p>
          </table:table-cell>
          <table:table-cell office:value-type="float" office:value="-1.3860185185185543" table:formula="of:=AVERAGE([.R4:.R111])-AVERAGE([.Q4:.Q111])" table:style-name="ce19">
            <text:p>-1.39</text:p>
          </table:table-cell>
          <table:table-cell table:style-name="ce1"/>
          <table:table-cell office:value-type="float" office:value="3.9428703703704002" table:formula="of:=AVERAGE([.T4:.T111])-AVERAGE([.U4:.U111])" table:style-name="ce19">
            <text:p>3.94</text:p>
          </table:table-cell>
          <table:table-cell office:value-type="float" office:value="-3.9428703703704002" table:formula="of:=AVERAGE([.U4:.U111])-AVERAGE([.T4:.T111])" table:style-name="ce19">
            <text:p>-3.94</text:p>
          </table:table-cell>
          <table:table-cell office:value-type="float" office:value="4.0908333333333502" table:formula="of:=AVERAGE([.V4:.V111])-AVERAGE([.W4:.W111])" table:style-name="ce19">
            <text:p>4.09</text:p>
          </table:table-cell>
          <table:table-cell office:value-type="float" office:value="-4.0908333333333502" table:formula="of:=AVERAGE([.W4:.W111])-AVERAGE([.V4:.V111])" table:style-name="ce19">
            <text:p>-4.09</text:p>
          </table:table-cell>
          <table:table-cell office:value-type="float" office:value="4.0176851851851723" table:formula="of:=AVERAGE([.X4:.X111])-AVERAGE([.Y4:.Y111])" table:style-name="ce19">
            <text:p>4.02</text:p>
          </table:table-cell>
          <table:table-cell office:value-type="float" office:value="-4.0176851851851723" table:formula="of:=AVERAGE([.Y4:.Y111])-AVERAGE([.X4:.X111])" table:style-name="ce19">
            <text:p>-4.02</text:p>
          </table:table-cell>
          <table:table-cell office:value-type="float" office:value="4.0908333333333502" table:formula="of:=AVERAGE([.Z4:.Z111])-AVERAGE([.AA4:.AA111])" table:style-name="ce19">
            <text:p>4.09</text:p>
          </table:table-cell>
          <table:table-cell office:value-type="float" office:value="-4.0908333333333502" table:formula="of:=AVERAGE([.AA4:.AA111])-AVERAGE([.Z4:.Z111])" table:style-name="ce19">
            <text:p>-4.09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Transition_Results" table:style-name="ta1">
        <table:table-column table:style-name="co1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8" table:number-columns-repeated="2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5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16" table:number-columns-repeated="2" table:default-cell-style-name="ce1"/>
        <table:table-column table:style-name="co17" table:number-columns-repeated="2" table:default-cell-style-name="ce1"/>
        <table:table-column table:style-name="co5" table:number-columns-repeated="16357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4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57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Precision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Recall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AligndAcc -UAS</text:p>
          </table:table-cell>
          <table:table-cell office:value-type="string" table:style-name="ce7">
            <text:p>AligndAcc -UAS</text:p>
          </table:table-cell>
          <table:table-cell table:style-name="ce7"/>
          <table:table-cell office:value-type="string" table:style-name="ce7">
            <text:p>Precision - LAS</text:p>
          </table:table-cell>
          <table:table-cell office:value-type="string" table:style-name="ce7">
            <text:p>Precision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Recall 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AligndAcc -LAS</text:p>
          </table:table-cell>
          <table:table-cell office:value-type="string" table:style-name="ce7">
            <text:p>AligndAcc -LAS</text:p>
          </table:table-cell>
          <table:table-cell table:style-name="ce7"/>
          <table:table-cell office:value-type="string" table:style-name="ce7">
            <text:p>Precision - WeightedLAS</text:p>
          </table:table-cell>
          <table:table-cell office:value-type="string" table:style-name="ce7">
            <text:p>Precision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Recall 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AligndAcc -WeightedLAS</text:p>
          </table:table-cell>
          <table:table-cell office:value-type="string" table:style-name="ce7">
            <text:p>AligndAcc -WeightedLAS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6"/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6"/>
          <table:table-cell office:value-type="float" office:value="75.37" table:style-name="ce16">
            <text:p>75.37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office:value-type="float" office:value="75.28" table:style-name="ce16">
            <text:p>75.28</text:p>
          </table:table-cell>
          <table:table-cell office:value-type="float" office:value="72.73" table:style-name="ce16">
            <text:p>72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6"/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6"/>
          <table:table-cell office:value-type="float" office:value="60.31" table:style-name="ce16">
            <text:p>60.31</text:p>
          </table:table-cell>
          <table:table-cell office:value-type="float" office:value="53.41" table:style-name="ce16">
            <text:p>53.41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office:value-type="float" office:value="59.8" table:style-name="ce16">
            <text:p>59.80</text:p>
          </table:table-cell>
          <table:table-cell office:value-type="float" office:value="52.88" table:style-name="ce16">
            <text:p>5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6"/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6"/>
          <table:table-cell office:value-type="float" office:value="74.319999999999993" table:style-name="ce16">
            <text:p>74.32</text:p>
          </table:table-cell>
          <table:table-cell office:value-type="float" office:value="70.88" table:style-name="ce16">
            <text:p>70.88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office:value-type="float" office:value="74.12" table:style-name="ce16">
            <text:p>74.12</text:p>
          </table:table-cell>
          <table:table-cell office:value-type="float" office:value="70.67" table:style-name="ce16">
            <text:p>70.6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6"/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6"/>
          <table:table-cell office:value-type="float" office:value="79.17" table:style-name="ce16">
            <text:p>79.17</text:p>
          </table:table-cell>
          <table:table-cell office:value-type="float" office:value="75.260000000000005" table:style-name="ce16">
            <text:p>75.26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75.069999999999993" table:style-name="ce16">
            <text:p>75.0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6"/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5.52" table:style-name="ce16">
            <text:p>65.52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office:value-type="float" office:value="62.96" table:style-name="ce16">
            <text:p>62.96</text:p>
          </table:table-cell>
          <table:table-cell office:value-type="float" office:value="65.08" table:style-name="ce16">
            <text:p>65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6"/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6"/>
          <table:table-cell office:value-type="float" office:value="73.77" table:style-name="ce16">
            <text:p>73.77</text:p>
          </table:table-cell>
          <table:table-cell office:value-type="float" office:value="72.06" table:style-name="ce16">
            <text:p>72.06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office:value-type="float" office:value="73.64" table:style-name="ce16">
            <text:p>73.64</text:p>
          </table:table-cell>
          <table:table-cell office:value-type="float" office:value="71.97" table:style-name="ce16">
            <text:p>71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6"/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7.12" table:style-name="ce16">
            <text:p>77.12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office:value-type="float" office:value="80.67" table:style-name="ce16">
            <text:p>80.67</text:p>
          </table:table-cell>
          <table:table-cell office:value-type="float" office:value="77.010000000000005" table:style-name="ce16">
            <text:p>77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6"/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6"/>
          <table:table-cell office:value-type="float" office:value="87.05" table:style-name="ce16">
            <text:p>87.05</text:p>
          </table:table-cell>
          <table:table-cell office:value-type="float" office:value="83.19" table:style-name="ce16">
            <text:p>83.19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office:value-type="float" office:value="87.02" table:style-name="ce16">
            <text:p>87.02</text:p>
          </table:table-cell>
          <table:table-cell office:value-type="float" office:value="83.04" table:style-name="ce16">
            <text:p>83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6"/>
          <table:table-cell office:value-type="float" office:value="87.17" table:style-name="ce16">
            <text:p>87.17</text:p>
          </table:table-cell>
          <table:table-cell office:value-type="float" office:value="83.85" table:style-name="ce16">
            <text:p>83.85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office:value-type="float" office:value="87.09" table:style-name="ce16">
            <text:p>87.09</text:p>
          </table:table-cell>
          <table:table-cell office:value-type="float" office:value="83.64" table:style-name="ce16">
            <text:p>83.6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6"/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6"/>
          <table:table-cell office:value-type="float" office:value="70.209999999999994" table:style-name="ce16">
            <text:p>70.21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office:value-type="float" office:value="70.39" table:style-name="ce16">
            <text:p>70.39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6"/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6"/>
          <table:table-cell office:value-type="float" office:value="70.19" table:style-name="ce16">
            <text:p>70.19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70.22" table:style-name="ce16">
            <text:p>70.22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6"/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6"/>
          <table:table-cell office:value-type="float" office:value="77.94" table:style-name="ce16">
            <text:p>77.94</text:p>
          </table:table-cell>
          <table:table-cell office:value-type="float" office:value="75.64" table:style-name="ce16">
            <text:p>75.6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office:value-type="float" office:value="77.88" table:style-name="ce16">
            <text:p>77.88</text:p>
          </table:table-cell>
          <table:table-cell office:value-type="float" office:value="75.430000000000007" table:style-name="ce16">
            <text:p>75.4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6"/>
          <table:table-cell office:value-type="float" office:value="82.55" table:style-name="ce16">
            <text:p>82.5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2.53" table:style-name="ce16">
            <text:p>82.53</text:p>
          </table:table-cell>
          <table:table-cell office:value-type="float" office:value="77.78" table:style-name="ce16">
            <text:p>77.7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6"/>
          <table:table-cell office:value-type="float" office:value="81.17" table:style-name="ce16">
            <text:p>81.17</text:p>
          </table:table-cell>
          <table:table-cell office:value-type="float" office:value="77.989999999999995" table:style-name="ce16">
            <text:p>77.9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office:value-type="float" office:value="81.06" table:style-name="ce16">
            <text:p>81.06</text:p>
          </table:table-cell>
          <table:table-cell office:value-type="float" office:value="77.790000000000006" table:style-name="ce16">
            <text:p>77.7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6"/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6"/>
          <table:table-cell office:value-type="float" office:value="86.43" table:style-name="ce16">
            <text:p>86.43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office:value-type="float" office:value="86.43" table:style-name="ce16">
            <text:p>86.43</text:p>
          </table:table-cell>
          <table:table-cell office:value-type="float" office:value="84.76" table:style-name="ce16">
            <text:p>84.7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6"/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77.44" table:style-name="ce16">
            <text:p>77.44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office:value-type="float" office:value="77.38" table:style-name="ce16">
            <text:p>77.38</text:p>
          </table:table-cell>
          <table:table-cell office:value-type="float" office:value="72.55" table:style-name="ce16">
            <text:p>72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6"/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84.2" table:style-name="ce16">
            <text:p>84.20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office:value-type="float" office:value="83.9" table:style-name="ce16">
            <text:p>83.90</text:p>
          </table:table-cell>
          <table:table-cell office:value-type="float" office:value="84.06" table:style-name="ce16">
            <text:p>84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6"/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6"/>
          <table:table-cell office:value-type="float" office:value="78.290000000000006" table:style-name="ce16">
            <text:p>78.29</text:p>
          </table:table-cell>
          <table:table-cell office:value-type="float" office:value="73.209999999999994" table:style-name="ce16">
            <text:p>73.21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office:value-type="float" office:value="78.03" table:style-name="ce16">
            <text:p>78.03</text:p>
          </table:table-cell>
          <table:table-cell office:value-type="float" office:value="73.06" table:style-name="ce16">
            <text:p>73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6"/>
          <table:table-cell office:value-type="float" office:value="79.66" table:style-name="ce16">
            <text:p>79.66</text:p>
          </table:table-cell>
          <table:table-cell office:value-type="float" office:value="75.709999999999994" table:style-name="ce16">
            <text:p>75.71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office:value-type="float" office:value="79.48" table:style-name="ce16">
            <text:p>79.48</text:p>
          </table:table-cell>
          <table:table-cell office:value-type="float" office:value="75.739999999999995" table:style-name="ce16">
            <text:p>75.7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6"/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6"/>
          <table:table-cell office:value-type="float" office:value="80.28" table:style-name="ce16">
            <text:p>80.28</text:p>
          </table:table-cell>
          <table:table-cell office:value-type="float" office:value="75.209999999999994" table:style-name="ce16">
            <text:p>75.21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office:value-type="float" office:value="79.72" table:style-name="ce16">
            <text:p>79.72</text:p>
          </table:table-cell>
          <table:table-cell office:value-type="float" office:value="74.52" table:style-name="ce16">
            <text:p>7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6"/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6"/>
          <table:table-cell office:value-type="float" office:value="83.64" table:style-name="ce16">
            <text:p>83.64</text:p>
          </table:table-cell>
          <table:table-cell office:value-type="float" office:value="80.11" table:style-name="ce16">
            <text:p>80.11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office:value-type="float" office:value="83.58" table:style-name="ce16">
            <text:p>83.58</text:p>
          </table:table-cell>
          <table:table-cell office:value-type="float" office:value="80" table:style-name="ce16">
            <text:p>80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6"/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6"/>
          <table:table-cell office:value-type="float" office:value="80.95" table:style-name="ce16">
            <text:p>80.95</text:p>
          </table:table-cell>
          <table:table-cell office:value-type="float" office:value="76.39" table:style-name="ce16">
            <text:p>76.39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office:value-type="float" office:value="80.91" table:style-name="ce16">
            <text:p>80.91</text:p>
          </table:table-cell>
          <table:table-cell office:value-type="float" office:value="76.09" table:style-name="ce16">
            <text:p>76.0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6"/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6"/>
          <table:table-cell office:value-type="float" office:value="79.41" table:style-name="ce16">
            <text:p>79.41</text:p>
          </table:table-cell>
          <table:table-cell office:value-type="float" office:value="74.41" table:style-name="ce16">
            <text:p>74.4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office:value-type="float" office:value="79.3" table:style-name="ce16">
            <text:p>79.30</text:p>
          </table:table-cell>
          <table:table-cell office:value-type="float" office:value="74.2" table:style-name="ce16">
            <text:p>74.2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6"/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6"/>
          <table:table-cell office:value-type="float" office:value="83.82" table:style-name="ce16">
            <text:p>83.82</text:p>
          </table:table-cell>
          <table:table-cell office:value-type="float" office:value="77.349999999999994" table:style-name="ce16">
            <text:p>77.35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office:value-type="float" office:value="83.97" table:style-name="ce16">
            <text:p>83.97</text:p>
          </table:table-cell>
          <table:table-cell office:value-type="float" office:value="76.98" table:style-name="ce16">
            <text:p>76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6"/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6"/>
          <table:table-cell office:value-type="float" office:value="79.95" table:style-name="ce16">
            <text:p>79.95</text:p>
          </table:table-cell>
          <table:table-cell office:value-type="float" office:value="77.489999999999995" table:style-name="ce16">
            <text:p>77.4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7.290000000000006" table:style-name="ce16">
            <text:p>77.2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6"/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6"/>
          <table:table-cell office:value-type="float" office:value="62.58" table:style-name="ce16">
            <text:p>62.58</text:p>
          </table:table-cell>
          <table:table-cell office:value-type="float" office:value="58.62" table:style-name="ce16">
            <text:p>58.62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office:value-type="float" office:value="62.73" table:style-name="ce16">
            <text:p>62.73</text:p>
          </table:table-cell>
          <table:table-cell office:value-type="float" office:value="58.41" table:style-name="ce16">
            <text:p>58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6"/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6"/>
          <table:table-cell office:value-type="float" office:value="73.22" table:style-name="ce16">
            <text:p>73.22</text:p>
          </table:table-cell>
          <table:table-cell office:value-type="float" office:value="67.180000000000007" table:style-name="ce16">
            <text:p>67.18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office:value-type="float" office:value="73.260000000000005" table:style-name="ce16">
            <text:p>73.26</text:p>
          </table:table-cell>
          <table:table-cell office:value-type="float" office:value="66.59" table:style-name="ce16">
            <text:p>66.5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6"/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6"/>
          <table:table-cell office:value-type="float" office:value="78.680000000000007" table:style-name="ce16">
            <text:p>78.68</text:p>
          </table:table-cell>
          <table:table-cell office:value-type="float" office:value="75.39" table:style-name="ce16">
            <text:p>75.39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8.569999999999993" table:style-name="ce16">
            <text:p>78.57</text:p>
          </table:table-cell>
          <table:table-cell office:value-type="float" office:value="75.25" table:style-name="ce16">
            <text:p>75.2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6"/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6"/>
          <table:table-cell office:value-type="float" office:value="79.28" table:style-name="ce16">
            <text:p>79.28</text:p>
          </table:table-cell>
          <table:table-cell office:value-type="float" office:value="78.260000000000005" table:style-name="ce16">
            <text:p>78.26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9.16" table:style-name="ce16">
            <text:p>79.16</text:p>
          </table:table-cell>
          <table:table-cell office:value-type="float" office:value="78.22" table:style-name="ce16">
            <text:p>78.2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6"/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6"/>
          <table:table-cell office:value-type="float" office:value="87.41" table:style-name="ce16">
            <text:p>87.41</text:p>
          </table:table-cell>
          <table:table-cell office:value-type="float" office:value="83.33" table:style-name="ce16">
            <text:p>83.33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office:value-type="float" office:value="87.31" table:style-name="ce16">
            <text:p>87.31</text:p>
          </table:table-cell>
          <table:table-cell office:value-type="float" office:value="83.01" table:style-name="ce16">
            <text:p>83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6"/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6"/>
          <table:table-cell office:value-type="float" office:value="83.15" table:style-name="ce16">
            <text:p>83.15</text:p>
          </table:table-cell>
          <table:table-cell office:value-type="float" office:value="77.98" table:style-name="ce16">
            <text:p>77.98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office:value-type="float" office:value="83.15" table:style-name="ce16">
            <text:p>83.15</text:p>
          </table:table-cell>
          <table:table-cell office:value-type="float" office:value="77.84" table:style-name="ce16">
            <text:p>77.8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6"/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6"/>
          <table:table-cell office:value-type="float" office:value="85.97" table:style-name="ce16">
            <text:p>85.97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office:value-type="float" office:value="85.92" table:style-name="ce16">
            <text:p>85.92</text:p>
          </table:table-cell>
          <table:table-cell office:value-type="float" office:value="80.989999999999995" table:style-name="ce16">
            <text:p>80.9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6"/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6"/>
          <table:table-cell office:value-type="float" office:value="72.78" table:style-name="ce16">
            <text:p>72.78</text:p>
          </table:table-cell>
          <table:table-cell office:value-type="float" office:value="64.069999999999993" table:style-name="ce16">
            <text:p>64.07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office:value-type="float" office:value="72.400000000000006" table:style-name="ce16">
            <text:p>72.40</text:p>
          </table:table-cell>
          <table:table-cell office:value-type="float" office:value="63.49" table:style-name="ce16">
            <text:p>63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6"/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6"/>
          <table:table-cell office:value-type="float" office:value="74.900000000000006" table:style-name="ce16">
            <text:p>74.90</text:p>
          </table:table-cell>
          <table:table-cell office:value-type="float" office:value="74.900000000000006" table:style-name="ce16">
            <text:p>74.90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office:value-type="float" office:value="74.78" table:style-name="ce16">
            <text:p>74.78</text:p>
          </table:table-cell>
          <table:table-cell office:value-type="float" office:value="74.47" table:style-name="ce16">
            <text:p>74.4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6"/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6"/>
          <table:table-cell office:value-type="float" office:value="69" table:style-name="ce16">
            <text:p>69.00</text:p>
          </table:table-cell>
          <table:table-cell office:value-type="float" office:value="63.24" table:style-name="ce16">
            <text:p>63.24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office:value-type="float" office:value="68.69" table:style-name="ce16">
            <text:p>68.69</text:p>
          </table:table-cell>
          <table:table-cell office:value-type="float" office:value="62.88" table:style-name="ce16">
            <text:p>62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6"/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6"/>
          <table:table-cell office:value-type="float" office:value="78.569999999999993" table:style-name="ce16">
            <text:p>78.57</text:p>
          </table:table-cell>
          <table:table-cell office:value-type="float" office:value="73.27" table:style-name="ce16">
            <text:p>73.27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office:value-type="float" office:value="77.650000000000006" table:style-name="ce16">
            <text:p>77.65</text:p>
          </table:table-cell>
          <table:table-cell office:value-type="float" office:value="72.05" table:style-name="ce16">
            <text:p>72.0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6"/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6"/>
          <table:table-cell office:value-type="float" office:value="72.040000000000006" table:style-name="ce16">
            <text:p>72.04</text:p>
          </table:table-cell>
          <table:table-cell office:value-type="float" office:value="67.400000000000006" table:style-name="ce16">
            <text:p>67.40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office:value-type="float" office:value="71.760000000000005" table:style-name="ce16">
            <text:p>71.76</text:p>
          </table:table-cell>
          <table:table-cell office:value-type="float" office:value="67.150000000000006" table:style-name="ce16">
            <text:p>67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6"/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6"/>
          <table:table-cell office:value-type="float" office:value="82.66" table:style-name="ce16">
            <text:p>82.66</text:p>
          </table:table-cell>
          <table:table-cell office:value-type="float" office:value="79.75" table:style-name="ce16">
            <text:p>79.75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2.59" table:style-name="ce16">
            <text:p>82.59</text:p>
          </table:table-cell>
          <table:table-cell office:value-type="float" office:value="79.61" table:style-name="ce16">
            <text:p>79.6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6"/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6"/>
          <table:table-cell office:value-type="float" office:value="80.62" table:style-name="ce16">
            <text:p>80.62</text:p>
          </table:table-cell>
          <table:table-cell office:value-type="float" office:value="74.069999999999993" table:style-name="ce16">
            <text:p>74.07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office:value-type="float" office:value="80.31" table:style-name="ce16">
            <text:p>80.31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6"/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6"/>
          <table:table-cell office:value-type="float" office:value="86.02" table:style-name="ce16">
            <text:p>86.02</text:p>
          </table:table-cell>
          <table:table-cell office:value-type="float" office:value="84.96" table:style-name="ce16">
            <text:p>84.96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office:value-type="float" office:value="86.01" table:style-name="ce16">
            <text:p>86.01</text:p>
          </table:table-cell>
          <table:table-cell office:value-type="float" office:value="84.88" table:style-name="ce16">
            <text:p>84.8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6"/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6"/>
          <table:table-cell office:value-type="float" office:value="65.33" table:style-name="ce16">
            <text:p>65.33</text:p>
          </table:table-cell>
          <table:table-cell office:value-type="float" office:value="65.92" table:style-name="ce16">
            <text:p>65.92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office:value-type="float" office:value="65.12" table:style-name="ce16">
            <text:p>65.12</text:p>
          </table:table-cell>
          <table:table-cell office:value-type="float" office:value="65.39" table:style-name="ce16">
            <text:p>65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6"/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6"/>
          <table:table-cell office:value-type="float" office:value="78.58" table:style-name="ce16">
            <text:p>78.58</text:p>
          </table:table-cell>
          <table:table-cell office:value-type="float" office:value="74.16" table:style-name="ce16">
            <text:p>74.16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office:value-type="float" office:value="78.39" table:style-name="ce16">
            <text:p>78.39</text:p>
          </table:table-cell>
          <table:table-cell office:value-type="float" office:value="73.72" table:style-name="ce16">
            <text:p>73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6"/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6"/>
          <table:table-cell office:value-type="float" office:value="87.91" table:style-name="ce16">
            <text:p>87.91</text:p>
          </table:table-cell>
          <table:table-cell office:value-type="float" office:value="87.65" table:style-name="ce16">
            <text:p>87.65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office:value-type="float" office:value="87.76" table:style-name="ce16">
            <text:p>87.76</text:p>
          </table:table-cell>
          <table:table-cell office:value-type="float" office:value="87.28" table:style-name="ce16">
            <text:p>87.2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6"/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6"/>
          <table:table-cell office:value-type="float" office:value="73.42" table:style-name="ce16">
            <text:p>73.42</text:p>
          </table:table-cell>
          <table:table-cell office:value-type="float" office:value="70.650000000000006" table:style-name="ce16">
            <text:p>70.65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office:value-type="float" office:value="73.19" table:style-name="ce16">
            <text:p>73.19</text:p>
          </table:table-cell>
          <table:table-cell office:value-type="float" office:value="70.42" table:style-name="ce16">
            <text:p>70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6"/>
          <table:table-cell office:value-type="float" office:value="75.459999999999994" table:style-name="ce16">
            <text:p>75.46</text:p>
          </table:table-cell>
          <table:table-cell office:value-type="float" office:value="73.27" table:style-name="ce16">
            <text:p>73.27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office:value-type="float" office:value="75.680000000000007" table:style-name="ce16">
            <text:p>75.68</text:p>
          </table:table-cell>
          <table:table-cell office:value-type="float" office:value="73.42" table:style-name="ce16">
            <text:p>73.4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6"/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6"/>
          <table:table-cell office:value-type="float" office:value="74.63" table:style-name="ce16">
            <text:p>74.63</text:p>
          </table:table-cell>
          <table:table-cell office:value-type="float" office:value="71.28" table:style-name="ce16">
            <text:p>71.28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office:value-type="float" office:value="74.510000000000005" table:style-name="ce16">
            <text:p>74.51</text:p>
          </table:table-cell>
          <table:table-cell office:value-type="float" office:value="70.77" table:style-name="ce16">
            <text:p>70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6"/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6"/>
          <table:table-cell office:value-type="float" office:value="87.84" table:style-name="ce16">
            <text:p>87.84</text:p>
          </table:table-cell>
          <table:table-cell office:value-type="float" office:value="83.65" table:style-name="ce16">
            <text:p>83.65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office:value-type="float" office:value="87.76" table:style-name="ce16">
            <text:p>87.76</text:p>
          </table:table-cell>
          <table:table-cell office:value-type="float" office:value="83.54" table:style-name="ce16">
            <text:p>83.5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6"/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6"/>
          <table:table-cell office:value-type="float" office:value="84.65" table:style-name="ce16">
            <text:p>84.65</text:p>
          </table:table-cell>
          <table:table-cell office:value-type="float" office:value="78.040000000000006" table:style-name="ce16">
            <text:p>78.04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office:value-type="float" office:value="84.7" table:style-name="ce16">
            <text:p>84.70</text:p>
          </table:table-cell>
          <table:table-cell office:value-type="float" office:value="77.709999999999994" table:style-name="ce16">
            <text:p>77.7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6"/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6"/>
          <table:table-cell office:value-type="float" office:value="75.3" table:style-name="ce16">
            <text:p>75.30</text:p>
          </table:table-cell>
          <table:table-cell office:value-type="float" office:value="71.849999999999994" table:style-name="ce16">
            <text:p>71.85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office:value-type="float" office:value="75.06" table:style-name="ce16">
            <text:p>75.06</text:p>
          </table:table-cell>
          <table:table-cell office:value-type="float" office:value="71.5" table:style-name="ce16">
            <text:p>71.5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6"/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6"/>
          <table:table-cell office:value-type="float" office:value="68.77" table:style-name="ce16">
            <text:p>68.77</text:p>
          </table:table-cell>
          <table:table-cell office:value-type="float" office:value="61.6" table:style-name="ce16">
            <text:p>61.6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office:value-type="float" office:value="68.62" table:style-name="ce16">
            <text:p>68.62</text:p>
          </table:table-cell>
          <table:table-cell office:value-type="float" office:value="60.82" table:style-name="ce16">
            <text:p>60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6"/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6"/>
          <table:table-cell office:value-type="float" office:value="82.74" table:style-name="ce16">
            <text:p>82.74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office:value-type="float" office:value="82.74" table:style-name="ce16">
            <text:p>82.74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6"/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6"/>
          <table:table-cell office:value-type="float" office:value="88.6" table:style-name="ce16">
            <text:p>88.60</text:p>
          </table:table-cell>
          <table:table-cell office:value-type="float" office:value="87.51" table:style-name="ce16">
            <text:p>87.51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office:value-type="float" office:value="88.61" table:style-name="ce16">
            <text:p>88.61</text:p>
          </table:table-cell>
          <table:table-cell office:value-type="float" office:value="87.57" table:style-name="ce16">
            <text:p>87.5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6"/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6"/>
          <table:table-cell office:value-type="float" office:value="75.319999999999993" table:style-name="ce16">
            <text:p>75.32</text:p>
          </table:table-cell>
          <table:table-cell office:value-type="float" office:value="76.7" table:style-name="ce16">
            <text:p>76.70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office:value-type="float" office:value="75.31" table:style-name="ce16">
            <text:p>75.31</text:p>
          </table:table-cell>
          <table:table-cell office:value-type="float" office:value="76.489999999999995" table:style-name="ce16">
            <text:p>76.4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6"/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6"/>
          <table:table-cell office:value-type="float" office:value="80.88" table:style-name="ce16">
            <text:p>80.88</text:p>
          </table:table-cell>
          <table:table-cell office:value-type="float" office:value="79.87" table:style-name="ce16">
            <text:p>79.87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office:value-type="float" office:value="80.87" table:style-name="ce16">
            <text:p>80.87</text:p>
          </table:table-cell>
          <table:table-cell office:value-type="float" office:value="79.75" table:style-name="ce16">
            <text:p>79.7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6"/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6"/>
          <table:table-cell office:value-type="float" office:value="85.7" table:style-name="ce16">
            <text:p>85.70</text:p>
          </table:table-cell>
          <table:table-cell office:value-type="float" office:value="82.56" table:style-name="ce16">
            <text:p>82.56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office:value-type="float" office:value="85.58" table:style-name="ce16">
            <text:p>85.58</text:p>
          </table:table-cell>
          <table:table-cell office:value-type="float" office:value="82.11" table:style-name="ce16">
            <text:p>82.1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6"/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6"/>
          <table:table-cell office:value-type="float" office:value="90.94" table:style-name="ce16">
            <text:p>90.94</text:p>
          </table:table-cell>
          <table:table-cell office:value-type="float" office:value="91.58" table:style-name="ce16">
            <text:p>91.58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office:value-type="float" office:value="90.74" table:style-name="ce16">
            <text:p>90.74</text:p>
          </table:table-cell>
          <table:table-cell office:value-type="float" office:value="91.32" table:style-name="ce16">
            <text:p>91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6"/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6"/>
          <table:table-cell office:value-type="float" office:value="44.3" table:style-name="ce16">
            <text:p>44.30</text:p>
          </table:table-cell>
          <table:table-cell office:value-type="float" office:value="33.68" table:style-name="ce16">
            <text:p>33.68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office:value-type="float" office:value="43.96" table:style-name="ce16">
            <text:p>43.96</text:p>
          </table:table-cell>
          <table:table-cell office:value-type="float" office:value="33.4" table:style-name="ce16">
            <text:p>33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6"/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6"/>
          <table:table-cell office:value-type="float" office:value="69.89" table:style-name="ce16">
            <text:p>69.89</text:p>
          </table:table-cell>
          <table:table-cell office:value-type="float" office:value="66.34" table:style-name="ce16">
            <text:p>66.34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office:value-type="float" office:value="69.69" table:style-name="ce16">
            <text:p>69.69</text:p>
          </table:table-cell>
          <table:table-cell office:value-type="float" office:value="65.91" table:style-name="ce16">
            <text:p>65.9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6"/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6"/>
          <table:table-cell office:value-type="float" office:value="42.88" table:style-name="ce16">
            <text:p>42.88</text:p>
          </table:table-cell>
          <table:table-cell office:value-type="float" office:value="35.090000000000003" table:style-name="ce16">
            <text:p>35.09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office:value-type="float" office:value="42.71" table:style-name="ce16">
            <text:p>42.71</text:p>
          </table:table-cell>
          <table:table-cell office:value-type="float" office:value="34.520000000000003" table:style-name="ce16">
            <text:p>34.5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6"/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6"/>
          <table:table-cell office:value-type="float" office:value="79.22" table:style-name="ce16">
            <text:p>79.22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office:value-type="float" office:value="79.17" table:style-name="ce16">
            <text:p>79.17</text:p>
          </table:table-cell>
          <table:table-cell office:value-type="float" office:value="77.44" table:style-name="ce16">
            <text:p>77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6"/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6"/>
          <table:table-cell office:value-type="float" office:value="61.15" table:style-name="ce16">
            <text:p>61.15</text:p>
          </table:table-cell>
          <table:table-cell office:value-type="float" office:value="58.84" table:style-name="ce16">
            <text:p>58.8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office:value-type="float" office:value="61.17" table:style-name="ce16">
            <text:p>61.17</text:p>
          </table:table-cell>
          <table:table-cell office:value-type="float" office:value="58.44" table:style-name="ce16">
            <text:p>58.4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6"/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6"/>
          <table:table-cell office:value-type="float" office:value="31.99" table:style-name="ce16">
            <text:p>31.99</text:p>
          </table:table-cell>
          <table:table-cell office:value-type="float" office:value="16.5" table:style-name="ce16">
            <text:p>16.50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office:value-type="float" office:value="31.76" table:style-name="ce16">
            <text:p>31.76</text:p>
          </table:table-cell>
          <table:table-cell office:value-type="float" office:value="15.98" table:style-name="ce16">
            <text:p>15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6"/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6"/>
          <table:table-cell office:value-type="float" office:value="70.91" table:style-name="ce16">
            <text:p>70.91</text:p>
          </table:table-cell>
          <table:table-cell office:value-type="float" office:value="64.52" table:style-name="ce16">
            <text:p>64.52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office:value-type="float" office:value="70.86" table:style-name="ce16">
            <text:p>70.86</text:p>
          </table:table-cell>
          <table:table-cell office:value-type="float" office:value="64.099999999999994" table:style-name="ce16">
            <text:p>64.1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6"/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6"/>
          <table:table-cell office:value-type="float" office:value="49.43" table:style-name="ce16">
            <text:p>49.43</text:p>
          </table:table-cell>
          <table:table-cell office:value-type="float" office:value="46.75" table:style-name="ce16">
            <text:p>46.75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office:value-type="float" office:value="49.71" table:style-name="ce16">
            <text:p>49.71</text:p>
          </table:table-cell>
          <table:table-cell office:value-type="float" office:value="48.86" table:style-name="ce16">
            <text:p>48.8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6"/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6"/>
          <table:table-cell office:value-type="float" office:value="65.239999999999995" table:style-name="ce16">
            <text:p>65.24</text:p>
          </table:table-cell>
          <table:table-cell office:value-type="float" office:value="58.93" table:style-name="ce16">
            <text:p>58.93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office:value-type="float" office:value="65.09" table:style-name="ce16">
            <text:p>65.09</text:p>
          </table:table-cell>
          <table:table-cell office:value-type="float" office:value="58.4" table:style-name="ce16">
            <text:p>58.4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6"/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6"/>
          <table:table-cell office:value-type="float" office:value="87.15" table:style-name="ce16">
            <text:p>87.15</text:p>
          </table:table-cell>
          <table:table-cell office:value-type="float" office:value="83.59" table:style-name="ce16">
            <text:p>83.59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office:value-type="float" office:value="87.16" table:style-name="ce16">
            <text:p>87.16</text:p>
          </table:table-cell>
          <table:table-cell office:value-type="float" office:value="83.34" table:style-name="ce16">
            <text:p>83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6"/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6"/>
          <table:table-cell office:value-type="float" office:value="86.14" table:style-name="ce16">
            <text:p>86.14</text:p>
          </table:table-cell>
          <table:table-cell office:value-type="float" office:value="82.51" table:style-name="ce16">
            <text:p>82.51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office:value-type="float" office:value="86.05" table:style-name="ce16">
            <text:p>86.05</text:p>
          </table:table-cell>
          <table:table-cell office:value-type="float" office:value="82.01" table:style-name="ce16">
            <text:p>82.0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6"/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6"/>
          <table:table-cell office:value-type="float" office:value="70.83" table:style-name="ce16">
            <text:p>70.83</text:p>
          </table:table-cell>
          <table:table-cell office:value-type="float" office:value="64.38" table:style-name="ce16">
            <text:p>64.38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office:value-type="float" office:value="70.739999999999995" table:style-name="ce16">
            <text:p>70.74</text:p>
          </table:table-cell>
          <table:table-cell office:value-type="float" office:value="63.73" table:style-name="ce16">
            <text:p>63.7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6"/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6"/>
          <table:table-cell office:value-type="float" office:value="78.930000000000007" table:style-name="ce16">
            <text:p>78.93</text:p>
          </table:table-cell>
          <table:table-cell office:value-type="float" office:value="73.930000000000007" table:style-name="ce16">
            <text:p>73.93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office:value-type="float" office:value="78.89" table:style-name="ce16">
            <text:p>78.89</text:p>
          </table:table-cell>
          <table:table-cell office:value-type="float" office:value="73.8" table:style-name="ce16">
            <text:p>73.8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6"/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6"/>
          <table:table-cell office:value-type="float" office:value="70.48" table:style-name="ce16">
            <text:p>70.48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office:value-type="float" office:value="70.41" table:style-name="ce16">
            <text:p>70.41</text:p>
          </table:table-cell>
          <table:table-cell office:value-type="float" office:value="64.62" table:style-name="ce16">
            <text:p>64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6"/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6"/>
          <table:table-cell office:value-type="float" office:value="82.08" table:style-name="ce16">
            <text:p>82.08</text:p>
          </table:table-cell>
          <table:table-cell office:value-type="float" office:value="78.27" table:style-name="ce16">
            <text:p>78.27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office:value-type="float" office:value="81.95" table:style-name="ce16">
            <text:p>81.95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6"/>
          <table:table-cell office:value-type="float" office:value="87.45" table:style-name="ce16">
            <text:p>87.45</text:p>
          </table:table-cell>
          <table:table-cell office:value-type="float" office:value="85.66" table:style-name="ce16">
            <text:p>85.66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office:value-type="float" office:value="87.37" table:style-name="ce16">
            <text:p>87.37</text:p>
          </table:table-cell>
          <table:table-cell office:value-type="float" office:value="85.3" table:style-name="ce16">
            <text:p>85.3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6"/>
          <table:table-cell office:value-type="float" office:value="81.650000000000006" table:style-name="ce16">
            <text:p>81.65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office:value-type="float" office:value="81.599999999999994" table:style-name="ce16">
            <text:p>81.60</text:p>
          </table:table-cell>
          <table:table-cell office:value-type="float" office:value="78.06" table:style-name="ce16">
            <text:p>78.0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6"/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6"/>
          <table:table-cell office:value-type="float" office:value="88.87" table:style-name="ce16">
            <text:p>88.87</text:p>
          </table:table-cell>
          <table:table-cell office:value-type="float" office:value="88.09" table:style-name="ce16">
            <text:p>88.09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office:value-type="float" office:value="88.81" table:style-name="ce16">
            <text:p>88.81</text:p>
          </table:table-cell>
          <table:table-cell office:value-type="float" office:value="88.02" table:style-name="ce16">
            <text:p>88.0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6"/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6"/>
          <table:table-cell office:value-type="float" office:value="82.48" table:style-name="ce16">
            <text:p>82.48</text:p>
          </table:table-cell>
          <table:table-cell office:value-type="float" office:value="83.32" table:style-name="ce16">
            <text:p>83.3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office:value-type="float" office:value="82.41" table:style-name="ce16">
            <text:p>82.41</text:p>
          </table:table-cell>
          <table:table-cell office:value-type="float" office:value="83.13" table:style-name="ce16">
            <text:p>83.1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6"/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6"/>
          <table:table-cell office:value-type="float" office:value="84.41" table:style-name="ce16">
            <text:p>84.41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office:value-type="float" office:value="84.46" table:style-name="ce16">
            <text:p>84.46</text:p>
          </table:table-cell>
          <table:table-cell office:value-type="float" office:value="80.34" table:style-name="ce16">
            <text:p>80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6"/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6"/>
          <table:table-cell office:value-type="float" office:value="88.19" table:style-name="ce16">
            <text:p>88.19</text:p>
          </table:table-cell>
          <table:table-cell office:value-type="float" office:value="84.12" table:style-name="ce16">
            <text:p>84.12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office:value-type="float" office:value="88.11" table:style-name="ce16">
            <text:p>88.11</text:p>
          </table:table-cell>
          <table:table-cell office:value-type="float" office:value="84.16" table:style-name="ce16">
            <text:p>84.1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6"/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6"/>
          <table:table-cell office:value-type="float" office:value="82.61" table:style-name="ce16">
            <text:p>82.61</text:p>
          </table:table-cell>
          <table:table-cell office:value-type="float" office:value="78.75" table:style-name="ce16">
            <text:p>78.75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82.42" table:style-name="ce16">
            <text:p>82.4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6"/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6"/>
          <table:table-cell office:value-type="float" office:value="81.36" table:style-name="ce16">
            <text:p>81.36</text:p>
          </table:table-cell>
          <table:table-cell office:value-type="float" office:value="79.06" table:style-name="ce16">
            <text:p>79.06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office:value-type="float" office:value="81.16" table:style-name="ce16">
            <text:p>81.16</text:p>
          </table:table-cell>
          <table:table-cell office:value-type="float" office:value="78.58" table:style-name="ce16">
            <text:p>78.5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6"/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6"/>
          <table:table-cell office:value-type="float" office:value="86.58" table:style-name="ce16">
            <text:p>86.58</text:p>
          </table:table-cell>
          <table:table-cell office:value-type="float" office:value="84.62" table:style-name="ce16">
            <text:p>84.62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office:value-type="float" office:value="86.54" table:style-name="ce16">
            <text:p>86.54</text:p>
          </table:table-cell>
          <table:table-cell office:value-type="float" office:value="84.55" table:style-name="ce16">
            <text:p>84.5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6"/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6"/>
          <table:table-cell office:value-type="float" office:value="80.849999999999994" table:style-name="ce16">
            <text:p>80.85</text:p>
          </table:table-cell>
          <table:table-cell office:value-type="float" office:value="76.64" table:style-name="ce16">
            <text:p>76.64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office:value-type="float" office:value="81.09" table:style-name="ce16">
            <text:p>81.09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6"/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6"/>
          <table:table-cell office:value-type="float" office:value="87.78" table:style-name="ce16">
            <text:p>87.78</text:p>
          </table:table-cell>
          <table:table-cell office:value-type="float" office:value="86.28" table:style-name="ce16">
            <text:p>86.28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office:value-type="float" office:value="87.79" table:style-name="ce16">
            <text:p>87.79</text:p>
          </table:table-cell>
          <table:table-cell office:value-type="float" office:value="86.26" table:style-name="ce16">
            <text:p>86.26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6"/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6"/>
          <table:table-cell office:value-type="float" office:value="73.28" table:style-name="ce16">
            <text:p>73.28</text:p>
          </table:table-cell>
          <table:table-cell office:value-type="float" office:value="69.34" table:style-name="ce16">
            <text:p>69.34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office:value-type="float" office:value="73.12" table:style-name="ce16">
            <text:p>73.12</text:p>
          </table:table-cell>
          <table:table-cell office:value-type="float" office:value="69" table:style-name="ce16">
            <text:p>69.00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6"/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6"/>
          <table:table-cell office:value-type="float" office:value="50.25" table:style-name="ce16">
            <text:p>50.25</text:p>
          </table:table-cell>
          <table:table-cell office:value-type="float" office:value="49.89" table:style-name="ce16">
            <text:p>49.89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office:value-type="float" office:value="49.98" table:style-name="ce16">
            <text:p>49.98</text:p>
          </table:table-cell>
          <table:table-cell office:value-type="float" office:value="49.97" table:style-name="ce16">
            <text:p>49.9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6"/>
          <table:table-cell office:value-type="float" office:value="78.41" table:style-name="ce16">
            <text:p>78.41</text:p>
          </table:table-cell>
          <table:table-cell office:value-type="float" office:value="72.989999999999995" table:style-name="ce16">
            <text:p>72.99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office:value-type="float" office:value="78.02" table:style-name="ce16">
            <text:p>78.02</text:p>
          </table:table-cell>
          <table:table-cell office:value-type="float" office:value="72.849999999999994" table:style-name="ce16">
            <text:p>72.8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6"/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6"/>
          <table:table-cell office:value-type="float" office:value="85.31" table:style-name="ce16">
            <text:p>85.31</text:p>
          </table:table-cell>
          <table:table-cell office:value-type="float" office:value="81.66" table:style-name="ce16">
            <text:p>81.66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office:value-type="float" office:value="85.26" table:style-name="ce16">
            <text:p>85.26</text:p>
          </table:table-cell>
          <table:table-cell office:value-type="float" office:value="81.34" table:style-name="ce16">
            <text:p>81.3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6"/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6"/>
          <table:table-cell office:value-type="float" office:value="77.92" table:style-name="ce16">
            <text:p>77.92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office:value-type="float" office:value="77.87" table:style-name="ce16">
            <text:p>77.87</text:p>
          </table:table-cell>
          <table:table-cell office:value-type="float" office:value="77.680000000000007" table:style-name="ce16">
            <text:p>77.6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6"/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6"/>
          <table:table-cell office:value-type="float" office:value="85.48" table:style-name="ce16">
            <text:p>85.48</text:p>
          </table:table-cell>
          <table:table-cell office:value-type="float" office:value="81.94" table:style-name="ce16">
            <text:p>81.94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office:value-type="float" office:value="85.48" table:style-name="ce16">
            <text:p>85.48</text:p>
          </table:table-cell>
          <table:table-cell office:value-type="float" office:value="81.62" table:style-name="ce16">
            <text:p>81.6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6"/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6"/>
          <table:table-cell office:value-type="float" office:value="61.87" table:style-name="ce16">
            <text:p>61.87</text:p>
          </table:table-cell>
          <table:table-cell office:value-type="float" office:value="53.9" table:style-name="ce16">
            <text:p>53.90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office:value-type="float" office:value="61.97" table:style-name="ce16">
            <text:p>61.97</text:p>
          </table:table-cell>
          <table:table-cell office:value-type="float" office:value="54.15" table:style-name="ce16">
            <text:p>54.15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6"/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6"/>
          <table:table-cell office:value-type="float" office:value="86.52" table:style-name="ce16">
            <text:p>86.52</text:p>
          </table:table-cell>
          <table:table-cell office:value-type="float" office:value="83.3" table:style-name="ce16">
            <text:p>83.30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office:value-type="float" office:value="86.5" table:style-name="ce16">
            <text:p>86.50</text:p>
          </table:table-cell>
          <table:table-cell office:value-type="float" office:value="83.08" table:style-name="ce16">
            <text:p>83.0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6"/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6"/>
          <table:table-cell office:value-type="float" office:value="84.1" table:style-name="ce16">
            <text:p>84.10</text:p>
          </table:table-cell>
          <table:table-cell office:value-type="float" office:value="79.53" table:style-name="ce16">
            <text:p>79.53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office:value-type="float" office:value="84.01" table:style-name="ce16">
            <text:p>84.01</text:p>
          </table:table-cell>
          <table:table-cell office:value-type="float" office:value="78.77" table:style-name="ce16">
            <text:p>78.7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6"/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6"/>
          <table:table-cell office:value-type="float" office:value="80.48" table:style-name="ce16">
            <text:p>80.48</text:p>
          </table:table-cell>
          <table:table-cell office:value-type="float" office:value="75.67" table:style-name="ce16">
            <text:p>75.67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office:value-type="float" office:value="80.36" table:style-name="ce16">
            <text:p>80.36</text:p>
          </table:table-cell>
          <table:table-cell office:value-type="float" office:value="75.14" table:style-name="ce16">
            <text:p>75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6"/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6"/>
          <table:table-cell office:value-type="float" office:value="82" table:style-name="ce16">
            <text:p>82.00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office:value-type="float" office:value="82.02" table:style-name="ce16">
            <text:p>82.02</text:p>
          </table:table-cell>
          <table:table-cell office:value-type="float" office:value="77.98" table:style-name="ce16">
            <text:p>77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6"/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6"/>
          <table:table-cell office:value-type="float" office:value="17.87" table:style-name="ce16">
            <text:p>17.87</text:p>
          </table:table-cell>
          <table:table-cell office:value-type="float" office:value="15.64" table:style-name="ce16">
            <text:p>15.64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office:value-type="float" office:value="18.739999999999998" table:style-name="ce16">
            <text:p>18.74</text:p>
          </table:table-cell>
          <table:table-cell office:value-type="float" office:value="17.39" table:style-name="ce16">
            <text:p>17.39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6"/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6"/>
          <table:table-cell office:value-type="float" office:value="51.49" table:style-name="ce16">
            <text:p>51.49</text:p>
          </table:table-cell>
          <table:table-cell office:value-type="float" office:value="48.32" table:style-name="ce16">
            <text:p>48.32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office:value-type="float" office:value="51.54" table:style-name="ce16">
            <text:p>51.54</text:p>
          </table:table-cell>
          <table:table-cell office:value-type="float" office:value="48.31" table:style-name="ce16">
            <text:p>48.3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6"/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6"/>
          <table:table-cell office:value-type="float" office:value="71.77" table:style-name="ce16">
            <text:p>71.77</text:p>
          </table:table-cell>
          <table:table-cell office:value-type="float" office:value="73.61" table:style-name="ce16">
            <text:p>73.61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1.27" table:style-name="ce16">
            <text:p>71.27</text:p>
          </table:table-cell>
          <table:table-cell office:value-type="float" office:value="72.98" table:style-name="ce16">
            <text:p>72.98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6"/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6"/>
          <table:table-cell office:value-type="float" office:value="62.83" table:style-name="ce16">
            <text:p>62.83</text:p>
          </table:table-cell>
          <table:table-cell office:value-type="float" office:value="61.29" table:style-name="ce16">
            <text:p>61.29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office:value-type="float" office:value="62.61" table:style-name="ce16">
            <text:p>62.61</text:p>
          </table:table-cell>
          <table:table-cell office:value-type="float" office:value="60.94" table:style-name="ce16">
            <text:p>60.9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6"/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6"/>
          <table:table-cell office:value-type="float" office:value="72.28" table:style-name="ce16">
            <text:p>72.28</text:p>
          </table:table-cell>
          <table:table-cell office:value-type="float" office:value="72.069999999999993" table:style-name="ce16">
            <text:p>72.07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72" table:style-name="ce16">
            <text:p>72.00</text:p>
          </table:table-cell>
          <table:table-cell office:value-type="float" office:value="71.72" table:style-name="ce16">
            <text:p>71.7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6"/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6"/>
          <table:table-cell office:value-type="float" office:value="52.34" table:style-name="ce16">
            <text:p>52.34</text:p>
          </table:table-cell>
          <table:table-cell office:value-type="float" office:value="51.41" table:style-name="ce16">
            <text:p>51.41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office:value-type="float" office:value="52.31" table:style-name="ce16">
            <text:p>52.31</text:p>
          </table:table-cell>
          <table:table-cell office:value-type="float" office:value="51.37" table:style-name="ce16">
            <text:p>51.3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6"/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6"/>
          <table:table-cell office:value-type="float" office:value="64.03" table:style-name="ce16">
            <text:p>64.03</text:p>
          </table:table-cell>
          <table:table-cell office:value-type="float" office:value="62.98" table:style-name="ce16">
            <text:p>62.98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office:value-type="float" office:value="63.79" table:style-name="ce16">
            <text:p>63.79</text:p>
          </table:table-cell>
          <table:table-cell office:value-type="float" office:value="62.53" table:style-name="ce16">
            <text:p>6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6"/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6"/>
          <table:table-cell office:value-type="float" office:value="73.2" table:style-name="ce16">
            <text:p>73.20</text:p>
          </table:table-cell>
          <table:table-cell office:value-type="float" office:value="69.86" table:style-name="ce16">
            <text:p>69.86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office:value-type="float" office:value="72.64" table:style-name="ce16">
            <text:p>72.64</text:p>
          </table:table-cell>
          <table:table-cell office:value-type="float" office:value="69.040000000000006" table:style-name="ce16">
            <text:p>69.0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6"/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6"/>
          <table:table-cell office:value-type="float" office:value="87.89" table:style-name="ce16">
            <text:p>87.89</text:p>
          </table:table-cell>
          <table:table-cell office:value-type="float" office:value="86.64" table:style-name="ce16">
            <text:p>86.64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office:value-type="float" office:value="87.82" table:style-name="ce16">
            <text:p>87.82</text:p>
          </table:table-cell>
          <table:table-cell office:value-type="float" office:value="86.87" table:style-name="ce16">
            <text:p>86.87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6"/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6"/>
          <table:table-cell office:value-type="float" office:value="76.900000000000006" table:style-name="ce16">
            <text:p>76.90</text:p>
          </table:table-cell>
          <table:table-cell office:value-type="float" office:value="73.75" table:style-name="ce16">
            <text:p>73.7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3.319999999999993" table:style-name="ce16">
            <text:p>73.3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6"/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6"/>
          <table:table-cell office:value-type="float" office:value="75.16" table:style-name="ce16">
            <text:p>75.16</text:p>
          </table:table-cell>
          <table:table-cell office:value-type="float" office:value="72.319999999999993" table:style-name="ce16">
            <text:p>72.32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office:value-type="float" office:value="75.14" table:style-name="ce16">
            <text:p>75.14</text:p>
          </table:table-cell>
          <table:table-cell office:value-type="float" office:value="72.53" table:style-name="ce16">
            <text:p>72.53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6"/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6"/>
          <table:table-cell office:value-type="float" office:value="55.25" table:style-name="ce16">
            <text:p>55.25</text:p>
          </table:table-cell>
          <table:table-cell office:value-type="float" office:value="52.07" table:style-name="ce16">
            <text:p>52.07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office:value-type="float" office:value="55.18" table:style-name="ce16">
            <text:p>55.18</text:p>
          </table:table-cell>
          <table:table-cell office:value-type="float" office:value="52.41" table:style-name="ce16">
            <text:p>52.41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6"/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6"/>
          <table:table-cell office:value-type="float" office:value="55.47" table:style-name="ce16">
            <text:p>55.47</text:p>
          </table:table-cell>
          <table:table-cell office:value-type="float" office:value="52.15" table:style-name="ce16">
            <text:p>52.15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office:value-type="float" office:value="55.31" table:style-name="ce16">
            <text:p>55.31</text:p>
          </table:table-cell>
          <table:table-cell office:value-type="float" office:value="51.14" table:style-name="ce16">
            <text:p>51.14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6"/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6"/>
          <table:table-cell office:value-type="float" office:value="54.76" table:style-name="ce16">
            <text:p>54.76</text:p>
          </table:table-cell>
          <table:table-cell office:value-type="float" office:value="51.44" table:style-name="ce16">
            <text:p>51.44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office:value-type="float" office:value="54.98" table:style-name="ce16">
            <text:p>54.98</text:p>
          </table:table-cell>
          <table:table-cell office:value-type="float" office:value="51.82" table:style-name="ce16">
            <text:p>51.82</text:p>
          </table:table-cell>
          <table:table-cell table:number-columns-repeated="16357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6"/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6"/>
          <table:table-cell office:value-type="float" office:value="73.19" table:style-name="ce16">
            <text:p>73.19</text:p>
          </table:table-cell>
          <table:table-cell office:value-type="float" office:value="67.95" table:style-name="ce16">
            <text:p>67.95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office:value-type="float" office:value="72.959999999999994" table:style-name="ce16">
            <text:p>72.96</text:p>
          </table:table-cell>
          <table:table-cell office:value-type="float" office:value="68.02" table:style-name="ce16">
            <text:p>68.02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61" table:formula="of:=SUMPRODUCT(--([.B4:.B111]&gt;[.C4:.C111]))" table:number-matrix-columns-spanned="1" table:number-matrix-rows-spanned="1" table:style-name="ce17">
            <text:p>61</text:p>
          </table:table-cell>
          <table:table-cell office:value-type="float" office:value="47" table:formula="of:=SUMPRODUCT(--([.C4:.C111]&gt;[.B4:.B111]))" table:number-matrix-columns-spanned="1" table:number-matrix-rows-spanned="1" table:style-name="ce17">
            <text:p>47</text:p>
          </table:table-cell>
          <table:table-cell office:value-type="float" office:value="61" table:formula="of:=SUMPRODUCT(--([.D4:.D111]&gt;[.E4:.E111]))" table:number-matrix-columns-spanned="1" table:number-matrix-rows-spanned="1" table:style-name="ce17">
            <text:p>61</text:p>
          </table:table-cell>
          <table:table-cell office:value-type="float" office:value="47" table:formula="of:=SUMPRODUCT(--([.E4:.E111]&gt;[.D4:.D111]))" table:number-matrix-columns-spanned="1" table:number-matrix-rows-spanned="1" table:style-name="ce17">
            <text:p>47</text:p>
          </table:table-cell>
          <table:table-cell office:value-type="float" office:value="61" table:formula="of:=SUMPRODUCT(--([.F4:.F111]&gt;[.G4:.G111]))" table:number-matrix-columns-spanned="1" table:number-matrix-rows-spanned="1" table:style-name="ce17">
            <text:p>61</text:p>
          </table:table-cell>
          <table:table-cell office:value-type="float" office:value="47" table:formula="of:=SUMPRODUCT(--([.G4:.G111]&gt;[.F4:.F111]))" table:number-matrix-columns-spanned="1" table:number-matrix-rows-spanned="1" table:style-name="ce17">
            <text:p>47</text:p>
          </table:table-cell>
          <table:table-cell office:value-type="float" office:value="61" table:formula="of:=SUMPRODUCT(--([.H4:.H111]&gt;[.I4:.I111]))" table:number-matrix-columns-spanned="1" table:number-matrix-rows-spanned="1" table:style-name="ce17">
            <text:p>61</text:p>
          </table:table-cell>
          <table:table-cell office:value-type="float" office:value="47" table:formula="of:=SUMPRODUCT(--([.I4:.I111]&gt;[.H4:.H111]))" table:number-matrix-columns-spanned="1" table:number-matrix-rows-spanned="1" table:style-name="ce17">
            <text:p>47</text:p>
          </table:table-cell>
          <table:table-cell table:style-name="ce16"/>
          <table:table-cell office:value-type="float" office:value="77" table:formula="of:=SUMPRODUCT(--([.K4:.K111]&gt;[.L4:.L111]))" table:number-matrix-columns-spanned="1" table:number-matrix-rows-spanned="1" table:style-name="ce17">
            <text:p>77</text:p>
          </table:table-cell>
          <table:table-cell office:value-type="float" office:value="31" table:formula="of:=SUMPRODUCT(--([.L4:.L111]&gt;[.K4:.K111]))" table:number-matrix-columns-spanned="1" table:number-matrix-rows-spanned="1" table:style-name="ce17">
            <text:p>31</text:p>
          </table:table-cell>
          <table:table-cell office:value-type="float" office:value="77" table:formula="of:=SUMPRODUCT(--([.M4:.M111]&gt;[.N4:.N111]))" table:number-matrix-columns-spanned="1" table:number-matrix-rows-spanned="1" table:style-name="ce17">
            <text:p>77</text:p>
          </table:table-cell>
          <table:table-cell office:value-type="float" office:value="31" table:formula="of:=SUMPRODUCT(--([.N4:.N111]&gt;[.M4:.M111]))" table:number-matrix-columns-spanned="1" table:number-matrix-rows-spanned="1" table:style-name="ce17">
            <text:p>31</text:p>
          </table:table-cell>
          <table:table-cell office:value-type="float" office:value="77" table:formula="of:=SUMPRODUCT(--([.O4:.O111]&gt;[.P4:.P111]))" table:number-matrix-columns-spanned="1" table:number-matrix-rows-spanned="1" table:style-name="ce17">
            <text:p>77</text:p>
          </table:table-cell>
          <table:table-cell office:value-type="float" office:value="31" table:formula="of:=SUMPRODUCT(--([.P4:.P111]&gt;[.O4:.O111]))" table:number-matrix-columns-spanned="1" table:number-matrix-rows-spanned="1" table:style-name="ce17">
            <text:p>31</text:p>
          </table:table-cell>
          <table:table-cell office:value-type="float" office:value="77" table:formula="of:=SUMPRODUCT(--([.Q4:.Q111]&gt;[.R4:.R111]))" table:number-matrix-columns-spanned="1" table:number-matrix-rows-spanned="1" table:style-name="ce17">
            <text:p>77</text:p>
          </table:table-cell>
          <table:table-cell office:value-type="float" office:value="31" table:formula="of:=SUMPRODUCT(--([.R4:.R111]&gt;[.Q4:.Q111]))" table:number-matrix-columns-spanned="1" table:number-matrix-rows-spanned="1" table:style-name="ce17">
            <text:p>31</text:p>
          </table:table-cell>
          <table:table-cell table:style-name="ce16"/>
          <table:table-cell office:value-type="float" office:value="99" table:formula="of:=SUMPRODUCT(--([.T4:.T111]&gt;[.U4:.U111]))" table:number-matrix-columns-spanned="1" table:number-matrix-rows-spanned="1" table:style-name="ce17">
            <text:p>99</text:p>
          </table:table-cell>
          <table:table-cell office:value-type="float" office:value="8" table:formula="of:=SUMPRODUCT(--([.U4:.U111]&gt;[.T4:.T111]))" table:number-matrix-columns-spanned="1" table:number-matrix-rows-spanned="1" table:style-name="ce17">
            <text:p>8</text:p>
          </table:table-cell>
          <table:table-cell office:value-type="float" office:value="100" table:formula="of:=SUMPRODUCT(--([.V4:.V111]&gt;[.W4:.W111]))" table:number-matrix-columns-spanned="1" table:number-matrix-rows-spanned="1" table:style-name="ce17">
            <text:p>100</text:p>
          </table:table-cell>
          <table:table-cell office:value-type="float" office:value="8" table:formula="of:=SUMPRODUCT(--([.W4:.W111]&gt;[.V4:.V111]))" table:number-matrix-columns-spanned="1" table:number-matrix-rows-spanned="1" table:style-name="ce17">
            <text:p>8</text:p>
          </table:table-cell>
          <table:table-cell office:value-type="float" office:value="100" table:formula="of:=SUMPRODUCT(--([.X4:.X111]&gt;[.Y4:.Y111]))" table:number-matrix-columns-spanned="1" table:number-matrix-rows-spanned="1" table:style-name="ce17">
            <text:p>100</text:p>
          </table:table-cell>
          <table:table-cell office:value-type="float" office:value="8" table:formula="of:=SUMPRODUCT(--([.Y4:.Y111]&gt;[.X4:.X111]))" table:number-matrix-columns-spanned="1" table:number-matrix-rows-spanned="1" table:style-name="ce17">
            <text:p>8</text:p>
          </table:table-cell>
          <table:table-cell office:value-type="float" office:value="100" table:formula="of:=SUMPRODUCT(--([.Z4:.Z111]&gt;[.AA4:.AA111]))" table:number-matrix-columns-spanned="1" table:number-matrix-rows-spanned="1" table:style-name="ce17">
            <text:p>100</text:p>
          </table:table-cell>
          <table:table-cell office:value-type="float" office:value="8" table:formula="of:=SUMPRODUCT(--([.AA4:.AA111]&gt;[.Z4:.Z111]))" table:number-matrix-columns-spanned="1" table:number-matrix-rows-spanned="1" table:style-name="ce17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1.622037037037018" table:formula="of:=AVERAGE([.B4:.B111])" table:style-name="ce16">
            <text:p>81.62</text:p>
          </table:table-cell>
          <table:table-cell office:value-type="float" office:value="81.418703703703699" table:formula="of:=AVERAGE([.C4:.C111])" table:style-name="ce16">
            <text:p>81.42</text:p>
          </table:table-cell>
          <table:table-cell office:value-type="float" office:value="81.622037037037018" table:formula="of:=AVERAGE([.D4:.D111])" table:style-name="ce16">
            <text:p>81.62</text:p>
          </table:table-cell>
          <table:table-cell office:value-type="float" office:value="81.418703703703699" table:formula="of:=AVERAGE([.E4:.E111])" table:style-name="ce16">
            <text:p>81.42</text:p>
          </table:table-cell>
          <table:table-cell office:value-type="float" office:value="81.622037037037018" table:formula="of:=AVERAGE([.F4:.F111])" table:style-name="ce16">
            <text:p>81.62</text:p>
          </table:table-cell>
          <table:table-cell office:value-type="float" office:value="81.418703703703699" table:formula="of:=AVERAGE([.G4:.G111])" table:style-name="ce16">
            <text:p>81.42</text:p>
          </table:table-cell>
          <table:table-cell office:value-type="float" office:value="81.622037037037018" table:formula="of:=AVERAGE([.H4:.H111])" table:style-name="ce16">
            <text:p>81.62</text:p>
          </table:table-cell>
          <table:table-cell office:value-type="float" office:value="81.418703703703699" table:formula="of:=AVERAGE([.I4:.I111])" table:style-name="ce16">
            <text:p>81.42</text:p>
          </table:table-cell>
          <table:table-cell table:style-name="ce16"/>
          <table:table-cell office:value-type="float" office:value="76.697222222222209" table:formula="of:=AVERAGE([.K4:.K111])" table:style-name="ce16">
            <text:p>76.70</text:p>
          </table:table-cell>
          <table:table-cell office:value-type="float" office:value="75.887592592592583" table:formula="of:=AVERAGE([.L4:.L111])" table:style-name="ce16">
            <text:p>75.89</text:p>
          </table:table-cell>
          <table:table-cell office:value-type="float" office:value="76.697222222222209" table:formula="of:=AVERAGE([.M4:.M111])" table:style-name="ce16">
            <text:p>76.70</text:p>
          </table:table-cell>
          <table:table-cell office:value-type="float" office:value="75.887592592592583" table:formula="of:=AVERAGE([.N4:.N111])" table:style-name="ce16">
            <text:p>75.89</text:p>
          </table:table-cell>
          <table:table-cell office:value-type="float" office:value="76.697222222222209" table:formula="of:=AVERAGE([.O4:.O111])" table:style-name="ce16">
            <text:p>76.70</text:p>
          </table:table-cell>
          <table:table-cell office:value-type="float" office:value="75.887592592592583" table:formula="of:=AVERAGE([.P4:.P111])" table:style-name="ce16">
            <text:p>75.89</text:p>
          </table:table-cell>
          <table:table-cell office:value-type="float" office:value="76.697222222222209" table:formula="of:=AVERAGE([.Q4:.Q111])" table:style-name="ce16">
            <text:p>76.70</text:p>
          </table:table-cell>
          <table:table-cell office:value-type="float" office:value="75.887592592592583" table:formula="of:=AVERAGE([.R4:.R111])" table:style-name="ce16">
            <text:p>75.89</text:p>
          </table:table-cell>
          <table:table-cell table:style-name="ce16"/>
          <table:table-cell office:value-type="float" office:value="75.116296296296269" table:formula="of:=AVERAGE([.T4:.T111])" table:style-name="ce16">
            <text:p>75.12</text:p>
          </table:table-cell>
          <table:table-cell office:value-type="float" office:value="71.693055555555574" table:formula="of:=AVERAGE([.U4:.U111])" table:style-name="ce16">
            <text:p>71.69</text:p>
          </table:table-cell>
          <table:table-cell office:value-type="float" office:value="75.018703703703721" table:formula="of:=AVERAGE([.V4:.V111])" table:style-name="ce16">
            <text:p>75.02</text:p>
          </table:table-cell>
          <table:table-cell office:value-type="float" office:value="71.466111111111104" table:formula="of:=AVERAGE([.W4:.W111])" table:style-name="ce16">
            <text:p>71.47</text:p>
          </table:table-cell>
          <table:table-cell office:value-type="float" office:value="75.067685185185198" table:formula="of:=AVERAGE([.X4:.X111])" table:style-name="ce16">
            <text:p>75.07</text:p>
          </table:table-cell>
          <table:table-cell office:value-type="float" office:value="71.578333333333333" table:formula="of:=AVERAGE([.Y4:.Y111])" table:style-name="ce16">
            <text:p>71.58</text:p>
          </table:table-cell>
          <table:table-cell office:value-type="float" office:value="75.018703703703721" table:formula="of:=AVERAGE([.Z4:.Z111])" table:style-name="ce16">
            <text:p>75.02</text:p>
          </table:table-cell>
          <table:table-cell office:value-type="float" office:value="71.466111111111104" table:formula="of:=AVERAGE([.AA4:.AA111])" table:style-name="ce16">
            <text:p>71.47</text:p>
          </table:table-cell>
          <table:table-cell table:number-columns-repeated="16357"/>
        </table:table-row>
        <table:table-row table:style-name="ro1">
          <table:table-cell table:style-name="ce7"/>
          <table:table-cell table:number-columns-repeated="26" table:style-name="ce16"/>
          <table:table-cell table:number-columns-repeated="16357"/>
        </table:table-row>
        <table:table-row table:style-name="ro5">
          <table:table-cell office:value-type="string" table:number-columns-spanned="4" table:number-rows-spanned="1" table:style-name="ce20">
            <text:p>(x1/y1) - (x2/y2), x = Sum of Scores, y = Number of Languages</text:p>
          </table:table-cell>
          <table:covered-table-cell table:number-columns-repeated="3"/>
          <table:table-cell table:number-columns-repeated="23" table:style-name="ce16"/>
          <table:table-cell table:number-columns-repeated="16357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20333333333331893" table:formula="of:=AVERAGE([.B4:.B111])-AVERAGE([.C4:.C111])" table:style-name="ce19">
            <text:p>0.20</text:p>
          </table:table-cell>
          <table:table-cell office:value-type="float" office:value="-0.20333333333331893" table:formula="of:=AVERAGE([.C4:.C111])-AVERAGE([.B4:.B111])" table:style-name="ce19">
            <text:p>-0.20</text:p>
          </table:table-cell>
          <table:table-cell office:value-type="float" office:value="0.20333333333331893" table:formula="of:=AVERAGE([.D4:.D111])-AVERAGE([.E4:.E111])" table:style-name="ce19">
            <text:p>0.20</text:p>
          </table:table-cell>
          <table:table-cell office:value-type="float" office:value="-0.20333333333331893" table:formula="of:=AVERAGE([.E4:.E111])-AVERAGE([.D4:.D111])" table:style-name="ce19">
            <text:p>-0.20</text:p>
          </table:table-cell>
          <table:table-cell office:value-type="float" office:value="0.20333333333331893" table:formula="of:=AVERAGE([.F4:.F111])-AVERAGE([.G4:.G111])" table:style-name="ce19">
            <text:p>0.20</text:p>
          </table:table-cell>
          <table:table-cell office:value-type="float" office:value="-0.20333333333331893" table:formula="of:=AVERAGE([.G4:.G111])-AVERAGE([.F4:.F111])" table:style-name="ce19">
            <text:p>-0.20</text:p>
          </table:table-cell>
          <table:table-cell office:value-type="float" office:value="0.20333333333331893" table:formula="of:=AVERAGE([.H4:.H111])-AVERAGE([.I4:.I111])" table:style-name="ce19">
            <text:p>0.20</text:p>
          </table:table-cell>
          <table:table-cell office:value-type="float" office:value="-0.20333333333331893" table:formula="of:=AVERAGE([.I4:.I111])-AVERAGE([.H4:.H111])" table:style-name="ce19">
            <text:p>-0.20</text:p>
          </table:table-cell>
          <table:table-cell table:style-name="ce21"/>
          <table:table-cell office:value-type="float" office:value="0.80962962962962592" table:formula="of:=AVERAGE([.K4:.K111])-AVERAGE([.L4:.L111])" table:style-name="ce19">
            <text:p>0.81</text:p>
          </table:table-cell>
          <table:table-cell office:value-type="float" office:value="-0.80962962962962592" table:formula="of:=AVERAGE([.L4:.L111])-AVERAGE([.K4:.K111])" table:style-name="ce19">
            <text:p>-0.81</text:p>
          </table:table-cell>
          <table:table-cell office:value-type="float" office:value="0.80962962962962592" table:formula="of:=AVERAGE([.M4:.M111])-AVERAGE([.N4:.N111])" table:style-name="ce19">
            <text:p>0.81</text:p>
          </table:table-cell>
          <table:table-cell office:value-type="float" office:value="-0.80962962962962592" table:formula="of:=AVERAGE([.N4:.N111])-AVERAGE([.M4:.M111])" table:style-name="ce19">
            <text:p>-0.81</text:p>
          </table:table-cell>
          <table:table-cell office:value-type="float" office:value="0.80962962962962592" table:formula="of:=AVERAGE([.O4:.O111])-AVERAGE([.P4:.P111])" table:style-name="ce19">
            <text:p>0.81</text:p>
          </table:table-cell>
          <table:table-cell office:value-type="float" office:value="-0.80962962962962592" table:formula="of:=AVERAGE([.P4:.P111])-AVERAGE([.O4:.O111])" table:style-name="ce19">
            <text:p>-0.81</text:p>
          </table:table-cell>
          <table:table-cell office:value-type="float" office:value="0.80962962962962592" table:formula="of:=AVERAGE([.Q4:.Q111])-AVERAGE([.R4:.R111])" table:style-name="ce19">
            <text:p>0.81</text:p>
          </table:table-cell>
          <table:table-cell office:value-type="float" office:value="-0.80962962962962592" table:formula="of:=AVERAGE([.R4:.R111])-AVERAGE([.Q4:.Q111])" table:style-name="ce19">
            <text:p>-0.81</text:p>
          </table:table-cell>
          <table:table-cell table:style-name="ce21"/>
          <table:table-cell office:value-type="float" office:value="3.4232407407406953" table:formula="of:=AVERAGE([.T4:.T111])-AVERAGE([.U4:.U111])" table:style-name="ce19">
            <text:p>3.42</text:p>
          </table:table-cell>
          <table:table-cell office:value-type="float" office:value="-3.4232407407406953" table:formula="of:=AVERAGE([.U4:.U111])-AVERAGE([.T4:.T111])" table:style-name="ce19">
            <text:p>-3.42</text:p>
          </table:table-cell>
          <table:table-cell office:value-type="float" office:value="3.5525925925926174" table:formula="of:=AVERAGE([.V4:.V111])-AVERAGE([.W4:.W111])" table:style-name="ce19">
            <text:p>3.55</text:p>
          </table:table-cell>
          <table:table-cell office:value-type="float" office:value="-3.5525925925926174" table:formula="of:=AVERAGE([.W4:.W111])-AVERAGE([.V4:.V111])" table:style-name="ce19">
            <text:p>-3.55</text:p>
          </table:table-cell>
          <table:table-cell office:value-type="float" office:value="3.4893518518518647" table:formula="of:=AVERAGE([.X4:.X111])-AVERAGE([.Y4:.Y111])" table:style-name="ce19">
            <text:p>3.49</text:p>
          </table:table-cell>
          <table:table-cell office:value-type="float" office:value="-3.4893518518518647" table:formula="of:=AVERAGE([.Y4:.Y111])-AVERAGE([.X4:.X111])" table:style-name="ce19">
            <text:p>-3.49</text:p>
          </table:table-cell>
          <table:table-cell office:value-type="float" office:value="3.5525925925926174" table:formula="of:=AVERAGE([.Z4:.Z111])-AVERAGE([.AA4:.AA111])" table:style-name="ce19">
            <text:p>3.55</text:p>
          </table:table-cell>
          <table:table-cell office:value-type="float" office:value="-3.5525925925926174" table:formula="of:=AVERAGE([.AA4:.AA111])-AVERAGE([.Z4:.Z111])" table:style-name="ce19">
            <text:p>-3.55</text:p>
          </table:table-cell>
          <table:table-cell table:number-columns-repeated="16357"/>
        </table:table-row>
        <table:table-row table:number-rows-repeated="3" table:style-name="ro1">
          <table:table-cell table:style-name="ce7"/>
          <table:table-cell table:number-columns-repeated="16383" table:style-name="ce1"/>
        </table:table-row>
        <table:table-row table:number-rows-repeated="1048456" table:style-name="ro4">
          <table:table-cell table:number-columns-repeated="16384"/>
        </table:table-row>
      </table:table>
      <table:table table:name="Graph_vs_Transition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3">
          <table:table-cell office:value-type="string" table:style-name="ce5">
            <text:p>Treebank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frikaans-AfriBooms</text:p>
          </table:table-cell>
          <table:table-cell office:value-type="float" office:value="85.02" table:style-name="ce16">
            <text:p>85.02</text:p>
          </table:table-cell>
          <table:table-cell office:value-type="float" office:value="86.2" table:style-name="ce16">
            <text:p>86.20</text:p>
          </table:table-cell>
          <table:table-cell office:value-type="float" office:value="81.069999999999993" table:style-name="ce16">
            <text:p>81.07</text:p>
          </table:table-cell>
          <table:table-cell office:value-type="float" office:value="84.06" table:style-name="ce16">
            <text:p>84.06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1.8" table:style-name="ce16">
            <text:p>81.80</text:p>
          </table:table-cell>
          <table:table-cell office:value-type="float" office:value="77.66" table:style-name="ce16">
            <text:p>77.66</text:p>
          </table:table-cell>
          <table:table-cell office:value-type="float" office:value="79.87" table:style-name="ce16">
            <text:p>79.87</text:p>
          </table:table-cell>
          <table:table-cell table:style-name="ce1"/>
          <table:table-cell office:value-type="float" office:value="80.260000000000005" table:style-name="ce16">
            <text:p>80.26</text:p>
          </table:table-cell>
          <table:table-cell office:value-type="float" office:value="75.45" table:style-name="ce16">
            <text:p>75.45</text:p>
          </table:table-cell>
          <table:table-cell office:value-type="float" office:value="75.33" table:style-name="ce16">
            <text:p>75.33</text:p>
          </table:table-cell>
          <table:table-cell office:value-type="float" office:value="73.099999999999994" table:style-name="ce16">
            <text:p>73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erseus</text:p>
          </table:table-cell>
          <table:table-cell office:value-type="float" office:value="75.36" table:style-name="ce16">
            <text:p>75.36</text:p>
          </table:table-cell>
          <table:table-cell office:value-type="float" office:value="73.34" table:style-name="ce16">
            <text:p>73.34</text:p>
          </table:table-cell>
          <table:table-cell office:value-type="float" office:value="68.92" table:style-name="ce16">
            <text:p>68.92</text:p>
          </table:table-cell>
          <table:table-cell office:value-type="float" office:value="66.95" table:style-name="ce16">
            <text:p>66.95</text:p>
          </table:table-cell>
          <table:table-cell table:style-name="ce1"/>
          <table:table-cell office:value-type="float" office:value="70.31" table:style-name="ce16">
            <text:p>70.31</text:p>
          </table:table-cell>
          <table:table-cell office:value-type="float" office:value="66.17" table:style-name="ce16">
            <text:p>66.17</text:p>
          </table:table-cell>
          <table:table-cell office:value-type="float" office:value="63.96" table:style-name="ce16">
            <text:p>63.96</text:p>
          </table:table-cell>
          <table:table-cell office:value-type="float" office:value="60.58" table:style-name="ce16">
            <text:p>60.58</text:p>
          </table:table-cell>
          <table:table-cell table:style-name="ce1"/>
          <table:table-cell office:value-type="float" office:value="67.16" table:style-name="ce16">
            <text:p>67.16</text:p>
          </table:table-cell>
          <table:table-cell office:value-type="float" office:value="60.06" table:style-name="ce16">
            <text:p>60.06</text:p>
          </table:table-cell>
          <table:table-cell office:value-type="float" office:value="60.05" table:style-name="ce16">
            <text:p>60.05</text:p>
          </table:table-cell>
          <table:table-cell office:value-type="float" office:value="53.14" table:style-name="ce16">
            <text:p>53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ncient_Greek-PROIEL</text:p>
          </table:table-cell>
          <table:table-cell office:value-type="float" office:value="84.32" table:style-name="ce16">
            <text:p>84.32</text:p>
          </table:table-cell>
          <table:table-cell office:value-type="float" office:value="82.63" table:style-name="ce16">
            <text:p>82.63</text:p>
          </table:table-cell>
          <table:table-cell office:value-type="float" office:value="81.22" table:style-name="ce16">
            <text:p>81.22</text:p>
          </table:table-cell>
          <table:table-cell office:value-type="float" office:value="80.36" table:style-name="ce16">
            <text:p>80.36</text:p>
          </table:table-cell>
          <table:table-cell table:style-name="ce1"/>
          <table:table-cell office:value-type="float" office:value="80.099999999999994" table:style-name="ce16">
            <text:p>80.10</text:p>
          </table:table-cell>
          <table:table-cell office:value-type="float" office:value="77.84" table:style-name="ce16">
            <text:p>77.84</text:p>
          </table:table-cell>
          <table:table-cell office:value-type="float" office:value="77.02" table:style-name="ce16">
            <text:p>77.02</text:p>
          </table:table-cell>
          <table:table-cell office:value-type="float" office:value="75.489999999999995" table:style-name="ce16">
            <text:p>75.49</text:p>
          </table:table-cell>
          <table:table-cell table:style-name="ce1"/>
          <table:table-cell office:value-type="float" office:value="77.81" table:style-name="ce16">
            <text:p>77.81</text:p>
          </table:table-cell>
          <table:table-cell office:value-type="float" office:value="73.319999999999993" table:style-name="ce16">
            <text:p>73.32</text:p>
          </table:table-cell>
          <table:table-cell office:value-type="float" office:value="74.22" table:style-name="ce16">
            <text:p>74.22</text:p>
          </table:table-cell>
          <table:table-cell office:value-type="float" office:value="70.77" table:style-name="ce16">
            <text:p>70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abic-PADT</text:p>
          </table:table-cell>
          <table:table-cell office:value-type="float" office:value="85.41" table:style-name="ce16">
            <text:p>85.41</text:p>
          </table:table-cell>
          <table:table-cell office:value-type="float" office:value="85.35" table:style-name="ce16">
            <text:p>85.35</text:p>
          </table:table-cell>
          <table:table-cell office:value-type="float" office:value="84.54" table:style-name="ce16">
            <text:p>84.54</text:p>
          </table:table-cell>
          <table:table-cell office:value-type="float" office:value="84.32" table:style-name="ce16">
            <text:p>84.32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80.099999999999994" table:style-name="ce16">
            <text:p>80.10</text:p>
          </table:table-cell>
          <table:table-cell office:value-type="float" office:value="79.53" table:style-name="ce16">
            <text:p>79.53</text:p>
          </table:table-cell>
          <table:table-cell office:value-type="float" office:value="78.959999999999994" table:style-name="ce16">
            <text:p>78.96</text:p>
          </table:table-cell>
          <table:table-cell table:style-name="ce1"/>
          <table:table-cell office:value-type="float" office:value="80.33" table:style-name="ce16">
            <text:p>80.33</text:p>
          </table:table-cell>
          <table:table-cell office:value-type="float" office:value="76.45" table:style-name="ce16">
            <text:p>76.45</text:p>
          </table:table-cell>
          <table:table-cell office:value-type="float" office:value="79.12" table:style-name="ce16">
            <text:p>79.12</text:p>
          </table:table-cell>
          <table:table-cell office:value-type="float" office:value="75.17" table:style-name="ce16">
            <text:p>75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Armenian-ArmTDP</text:p>
          </table:table-cell>
          <table:table-cell office:value-type="float" office:value="80.58" table:style-name="ce16">
            <text:p>80.58</text:p>
          </table:table-cell>
          <table:table-cell office:value-type="float" office:value="81.13" table:style-name="ce16">
            <text:p>81.13</text:p>
          </table:table-cell>
          <table:table-cell office:value-type="float" office:value="73.98" table:style-name="ce16">
            <text:p>73.98</text:p>
          </table:table-cell>
          <table:table-cell office:value-type="float" office:value="79.64" table:style-name="ce16">
            <text:p>79.64</text:p>
          </table:table-cell>
          <table:table-cell table:style-name="ce1"/>
          <table:table-cell office:value-type="float" office:value="73.67" table:style-name="ce16">
            <text:p>73.67</text:p>
          </table:table-cell>
          <table:table-cell office:value-type="float" office:value="73.040000000000006" table:style-name="ce16">
            <text:p>73.04</text:p>
          </table:table-cell>
          <table:table-cell office:value-type="float" office:value="67" table:style-name="ce16">
            <text:p>67.00</text:p>
          </table:table-cell>
          <table:table-cell office:value-type="float" office:value="71.89" table:style-name="ce16">
            <text:p>71.89</text:p>
          </table:table-cell>
          <table:table-cell table:style-name="ce1"/>
          <table:table-cell office:value-type="float" office:value="70.62" table:style-name="ce16">
            <text:p>70.62</text:p>
          </table:table-cell>
          <table:table-cell office:value-type="float" office:value="66.95" table:style-name="ce16">
            <text:p>66.95</text:p>
          </table:table-cell>
          <table:table-cell office:value-type="float" office:value="63.09" table:style-name="ce16">
            <text:p>63.09</text:p>
          </table:table-cell>
          <table:table-cell office:value-type="float" office:value="65.3" table:style-name="ce16">
            <text:p>65.3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asque-BDT</text:p>
          </table:table-cell>
          <table:table-cell office:value-type="float" office:value="84.02" table:style-name="ce16">
            <text:p>84.02</text:p>
          </table:table-cell>
          <table:table-cell office:value-type="float" office:value="82.7" table:style-name="ce16">
            <text:p>82.70</text:p>
          </table:table-cell>
          <table:table-cell office:value-type="float" office:value="77.95" table:style-name="ce16">
            <text:p>77.95</text:p>
          </table:table-cell>
          <table:table-cell office:value-type="float" office:value="78.66" table:style-name="ce16">
            <text:p>78.66</text:p>
          </table:table-cell>
          <table:table-cell table:style-name="ce1"/>
          <table:table-cell office:value-type="float" office:value="80.8" table:style-name="ce16">
            <text:p>80.80</text:p>
          </table:table-cell>
          <table:table-cell office:value-type="float" office:value="78.38" table:style-name="ce16">
            <text:p>78.38</text:p>
          </table:table-cell>
          <table:table-cell office:value-type="float" office:value="74.599999999999994" table:style-name="ce16">
            <text:p>74.60</text:p>
          </table:table-cell>
          <table:table-cell office:value-type="float" office:value="74.319999999999993" table:style-name="ce16">
            <text:p>74.32</text:p>
          </table:table-cell>
          <table:table-cell table:style-name="ce1"/>
          <table:table-cell office:value-type="float" office:value="80.37" table:style-name="ce16">
            <text:p>80.37</text:p>
          </table:table-cell>
          <table:table-cell office:value-type="float" office:value="76.45" table:style-name="ce16">
            <text:p>76.45</text:p>
          </table:table-cell>
          <table:table-cell office:value-type="float" office:value="73.7" table:style-name="ce16">
            <text:p>73.70</text:p>
          </table:table-cell>
          <table:table-cell office:value-type="float" office:value="72.02" table:style-name="ce16">
            <text:p>72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optic-Scriptorium</text:p>
          </table:table-cell>
          <table:table-cell office:value-type="float" office:value="87.33" table:style-name="ce16">
            <text:p>87.33</text:p>
          </table:table-cell>
          <table:table-cell office:value-type="float" office:value="88.47" table:style-name="ce16">
            <text:p>88.47</text:p>
          </table:table-cell>
          <table:table-cell office:value-type="float" office:value="86.16" table:style-name="ce16">
            <text:p>86.16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4.72" table:style-name="ce16">
            <text:p>84.72</text:p>
          </table:table-cell>
          <table:table-cell office:value-type="float" office:value="84.73" table:style-name="ce16">
            <text:p>84.73</text:p>
          </table:table-cell>
          <table:table-cell office:value-type="float" office:value="83.49" table:style-name="ce16">
            <text:p>83.49</text:p>
          </table:table-cell>
          <table:table-cell office:value-type="float" office:value="83.91" table:style-name="ce16">
            <text:p>83.91</text:p>
          </table:table-cell>
          <table:table-cell table:style-name="ce1"/>
          <table:table-cell office:value-type="float" office:value="83.85" table:style-name="ce16">
            <text:p>83.85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2.54" table:style-name="ce16">
            <text:p>82.54</text:p>
          </table:table-cell>
          <table:table-cell office:value-type="float" office:value="77.989999999999995" table:style-name="ce16">
            <text:p>77.9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DT</text:p>
          </table:table-cell>
          <table:table-cell office:value-type="float" office:value="85.32" table:style-name="ce16">
            <text:p>85.32</text:p>
          </table:table-cell>
          <table:table-cell office:value-type="float" office:value="83.81" table:style-name="ce16">
            <text:p>83.81</text:p>
          </table:table-cell>
          <table:table-cell office:value-type="float" office:value="84.79" table:style-name="ce16">
            <text:p>84.79</text:p>
          </table:table-cell>
          <table:table-cell office:value-type="float" office:value="82.88" table:style-name="ce16">
            <text:p>82.88</text:p>
          </table:table-cell>
          <table:table-cell table:style-name="ce1"/>
          <table:table-cell office:value-type="float" office:value="81.83" table:style-name="ce16">
            <text:p>81.83</text:p>
          </table:table-cell>
          <table:table-cell office:value-type="float" office:value="79.930000000000007" table:style-name="ce16">
            <text:p>79.93</text:p>
          </table:table-cell>
          <table:table-cell office:value-type="float" office:value="81.47" table:style-name="ce16">
            <text:p>81.47</text:p>
          </table:table-cell>
          <table:table-cell office:value-type="float" office:value="79.31" table:style-name="ce16">
            <text:p>79.31</text:p>
          </table:table-cell>
          <table:table-cell table:style-name="ce1"/>
          <table:table-cell office:value-type="float" office:value="80.36" table:style-name="ce16">
            <text:p>80.36</text:p>
          </table:table-cell>
          <table:table-cell office:value-type="float" office:value="77.95" table:style-name="ce16">
            <text:p>77.95</text:p>
          </table:table-cell>
          <table:table-cell office:value-type="float" office:value="79.95" table:style-name="ce16">
            <text:p>79.95</text:p>
          </table:table-cell>
          <table:table-cell office:value-type="float" office:value="77.39" table:style-name="ce16">
            <text:p>77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stonian-EWT</text:p>
          </table:table-cell>
          <table:table-cell office:value-type="float" office:value="75.81" table:style-name="ce16">
            <text:p>75.81</text:p>
          </table:table-cell>
          <table:table-cell office:value-type="float" office:value="73.05" table:style-name="ce16">
            <text:p>73.05</text:p>
          </table:table-cell>
          <table:table-cell office:value-type="float" office:value="73.2" table:style-name="ce16">
            <text:p>73.20</text:p>
          </table:table-cell>
          <table:table-cell office:value-type="float" office:value="70.64" table:style-name="ce16">
            <text:p>70.64</text:p>
          </table:table-cell>
          <table:table-cell table:style-name="ce1"/>
          <table:table-cell office:value-type="float" office:value="69.13" table:style-name="ce16">
            <text:p>69.13</text:p>
          </table:table-cell>
          <table:table-cell office:value-type="float" office:value="65.73" table:style-name="ce16">
            <text:p>65.73</text:p>
          </table:table-cell>
          <table:table-cell office:value-type="float" office:value="66.12" table:style-name="ce16">
            <text:p>66.12</text:p>
          </table:table-cell>
          <table:table-cell office:value-type="float" office:value="63.17" table:style-name="ce16">
            <text:p>63.17</text:p>
          </table:table-cell>
          <table:table-cell table:style-name="ce1"/>
          <table:table-cell office:value-type="float" office:value="66.540000000000006" table:style-name="ce16">
            <text:p>66.54</text:p>
          </table:table-cell>
          <table:table-cell office:value-type="float" office:value="61.73" table:style-name="ce16">
            <text:p>61.73</text:p>
          </table:table-cell>
          <table:table-cell office:value-type="float" office:value="62.65" table:style-name="ce16">
            <text:p>62.65</text:p>
          </table:table-cell>
          <table:table-cell office:value-type="float" office:value="58.51" table:style-name="ce16">
            <text:p>58.5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FTB</text:p>
          </table:table-cell>
          <table:table-cell office:value-type="float" office:value="85.93" table:style-name="ce16">
            <text:p>85.93</text:p>
          </table:table-cell>
          <table:table-cell office:value-type="float" office:value="85.21" table:style-name="ce16">
            <text:p>85.21</text:p>
          </table:table-cell>
          <table:table-cell office:value-type="float" office:value="84.7" table:style-name="ce16">
            <text:p>84.70</text:p>
          </table:table-cell>
          <table:table-cell office:value-type="float" office:value="83.99" table:style-name="ce16">
            <text:p>83.99</text:p>
          </table:table-cell>
          <table:table-cell table:style-name="ce1"/>
          <table:table-cell office:value-type="float" office:value="81.56" table:style-name="ce16">
            <text:p>81.56</text:p>
          </table:table-cell>
          <table:table-cell office:value-type="float" office:value="79.87" table:style-name="ce16">
            <text:p>79.87</text:p>
          </table:table-cell>
          <table:table-cell office:value-type="float" office:value="80.569999999999993" table:style-name="ce16">
            <text:p>80.57</text:p>
          </table:table-cell>
          <table:table-cell office:value-type="float" office:value="79.53" table:style-name="ce16">
            <text:p>79.53</text:p>
          </table:table-cell>
          <table:table-cell table:style-name="ce1"/>
          <table:table-cell office:value-type="float" office:value="79.55" table:style-name="ce16">
            <text:p>79.55</text:p>
          </table:table-cell>
          <table:table-cell office:value-type="float" office:value="75.819999999999993" table:style-name="ce16">
            <text:p>75.82</text:p>
          </table:table-cell>
          <table:table-cell office:value-type="float" office:value="78.63" table:style-name="ce16">
            <text:p>78.63</text:p>
          </table:table-cell>
          <table:table-cell office:value-type="float" office:value="75.319999999999993" table:style-name="ce16">
            <text:p>75.3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innish-TDT</text:p>
          </table:table-cell>
          <table:table-cell office:value-type="float" office:value="86.26" table:style-name="ce16">
            <text:p>86.26</text:p>
          </table:table-cell>
          <table:table-cell office:value-type="float" office:value="84.84" table:style-name="ce16">
            <text:p>84.84</text:p>
          </table:table-cell>
          <table:table-cell office:value-type="float" office:value="84.73" table:style-name="ce16">
            <text:p>84.73</text:p>
          </table:table-cell>
          <table:table-cell office:value-type="float" office:value="84.07" table:style-name="ce16">
            <text:p>84.07</text:p>
          </table:table-cell>
          <table:table-cell table:style-name="ce1"/>
          <table:table-cell office:value-type="float" office:value="82.34" table:style-name="ce16">
            <text:p>82.34</text:p>
          </table:table-cell>
          <table:table-cell office:value-type="float" office:value="81" table:style-name="ce16">
            <text:p>81.00</text:p>
          </table:table-cell>
          <table:table-cell office:value-type="float" office:value="81" table:style-name="ce16">
            <text:p>81.00</text:p>
          </table:table-cell>
          <table:table-cell office:value-type="float" office:value="80.47" table:style-name="ce16">
            <text:p>80.47</text:p>
          </table:table-cell>
          <table:table-cell table:style-name="ce1"/>
          <table:table-cell office:value-type="float" office:value="80.58" table:style-name="ce16">
            <text:p>80.58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79.22" table:style-name="ce16">
            <text:p>79.22</text:p>
          </table:table-cell>
          <table:table-cell office:value-type="float" office:value="78.239999999999995" table:style-name="ce16">
            <text:p>78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reek-GDT</text:p>
          </table:table-cell>
          <table:table-cell office:value-type="float" office:value="89.05" table:style-name="ce16">
            <text:p>89.05</text:p>
          </table:table-cell>
          <table:table-cell office:value-type="float" office:value="88.73" table:style-name="ce16">
            <text:p>88.73</text:p>
          </table:table-cell>
          <table:table-cell office:value-type="float" office:value="87.57" table:style-name="ce16">
            <text:p>87.57</text:p>
          </table:table-cell>
          <table:table-cell office:value-type="float" office:value="87.63" table:style-name="ce16">
            <text:p>87.63</text:p>
          </table:table-cell>
          <table:table-cell table:style-name="ce1"/>
          <table:table-cell office:value-type="float" office:value="86.77" table:style-name="ce16">
            <text:p>86.77</text:p>
          </table:table-cell>
          <table:table-cell office:value-type="float" office:value="85.91" table:style-name="ce16">
            <text:p>85.91</text:p>
          </table:table-cell>
          <table:table-cell office:value-type="float" office:value="84.82" table:style-name="ce16">
            <text:p>84.82</text:p>
          </table:table-cell>
          <table:table-cell office:value-type="float" office:value="84.57" table:style-name="ce16">
            <text:p>84.57</text:p>
          </table:table-cell>
          <table:table-cell table:style-name="ce1"/>
          <table:table-cell office:value-type="float" office:value="85.13" table:style-name="ce16">
            <text:p>85.13</text:p>
          </table:table-cell>
          <table:table-cell office:value-type="float" office:value="81.47" table:style-name="ce16">
            <text:p>81.47</text:p>
          </table:table-cell>
          <table:table-cell office:value-type="float" office:value="82.63" table:style-name="ce16">
            <text:p>82.63</text:p>
          </table:table-cell>
          <table:table-cell office:value-type="float" office:value="79.680000000000007" table:style-name="ce16">
            <text:p>79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ebrew-HTB</text:p>
          </table:table-cell>
          <table:table-cell office:value-type="float" office:value="88.04" table:style-name="ce16">
            <text:p>88.04</text:p>
          </table:table-cell>
          <table:table-cell office:value-type="float" office:value="87.66" table:style-name="ce16">
            <text:p>87.66</text:p>
          </table:table-cell>
          <table:table-cell office:value-type="float" office:value="87.14" table:style-name="ce16">
            <text:p>87.14</text:p>
          </table:table-cell>
          <table:table-cell office:value-type="float" office:value="85.99" table:style-name="ce16">
            <text:p>85.99</text:p>
          </table:table-cell>
          <table:table-cell table:style-name="ce1"/>
          <table:table-cell office:value-type="float" office:value="84.19" table:style-name="ce16">
            <text:p>84.19</text:p>
          </table:table-cell>
          <table:table-cell office:value-type="float" office:value="83.54" table:style-name="ce16">
            <text:p>83.54</text:p>
          </table:table-cell>
          <table:table-cell office:value-type="float" office:value="83.13" table:style-name="ce16">
            <text:p>83.13</text:p>
          </table:table-cell>
          <table:table-cell office:value-type="float" office:value="81.55" table:style-name="ce16">
            <text:p>81.55</text:p>
          </table:table-cell>
          <table:table-cell table:style-name="ce1"/>
          <table:table-cell office:value-type="float" office:value="81.53" table:style-name="ce16">
            <text:p>81.53</text:p>
          </table:table-cell>
          <table:table-cell office:value-type="float" office:value="76.37" table:style-name="ce16">
            <text:p>76.37</text:p>
          </table:table-cell>
          <table:table-cell office:value-type="float" office:value="80.459999999999994" table:style-name="ce16">
            <text:p>80.46</text:p>
          </table:table-cell>
          <table:table-cell office:value-type="float" office:value="73.8" table:style-name="ce16">
            <text:p>73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ungarian-Szeged</text:p>
          </table:table-cell>
          <table:table-cell office:value-type="float" office:value="79.790000000000006" table:style-name="ce16">
            <text:p>79.79</text:p>
          </table:table-cell>
          <table:table-cell office:value-type="float" office:value="78.09" table:style-name="ce16">
            <text:p>78.09</text:p>
          </table:table-cell>
          <table:table-cell office:value-type="float" office:value="73.430000000000007" table:style-name="ce16">
            <text:p>73.43</text:p>
          </table:table-cell>
          <table:table-cell office:value-type="float" office:value="73.11" table:style-name="ce16">
            <text:p>73.11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72.11" table:style-name="ce16">
            <text:p>72.11</text:p>
          </table:table-cell>
          <table:table-cell office:value-type="float" office:value="67.290000000000006" table:style-name="ce16">
            <text:p>67.29</text:p>
          </table:table-cell>
          <table:table-cell office:value-type="float" office:value="67.61" table:style-name="ce16">
            <text:p>67.61</text:p>
          </table:table-cell>
          <table:table-cell table:style-name="ce1"/>
          <table:table-cell office:value-type="float" office:value="72.13" table:style-name="ce16">
            <text:p>72.13</text:p>
          </table:table-cell>
          <table:table-cell office:value-type="float" office:value="70.42" table:style-name="ce16">
            <text:p>70.42</text:p>
          </table:table-cell>
          <table:table-cell office:value-type="float" office:value="65.23" table:style-name="ce16">
            <text:p>65.23</text:p>
          </table:table-cell>
          <table:table-cell office:value-type="float" office:value="65.650000000000006" table:style-name="ce16">
            <text:p>65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CSUI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81.05" table:style-name="ce16">
            <text:p>81.05</text:p>
          </table:table-cell>
          <table:table-cell office:value-type="float" office:value="79.13" table:style-name="ce16">
            <text:p>79.13</text:p>
          </table:table-cell>
          <table:table-cell office:value-type="float" office:value="79.55" table:style-name="ce16">
            <text:p>79.55</text:p>
          </table:table-cell>
          <table:table-cell table:style-name="ce1"/>
          <table:table-cell office:value-type="float" office:value="74.89" table:style-name="ce16">
            <text:p>74.89</text:p>
          </table:table-cell>
          <table:table-cell office:value-type="float" office:value="75.45" table:style-name="ce16">
            <text:p>75.45</text:p>
          </table:table-cell>
          <table:table-cell office:value-type="float" office:value="73.489999999999995" table:style-name="ce16">
            <text:p>73.49</text:p>
          </table:table-cell>
          <table:table-cell office:value-type="float" office:value="73.959999999999994" table:style-name="ce16">
            <text:p>73.96</text:p>
          </table:table-cell>
          <table:table-cell table:style-name="ce1"/>
          <table:table-cell office:value-type="float" office:value="74.88" table:style-name="ce16">
            <text:p>74.88</text:p>
          </table:table-cell>
          <table:table-cell office:value-type="float" office:value="72.12" table:style-name="ce16">
            <text:p>72.12</text:p>
          </table:table-cell>
          <table:table-cell office:value-type="float" office:value="73.31" table:style-name="ce16">
            <text:p>73.31</text:p>
          </table:table-cell>
          <table:table-cell office:value-type="float" office:value="70.53" table:style-name="ce16">
            <text:p>7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ndonesian-GSD</text:p>
          </table:table-cell>
          <table:table-cell office:value-type="float" office:value="83.81" table:style-name="ce16">
            <text:p>83.81</text:p>
          </table:table-cell>
          <table:table-cell office:value-type="float" office:value="84.13" table:style-name="ce16">
            <text:p>84.13</text:p>
          </table:table-cell>
          <table:table-cell office:value-type="float" office:value="82.55" table:style-name="ce16">
            <text:p>82.55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77.62" table:style-name="ce16">
            <text:p>77.62</text:p>
          </table:table-cell>
          <table:table-cell office:value-type="float" office:value="77.81" table:style-name="ce16">
            <text:p>77.81</text:p>
          </table:table-cell>
          <table:table-cell office:value-type="float" office:value="76.34" table:style-name="ce16">
            <text:p>76.34</text:p>
          </table:table-cell>
          <table:table-cell office:value-type="float" office:value="76.849999999999994" table:style-name="ce16">
            <text:p>76.85</text:p>
          </table:table-cell>
          <table:table-cell table:style-name="ce1"/>
          <table:table-cell office:value-type="float" office:value="76.790000000000006" table:style-name="ce16">
            <text:p>76.79</text:p>
          </table:table-cell>
          <table:table-cell office:value-type="float" office:value="74.63" table:style-name="ce16">
            <text:p>74.63</text:p>
          </table:table-cell>
          <table:table-cell office:value-type="float" office:value="75.569999999999993" table:style-name="ce16">
            <text:p>75.57</text:p>
          </table:table-cell>
          <table:table-cell office:value-type="float" office:value="73.349999999999994" table:style-name="ce16">
            <text:p>73.3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Japanese-GSD</text:p>
          </table:table-cell>
          <table:table-cell office:value-type="float" office:value="92.05" table:style-name="ce16">
            <text:p>92.05</text:p>
          </table:table-cell>
          <table:table-cell office:value-type="float" office:value="93.04" table:style-name="ce16">
            <text:p>93.04</text:p>
          </table:table-cell>
          <table:table-cell office:value-type="float" office:value="89.76" table:style-name="ce16">
            <text:p>89.76</text:p>
          </table:table-cell>
          <table:table-cell office:value-type="float" office:value="93.06" table:style-name="ce16">
            <text:p>93.06</text:p>
          </table:table-cell>
          <table:table-cell table:style-name="ce1"/>
          <table:table-cell office:value-type="float" office:value="91.53" table:style-name="ce16">
            <text:p>91.53</text:p>
          </table:table-cell>
          <table:table-cell office:value-type="float" office:value="91.48" table:style-name="ce16">
            <text:p>91.48</text:p>
          </table:table-cell>
          <table:table-cell office:value-type="float" office:value="89.24" table:style-name="ce16">
            <text:p>89.24</text:p>
          </table:table-cell>
          <table:table-cell office:value-type="float" office:value="91.37" table:style-name="ce16">
            <text:p>91.37</text:p>
          </table:table-cell>
          <table:table-cell table:style-name="ce1"/>
          <table:table-cell office:value-type="float" office:value="91.09" table:style-name="ce16">
            <text:p>91.09</text:p>
          </table:table-cell>
          <table:table-cell office:value-type="float" office:value="87.93" table:style-name="ce16">
            <text:p>87.93</text:p>
          </table:table-cell>
          <table:table-cell office:value-type="float" office:value="88.61" table:style-name="ce16">
            <text:p>88.61</text:p>
          </table:table-cell>
          <table:table-cell office:value-type="float" office:value="87.54" table:style-name="ce16">
            <text:p>87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GSD</text:p>
          </table:table-cell>
          <table:table-cell office:value-type="float" office:value="84.49" table:style-name="ce16">
            <text:p>84.49</text:p>
          </table:table-cell>
          <table:table-cell office:value-type="float" office:value="85.31" table:style-name="ce16">
            <text:p>85.31</text:p>
          </table:table-cell>
          <table:table-cell office:value-type="float" office:value="81.650000000000006" table:style-name="ce16">
            <text:p>81.65</text:p>
          </table:table-cell>
          <table:table-cell office:value-type="float" office:value="83.07" table:style-name="ce16">
            <text:p>83.07</text:p>
          </table:table-cell>
          <table:table-cell table:style-name="ce1"/>
          <table:table-cell office:value-type="float" office:value="80.540000000000006" table:style-name="ce16">
            <text:p>80.54</text:p>
          </table:table-cell>
          <table:table-cell office:value-type="float" office:value="81.19" table:style-name="ce16">
            <text:p>81.19</text:p>
          </table:table-cell>
          <table:table-cell office:value-type="float" office:value="77.88" table:style-name="ce16">
            <text:p>77.88</text:p>
          </table:table-cell>
          <table:table-cell office:value-type="float" office:value="79.400000000000006" table:style-name="ce16">
            <text:p>79.40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8.61" table:style-name="ce16">
            <text:p>78.61</text:p>
          </table:table-cell>
          <table:table-cell office:value-type="float" office:value="75.319999999999993" table:style-name="ce16">
            <text:p>75.32</text:p>
          </table:table-cell>
          <table:table-cell office:value-type="float" office:value="76.59" table:style-name="ce16">
            <text:p>76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Korean-Kaist</text:p>
          </table:table-cell>
          <table:table-cell office:value-type="float" office:value="86.31" table:style-name="ce16">
            <text:p>86.31</text:p>
          </table:table-cell>
          <table:table-cell office:value-type="float" office:value="85.77" table:style-name="ce16">
            <text:p>85.77</text:p>
          </table:table-cell>
          <table:table-cell office:value-type="float" office:value="84.65" table:style-name="ce16">
            <text:p>84.65</text:p>
          </table:table-cell>
          <table:table-cell office:value-type="float" office:value="84.95" table:style-name="ce16">
            <text:p>84.95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3.44" table:style-name="ce16">
            <text:p>83.44</text:p>
          </table:table-cell>
          <table:table-cell office:value-type="float" office:value="82.9" table:style-name="ce16">
            <text:p>82.90</text:p>
          </table:table-cell>
          <table:table-cell office:value-type="float" office:value="82.76" table:style-name="ce16">
            <text:p>82.76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80.58" table:style-name="ce16">
            <text:p>80.58</text:p>
          </table:table-cell>
          <table:table-cell office:value-type="float" office:value="80.87" table:style-name="ce16">
            <text:p>80.87</text:p>
          </table:table-cell>
          <table:table-cell office:value-type="float" office:value="79.81" table:style-name="ce16">
            <text:p>79.8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vian-LVTB</text:p>
          </table:table-cell>
          <table:table-cell office:value-type="float" office:value="85.18" table:style-name="ce16">
            <text:p>85.18</text:p>
          </table:table-cell>
          <table:table-cell office:value-type="float" office:value="84.43" table:style-name="ce16">
            <text:p>84.43</text:p>
          </table:table-cell>
          <table:table-cell office:value-type="float" office:value="84.24" table:style-name="ce16">
            <text:p>84.24</text:p>
          </table:table-cell>
          <table:table-cell office:value-type="float" office:value="83.82" table:style-name="ce16">
            <text:p>83.82</text:p>
          </table:table-cell>
          <table:table-cell table:style-name="ce1"/>
          <table:table-cell office:value-type="float" office:value="81.67" table:style-name="ce16">
            <text:p>81.67</text:p>
          </table:table-cell>
          <table:table-cell office:value-type="float" office:value="80.44" table:style-name="ce16">
            <text:p>80.44</text:p>
          </table:table-cell>
          <table:table-cell office:value-type="float" office:value="80.61" table:style-name="ce16">
            <text:p>80.61</text:p>
          </table:table-cell>
          <table:table-cell office:value-type="float" office:value="79.86" table:style-name="ce16">
            <text:p>79.86</text:p>
          </table:table-cell>
          <table:table-cell table:style-name="ce1"/>
          <table:table-cell office:value-type="float" office:value="80.239999999999995" table:style-name="ce16">
            <text:p>80.24</text:p>
          </table:table-cell>
          <table:table-cell office:value-type="float" office:value="77.84" table:style-name="ce16">
            <text:p>77.84</text:p>
          </table:table-cell>
          <table:table-cell office:value-type="float" office:value="79.2" table:style-name="ce16">
            <text:p>79.20</text:p>
          </table:table-cell>
          <table:table-cell office:value-type="float" office:value="77.430000000000007" table:style-name="ce16">
            <text:p>77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ALKSNIS</text:p>
          </table:table-cell>
          <table:table-cell office:value-type="float" office:value="73.52" table:style-name="ce16">
            <text:p>73.52</text:p>
          </table:table-cell>
          <table:table-cell office:value-type="float" office:value="73.98" table:style-name="ce16">
            <text:p>73.98</text:p>
          </table:table-cell>
          <table:table-cell office:value-type="float" office:value="69.53" table:style-name="ce16">
            <text:p>69.53</text:p>
          </table:table-cell>
          <table:table-cell office:value-type="float" office:value="67.59" table:style-name="ce16">
            <text:p>67.59</text:p>
          </table:table-cell>
          <table:table-cell table:style-name="ce1"/>
          <table:table-cell office:value-type="float" office:value="67.349999999999994" table:style-name="ce16">
            <text:p>67.35</text:p>
          </table:table-cell>
          <table:table-cell office:value-type="float" office:value="67.760000000000005" table:style-name="ce16">
            <text:p>67.76</text:p>
          </table:table-cell>
          <table:table-cell office:value-type="float" office:value="63.23" table:style-name="ce16">
            <text:p>63.23</text:p>
          </table:table-cell>
          <table:table-cell office:value-type="float" office:value="61.76" table:style-name="ce16">
            <text:p>61.76</text:p>
          </table:table-cell>
          <table:table-cell table:style-name="ce1"/>
          <table:table-cell office:value-type="float" office:value="65.22" table:style-name="ce16">
            <text:p>65.22</text:p>
          </table:table-cell>
          <table:table-cell office:value-type="float" office:value="64.88" table:style-name="ce16">
            <text:p>64.88</text:p>
          </table:table-cell>
          <table:table-cell office:value-type="float" office:value="61.16" table:style-name="ce16">
            <text:p>61.16</text:p>
          </table:table-cell>
          <table:table-cell office:value-type="float" office:value="58.64" table:style-name="ce16">
            <text:p>58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ithuanian-HSE</text:p>
          </table:table-cell>
          <table:table-cell office:value-type="float" office:value="46.23" table:style-name="ce16">
            <text:p>46.23</text:p>
          </table:table-cell>
          <table:table-cell office:value-type="float" office:value="46.51" table:style-name="ce16">
            <text:p>46.51</text:p>
          </table:table-cell>
          <table:table-cell office:value-type="float" office:value="48.02" table:style-name="ce16">
            <text:p>48.02</text:p>
          </table:table-cell>
          <table:table-cell office:value-type="float" office:value="39.619999999999997" table:style-name="ce16">
            <text:p>39.62</text:p>
          </table:table-cell>
          <table:table-cell table:style-name="ce1"/>
          <table:table-cell office:value-type="float" office:value="37.36" table:style-name="ce16">
            <text:p>37.36</text:p>
          </table:table-cell>
          <table:table-cell office:value-type="float" office:value="34.15" table:style-name="ce16">
            <text:p>34.15</text:p>
          </table:table-cell>
          <table:table-cell office:value-type="float" office:value="36.6" table:style-name="ce16">
            <text:p>36.60</text:p>
          </table:table-cell>
          <table:table-cell office:value-type="float" office:value="23.4" table:style-name="ce16">
            <text:p>23.40</text:p>
          </table:table-cell>
          <table:table-cell table:style-name="ce1"/>
          <table:table-cell office:value-type="float" office:value="33" table:style-name="ce16">
            <text:p>33.00</text:p>
          </table:table-cell>
          <table:table-cell office:value-type="float" office:value="30.73" table:style-name="ce16">
            <text:p>30.73</text:p>
          </table:table-cell>
          <table:table-cell office:value-type="float" office:value="31.88" table:style-name="ce16">
            <text:p>31.88</text:p>
          </table:table-cell>
          <table:table-cell office:value-type="float" office:value="16.239999999999998" table:style-name="ce16">
            <text:p>1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ltese-MUDT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239999999999995" table:style-name="ce16">
            <text:p>81.24</text:p>
          </table:table-cell>
          <table:table-cell office:value-type="float" office:value="77.709999999999994" table:style-name="ce16">
            <text:p>77.71</text:p>
          </table:table-cell>
          <table:table-cell office:value-type="float" office:value="78.62" table:style-name="ce16">
            <text:p>78.62</text:p>
          </table:table-cell>
          <table:table-cell table:style-name="ce1"/>
          <table:table-cell office:value-type="float" office:value="74.44" table:style-name="ce16">
            <text:p>74.44</text:p>
          </table:table-cell>
          <table:table-cell office:value-type="float" office:value="74.98" table:style-name="ce16">
            <text:p>74.98</text:p>
          </table:table-cell>
          <table:table-cell office:value-type="float" office:value="72.13" table:style-name="ce16">
            <text:p>72.13</text:p>
          </table:table-cell>
          <table:table-cell office:value-type="float" office:value="72.099999999999994" table:style-name="ce16">
            <text:p>72.10</text:p>
          </table:table-cell>
          <table:table-cell table:style-name="ce1"/>
          <table:table-cell office:value-type="float" office:value="73.72" table:style-name="ce16">
            <text:p>73.72</text:p>
          </table:table-cell>
          <table:table-cell office:value-type="float" office:value="67.709999999999994" table:style-name="ce16">
            <text:p>67.71</text:p>
          </table:table-cell>
          <table:table-cell office:value-type="float" office:value="70.89" table:style-name="ce16">
            <text:p>70.89</text:p>
          </table:table-cell>
          <table:table-cell office:value-type="float" office:value="64.31" table:style-name="ce16">
            <text:p>6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th_Sami-Giella</text:p>
          </table:table-cell>
          <table:table-cell office:value-type="float" office:value="77.31" table:style-name="ce16">
            <text:p>77.31</text:p>
          </table:table-cell>
          <table:table-cell office:value-type="float" office:value="71.239999999999995" table:style-name="ce16">
            <text:p>71.24</text:p>
          </table:table-cell>
          <table:table-cell office:value-type="float" office:value="74.13" table:style-name="ce16">
            <text:p>74.13</text:p>
          </table:table-cell>
          <table:table-cell office:value-type="float" office:value="68.489999999999995" table:style-name="ce16">
            <text:p>68.49</text:p>
          </table:table-cell>
          <table:table-cell table:style-name="ce1"/>
          <table:table-cell office:value-type="float" office:value="69.73" table:style-name="ce16">
            <text:p>69.73</text:p>
          </table:table-cell>
          <table:table-cell office:value-type="float" office:value="64.709999999999994" table:style-name="ce16">
            <text:p>64.71</text:p>
          </table:table-cell>
          <table:table-cell office:value-type="float" office:value="66.760000000000005" table:style-name="ce16">
            <text:p>66.76</text:p>
          </table:table-cell>
          <table:table-cell office:value-type="float" office:value="61.67" table:style-name="ce16">
            <text:p>61.67</text:p>
          </table:table-cell>
          <table:table-cell table:style-name="ce1"/>
          <table:table-cell office:value-type="float" office:value="68.31" table:style-name="ce16">
            <text:p>68.31</text:p>
          </table:table-cell>
          <table:table-cell office:value-type="float" office:value="62.19" table:style-name="ce16">
            <text:p>62.19</text:p>
          </table:table-cell>
          <table:table-cell office:value-type="float" office:value="65.16" table:style-name="ce16">
            <text:p>65.16</text:p>
          </table:table-cell>
          <table:table-cell office:value-type="float" office:value="58.66" table:style-name="ce16">
            <text:p>58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PerDT</text:p>
          </table:table-cell>
          <table:table-cell office:value-type="float" office:value="92.45" table:style-name="ce16">
            <text:p>92.45</text:p>
          </table:table-cell>
          <table:table-cell office:value-type="float" office:value="91.58" table:style-name="ce16">
            <text:p>91.58</text:p>
          </table:table-cell>
          <table:table-cell office:value-type="float" office:value="91.05" table:style-name="ce16">
            <text:p>91.05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24" table:style-name="ce16">
            <text:p>89.24</text:p>
          </table:table-cell>
          <table:table-cell office:value-type="float" office:value="88.48" table:style-name="ce16">
            <text:p>88.48</text:p>
          </table:table-cell>
          <table:table-cell office:value-type="float" office:value="87.96" table:style-name="ce16">
            <text:p>87.96</text:p>
          </table:table-cell>
          <table:table-cell office:value-type="float" office:value="87.95" table:style-name="ce16">
            <text:p>87.95</text:p>
          </table:table-cell>
          <table:table-cell table:style-name="ce1"/>
          <table:table-cell office:value-type="float" office:value="88.79" table:style-name="ce16">
            <text:p>88.79</text:p>
          </table:table-cell>
          <table:table-cell office:value-type="float" office:value="86.06" table:style-name="ce16">
            <text:p>86.06</text:p>
          </table:table-cell>
          <table:table-cell office:value-type="float" office:value="87.41" table:style-name="ce16">
            <text:p>87.41</text:p>
          </table:table-cell>
          <table:table-cell office:value-type="float" office:value="85.48" table:style-name="ce16">
            <text:p>85.4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ersian-Seraji</text:p>
          </table:table-cell>
          <table:table-cell office:value-type="float" office:value="87.91" table:style-name="ce16">
            <text:p>87.91</text:p>
          </table:table-cell>
          <table:table-cell office:value-type="float" office:value="86.92" table:style-name="ce16">
            <text:p>86.92</text:p>
          </table:table-cell>
          <table:table-cell office:value-type="float" office:value="86.4" table:style-name="ce16">
            <text:p>86.40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3.89" table:style-name="ce16">
            <text:p>83.89</text:p>
          </table:table-cell>
          <table:table-cell office:value-type="float" office:value="82.81" table:style-name="ce16">
            <text:p>82.81</text:p>
          </table:table-cell>
          <table:table-cell office:value-type="float" office:value="82.3" table:style-name="ce16">
            <text:p>82.30</text:p>
          </table:table-cell>
          <table:table-cell office:value-type="float" office:value="81.52" table:style-name="ce16">
            <text:p>81.52</text:p>
          </table:table-cell>
          <table:table-cell table:style-name="ce1"/>
          <table:table-cell office:value-type="float" office:value="83.3" table:style-name="ce16">
            <text:p>83.30</text:p>
          </table:table-cell>
          <table:table-cell office:value-type="float" office:value="79.400000000000006" table:style-name="ce16">
            <text:p>79.40</text:p>
          </table:table-cell>
          <table:table-cell office:value-type="float" office:value="81.62" table:style-name="ce16">
            <text:p>81.62</text:p>
          </table:table-cell>
          <table:table-cell office:value-type="float" office:value="78.06" table:style-name="ce16">
            <text:p>7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cottish_Gaelic-ARCOSG</text:p>
          </table:table-cell>
          <table:table-cell office:value-type="float" office:value="83.79" table:style-name="ce16">
            <text:p>83.79</text:p>
          </table:table-cell>
          <table:table-cell office:value-type="float" office:value="84.96" table:style-name="ce16">
            <text:p>84.96</text:p>
          </table:table-cell>
          <table:table-cell office:value-type="float" office:value="83.11" table:style-name="ce16">
            <text:p>83.11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79.209999999999994" table:style-name="ce16">
            <text:p>79.21</text:p>
          </table:table-cell>
          <table:table-cell office:value-type="float" office:value="78.98" table:style-name="ce16">
            <text:p>78.98</text:p>
          </table:table-cell>
          <table:table-cell office:value-type="float" office:value="78.27" table:style-name="ce16">
            <text:p>78.27</text:p>
          </table:table-cell>
          <table:table-cell office:value-type="float" office:value="78.239999999999995" table:style-name="ce16">
            <text:p>78.24</text:p>
          </table:table-cell>
          <table:table-cell table:style-name="ce1"/>
          <table:table-cell office:value-type="float" office:value="79.14" table:style-name="ce16">
            <text:p>79.14</text:p>
          </table:table-cell>
          <table:table-cell office:value-type="float" office:value="74.28" table:style-name="ce16">
            <text:p>74.28</text:p>
          </table:table-cell>
          <table:table-cell office:value-type="float" office:value="78.209999999999994" table:style-name="ce16">
            <text:p>78.21</text:p>
          </table:table-cell>
          <table:table-cell office:value-type="float" office:value="72.92" table:style-name="ce16">
            <text:p>72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BOUN</text:p>
          </table:table-cell>
          <table:table-cell office:value-type="float" office:value="74.36" table:style-name="ce16">
            <text:p>74.36</text:p>
          </table:table-cell>
          <table:table-cell office:value-type="float" office:value="75.2" table:style-name="ce16">
            <text:p>75.20</text:p>
          </table:table-cell>
          <table:table-cell office:value-type="float" office:value="71.09" table:style-name="ce16">
            <text:p>71.09</text:p>
          </table:table-cell>
          <table:table-cell office:value-type="float" office:value="71.75" table:style-name="ce16">
            <text:p>71.75</text:p>
          </table:table-cell>
          <table:table-cell table:style-name="ce1"/>
          <table:table-cell office:value-type="float" office:value="67.44" table:style-name="ce16">
            <text:p>67.44</text:p>
          </table:table-cell>
          <table:table-cell office:value-type="float" office:value="67.34" table:style-name="ce16">
            <text:p>67.34</text:p>
          </table:table-cell>
          <table:table-cell office:value-type="float" office:value="64.8" table:style-name="ce16">
            <text:p>64.80</text:p>
          </table:table-cell>
          <table:table-cell office:value-type="float" office:value="64.61" table:style-name="ce16">
            <text:p>64.61</text:p>
          </table:table-cell>
          <table:table-cell table:style-name="ce1"/>
          <table:table-cell office:value-type="float" office:value="65.33" table:style-name="ce16">
            <text:p>65.33</text:p>
          </table:table-cell>
          <table:table-cell office:value-type="float" office:value="64.260000000000005" table:style-name="ce16">
            <text:p>64.26</text:p>
          </table:table-cell>
          <table:table-cell office:value-type="float" office:value="62.72" table:style-name="ce16">
            <text:p>62.72</text:p>
          </table:table-cell>
          <table:table-cell office:value-type="float" office:value="61.11" table:style-name="ce16">
            <text:p>61.1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FrameNet</text:p>
          </table:table-cell>
          <table:table-cell office:value-type="float" office:value="88.62" table:style-name="ce16">
            <text:p>88.62</text:p>
          </table:table-cell>
          <table:table-cell office:value-type="float" office:value="89.43" table:style-name="ce16">
            <text:p>89.43</text:p>
          </table:table-cell>
          <table:table-cell office:value-type="float" office:value="87.05" table:style-name="ce16">
            <text:p>87.05</text:p>
          </table:table-cell>
          <table:table-cell office:value-type="float" office:value="87.59" table:style-name="ce16">
            <text:p>87.59</text:p>
          </table:table-cell>
          <table:table-cell table:style-name="ce1"/>
          <table:table-cell office:value-type="float" office:value="78.459999999999994" table:style-name="ce16">
            <text:p>78.46</text:p>
          </table:table-cell>
          <table:table-cell office:value-type="float" office:value="77.569999999999993" table:style-name="ce16">
            <text:p>77.57</text:p>
          </table:table-cell>
          <table:table-cell office:value-type="float" office:value="76.14" table:style-name="ce16">
            <text:p>76.14</text:p>
          </table:table-cell>
          <table:table-cell office:value-type="float" office:value="76.069999999999993" table:style-name="ce16">
            <text:p>76.07</text:p>
          </table:table-cell>
          <table:table-cell table:style-name="ce1"/>
          <table:table-cell office:value-type="float" office:value="75" table:style-name="ce16">
            <text:p>75.00</text:p>
          </table:table-cell>
          <table:table-cell office:value-type="float" office:value="73.48" table:style-name="ce16">
            <text:p>73.48</text:p>
          </table:table-cell>
          <table:table-cell office:value-type="float" office:value="72.14" table:style-name="ce16">
            <text:p>72.14</text:p>
          </table:table-cell>
          <table:table-cell office:value-type="float" office:value="71.900000000000006" table:style-name="ce16">
            <text:p>71.9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IMST</text:p>
          </table:table-cell>
          <table:table-cell office:value-type="float" office:value="69.12" table:style-name="ce16">
            <text:p>69.12</text:p>
          </table:table-cell>
          <table:table-cell office:value-type="float" office:value="69.63" table:style-name="ce16">
            <text:p>69.63</text:p>
          </table:table-cell>
          <table:table-cell office:value-type="float" office:value="63.74" table:style-name="ce16">
            <text:p>63.74</text:p>
          </table:table-cell>
          <table:table-cell office:value-type="float" office:value="64.150000000000006" table:style-name="ce16">
            <text:p>64.15</text:p>
          </table:table-cell>
          <table:table-cell table:style-name="ce1"/>
          <table:table-cell office:value-type="float" office:value="60.95" table:style-name="ce16">
            <text:p>60.95</text:p>
          </table:table-cell>
          <table:table-cell office:value-type="float" office:value="61.56" table:style-name="ce16">
            <text:p>61.56</text:p>
          </table:table-cell>
          <table:table-cell office:value-type="float" office:value="56.7" table:style-name="ce16">
            <text:p>56.70</text:p>
          </table:table-cell>
          <table:table-cell office:value-type="float" office:value="57.07" table:style-name="ce16">
            <text:p>57.07</text:p>
          </table:table-cell>
          <table:table-cell table:style-name="ce1"/>
          <table:table-cell office:value-type="float" office:value="57.33" table:style-name="ce16">
            <text:p>57.33</text:p>
          </table:table-cell>
          <table:table-cell office:value-type="float" office:value="56.66" table:style-name="ce16">
            <text:p>56.66</text:p>
          </table:table-cell>
          <table:table-cell office:value-type="float" office:value="52.33" table:style-name="ce16">
            <text:p>52.33</text:p>
          </table:table-cell>
          <table:table-cell office:value-type="float" office:value="51.39" table:style-name="ce16">
            <text:p>51.3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Kenet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459999999999994" table:style-name="ce16">
            <text:p>79.46</text:p>
          </table:table-cell>
          <table:table-cell office:value-type="float" office:value="77.95" table:style-name="ce16">
            <text:p>77.95</text:p>
          </table:table-cell>
          <table:table-cell office:value-type="float" office:value="79.12" table:style-name="ce16">
            <text:p>79.12</text:p>
          </table:table-cell>
          <table:table-cell table:style-name="ce1"/>
          <table:table-cell office:value-type="float" office:value="65.75" table:style-name="ce16">
            <text:p>65.75</text:p>
          </table:table-cell>
          <table:table-cell office:value-type="float" office:value="64.94" table:style-name="ce16">
            <text:p>64.94</text:p>
          </table:table-cell>
          <table:table-cell office:value-type="float" office:value="65.010000000000005" table:style-name="ce16">
            <text:p>65.01</text:p>
          </table:table-cell>
          <table:table-cell office:value-type="float" office:value="64.849999999999994" table:style-name="ce16">
            <text:p>64.85</text:p>
          </table:table-cell>
          <table:table-cell table:style-name="ce1"/>
          <table:table-cell office:value-type="float" office:value="64.92" table:style-name="ce16">
            <text:p>64.92</text:p>
          </table:table-cell>
          <table:table-cell office:value-type="float" office:value="63.16" table:style-name="ce16">
            <text:p>63.16</text:p>
          </table:table-cell>
          <table:table-cell office:value-type="float" office:value="63.91" table:style-name="ce16">
            <text:p>63.91</text:p>
          </table:table-cell>
          <table:table-cell office:value-type="float" office:value="62.75" table:style-name="ce16">
            <text:p>62.7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Penn</text:p>
          </table:table-cell>
          <table:table-cell office:value-type="float" office:value="85.8" table:style-name="ce16">
            <text:p>85.80</text:p>
          </table:table-cell>
          <table:table-cell office:value-type="float" office:value="83.86" table:style-name="ce16">
            <text:p>83.86</text:p>
          </table:table-cell>
          <table:table-cell office:value-type="float" office:value="83.95" table:style-name="ce16">
            <text:p>83.95</text:p>
          </table:table-cell>
          <table:table-cell office:value-type="float" office:value="83.27" table:style-name="ce16">
            <text:p>83.27</text:p>
          </table:table-cell>
          <table:table-cell table:style-name="ce1"/>
          <table:table-cell office:value-type="float" office:value="77.14" table:style-name="ce16">
            <text:p>77.14</text:p>
          </table:table-cell>
          <table:table-cell office:value-type="float" office:value="73.180000000000007" table:style-name="ce16">
            <text:p>73.18</text:p>
          </table:table-cell>
          <table:table-cell office:value-type="float" office:value="75.27" table:style-name="ce16">
            <text:p>75.27</text:p>
          </table:table-cell>
          <table:table-cell office:value-type="float" office:value="72.22" table:style-name="ce16">
            <text:p>72.22</text:p>
          </table:table-cell>
          <table:table-cell table:style-name="ce1"/>
          <table:table-cell office:value-type="float" office:value="75.23" table:style-name="ce16">
            <text:p>75.23</text:p>
          </table:table-cell>
          <table:table-cell office:value-type="float" office:value="70.38" table:style-name="ce16">
            <text:p>70.38</text:p>
          </table:table-cell>
          <table:table-cell office:value-type="float" office:value="72.92" table:style-name="ce16">
            <text:p>72.92</text:p>
          </table:table-cell>
          <table:table-cell office:value-type="float" office:value="69.45" table:style-name="ce16">
            <text:p>69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urkish-Tourism</text:p>
          </table:table-cell>
          <table:table-cell office:value-type="float" office:value="96.12" table:style-name="ce16">
            <text:p>96.12</text:p>
          </table:table-cell>
          <table:table-cell office:value-type="float" office:value="96.18" table:style-name="ce16">
            <text:p>96.18</text:p>
          </table:table-cell>
          <table:table-cell office:value-type="float" office:value="95.53" table:style-name="ce16">
            <text:p>95.53</text:p>
          </table:table-cell>
          <table:table-cell office:value-type="float" office:value="95.47" table:style-name="ce16">
            <text:p>95.47</text:p>
          </table:table-cell>
          <table:table-cell table:style-name="ce1"/>
          <table:table-cell office:value-type="float" office:value="90.81" table:style-name="ce16">
            <text:p>90.81</text:p>
          </table:table-cell>
          <table:table-cell office:value-type="float" office:value="90.33" table:style-name="ce16">
            <text:p>90.33</text:p>
          </table:table-cell>
          <table:table-cell office:value-type="float" office:value="90.3" table:style-name="ce16">
            <text:p>90.30</text:p>
          </table:table-cell>
          <table:table-cell office:value-type="float" office:value="89.49" table:style-name="ce16">
            <text:p>89.49</text:p>
          </table:table-cell>
          <table:table-cell table:style-name="ce1"/>
          <table:table-cell office:value-type="float" office:value="88.33" table:style-name="ce16">
            <text:p>88.33</text:p>
          </table:table-cell>
          <table:table-cell office:value-type="float" office:value="87.47" table:style-name="ce16">
            <text:p>87.47</text:p>
          </table:table-cell>
          <table:table-cell office:value-type="float" office:value="87.86" table:style-name="ce16">
            <text:p>87.86</text:p>
          </table:table-cell>
          <table:table-cell office:value-type="float" office:value="86.76" table:style-name="ce16">
            <text:p>86.7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yghur-UDT</text:p>
          </table:table-cell>
          <table:table-cell office:value-type="float" office:value="77.61" table:style-name="ce16">
            <text:p>77.61</text:p>
          </table:table-cell>
          <table:table-cell office:value-type="float" office:value="75.760000000000005" table:style-name="ce16">
            <text:p>75.76</text:p>
          </table:table-cell>
          <table:table-cell office:value-type="float" office:value="73.709999999999994" table:style-name="ce16">
            <text:p>73.71</text:p>
          </table:table-cell>
          <table:table-cell office:value-type="float" office:value="72.48" table:style-name="ce16">
            <text:p>72.48</text:p>
          </table:table-cell>
          <table:table-cell table:style-name="ce1"/>
          <table:table-cell office:value-type="float" office:value="65.42" table:style-name="ce16">
            <text:p>65.42</text:p>
          </table:table-cell>
          <table:table-cell office:value-type="float" office:value="63.05" table:style-name="ce16">
            <text:p>63.05</text:p>
          </table:table-cell>
          <table:table-cell office:value-type="float" office:value="61.63" table:style-name="ce16">
            <text:p>61.63</text:p>
          </table:table-cell>
          <table:table-cell office:value-type="float" office:value="60.12" table:style-name="ce16">
            <text:p>60.12</text:p>
          </table:table-cell>
          <table:table-cell table:style-name="ce1"/>
          <table:table-cell office:value-type="float" office:value="59.85" table:style-name="ce16">
            <text:p>59.85</text:p>
          </table:table-cell>
          <table:table-cell office:value-type="float" office:value="56.09" table:style-name="ce16">
            <text:p>56.09</text:p>
          </table:table-cell>
          <table:table-cell office:value-type="float" office:value="55.21" table:style-name="ce16">
            <text:p>55.21</text:p>
          </table:table-cell>
          <table:table-cell office:value-type="float" office:value="52.24" table:style-name="ce16">
            <text:p>52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Vietnamese-VTB</text:p>
          </table:table-cell>
          <table:table-cell office:value-type="float" office:value="66.98" table:style-name="ce16">
            <text:p>66.98</text:p>
          </table:table-cell>
          <table:table-cell office:value-type="float" office:value="66.61" table:style-name="ce16">
            <text:p>66.61</text:p>
          </table:table-cell>
          <table:table-cell office:value-type="float" office:value="64.650000000000006" table:style-name="ce16">
            <text:p>64.65</text:p>
          </table:table-cell>
          <table:table-cell office:value-type="float" office:value="64.83" table:style-name="ce16">
            <text:p>64.83</text:p>
          </table:table-cell>
          <table:table-cell table:style-name="ce1"/>
          <table:table-cell office:value-type="float" office:value="58.44" table:style-name="ce16">
            <text:p>58.44</text:p>
          </table:table-cell>
          <table:table-cell office:value-type="float" office:value="57.38" table:style-name="ce16">
            <text:p>57.38</text:p>
          </table:table-cell>
          <table:table-cell office:value-type="float" office:value="56.19" table:style-name="ce16">
            <text:p>56.19</text:p>
          </table:table-cell>
          <table:table-cell office:value-type="float" office:value="55.09" table:style-name="ce16">
            <text:p>55.09</text:p>
          </table:table-cell>
          <table:table-cell table:style-name="ce1"/>
          <table:table-cell office:value-type="float" office:value="57.62" table:style-name="ce16">
            <text:p>57.62</text:p>
          </table:table-cell>
          <table:table-cell office:value-type="float" office:value="54.5" table:style-name="ce16">
            <text:p>54.50</text:p>
          </table:table-cell>
          <table:table-cell office:value-type="float" office:value="55.39" table:style-name="ce16">
            <text:p>55.39</text:p>
          </table:table-cell>
          <table:table-cell office:value-type="float" office:value="51.64" table:style-name="ce16">
            <text:p>51.6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estern_Armenian-ArmTDP</text:p>
          </table:table-cell>
          <table:table-cell office:value-type="float" office:value="73.55" table:style-name="ce16">
            <text:p>73.55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66.650000000000006" table:style-name="ce16">
            <text:p>66.65</text:p>
          </table:table-cell>
          <table:table-cell office:value-type="float" office:value="72.31" table:style-name="ce16">
            <text:p>72.31</text:p>
          </table:table-cell>
          <table:table-cell table:style-name="ce1"/>
          <table:table-cell office:value-type="float" office:value="66.75" table:style-name="ce16">
            <text:p>66.75</text:p>
          </table:table-cell>
          <table:table-cell office:value-type="float" office:value="66.34" table:style-name="ce16">
            <text:p>66.34</text:p>
          </table:table-cell>
          <table:table-cell office:value-type="float" office:value="59.01" table:style-name="ce16">
            <text:p>59.01</text:p>
          </table:table-cell>
          <table:table-cell office:value-type="float" office:value="62.1" table:style-name="ce16">
            <text:p>62.10</text:p>
          </table:table-cell>
          <table:table-cell table:style-name="ce1"/>
          <table:table-cell office:value-type="float" office:value="63.21" table:style-name="ce16">
            <text:p>63.21</text:p>
          </table:table-cell>
          <table:table-cell office:value-type="float" office:value="56.59" table:style-name="ce16">
            <text:p>56.59</text:p>
          </table:table-cell>
          <table:table-cell office:value-type="float" office:value="54.87" table:style-name="ce16">
            <text:p>54.87</text:p>
          </table:table-cell>
          <table:table-cell office:value-type="float" office:value="51.63" table:style-name="ce16">
            <text:p>51.6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Wolof-WTB</text:p>
          </table:table-cell>
          <table:table-cell office:value-type="float" office:value="82.34" table:style-name="ce16">
            <text:p>82.34</text:p>
          </table:table-cell>
          <table:table-cell office:value-type="float" office:value="81.95" table:style-name="ce16">
            <text:p>81.95</text:p>
          </table:table-cell>
          <table:table-cell office:value-type="float" office:value="79.36" table:style-name="ce16">
            <text:p>79.36</text:p>
          </table:table-cell>
          <table:table-cell office:value-type="float" office:value="80.69" table:style-name="ce16">
            <text:p>80.69</text:p>
          </table:table-cell>
          <table:table-cell table:style-name="ce1"/>
          <table:table-cell office:value-type="float" office:value="77.599999999999994" table:style-name="ce16">
            <text:p>77.60</text:p>
          </table:table-cell>
          <table:table-cell office:value-type="float" office:value="75.06" table:style-name="ce16">
            <text:p>75.06</text:p>
          </table:table-cell>
          <table:table-cell office:value-type="float" office:value="74.66" table:style-name="ce16">
            <text:p>74.66</text:p>
          </table:table-cell>
          <table:table-cell office:value-type="float" office:value="73.900000000000006" table:style-name="ce16">
            <text:p>73.90</text:p>
          </table:table-cell>
          <table:table-cell table:style-name="ce1"/>
          <table:table-cell office:value-type="float" office:value="75.95" table:style-name="ce16">
            <text:p>75.95</text:p>
          </table:table-cell>
          <table:table-cell office:value-type="float" office:value="69.540000000000006" table:style-name="ce16">
            <text:p>69.54</text:p>
          </table:table-cell>
          <table:table-cell office:value-type="float" office:value="73.069999999999993" table:style-name="ce16">
            <text:p>73.07</text:p>
          </table:table-cell>
          <table:table-cell office:value-type="float" office:value="67.98" table:style-name="ce16">
            <text:p>67.9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76" table:formula="of:=SUMPRODUCT(--([.B5:.B112]&gt;[.C5:.C112]))" table:number-matrix-columns-spanned="1" table:number-matrix-rows-spanned="1" table:style-name="ce17">
            <text:p>76</text:p>
          </table:table-cell>
          <table:table-cell office:value-type="float" office:value="32" table:formula="of:=SUMPRODUCT(--([.C5:.C112]&gt;[.B5:.B112]))" table:number-matrix-columns-spanned="1" table:number-matrix-rows-spanned="1" table:style-name="ce17">
            <text:p>32</text:p>
          </table:table-cell>
          <table:table-cell office:value-type="float" office:value="61" table:formula="of:=SUMPRODUCT(--([.D5:.D112]&gt;[.E5:.E112]))" table:number-matrix-columns-spanned="1" table:number-matrix-rows-spanned="1" table:style-name="ce17">
            <text:p>61</text:p>
          </table:table-cell>
          <table:table-cell office:value-type="float" office:value="47" table:formula="of:=SUMPRODUCT(--([.E5:.E112]&gt;[.D5:.D112]))" table:number-matrix-columns-spanned="1" table:number-matrix-rows-spanned="1" table:style-name="ce17">
            <text:p>47</text:p>
          </table:table-cell>
          <table:table-cell table:style-name="ce1"/>
          <table:table-cell office:value-type="float" office:value="94" table:formula="of:=SUMPRODUCT(--([.G5:.G112]&gt;[.H5:.H112]))" table:number-matrix-columns-spanned="1" table:number-matrix-rows-spanned="1" table:style-name="ce17">
            <text:p>94</text:p>
          </table:table-cell>
          <table:table-cell office:value-type="float" office:value="14" table:formula="of:=SUMPRODUCT(--([.H5:.H112]&gt;[.G5:.G112]))" table:number-matrix-columns-spanned="1" table:number-matrix-rows-spanned="1" table:style-name="ce17">
            <text:p>14</text:p>
          </table:table-cell>
          <table:table-cell office:value-type="float" office:value="77" table:formula="of:=SUMPRODUCT(--([.I5:.I112]&gt;[.J5:.J112]))" table:number-matrix-columns-spanned="1" table:number-matrix-rows-spanned="1" table:style-name="ce17">
            <text:p>77</text:p>
          </table:table-cell>
          <table:table-cell office:value-type="float" office:value="31" table:formula="of:=SUMPRODUCT(--([.J5:.J112]&gt;[.I5:.I112]))" table:number-matrix-columns-spanned="1" table:number-matrix-rows-spanned="1" table:style-name="ce17">
            <text:p>31</text:p>
          </table:table-cell>
          <table:table-cell table:style-name="ce1"/>
          <table:table-cell office:value-type="float" office:value="107" table:formula="of:=SUMPRODUCT(--([.L5:.L112]&gt;[.M5:.M112]))" table:number-matrix-columns-spanned="1" table:number-matrix-rows-spanned="1" table:style-name="ce17">
            <text:p>107</text:p>
          </table:table-cell>
          <table:table-cell office:value-type="float" office:value="1" table:formula="of:=SUMPRODUCT(--([.M5:.M112]&gt;[.L5:.L112]))" table:number-matrix-columns-spanned="1" table:number-matrix-rows-spanned="1" table:style-name="ce17">
            <text:p>1</text:p>
          </table:table-cell>
          <table:table-cell office:value-type="float" office:value="100" table:formula="of:=SUMPRODUCT(--([.N5:.N112]&gt;[.O5:.O112]))" table:number-matrix-columns-spanned="1" table:number-matrix-rows-spanned="1" table:style-name="ce17">
            <text:p>100</text:p>
          </table:table-cell>
          <table:table-cell office:value-type="float" office:value="8" table:formula="of:=SUMPRODUCT(--([.O5:.O112]&gt;[.N5:.N112]))" table:number-matrix-columns-spanned="1" table:number-matrix-rows-spanned="1" table:style-name="ce17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3.829537037036999" table:formula="of:=AVERAGE([.B5:.B112])" table:style-name="ce16">
            <text:p>83.83</text:p>
          </table:table-cell>
          <table:table-cell office:value-type="float" office:value="83.091666666666697" table:formula="of:=AVERAGE([.C5:.C112])" table:style-name="ce16">
            <text:p>83.09</text:p>
          </table:table-cell>
          <table:table-cell office:value-type="float" office:value="81.622037037037018" table:formula="of:=AVERAGE([.D5:.D112])" table:style-name="ce16">
            <text:p>81.62</text:p>
          </table:table-cell>
          <table:table-cell office:value-type="float" office:value="81.418703703703699" table:formula="of:=AVERAGE([.E5:.E112])" table:style-name="ce16">
            <text:p>81.42</text:p>
          </table:table-cell>
          <table:table-cell table:style-name="ce1"/>
          <table:table-cell office:value-type="float" office:value="79.027870370370366" table:formula="of:=AVERAGE([.G5:.G112])" table:style-name="ce16">
            <text:p>79.03</text:p>
          </table:table-cell>
          <table:table-cell office:value-type="float" office:value="77.641851851851811" table:formula="of:=AVERAGE([.H5:.H112])" table:style-name="ce16">
            <text:p>77.64</text:p>
          </table:table-cell>
          <table:table-cell office:value-type="float" office:value="76.697222222222209" table:formula="of:=AVERAGE([.I5:.I112])" table:style-name="ce16">
            <text:p>76.70</text:p>
          </table:table-cell>
          <table:table-cell office:value-type="float" office:value="75.887592592592583" table:formula="of:=AVERAGE([.J5:.J112])" table:style-name="ce16">
            <text:p>75.89</text:p>
          </table:table-cell>
          <table:table-cell table:style-name="ce1"/>
          <table:table-cell office:value-type="float" office:value="77.613518518518518" table:formula="of:=AVERAGE([.L5:.L112])" table:style-name="ce16">
            <text:p>77.61</text:p>
          </table:table-cell>
          <table:table-cell office:value-type="float" office:value="73.595833333333346" table:formula="of:=AVERAGE([.M5:.M112])" table:style-name="ce16">
            <text:p>73.60</text:p>
          </table:table-cell>
          <table:table-cell office:value-type="float" office:value="75.067685185185198" table:formula="of:=AVERAGE([.N5:.N112])" table:style-name="ce16">
            <text:p>75.07</text:p>
          </table:table-cell>
          <table:table-cell office:value-type="float" office:value="71.578333333333333" table:formula="of:=AVERAGE([.O5:.O112])" table:style-name="ce16">
            <text:p>71.5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787037037030245" table:formula="of:=AVERAGE([.B5:.B112])-AVERAGE([.C5:.C112])" table:style-name="ce19">
            <text:p>0.74</text:p>
          </table:table-cell>
          <table:table-cell office:value-type="float" office:value="-0.73787037037030245" table:formula="of:=AVERAGE([.C5:.C112])-AVERAGE([.B5:.B112])" table:style-name="ce19">
            <text:p>-0.74</text:p>
          </table:table-cell>
          <table:table-cell office:value-type="float" office:value="0.20333333333331893" table:formula="of:=AVERAGE([.D5:.D112])-AVERAGE([.E5:.E112])" table:style-name="ce19">
            <text:p>0.20</text:p>
          </table:table-cell>
          <table:table-cell office:value-type="float" office:value="-0.20333333333331893" table:formula="of:=AVERAGE([.E5:.E112])-AVERAGE([.D5:.D112])" table:style-name="ce19">
            <text:p>-0.20</text:p>
          </table:table-cell>
          <table:table-cell table:style-name="ce1"/>
          <table:table-cell office:value-type="float" office:value="1.3860185185185543" table:formula="of:=AVERAGE([.G5:.G112])-AVERAGE([.H5:.H112])" table:style-name="ce19">
            <text:p>1.39</text:p>
          </table:table-cell>
          <table:table-cell office:value-type="float" office:value="-1.3860185185185543" table:formula="of:=AVERAGE([.H5:.H112])-AVERAGE([.G5:.G112])" table:style-name="ce19">
            <text:p>-1.39</text:p>
          </table:table-cell>
          <table:table-cell office:value-type="float" office:value="0.80962962962962592" table:formula="of:=AVERAGE([.I5:.I112])-AVERAGE([.J5:.J112])" table:style-name="ce19">
            <text:p>0.81</text:p>
          </table:table-cell>
          <table:table-cell office:value-type="float" office:value="-0.80962962962962592" table:formula="of:=AVERAGE([.J5:.J112])-AVERAGE([.I5:.I112])" table:style-name="ce19">
            <text:p>-0.81</text:p>
          </table:table-cell>
          <table:table-cell table:style-name="ce1"/>
          <table:table-cell office:value-type="float" office:value="4.0176851851851723" table:formula="of:=AVERAGE([.L5:.L112])-AVERAGE([.M5:.M112])" table:style-name="ce19">
            <text:p>4.02</text:p>
          </table:table-cell>
          <table:table-cell office:value-type="float" office:value="-4.0176851851851723" table:formula="of:=AVERAGE([.M5:.M112])-AVERAGE([.L5:.L112])" table:style-name="ce19">
            <text:p>-4.02</text:p>
          </table:table-cell>
          <table:table-cell office:value-type="float" office:value="3.4893518518518647" table:formula="of:=AVERAGE([.N5:.N112])-AVERAGE([.O5:.O112])" table:style-name="ce19">
            <text:p>3.49</text:p>
          </table:table-cell>
          <table:table-cell office:value-type="float" office:value="-3.4893518518518647" table:formula="of:=AVERAGE([.O5:.O112])-AVERAGE([.N5:.N112])" table:style-name="ce19">
            <text:p>-3.49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53453703703698352" table:formula="of:=[.B118]-[.D118]" table:style-name="ce16">
            <text:p>0.53</text:p>
          </table:table-cell>
          <table:table-cell office:value-type="float" office:value="-0.53453703703698352" table:formula="of:=[.C118]-[.E118]" table:style-name="ce16">
            <text:p>-0.53</text:p>
          </table:table-cell>
          <table:table-cell office:value-type="float" office:value="-0.53453703703698352" table:formula="of:=[.D118]-[.B118]" table:style-name="ce16">
            <text:p>-0.53</text:p>
          </table:table-cell>
          <table:table-cell office:value-type="float" office:value="0.53453703703698352" table:formula="of:=[.E118]-[.C118]" table:style-name="ce16">
            <text:p>0.53</text:p>
          </table:table-cell>
          <table:table-cell table:style-name="ce1"/>
          <table:table-cell office:value-type="float" office:value="0.57638888888892836" table:formula="of:=[.G118]-[.I118]" table:style-name="ce16">
            <text:p>0.58</text:p>
          </table:table-cell>
          <table:table-cell office:value-type="float" office:value="-0.57638888888892836" table:formula="of:=[.H118]-[.J118]" table:style-name="ce16">
            <text:p>-0.58</text:p>
          </table:table-cell>
          <table:table-cell office:value-type="float" office:value="-0.57638888888892836" table:formula="of:=[.I118]-[.G118]" table:style-name="ce16">
            <text:p>-0.58</text:p>
          </table:table-cell>
          <table:table-cell office:value-type="float" office:value="0.57638888888892836" table:formula="of:=[.J118]-[.H118]" table:style-name="ce16">
            <text:p>0.58</text:p>
          </table:table-cell>
          <table:table-cell table:style-name="ce1"/>
          <table:table-cell office:value-type="float" office:value="0.52833333333330756" table:formula="of:=[.L118]-[.N118]" table:style-name="ce16">
            <text:p>0.53</text:p>
          </table:table-cell>
          <table:table-cell office:value-type="float" office:value="-0.52833333333330756" table:formula="of:=[.M118]-[.O118]" table:style-name="ce16">
            <text:p>-0.53</text:p>
          </table:table-cell>
          <table:table-cell office:value-type="float" office:value="-0.52833333333330756" table:formula="of:=[.N118]-[.L118]" table:style-name="ce16">
            <text:p>-0.53</text:p>
          </table:table-cell>
          <table:table-cell office:value-type="float" office:value="0.52833333333330756" table:formula="of:=[.O118]-[.M118]" table:style-name="ce16">
            <text:p>0.5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8857712696917728E-5" table:formula="of:=TTEST([.B5:.B112];[.C5:.C112];2;1)" table:number-columns-spanned="2" table:number-rows-spanned="1" table:style-name="ce26">
            <text:p>0.00</text:p>
          </table:table-cell>
          <table:covered-table-cell/>
          <table:table-cell office:value-type="float" office:value="0.39521770730466277" table:formula="of:=TTEST([.D5:.D112];[.E5:.E112];2;1)" table:number-columns-spanned="2" table:number-rows-spanned="1" table:style-name="ce26">
            <text:p>0.40</text:p>
          </table:table-cell>
          <table:covered-table-cell/>
          <table:table-cell table:style-name="ce1"/>
          <table:table-cell office:value-type="float" office:value="1.5324684120179065E-17" table:formula="of:=TTEST([.G5:.G112];[.H5:.H112];2;1)" table:number-columns-spanned="2" table:number-rows-spanned="1" table:style-name="ce26">
            <text:p>0.00</text:p>
          </table:table-cell>
          <table:covered-table-cell/>
          <table:table-cell office:value-type="float" office:value="1.8446219760178699E-4" table:formula="of:=TTEST([.I5:.I112];[.J5:.J112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4.8418460880392744E-39" table:formula="of:=TTEST([.L5:.L112];[.M5:.M112];2;1)" table:number-columns-spanned="2" table:number-rows-spanned="1" table:style-name="ce26">
            <text:p>0.00</text:p>
          </table:table-cell>
          <table:covered-table-cell/>
          <table:table-cell office:value-type="float" office:value="1.4980900680906144E-25" table:formula="of:=TTEST([.N5:.N112];[.O5:.O112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9"/>
          <table:table-cell table:style-name="ce1"/>
          <table:table-cell table:number-columns-repeated="4" table:style-name="ce19"/>
          <table:table-cell table:style-name="ce1"/>
          <table:table-cell table:number-columns-repeated="4" table:style-name="ce19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style-name="ro4">
          <table:table-cell table:number-columns-repeated="12" table:style-name="ce22"/>
          <table:table-cell table:number-columns-repeated="16372" table:style-name="ce1"/>
        </table:table-row>
        <table:table-row table:style-name="ro3">
          <table:table-cell table:style-name="ce1"/>
          <table:table-cell table:number-columns-repeated="4" table:style-name="ce23"/>
          <table:table-cell table:style-name="ce1"/>
          <table:table-cell table:number-columns-repeated="4" table:style-name="ce23"/>
          <table:table-cell table:style-name="ce1"/>
          <table:table-cell table:number-columns-repeated="4" table:style-name="ce23"/>
          <table:table-cell table:number-columns-repeated="16369"/>
        </table:table-row>
        <table:table-row table:style-name="ro2">
          <table:table-cell table:style-name="ce1"/>
          <table:table-cell table:number-columns-repeated="4" table:style-name="ce4"/>
          <table:table-cell table:style-name="ce1"/>
          <table:table-cell table:number-columns-repeated="4" table:style-name="ce4"/>
          <table:table-cell table:style-name="ce1"/>
          <table:table-cell table:number-columns-repeated="4" table:style-name="ce4"/>
          <table:table-cell table:number-columns-repeated="16369"/>
        </table:table-row>
        <table:table-row table:style-name="ro1">
          <table:table-cell table:style-name="ce1"/>
          <table:table-cell table:number-columns-repeated="4" table:style-name="ce7"/>
          <table:table-cell table:style-name="ce1"/>
          <table:table-cell table:number-columns-repeated="4" table:style-name="ce7"/>
          <table:table-cell table:style-name="ce1"/>
          <table:table-cell table:number-columns-repeated="4" table:style-name="ce7"/>
          <table:table-cell table:number-columns-repeated="16369"/>
        </table:table-row>
        <table:table-row table:number-rows-repeated="107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number-rows-repeated="2" table:style-name="ro1">
          <table:table-cell table:style-name="ce18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4">
          <table:table-cell table:number-columns-spanned="4" table:number-rows-spanned="1" table:style-name="ce27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4" table:style-name="ce19"/>
          <table:table-cell table:style-name="ce1"/>
          <table:table-cell table:number-columns-repeated="4" table:style-name="ce19"/>
          <table:table-cell table:style-name="ce1"/>
          <table:table-cell table:number-columns-repeated="4" table:style-name="ce19"/>
          <table:table-cell table:number-columns-repeated="16369"/>
        </table:table-row>
        <table:table-row table:style-name="ro1">
          <table:table-cell table:number-columns-spanned="5" table:number-rows-spanned="1" table:style-name="ce27"/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number-rows-repeated="1048333" table:style-name="ro4">
          <table:table-cell table:number-columns-repeated="16384"/>
        </table:table-row>
      </table:table>
      <table:table table:name="Chinese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</text:p>
          </table:table-cell>
          <table:table-cell office:value-type="float" office:value="76.53" table:style-name="ce16">
            <text:p>76.53</text:p>
          </table:table-cell>
          <table:table-cell office:value-type="float" office:value="79.25" table:style-name="ce16">
            <text:p>79.25</text:p>
          </table:table-cell>
          <table:table-cell office:value-type="float" office:value="73.25" table:style-name="ce16">
            <text:p>73.25</text:p>
          </table:table-cell>
          <table:table-cell office:value-type="float" office:value="77.11" table:style-name="ce16">
            <text:p>77.11</text:p>
          </table:table-cell>
          <table:table-cell table:style-name="ce1"/>
          <table:table-cell office:value-type="float" office:value="73.98" table:style-name="ce16">
            <text:p>73.98</text:p>
          </table:table-cell>
          <table:table-cell office:value-type="float" office:value="74.680000000000007" table:style-name="ce16">
            <text:p>74.68</text:p>
          </table:table-cell>
          <table:table-cell office:value-type="float" office:value="70.59" table:style-name="ce16">
            <text:p>70.59</text:p>
          </table:table-cell>
          <table:table-cell office:value-type="float" office:value="72.77" table:style-name="ce16">
            <text:p>72.77</text:p>
          </table:table-cell>
          <table:table-cell table:style-name="ce1"/>
          <table:table-cell office:value-type="float" office:value="73.86" table:style-name="ce16">
            <text:p>73.86</text:p>
          </table:table-cell>
          <table:table-cell office:value-type="float" office:value="72.87" table:style-name="ce16">
            <text:p>72.87</text:p>
          </table:table-cell>
          <table:table-cell office:value-type="float" office:value="70.3" table:style-name="ce16">
            <text:p>70.30</text:p>
          </table:table-cell>
          <table:table-cell office:value-type="float" office:value="71.489999999999995" table:style-name="ce16">
            <text:p>71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hinese-GSDSimp</text:p>
          </table:table-cell>
          <table:table-cell office:value-type="float" office:value="77.14" table:style-name="ce16">
            <text:p>77.14</text:p>
          </table:table-cell>
          <table:table-cell office:value-type="float" office:value="78.7" table:style-name="ce16">
            <text:p>78.70</text:p>
          </table:table-cell>
          <table:table-cell office:value-type="float" office:value="73.290000000000006" table:style-name="ce16">
            <text:p>73.29</text:p>
          </table:table-cell>
          <table:table-cell office:value-type="float" office:value="75.86" table:style-name="ce16">
            <text:p>75.86</text:p>
          </table:table-cell>
          <table:table-cell table:style-name="ce1"/>
          <table:table-cell office:value-type="float" office:value="74.569999999999993" table:style-name="ce16">
            <text:p>74.57</text:p>
          </table:table-cell>
          <table:table-cell office:value-type="float" office:value="73.98" table:style-name="ce16">
            <text:p>73.98</text:p>
          </table:table-cell>
          <table:table-cell office:value-type="float" office:value="70.400000000000006" table:style-name="ce16">
            <text:p>70.40</text:p>
          </table:table-cell>
          <table:table-cell office:value-type="float" office:value="71.3" table:style-name="ce16">
            <text:p>71.30</text:p>
          </table:table-cell>
          <table:table-cell table:style-name="ce1"/>
          <table:table-cell office:value-type="float" office:value="74.319999999999993" table:style-name="ce16">
            <text:p>74.32</text:p>
          </table:table-cell>
          <table:table-cell office:value-type="float" office:value="72.150000000000006" table:style-name="ce16">
            <text:p>72.15</text:p>
          </table:table-cell>
          <table:table-cell office:value-type="float" office:value="70.209999999999994" table:style-name="ce16">
            <text:p>70.21</text:p>
          </table:table-cell>
          <table:table-cell office:value-type="float" office:value="69.790000000000006" table:style-name="ce16">
            <text:p>69.7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lassical_Chinese-Kyoto</text:p>
          </table:table-cell>
          <table:table-cell office:value-type="float" office:value="83.7" table:style-name="ce16">
            <text:p>83.70</text:p>
          </table:table-cell>
          <table:table-cell office:value-type="float" office:value="82.53" table:style-name="ce16">
            <text:p>82.53</text:p>
          </table:table-cell>
          <table:table-cell office:value-type="float" office:value="83.36" table:style-name="ce16">
            <text:p>83.36</text:p>
          </table:table-cell>
          <table:table-cell office:value-type="float" office:value="82.2" table:style-name="ce16">
            <text:p>82.20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78.150000000000006" table:style-name="ce16">
            <text:p>78.15</text:p>
          </table:table-cell>
          <table:table-cell office:value-type="float" office:value="76.31" table:style-name="ce16">
            <text:p>76.31</text:p>
          </table:table-cell>
          <table:table-cell table:style-name="ce1"/>
          <table:table-cell office:value-type="float" office:value="78.3" table:style-name="ce16">
            <text:p>78.30</text:p>
          </table:table-cell>
          <table:table-cell office:value-type="float" office:value="76.010000000000005" table:style-name="ce16">
            <text:p>76.01</text:p>
          </table:table-cell>
          <table:table-cell office:value-type="float" office:value="77.91" table:style-name="ce16">
            <text:p>77.91</text:p>
          </table:table-cell>
          <table:table-cell office:value-type="float" office:value="75.540000000000006" table:style-name="ce16">
            <text:p>75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" table:formula="of:=SUMPRODUCT(--([.B5:.B7]&gt;[.C5:.C7]))" table:number-matrix-columns-spanned="1" table:number-matrix-rows-spanned="1" table:style-name="ce17">
            <text:p>1</text:p>
          </table:table-cell>
          <table:table-cell office:value-type="float" office:value="2" table:formula="of:=SUMPRODUCT(--([.C5:.C7]&gt;[.B5:.B7]))" table:number-matrix-columns-spanned="1" table:number-matrix-rows-spanned="1" table:style-name="ce17">
            <text:p>2</text:p>
          </table:table-cell>
          <table:table-cell office:value-type="float" office:value="1" table:formula="of:=SUMPRODUCT(--([.D5:.D7]&gt;[.E5:.E7]))" table:number-matrix-columns-spanned="1" table:number-matrix-rows-spanned="1" table:style-name="ce17">
            <text:p>1</text:p>
          </table:table-cell>
          <table:table-cell office:value-type="float" office:value="2" table:formula="of:=SUMPRODUCT(--([.E5:.E7]&gt;[.D5:.D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2" table:formula="of:=SUMPRODUCT(--([.G5:.G7]&gt;[.H5:.H7]))" table:number-matrix-columns-spanned="1" table:number-matrix-rows-spanned="1" table:style-name="ce17">
            <text:p>2</text:p>
          </table:table-cell>
          <table:table-cell office:value-type="float" office:value="1" table:formula="of:=SUMPRODUCT(--([.H5:.H7]&gt;[.G5:.G7]))" table:number-matrix-columns-spanned="1" table:number-matrix-rows-spanned="1" table:style-name="ce17">
            <text:p>1</text:p>
          </table:table-cell>
          <table:table-cell office:value-type="float" office:value="1" table:formula="of:=SUMPRODUCT(--([.I5:.I7]&gt;[.J5:.J7]))" table:number-matrix-columns-spanned="1" table:number-matrix-rows-spanned="1" table:style-name="ce17">
            <text:p>1</text:p>
          </table:table-cell>
          <table:table-cell office:value-type="float" office:value="2" table:formula="of:=SUMPRODUCT(--([.J5:.J7]&gt;[.I5:.I7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3" table:formula="of:=SUMPRODUCT(--([.L5:.L7]&gt;[.M5:.M7]))" table:number-matrix-columns-spanned="1" table:number-matrix-rows-spanned="1" table:style-name="ce17">
            <text:p>3</text:p>
          </table:table-cell>
          <table:table-cell office:value-type="float" office:value="0" table:formula="of:=SUMPRODUCT(--([.M5:.M7]&gt;[.L5:.L7]))" table:number-matrix-columns-spanned="1" table:number-matrix-rows-spanned="1" table:style-name="ce17">
            <text:p>0</text:p>
          </table:table-cell>
          <table:table-cell office:value-type="float" office:value="2" table:formula="of:=SUMPRODUCT(--([.N5:.N7]&gt;[.O5:.O7]))" table:number-matrix-columns-spanned="1" table:number-matrix-rows-spanned="1" table:style-name="ce17">
            <text:p>2</text:p>
          </table:table-cell>
          <table:table-cell office:value-type="float" office:value="1" table:formula="of:=SUMPRODUCT(--([.O5:.O7]&gt;[.N5:.N7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9.123333333333335" table:formula="of:=AVERAGE([.B5:.B7])" table:style-name="ce16">
            <text:p>79.12</text:p>
          </table:table-cell>
          <table:table-cell office:value-type="float" office:value="80.16" table:formula="of:=AVERAGE([.C5:.C7])" table:style-name="ce16">
            <text:p>80.16</text:p>
          </table:table-cell>
          <table:table-cell office:value-type="float" office:value="76.63333333333334" table:formula="of:=AVERAGE([.D5:.D7])" table:style-name="ce16">
            <text:p>76.63</text:p>
          </table:table-cell>
          <table:table-cell office:value-type="float" office:value="78.39" table:formula="of:=AVERAGE([.E5:.E7])" table:style-name="ce16">
            <text:p>78.39</text:p>
          </table:table-cell>
          <table:table-cell table:style-name="ce1"/>
          <table:table-cell office:value-type="float" office:value="75.7" table:formula="of:=AVERAGE([.G5:.G7])" table:style-name="ce16">
            <text:p>75.70</text:p>
          </table:table-cell>
          <table:table-cell office:value-type="float" office:value="75.13333333333334" table:formula="of:=AVERAGE([.H5:.H7])" table:style-name="ce16">
            <text:p>75.13</text:p>
          </table:table-cell>
          <table:table-cell office:value-type="float" office:value="73.046666666666667" table:formula="of:=AVERAGE([.I5:.I7])" table:style-name="ce16">
            <text:p>73.05</text:p>
          </table:table-cell>
          <table:table-cell office:value-type="float" office:value="73.459999999999994" table:formula="of:=AVERAGE([.J5:.J7])" table:style-name="ce16">
            <text:p>73.46</text:p>
          </table:table-cell>
          <table:table-cell table:style-name="ce1"/>
          <table:table-cell office:value-type="float" office:value="75.493333333333339" table:formula="of:=AVERAGE([.L5:.L7])" table:style-name="ce16">
            <text:p>75.49</text:p>
          </table:table-cell>
          <table:table-cell office:value-type="float" office:value="73.676666666666677" table:formula="of:=AVERAGE([.M5:.M7])" table:style-name="ce16">
            <text:p>73.68</text:p>
          </table:table-cell>
          <table:table-cell office:value-type="float" office:value="72.806666666666658" table:formula="of:=AVERAGE([.N5:.N7])" table:style-name="ce16">
            <text:p>72.81</text:p>
          </table:table-cell>
          <table:table-cell office:value-type="float" office:value="72.273333333333326" table:formula="of:=AVERAGE([.O5:.O7])" table:style-name="ce16">
            <text:p>72.2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-1.0366666666666617" table:formula="of:=AVERAGE([.B5:.B7])-AVERAGE([.C5:.C7])" table:style-name="ce16">
            <text:p>-1.04</text:p>
          </table:table-cell>
          <table:table-cell office:value-type="float" office:value="1.0366666666666617" table:formula="of:=AVERAGE([.C5:.C7])-AVERAGE([.B5:.B7])" table:style-name="ce16">
            <text:p>1.04</text:p>
          </table:table-cell>
          <table:table-cell office:value-type="float" office:value="-1.7566666666666606" table:formula="of:=AVERAGE([.D5:.D7])-AVERAGE([.E5:.E7])" table:style-name="ce16">
            <text:p>-1.76</text:p>
          </table:table-cell>
          <table:table-cell office:value-type="float" office:value="1.7566666666666606" table:formula="of:=AVERAGE([.E5:.E7])-AVERAGE([.D5:.D7])" table:style-name="ce16">
            <text:p>1.76</text:p>
          </table:table-cell>
          <table:table-cell table:style-name="ce7"/>
          <table:table-cell office:value-type="float" office:value="0.56666666666666288" table:formula="of:=AVERAGE([.G5:.G7])-AVERAGE([.H5:.H7])" table:style-name="ce16">
            <text:p>0.57</text:p>
          </table:table-cell>
          <table:table-cell office:value-type="float" office:value="-0.56666666666666288" table:formula="of:=AVERAGE([.H5:.H7])-AVERAGE([.G5:.G7])" table:style-name="ce16">
            <text:p>-0.57</text:p>
          </table:table-cell>
          <table:table-cell office:value-type="float" office:value="-0.41333333333332689" table:formula="of:=AVERAGE([.I5:.I7])-AVERAGE([.J5:.J7])" table:style-name="ce16">
            <text:p>-0.41</text:p>
          </table:table-cell>
          <table:table-cell office:value-type="float" office:value="0.41333333333332689" table:formula="of:=AVERAGE([.J5:.J7])-AVERAGE([.I5:.I7])" table:style-name="ce16">
            <text:p>0.41</text:p>
          </table:table-cell>
          <table:table-cell table:style-name="ce7"/>
          <table:table-cell office:value-type="float" office:value="1.8166666666666629" table:formula="of:=AVERAGE([.L5:.L7])-AVERAGE([.M5:.M7])" table:style-name="ce16">
            <text:p>1.82</text:p>
          </table:table-cell>
          <table:table-cell office:value-type="float" office:value="-1.8166666666666629" table:formula="of:=AVERAGE([.M5:.M7])-AVERAGE([.L5:.L7])" table:style-name="ce16">
            <text:p>-1.82</text:p>
          </table:table-cell>
          <table:table-cell office:value-type="float" office:value="0.53333333333333144" table:formula="of:=AVERAGE([.N5:.N7])-AVERAGE([.O5:.O7])" table:style-name="ce16">
            <text:p>0.53</text:p>
          </table:table-cell>
          <table:table-cell office:value-type="float" office:value="-0.53333333333333144" table:formula="of:=AVERAGE([.O5:.O7])-AVERAGE([.N5:.N7])" table:style-name="ce16">
            <text:p>-0.53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71999999999999886" table:formula="of:=[.B13]-[.D13]" table:style-name="ce16">
            <text:p>0.72</text:p>
          </table:table-cell>
          <table:table-cell office:value-type="float" office:value="-0.71999999999999886" table:formula="of:=[.C13]-[.E13]" table:style-name="ce16">
            <text:p>-0.72</text:p>
          </table:table-cell>
          <table:table-cell office:value-type="float" office:value="-0.71999999999999886" table:formula="of:=[.D13]-[.B13]" table:style-name="ce16">
            <text:p>-0.72</text:p>
          </table:table-cell>
          <table:table-cell office:value-type="float" office:value="0.71999999999999886" table:formula="of:=[.E13]-[.C13]" table:style-name="ce16">
            <text:p>0.72</text:p>
          </table:table-cell>
          <table:table-cell table:style-name="ce1"/>
          <table:table-cell office:value-type="float" office:value="0.97999999999998977" table:formula="of:=[.G13]-[.I13]" table:style-name="ce16">
            <text:p>0.98</text:p>
          </table:table-cell>
          <table:table-cell office:value-type="float" office:value="-0.97999999999998977" table:formula="of:=[.H13]-[.J13]" table:style-name="ce16">
            <text:p>-0.98</text:p>
          </table:table-cell>
          <table:table-cell office:value-type="float" office:value="-0.97999999999998977" table:formula="of:=[.I13]-[.G13]" table:style-name="ce16">
            <text:p>-0.98</text:p>
          </table:table-cell>
          <table:table-cell office:value-type="float" office:value="0.97999999999998977" table:formula="of:=[.J13]-[.H13]" table:style-name="ce16">
            <text:p>0.98</text:p>
          </table:table-cell>
          <table:table-cell table:style-name="ce1"/>
          <table:table-cell office:value-type="float" office:value="1.2833333333333314" table:formula="of:=[.L13]-[.N13]" table:style-name="ce16">
            <text:p>1.28</text:p>
          </table:table-cell>
          <table:table-cell office:value-type="float" office:value="-1.2833333333333314" table:formula="of:=[.M13]-[.O13]" table:style-name="ce16">
            <text:p>-1.28</text:p>
          </table:table-cell>
          <table:table-cell office:value-type="float" office:value="-1.2833333333333314" table:formula="of:=[.N13]-[.L13]" table:style-name="ce16">
            <text:p>-1.28</text:p>
          </table:table-cell>
          <table:table-cell office:value-type="float" office:value="1.2833333333333314" table:formula="of:=[.O13]-[.M13]" table:style-name="ce16">
            <text:p>1.2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6349558315932848" table:formula="of:=TTEST([.B5:.B7];[.C5:.C7];2;1)" table:number-columns-spanned="2" table:number-rows-spanned="1" table:style-name="ce26">
            <text:p>0.46</text:p>
          </table:table-cell>
          <table:covered-table-cell/>
          <table:table-cell office:value-type="float" office:value="0.36348896786058649" table:formula="of:=TTEST([.D5:.D7];[.E5:.E7];2;1)" table:number-columns-spanned="2" table:number-rows-spanned="1" table:style-name="ce26">
            <text:p>0.36</text:p>
          </table:table-cell>
          <table:covered-table-cell/>
          <table:table-cell table:style-name="ce1"/>
          <table:table-cell office:value-type="float" office:value="0.51611117329482425" table:formula="of:=TTEST([.G5:.G7];[.H5:.H7];2;1)" table:number-columns-spanned="2" table:number-rows-spanned="1" table:style-name="ce26">
            <text:p>0.52</text:p>
          </table:table-cell>
          <table:covered-table-cell/>
          <table:table-cell office:value-type="float" office:value="0.76066948789438915" table:formula="of:=TTEST([.I5:.I7];[.J5:.J7];2;1)" table:number-columns-spanned="2" table:number-rows-spanned="1" table:style-name="ce26">
            <text:p>0.76</text:p>
          </table:table-cell>
          <table:covered-table-cell/>
          <table:table-cell table:style-name="ce1"/>
          <table:table-cell office:value-type="float" office:value="4.8378567462777446E-2" table:formula="of:=TTEST([.L5:.L7];[.M5:.M7];2;1)" table:number-columns-spanned="2" table:number-rows-spanned="1" table:style-name="ce26">
            <text:p>0.05</text:p>
          </table:table-cell>
          <table:covered-table-cell/>
          <table:table-cell office:value-type="float" office:value="0.65595932252606381" table:formula="of:=TTEST([.N5:.N7];[.O5:.O7];2;1)" table:number-columns-spanned="2" table:number-rows-spanned="1" table:style-name="ce26">
            <text:p>0.66</text:p>
          </table:table-cell>
          <table:covered-table-cell/>
          <table:table-cell table:number-columns-repeated="16369"/>
        </table:table-row>
        <table:table-row table:number-rows-repeated="1048560" table:style-name="ro4">
          <table:table-cell table:number-columns-repeated="16384"/>
        </table:table-row>
      </table:table>
      <table:table table:name="Span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19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2" table:formula="of:=SUMPRODUCT(--([.B5:.B6]&gt;[.C5:.C6]))" table:number-matrix-columns-spanned="1" table:number-matrix-rows-spanned="1" table:style-name="ce17">
            <text:p>2</text:p>
          </table:table-cell>
          <table:table-cell office:value-type="float" office:value="0" table:formula="of:=SUMPRODUCT(--([.C5:.C6]&gt;[.B5:.B6]))" table:number-matrix-columns-spanned="1" table:number-matrix-rows-spanned="1" table:style-name="ce17">
            <text:p>0</text:p>
          </table:table-cell>
          <table:table-cell office:value-type="float" office:value="2" table:formula="of:=SUMPRODUCT(--([.D5:.D6]&gt;[.E5:.E6]))" table:number-matrix-columns-spanned="1" table:number-matrix-rows-spanned="1" table:style-name="ce17">
            <text:p>2</text:p>
          </table:table-cell>
          <table:table-cell office:value-type="float" office:value="0" table:formula="of:=SUMPRODUCT(--([.E5:.E6]&gt;[.D5:.D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G5:.G6]&gt;[.H5:.H6]))" table:number-matrix-columns-spanned="1" table:number-matrix-rows-spanned="1" table:style-name="ce17">
            <text:p>2</text:p>
          </table:table-cell>
          <table:table-cell office:value-type="float" office:value="0" table:formula="of:=SUMPRODUCT(--([.H5:.H6]&gt;[.G5:.G6]))" table:number-matrix-columns-spanned="1" table:number-matrix-rows-spanned="1" table:style-name="ce17">
            <text:p>0</text:p>
          </table:table-cell>
          <table:table-cell office:value-type="float" office:value="2" table:formula="of:=SUMPRODUCT(--([.I5:.I6]&gt;[.J5:.J6]))" table:number-matrix-columns-spanned="1" table:number-matrix-rows-spanned="1" table:style-name="ce17">
            <text:p>2</text:p>
          </table:table-cell>
          <table:table-cell office:value-type="float" office:value="0" table:formula="of:=SUMPRODUCT(--([.J5:.J6]&gt;[.I5:.I6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2" table:formula="of:=SUMPRODUCT(--([.L5:.L6]&gt;[.M5:.M6]))" table:number-matrix-columns-spanned="1" table:number-matrix-rows-spanned="1" table:style-name="ce17">
            <text:p>2</text:p>
          </table:table-cell>
          <table:table-cell office:value-type="float" office:value="0" table:formula="of:=SUMPRODUCT(--([.M5:.M6]&gt;[.L5:.L6]))" table:number-matrix-columns-spanned="1" table:number-matrix-rows-spanned="1" table:style-name="ce17">
            <text:p>0</text:p>
          </table:table-cell>
          <table:table-cell office:value-type="float" office:value="2" table:formula="of:=SUMPRODUCT(--([.N5:.N6]&gt;[.O5:.O6]))" table:number-matrix-columns-spanned="1" table:number-matrix-rows-spanned="1" table:style-name="ce17">
            <text:p>2</text:p>
          </table:table-cell>
          <table:table-cell office:value-type="float" office:value="0" table:formula="of:=SUMPRODUCT(--([.O5:.O6]&gt;[.N5:.N6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90.375" table:formula="of:=AVERAGE([.B5:.B6])" table:style-name="ce16">
            <text:p>90.38</text:p>
          </table:table-cell>
          <table:table-cell office:value-type="float" office:value="89.63" table:formula="of:=AVERAGE([.C5:.C6])" table:style-name="ce16">
            <text:p>89.63</text:p>
          </table:table-cell>
          <table:table-cell office:value-type="float" office:value="89.555000000000007" table:formula="of:=AVERAGE([.D5:.D6])" table:style-name="ce16">
            <text:p>89.56</text:p>
          </table:table-cell>
          <table:table-cell office:value-type="float" office:value="89.295000000000002" table:formula="of:=AVERAGE([.E5:.E6])" table:style-name="ce16">
            <text:p>89.30</text:p>
          </table:table-cell>
          <table:table-cell table:style-name="ce1"/>
          <table:table-cell office:value-type="float" office:value="87.745000000000005" table:formula="of:=AVERAGE([.G5:.G6])" table:style-name="ce16">
            <text:p>87.75</text:p>
          </table:table-cell>
          <table:table-cell office:value-type="float" office:value="86.64" table:formula="of:=AVERAGE([.H5:.H6])" table:style-name="ce16">
            <text:p>86.64</text:p>
          </table:table-cell>
          <table:table-cell office:value-type="float" office:value="86.85" table:formula="of:=AVERAGE([.I5:.I6])" table:style-name="ce16">
            <text:p>86.85</text:p>
          </table:table-cell>
          <table:table-cell office:value-type="float" office:value="86.174999999999997" table:formula="of:=AVERAGE([.J5:.J6])" table:style-name="ce16">
            <text:p>86.18</text:p>
          </table:table-cell>
          <table:table-cell table:style-name="ce1"/>
          <table:table-cell office:value-type="float" office:value="86.155000000000001" table:formula="of:=AVERAGE([.L5:.L6])" table:style-name="ce16">
            <text:p>86.16</text:p>
          </table:table-cell>
          <table:table-cell office:value-type="float" office:value="81.944999999999993" table:formula="of:=AVERAGE([.M5:.M6])" table:style-name="ce16">
            <text:p>81.95</text:p>
          </table:table-cell>
          <table:table-cell office:value-type="float" office:value="85.284999999999997" table:formula="of:=AVERAGE([.N5:.N6])" table:style-name="ce16">
            <text:p>85.29</text:p>
          </table:table-cell>
          <table:table-cell office:value-type="float" office:value="81.17" table:formula="of:=AVERAGE([.O5:.O6])" table:style-name="ce16">
            <text:p>81.1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4500000000000455" table:formula="of:=AVERAGE([.B5:.B6])-AVERAGE([.C5:.C6])" table:style-name="ce16">
            <text:p>0.75</text:p>
          </table:table-cell>
          <table:table-cell office:value-type="float" office:value="-0.74500000000000455" table:formula="of:=AVERAGE([.C5:.C6])-AVERAGE([.B5:.B6])" table:style-name="ce16">
            <text:p>-0.75</text:p>
          </table:table-cell>
          <table:table-cell office:value-type="float" office:value="0.26000000000000512" table:formula="of:=AVERAGE([.D5:.D6])-AVERAGE([.E5:.E6])" table:style-name="ce16">
            <text:p>0.26</text:p>
          </table:table-cell>
          <table:table-cell office:value-type="float" office:value="-0.26000000000000512" table:formula="of:=AVERAGE([.E5:.E6])-AVERAGE([.D5:.D6])" table:style-name="ce16">
            <text:p>-0.26</text:p>
          </table:table-cell>
          <table:table-cell table:style-name="ce7"/>
          <table:table-cell office:value-type="float" office:value="1.105000000000004" table:formula="of:=AVERAGE([.G5:.G6])-AVERAGE([.H5:.H6])" table:style-name="ce16">
            <text:p>1.11</text:p>
          </table:table-cell>
          <table:table-cell office:value-type="float" office:value="-1.105000000000004" table:formula="of:=AVERAGE([.H5:.H6])-AVERAGE([.G5:.G6])" table:style-name="ce16">
            <text:p>-1.11</text:p>
          </table:table-cell>
          <table:table-cell office:value-type="float" office:value="0.67499999999999716" table:formula="of:=AVERAGE([.I5:.I6])-AVERAGE([.J5:.J6])" table:style-name="ce16">
            <text:p>0.67</text:p>
          </table:table-cell>
          <table:table-cell office:value-type="float" office:value="-0.67499999999999716" table:formula="of:=AVERAGE([.J5:.J6])-AVERAGE([.I5:.I6])" table:style-name="ce16">
            <text:p>-0.67</text:p>
          </table:table-cell>
          <table:table-cell table:style-name="ce7"/>
          <table:table-cell office:value-type="float" office:value="4.210000000000008" table:formula="of:=AVERAGE([.L5:.L6])-AVERAGE([.M5:.M6])" table:style-name="ce16">
            <text:p>4.21</text:p>
          </table:table-cell>
          <table:table-cell office:value-type="float" office:value="-4.210000000000008" table:formula="of:=AVERAGE([.M5:.M6])-AVERAGE([.L5:.L6])" table:style-name="ce16">
            <text:p>-4.21</text:p>
          </table:table-cell>
          <table:table-cell office:value-type="float" office:value="4.1149999999999949" table:formula="of:=AVERAGE([.N5:.N6])-AVERAGE([.O5:.O6])" table:style-name="ce16">
            <text:p>4.11</text:p>
          </table:table-cell>
          <table:table-cell office:value-type="float" office:value="-4.1149999999999949" table:formula="of:=AVERAGE([.O5:.O6])-AVERAGE([.N5:.N6])" table:style-name="ce16">
            <text:p>-4.1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8499999999999943" table:formula="of:=[.B12]-[.D12]" table:style-name="ce16">
            <text:p>0.48</text:p>
          </table:table-cell>
          <table:table-cell office:value-type="float" office:value="-0.48499999999999943" table:formula="of:=[.C12]-[.E12]" table:style-name="ce16">
            <text:p>-0.48</text:p>
          </table:table-cell>
          <table:table-cell office:value-type="float" office:value="-0.48499999999999943" table:formula="of:=[.D12]-[.B12]" table:style-name="ce16">
            <text:p>-0.48</text:p>
          </table:table-cell>
          <table:table-cell office:value-type="float" office:value="0.48499999999999943" table:formula="of:=[.E12]-[.C12]" table:style-name="ce16">
            <text:p>0.48</text:p>
          </table:table-cell>
          <table:table-cell table:style-name="ce1"/>
          <table:table-cell office:value-type="float" office:value="0.43000000000000682" table:formula="of:=[.G12]-[.I12]" table:style-name="ce16">
            <text:p>0.43</text:p>
          </table:table-cell>
          <table:table-cell office:value-type="float" office:value="-0.43000000000000682" table:formula="of:=[.H12]-[.J12]" table:style-name="ce16">
            <text:p>-0.43</text:p>
          </table:table-cell>
          <table:table-cell office:value-type="float" office:value="-0.43000000000000682" table:formula="of:=[.I12]-[.G12]" table:style-name="ce16">
            <text:p>-0.43</text:p>
          </table:table-cell>
          <table:table-cell office:value-type="float" office:value="0.43000000000000682" table:formula="of:=[.J12]-[.H12]" table:style-name="ce16">
            <text:p>0.43</text:p>
          </table:table-cell>
          <table:table-cell table:style-name="ce1"/>
          <table:table-cell office:value-type="float" office:value="9.5000000000013074E-2" table:formula="of:=[.L12]-[.N12]" table:style-name="ce16">
            <text:p>0.10</text:p>
          </table:table-cell>
          <table:table-cell office:value-type="float" office:value="-9.5000000000013074E-2" table:formula="of:=[.M12]-[.O12]" table:style-name="ce16">
            <text:p>-0.10</text:p>
          </table:table-cell>
          <table:table-cell office:value-type="float" office:value="-9.5000000000013074E-2" table:formula="of:=[.N12]-[.L12]" table:style-name="ce16">
            <text:p>-0.10</text:p>
          </table:table-cell>
          <table:table-cell office:value-type="float" office:value="9.5000000000013074E-2" table:formula="of:=[.O12]-[.M12]" table:style-name="ce16">
            <text:p>0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41845992959737854" table:formula="of:=TTEST([.B5:.B6];[.C5:.C6];2;1)" table:number-columns-spanned="2" table:number-rows-spanned="1" table:style-name="ce26">
            <text:p>0.42</text:p>
          </table:table-cell>
          <table:covered-table-cell/>
          <table:table-cell office:value-type="float" office:value="0.36865012954879312" table:formula="of:=TTEST([.D5:.D6];[.E5:.E6];2;1)" table:number-columns-spanned="2" table:number-rows-spanned="1" table:style-name="ce26">
            <text:p>0.37</text:p>
          </table:table-cell>
          <table:covered-table-cell/>
          <table:table-cell table:style-name="ce1"/>
          <table:table-cell office:value-type="float" office:value="0.422822581991524" table:formula="of:=TTEST([.G5:.G6];[.H5:.H6];2;1)" table:number-columns-spanned="2" table:number-rows-spanned="1" table:style-name="ce26">
            <text:p>0.42</text:p>
          </table:table-cell>
          <table:covered-table-cell/>
          <table:table-cell office:value-type="float" office:value="0.34404173924526332" table:formula="of:=TTEST([.I5:.I6];[.J5:.J6];2;1)" table:number-columns-spanned="2" table:number-rows-spanned="1" table:style-name="ce26">
            <text:p>0.34</text:p>
          </table:table-cell>
          <table:covered-table-cell/>
          <table:table-cell table:style-name="ce1"/>
          <table:table-cell office:value-type="float" office:value="0.17116350776289224" table:formula="of:=TTEST([.L5:.L6];[.M5:.M6];2;1)" table:number-columns-spanned="2" table:number-rows-spanned="1" table:style-name="ce26">
            <text:p>0.17</text:p>
          </table:table-cell>
          <table:covered-table-cell/>
          <table:table-cell office:value-type="float" office:value="0.12149532708953285" table:formula="of:=TTEST([.N5:.N6];[.O5:.O6];2;1)" table:number-columns-spanned="2" table:number-rows-spanned="1" table:style-name="ce26">
            <text:p>0.12</text:p>
          </table:table-cell>
          <table:covered-table-cell/>
          <table:table-cell table:number-columns-repeated="16369"/>
        </table:table-row>
        <table:table-row table:number-rows-repeated="1048561" table:style-name="ro4">
          <table:table-cell table:number-columns-repeated="16384"/>
        </table:table-row>
      </table:table>
      <table:table table:name="English" table:style-name="ta2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4" table:formula="of:=SUMPRODUCT(--([.B5:.B8]&gt;[.C5:.C8]))" table:number-matrix-columns-spanned="1" table:number-matrix-rows-spanned="1" table:style-name="ce17">
            <text:p>4</text:p>
          </table:table-cell>
          <table:table-cell office:value-type="float" office:value="0" table:formula="of:=SUMPRODUCT(--([.C5:.C8]&gt;[.B5:.B8]))" table:number-matrix-columns-spanned="1" table:number-matrix-rows-spanned="1" table:style-name="ce17">
            <text:p>0</text:p>
          </table:table-cell>
          <table:table-cell office:value-type="float" office:value="4" table:formula="of:=SUMPRODUCT(--([.D5:.D8]&gt;[.E5:.E8]))" table:number-matrix-columns-spanned="1" table:number-matrix-rows-spanned="1" table:style-name="ce17">
            <text:p>4</text:p>
          </table:table-cell>
          <table:table-cell office:value-type="float" office:value="0" table:formula="of:=SUMPRODUCT(--([.E5:.E8]&gt;[.D5:.D8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G5:.G8]&gt;[.H5:.H8]))" table:number-matrix-columns-spanned="1" table:number-matrix-rows-spanned="1" table:style-name="ce17">
            <text:p>4</text:p>
          </table:table-cell>
          <table:table-cell office:value-type="float" office:value="0" table:formula="of:=SUMPRODUCT(--([.H5:.H8]&gt;[.G5:.G8]))" table:number-matrix-columns-spanned="1" table:number-matrix-rows-spanned="1" table:style-name="ce17">
            <text:p>0</text:p>
          </table:table-cell>
          <table:table-cell office:value-type="float" office:value="4" table:formula="of:=SUMPRODUCT(--([.I5:.I8]&gt;[.J5:.J8]))" table:number-matrix-columns-spanned="1" table:number-matrix-rows-spanned="1" table:style-name="ce17">
            <text:p>4</text:p>
          </table:table-cell>
          <table:table-cell office:value-type="float" office:value="0" table:formula="of:=SUMPRODUCT(--([.J5:.J8]&gt;[.I5:.I8]))" table:number-matrix-columns-spanned="1" table:number-matrix-rows-spanned="1" table:style-name="ce17">
            <text:p>0</text:p>
          </table:table-cell>
          <table:table-cell table:style-name="ce1"/>
          <table:table-cell office:value-type="float" office:value="4" table:formula="of:=SUMPRODUCT(--([.L5:.L8]&gt;[.M5:.M8]))" table:number-matrix-columns-spanned="1" table:number-matrix-rows-spanned="1" table:style-name="ce17">
            <text:p>4</text:p>
          </table:table-cell>
          <table:table-cell office:value-type="float" office:value="0" table:formula="of:=SUMPRODUCT(--([.M5:.M8]&gt;[.L5:.L8]))" table:number-matrix-columns-spanned="1" table:number-matrix-rows-spanned="1" table:style-name="ce17">
            <text:p>0</text:p>
          </table:table-cell>
          <table:table-cell office:value-type="float" office:value="4" table:formula="of:=SUMPRODUCT(--([.N5:.N8]&gt;[.O5:.O8]))" table:number-matrix-columns-spanned="1" table:number-matrix-rows-spanned="1" table:style-name="ce17">
            <text:p>4</text:p>
          </table:table-cell>
          <table:table-cell office:value-type="float" office:value="0" table:formula="of:=SUMPRODUCT(--([.O5:.O8]&gt;[.N5:.N8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634999999999991" table:formula="of:=AVERAGE([.B5:.B8])" table:style-name="ce16">
            <text:p>86.64</text:p>
          </table:table-cell>
          <table:table-cell office:value-type="float" office:value="85.894999999999996" table:formula="of:=AVERAGE([.C5:.C8])" table:style-name="ce16">
            <text:p>85.90</text:p>
          </table:table-cell>
          <table:table-cell office:value-type="float" office:value="85.875" table:formula="of:=AVERAGE([.D5:.D8])" table:style-name="ce16">
            <text:p>85.88</text:p>
          </table:table-cell>
          <table:table-cell office:value-type="float" office:value="85.287499999999994" table:formula="of:=AVERAGE([.E5:.E8])" table:style-name="ce16">
            <text:p>85.29</text:p>
          </table:table-cell>
          <table:table-cell table:style-name="ce1"/>
          <table:table-cell office:value-type="float" office:value="83.86" table:formula="of:=AVERAGE([.G5:.G8])" table:style-name="ce16">
            <text:p>83.86</text:p>
          </table:table-cell>
          <table:table-cell office:value-type="float" office:value="82.147499999999994" table:formula="of:=AVERAGE([.H5:.H8])" table:style-name="ce16">
            <text:p>82.15</text:p>
          </table:table-cell>
          <table:table-cell office:value-type="float" office:value="82.919999999999987" table:formula="of:=AVERAGE([.I5:.I8])" table:style-name="ce16">
            <text:p>82.92</text:p>
          </table:table-cell>
          <table:table-cell office:value-type="float" office:value="81.465000000000003" table:formula="of:=AVERAGE([.J5:.J8])" table:style-name="ce16">
            <text:p>81.47</text:p>
          </table:table-cell>
          <table:table-cell table:style-name="ce1"/>
          <table:table-cell office:value-type="float" office:value="83.027500000000003" table:formula="of:=AVERAGE([.L5:.L8])" table:style-name="ce16">
            <text:p>83.03</text:p>
          </table:table-cell>
          <table:table-cell office:value-type="float" office:value="77.902500000000003" table:formula="of:=AVERAGE([.M5:.M8])" table:style-name="ce16">
            <text:p>77.90</text:p>
          </table:table-cell>
          <table:table-cell office:value-type="float" office:value="81.947500000000005" table:formula="of:=AVERAGE([.N5:.N8])" table:style-name="ce16">
            <text:p>81.95</text:p>
          </table:table-cell>
          <table:table-cell office:value-type="float" office:value="76.942499999999995" table:formula="of:=AVERAGE([.O5:.O8])" table:style-name="ce16">
            <text:p>76.9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73999999999999488" table:formula="of:=AVERAGE([.B5:.B8])-AVERAGE([.C5:.C8])" table:style-name="ce16">
            <text:p>0.74</text:p>
          </table:table-cell>
          <table:table-cell office:value-type="float" office:value="-0.73999999999999488" table:formula="of:=AVERAGE([.C5:.C8])-AVERAGE([.B5:.B8])" table:style-name="ce16">
            <text:p>-0.74</text:p>
          </table:table-cell>
          <table:table-cell office:value-type="float" office:value="0.58750000000000568" table:formula="of:=AVERAGE([.D5:.D8])-AVERAGE([.E5:.E8])" table:style-name="ce16">
            <text:p>0.59</text:p>
          </table:table-cell>
          <table:table-cell office:value-type="float" office:value="-0.58750000000000568" table:formula="of:=AVERAGE([.E5:.E8])-AVERAGE([.D5:.D8])" table:style-name="ce16">
            <text:p>-0.59</text:p>
          </table:table-cell>
          <table:table-cell table:style-name="ce7"/>
          <table:table-cell office:value-type="float" office:value="1.7125000000000057" table:formula="of:=AVERAGE([.G5:.G8])-AVERAGE([.H5:.H8])" table:style-name="ce16">
            <text:p>1.71</text:p>
          </table:table-cell>
          <table:table-cell office:value-type="float" office:value="-1.7125000000000057" table:formula="of:=AVERAGE([.H5:.H8])-AVERAGE([.G5:.G8])" table:style-name="ce16">
            <text:p>-1.71</text:p>
          </table:table-cell>
          <table:table-cell office:value-type="float" office:value="1.4549999999999841" table:formula="of:=AVERAGE([.I5:.I8])-AVERAGE([.J5:.J8])" table:style-name="ce16">
            <text:p>1.45</text:p>
          </table:table-cell>
          <table:table-cell office:value-type="float" office:value="-1.4549999999999841" table:formula="of:=AVERAGE([.J5:.J8])-AVERAGE([.I5:.I8])" table:style-name="ce16">
            <text:p>-1.45</text:p>
          </table:table-cell>
          <table:table-cell table:style-name="ce7"/>
          <table:table-cell office:value-type="float" office:value="5.125" table:formula="of:=AVERAGE([.L5:.L8])-AVERAGE([.M5:.M8])" table:style-name="ce16">
            <text:p>5.13</text:p>
          </table:table-cell>
          <table:table-cell office:value-type="float" office:value="-5.125" table:formula="of:=AVERAGE([.M5:.M8])-AVERAGE([.L5:.L8])" table:style-name="ce16">
            <text:p>-5.13</text:p>
          </table:table-cell>
          <table:table-cell office:value-type="float" office:value="5.0050000000000097" table:formula="of:=AVERAGE([.N5:.N8])-AVERAGE([.O5:.O8])" table:style-name="ce16">
            <text:p>5.01</text:p>
          </table:table-cell>
          <table:table-cell office:value-type="float" office:value="-5.0050000000000097" table:formula="of:=AVERAGE([.O5:.O8])-AVERAGE([.N5:.N8])" table:style-name="ce16">
            <text:p>-5.0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1524999999999892" table:formula="of:=[.B14]-[.D14]" table:style-name="ce16">
            <text:p>0.15</text:p>
          </table:table-cell>
          <table:table-cell office:value-type="float" office:value="-0.1524999999999892" table:formula="of:=[.C14]-[.E14]" table:style-name="ce16">
            <text:p>-0.15</text:p>
          </table:table-cell>
          <table:table-cell office:value-type="float" office:value="-0.1524999999999892" table:formula="of:=[.D14]-[.B14]" table:style-name="ce16">
            <text:p>-0.15</text:p>
          </table:table-cell>
          <table:table-cell office:value-type="float" office:value="0.1524999999999892" table:formula="of:=[.E14]-[.C14]" table:style-name="ce16">
            <text:p>0.15</text:p>
          </table:table-cell>
          <table:table-cell table:style-name="ce1"/>
          <table:table-cell office:value-type="float" office:value="0.2575000000000216" table:formula="of:=[.G14]-[.I14]" table:style-name="ce16">
            <text:p>0.26</text:p>
          </table:table-cell>
          <table:table-cell office:value-type="float" office:value="-0.2575000000000216" table:formula="of:=[.H14]-[.J14]" table:style-name="ce16">
            <text:p>-0.26</text:p>
          </table:table-cell>
          <table:table-cell office:value-type="float" office:value="-0.2575000000000216" table:formula="of:=[.I14]-[.G14]" table:style-name="ce16">
            <text:p>-0.26</text:p>
          </table:table-cell>
          <table:table-cell office:value-type="float" office:value="0.2575000000000216" table:formula="of:=[.J14]-[.H14]" table:style-name="ce16">
            <text:p>0.26</text:p>
          </table:table-cell>
          <table:table-cell table:style-name="ce1"/>
          <table:table-cell office:value-type="float" office:value="0.11999999999999034" table:formula="of:=[.L14]-[.N14]" table:style-name="ce16">
            <text:p>0.12</text:p>
          </table:table-cell>
          <table:table-cell office:value-type="float" office:value="-0.11999999999999034" table:formula="of:=[.M14]-[.O14]" table:style-name="ce16">
            <text:p>-0.12</text:p>
          </table:table-cell>
          <table:table-cell office:value-type="float" office:value="-0.11999999999999034" table:formula="of:=[.N14]-[.L14]" table:style-name="ce16">
            <text:p>-0.12</text:p>
          </table:table-cell>
          <table:table-cell office:value-type="float" office:value="0.11999999999999034" table:formula="of:=[.O14]-[.M14]" table:style-name="ce16">
            <text:p>0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5.2466884688071293E-2" table:formula="of:=TTEST([.B5:.B8];[.C5:.C8];2;1)" table:number-columns-spanned="2" table:number-rows-spanned="1" table:style-name="ce26">
            <text:p>0.05</text:p>
          </table:table-cell>
          <table:covered-table-cell/>
          <table:table-cell office:value-type="float" office:value="0.10225361702062782" table:formula="of:=TTEST([.D5:.D8];[.E5:.E8];2;1)" table:number-columns-spanned="2" table:number-rows-spanned="1" table:style-name="ce26">
            <text:p>0.10</text:p>
          </table:table-cell>
          <table:covered-table-cell/>
          <table:table-cell table:style-name="ce1"/>
          <table:table-cell office:value-type="float" office:value="1.8215120741972382E-3" table:formula="of:=TTEST([.G5:.G8];[.H5:.H8];2;1)" table:number-columns-spanned="2" table:number-rows-spanned="1" table:style-name="ce26">
            <text:p>0.00</text:p>
          </table:table-cell>
          <table:covered-table-cell/>
          <table:table-cell office:value-type="float" office:value="7.1721148250985601E-3" table:formula="of:=TTEST([.I5:.I8];[.J5:.J8];2;1)" table:number-columns-spanned="2" table:number-rows-spanned="1" table:style-name="ce26">
            <text:p>0.01</text:p>
          </table:table-cell>
          <table:covered-table-cell/>
          <table:table-cell table:style-name="ce1"/>
          <table:table-cell office:value-type="float" office:value="1.3694849180024905E-3" table:formula="of:=TTEST([.L5:.L8];[.M5:.M8];2;1)" table:number-columns-spanned="2" table:number-rows-spanned="1" table:style-name="ce26">
            <text:p>0.00</text:p>
          </table:table-cell>
          <table:covered-table-cell/>
          <table:table-cell office:value-type="float" office:value="4.7578382688480995E-3" table:formula="of:=TTEST([.N5:.N8];[.O5:.O8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57" table:style-name="ro4">
          <table:table-cell table:number-columns-repeated="16384"/>
        </table:table-row>
      </table:table>
      <table:table table:name="Hindi+" table:style-name="ta2">
        <table:table-column table:style-name="co18" table:default-cell-style-name="ce1"/>
        <table:table-column table:style-name="co20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Hindi-HDTB</text:p>
          </table:table-cell>
          <table:table-cell office:value-type="float" office:value="91.78" table:style-name="ce16">
            <text:p>91.78</text:p>
          </table:table-cell>
          <table:table-cell office:value-type="float" office:value="93.18" table:style-name="ce16">
            <text:p>93.18</text:p>
          </table:table-cell>
          <table:table-cell office:value-type="float" office:value="88.56" table:style-name="ce16">
            <text:p>88.56</text:p>
          </table:table-cell>
          <table:table-cell office:value-type="float" office:value="92.6" table:style-name="ce16">
            <text:p>92.60</text:p>
          </table:table-cell>
          <table:table-cell table:style-name="ce1"/>
          <table:table-cell office:value-type="float" office:value="89.62" table:style-name="ce16">
            <text:p>89.62</text:p>
          </table:table-cell>
          <table:table-cell office:value-type="float" office:value="89.53" table:style-name="ce16">
            <text:p>89.53</text:p>
          </table:table-cell>
          <table:table-cell office:value-type="float" office:value="86.34" table:style-name="ce16">
            <text:p>86.34</text:p>
          </table:table-cell>
          <table:table-cell office:value-type="float" office:value="89.01" table:style-name="ce16">
            <text:p>89.01</text:p>
          </table:table-cell>
          <table:table-cell table:style-name="ce1"/>
          <table:table-cell office:value-type="float" office:value="89.46" table:style-name="ce16">
            <text:p>89.46</text:p>
          </table:table-cell>
          <table:table-cell office:value-type="float" office:value="85.6" table:style-name="ce16">
            <text:p>85.60</text:p>
          </table:table-cell>
          <table:table-cell office:value-type="float" office:value="86.01" table:style-name="ce16">
            <text:p>86.01</text:p>
          </table:table-cell>
          <table:table-cell office:value-type="float" office:value="84.92" table:style-name="ce16">
            <text:p>84.9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amil-TTB</text:p>
          </table:table-cell>
          <table:table-cell office:value-type="float" office:value="70.239999999999995" table:style-name="ce16">
            <text:p>70.24</text:p>
          </table:table-cell>
          <table:table-cell office:value-type="float" office:value="69.83" table:style-name="ce16">
            <text:p>69.83</text:p>
          </table:table-cell>
          <table:table-cell office:value-type="float" office:value="61.14" table:style-name="ce16">
            <text:p>61.14</text:p>
          </table:table-cell>
          <table:table-cell office:value-type="float" office:value="65.260000000000005" table:style-name="ce16">
            <text:p>65.26</text:p>
          </table:table-cell>
          <table:table-cell table:style-name="ce1"/>
          <table:table-cell office:value-type="float" office:value="59.98" table:style-name="ce16">
            <text:p>59.98</text:p>
          </table:table-cell>
          <table:table-cell office:value-type="float" office:value="58.67" table:style-name="ce16">
            <text:p>58.67</text:p>
          </table:table-cell>
          <table:table-cell office:value-type="float" office:value="53.95" table:style-name="ce16">
            <text:p>53.95</text:p>
          </table:table-cell>
          <table:table-cell office:value-type="float" office:value="54.1" table:style-name="ce16">
            <text:p>54.10</text:p>
          </table:table-cell>
          <table:table-cell table:style-name="ce1"/>
          <table:table-cell office:value-type="float" office:value="58.05" table:style-name="ce16">
            <text:p>58.05</text:p>
          </table:table-cell>
          <table:table-cell office:value-type="float" office:value="54.44" table:style-name="ce16">
            <text:p>54.44</text:p>
          </table:table-cell>
          <table:table-cell office:value-type="float" office:value="51.52" table:style-name="ce16">
            <text:p>51.52</text:p>
          </table:table-cell>
          <table:table-cell office:value-type="float" office:value="48.31" table:style-name="ce16">
            <text:p>48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Telugu-MTG</text:p>
          </table:table-cell>
          <table:table-cell office:value-type="float" office:value="90.71" table:style-name="ce16">
            <text:p>90.71</text:p>
          </table:table-cell>
          <table:table-cell office:value-type="float" office:value="89.04" table:style-name="ce16">
            <text:p>89.04</text:p>
          </table:table-cell>
          <table:table-cell office:value-type="float" office:value="87.66" table:style-name="ce16">
            <text:p>87.66</text:p>
          </table:table-cell>
          <table:table-cell office:value-type="float" office:value="89.6" table:style-name="ce16">
            <text:p>89.60</text:p>
          </table:table-cell>
          <table:table-cell table:style-name="ce1"/>
          <table:table-cell office:value-type="float" office:value="80.86" table:style-name="ce16">
            <text:p>80.86</text:p>
          </table:table-cell>
          <table:table-cell office:value-type="float" office:value="79.75" table:style-name="ce16">
            <text:p>79.75</text:p>
          </table:table-cell>
          <table:table-cell office:value-type="float" office:value="77.53" table:style-name="ce16">
            <text:p>77.53</text:p>
          </table:table-cell>
          <table:table-cell office:value-type="float" office:value="78.5" table:style-name="ce16">
            <text:p>78.50</text:p>
          </table:table-cell>
          <table:table-cell table:style-name="ce1"/>
          <table:table-cell office:value-type="float" office:value="75.650000000000006" table:style-name="ce16">
            <text:p>75.65</text:p>
          </table:table-cell>
          <table:table-cell office:value-type="float" office:value="74.58" table:style-name="ce16">
            <text:p>74.58</text:p>
          </table:table-cell>
          <table:table-cell office:value-type="float" office:value="71.52" table:style-name="ce16">
            <text:p>71.52</text:p>
          </table:table-cell>
          <table:table-cell office:value-type="float" office:value="73.290000000000006" table:style-name="ce16">
            <text:p>73.2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rdu-UDTB</text:p>
          </table:table-cell>
          <table:table-cell office:value-type="float" office:value="83.96" table:style-name="ce16">
            <text:p>83.96</text:p>
          </table:table-cell>
          <table:table-cell office:value-type="float" office:value="86.26" table:style-name="ce16">
            <text:p>86.26</text:p>
          </table:table-cell>
          <table:table-cell office:value-type="float" office:value="78.75" table:style-name="ce16">
            <text:p>78.75</text:p>
          </table:table-cell>
          <table:table-cell office:value-type="float" office:value="84.77" table:style-name="ce16">
            <text:p>84.77</text:p>
          </table:table-cell>
          <table:table-cell table:style-name="ce1"/>
          <table:table-cell office:value-type="float" office:value="80.569999999999993" table:style-name="ce16">
            <text:p>80.57</text:p>
          </table:table-cell>
          <table:table-cell office:value-type="float" office:value="79.959999999999994" table:style-name="ce16">
            <text:p>79.96</text:p>
          </table:table-cell>
          <table:table-cell office:value-type="float" office:value="75.52" table:style-name="ce16">
            <text:p>75.52</text:p>
          </table:table-cell>
          <table:table-cell office:value-type="float" office:value="78.7" table:style-name="ce16">
            <text:p>78.70</text:p>
          </table:table-cell>
          <table:table-cell table:style-name="ce1"/>
          <table:table-cell office:value-type="float" office:value="80.38" table:style-name="ce16">
            <text:p>80.38</text:p>
          </table:table-cell>
          <table:table-cell office:value-type="float" office:value="74.17" table:style-name="ce16">
            <text:p>74.17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2.430000000000007" table:style-name="ce16">
            <text:p>72.4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anskrit-Vedic</text:p>
          </table:table-cell>
          <table:table-cell office:value-type="float" office:value="68.349999999999994" table:style-name="ce16">
            <text:p>68.35</text:p>
          </table:table-cell>
          <table:table-cell office:value-type="float" office:value="67.89" table:style-name="ce16">
            <text:p>67.89</text:p>
          </table:table-cell>
          <table:table-cell office:value-type="float" office:value="61.41" table:style-name="ce16">
            <text:p>61.41</text:p>
          </table:table-cell>
          <table:table-cell office:value-type="float" office:value="63.85" table:style-name="ce16">
            <text:p>63.85</text:p>
          </table:table-cell>
          <table:table-cell table:style-name="ce1"/>
          <table:table-cell office:value-type="float" office:value="57.57" table:style-name="ce16">
            <text:p>57.57</text:p>
          </table:table-cell>
          <table:table-cell office:value-type="float" office:value="54.94" table:style-name="ce16">
            <text:p>54.94</text:p>
          </table:table-cell>
          <table:table-cell office:value-type="float" office:value="50.04" table:style-name="ce16">
            <text:p>50.04</text:p>
          </table:table-cell>
          <table:table-cell office:value-type="float" office:value="50.48" table:style-name="ce16">
            <text:p>50.48</text:p>
          </table:table-cell>
          <table:table-cell table:style-name="ce1"/>
          <table:table-cell office:value-type="float" office:value="57.5" table:style-name="ce16">
            <text:p>57.50</text:p>
          </table:table-cell>
          <table:table-cell office:value-type="float" office:value="54.4" table:style-name="ce16">
            <text:p>54.40</text:p>
          </table:table-cell>
          <table:table-cell office:value-type="float" office:value="50.12" table:style-name="ce16">
            <text:p>50.12</text:p>
          </table:table-cell>
          <table:table-cell office:value-type="float" office:value="49.93" table:style-name="ce16">
            <text:p>49.9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Marathi-UFAL</text:p>
          </table:table-cell>
          <table:table-cell office:value-type="float" office:value="73.540000000000006" table:style-name="ce16">
            <text:p>73.54</text:p>
          </table:table-cell>
          <table:table-cell office:value-type="float" office:value="70.63" table:style-name="ce16">
            <text:p>70.63</text:p>
          </table:table-cell>
          <table:table-cell office:value-type="float" office:value="66.02" table:style-name="ce16">
            <text:p>66.02</text:p>
          </table:table-cell>
          <table:table-cell office:value-type="float" office:value="70.87" table:style-name="ce16">
            <text:p>70.87</text:p>
          </table:table-cell>
          <table:table-cell table:style-name="ce1"/>
          <table:table-cell office:value-type="float" office:value="60.68" table:style-name="ce16">
            <text:p>60.68</text:p>
          </table:table-cell>
          <table:table-cell office:value-type="float" office:value="55.34" table:style-name="ce16">
            <text:p>55.34</text:p>
          </table:table-cell>
          <table:table-cell office:value-type="float" office:value="54.13" table:style-name="ce16">
            <text:p>54.13</text:p>
          </table:table-cell>
          <table:table-cell office:value-type="float" office:value="54.61" table:style-name="ce16">
            <text:p>54.61</text:p>
          </table:table-cell>
          <table:table-cell table:style-name="ce1"/>
          <table:table-cell office:value-type="float" office:value="57.1" table:style-name="ce16">
            <text:p>57.10</text:p>
          </table:table-cell>
          <table:table-cell office:value-type="float" office:value="46.02" table:style-name="ce16">
            <text:p>46.02</text:p>
          </table:table-cell>
          <table:table-cell office:value-type="float" office:value="49.57" table:style-name="ce16">
            <text:p>49.57</text:p>
          </table:table-cell>
          <table:table-cell office:value-type="float" office:value="47.78" table:style-name="ce16">
            <text:p>47.78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4" table:formula="of:=SUMPRODUCT(--([.B5:.B10]&gt;[.C5:.C10]))" table:number-matrix-columns-spanned="1" table:number-matrix-rows-spanned="1" table:style-name="ce17">
            <text:p>4</text:p>
          </table:table-cell>
          <table:table-cell office:value-type="float" office:value="2" table:formula="of:=SUMPRODUCT(--([.C5:.C10]&gt;[.B5:.B10]))" table:number-matrix-columns-spanned="1" table:number-matrix-rows-spanned="1" table:style-name="ce17">
            <text:p>2</text:p>
          </table:table-cell>
          <table:table-cell office:value-type="float" office:value="0" table:formula="of:=SUMPRODUCT(--([.D5:.D10]&gt;[.E5:.E10]))" table:number-matrix-columns-spanned="1" table:number-matrix-rows-spanned="1" table:style-name="ce17">
            <text:p>0</text:p>
          </table:table-cell>
          <table:table-cell office:value-type="float" office:value="6" table:formula="of:=SUMPRODUCT(--([.E5:.E10]&gt;[.D5:.D10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6" table:formula="of:=SUMPRODUCT(--([.G5:.G10]&gt;[.H5:.H10]))" table:number-matrix-columns-spanned="1" table:number-matrix-rows-spanned="1" table:style-name="ce17">
            <text:p>6</text:p>
          </table:table-cell>
          <table:table-cell office:value-type="float" office:value="0" table:formula="of:=SUMPRODUCT(--([.H5:.H10]&gt;[.G5:.G10]))" table:number-matrix-columns-spanned="1" table:number-matrix-rows-spanned="1" table:style-name="ce17">
            <text:p>0</text:p>
          </table:table-cell>
          <table:table-cell office:value-type="float" office:value="0" table:formula="of:=SUMPRODUCT(--([.I5:.I10]&gt;[.J5:.J10]))" table:number-matrix-columns-spanned="1" table:number-matrix-rows-spanned="1" table:style-name="ce17">
            <text:p>0</text:p>
          </table:table-cell>
          <table:table-cell office:value-type="float" office:value="6" table:formula="of:=SUMPRODUCT(--([.J5:.J10]&gt;[.I5:.I10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6" table:formula="of:=SUMPRODUCT(--([.L5:.L10]&gt;[.M5:.M10]))" table:number-matrix-columns-spanned="1" table:number-matrix-rows-spanned="1" table:style-name="ce17">
            <text:p>6</text:p>
          </table:table-cell>
          <table:table-cell office:value-type="float" office:value="0" table:formula="of:=SUMPRODUCT(--([.M5:.M10]&gt;[.L5:.L10]))" table:number-matrix-columns-spanned="1" table:number-matrix-rows-spanned="1" table:style-name="ce17">
            <text:p>0</text:p>
          </table:table-cell>
          <table:table-cell office:value-type="float" office:value="5" table:formula="of:=SUMPRODUCT(--([.N5:.N10]&gt;[.O5:.O10]))" table:number-matrix-columns-spanned="1" table:number-matrix-rows-spanned="1" table:style-name="ce17">
            <text:p>5</text:p>
          </table:table-cell>
          <table:table-cell office:value-type="float" office:value="1" table:formula="of:=SUMPRODUCT(--([.O5:.O10]&gt;[.N5:.N10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79.763333333333335" table:formula="of:=AVERAGE([.B5:.B10])" table:style-name="ce16">
            <text:p>79.76</text:p>
          </table:table-cell>
          <table:table-cell office:value-type="float" office:value="79.471666666666664" table:formula="of:=AVERAGE([.C5:.C10])" table:style-name="ce16">
            <text:p>79.47</text:p>
          </table:table-cell>
          <table:table-cell office:value-type="float" office:value="73.923333333333332" table:formula="of:=AVERAGE([.D5:.D10])" table:style-name="ce16">
            <text:p>73.92</text:p>
          </table:table-cell>
          <table:table-cell office:value-type="float" office:value="77.825000000000003" table:formula="of:=AVERAGE([.E5:.E10])" table:style-name="ce16">
            <text:p>77.83</text:p>
          </table:table-cell>
          <table:table-cell table:style-name="ce1"/>
          <table:table-cell office:value-type="float" office:value="71.546666666666667" table:formula="of:=AVERAGE([.G5:.G10])" table:style-name="ce16">
            <text:p>71.55</text:p>
          </table:table-cell>
          <table:table-cell office:value-type="float" office:value="69.698333333333323" table:formula="of:=AVERAGE([.H5:.H10])" table:style-name="ce16">
            <text:p>69.70</text:p>
          </table:table-cell>
          <table:table-cell office:value-type="float" office:value="66.251666666666679" table:formula="of:=AVERAGE([.I5:.I10])" table:style-name="ce16">
            <text:p>66.25</text:p>
          </table:table-cell>
          <table:table-cell office:value-type="float" office:value="67.566666666666677" table:formula="of:=AVERAGE([.J5:.J10])" table:style-name="ce16">
            <text:p>67.57</text:p>
          </table:table-cell>
          <table:table-cell table:style-name="ce1"/>
          <table:table-cell office:value-type="float" office:value="69.69" table:formula="of:=AVERAGE([.L5:.L10])" table:style-name="ce16">
            <text:p>69.69</text:p>
          </table:table-cell>
          <table:table-cell office:value-type="float" office:value="64.868333333333325" table:formula="of:=AVERAGE([.M5:.M10])" table:style-name="ce16">
            <text:p>64.87</text:p>
          </table:table-cell>
          <table:table-cell office:value-type="float" office:value="63.981666666666676" table:formula="of:=AVERAGE([.N5:.N10])" table:style-name="ce16">
            <text:p>63.98</text:p>
          </table:table-cell>
          <table:table-cell office:value-type="float" office:value="62.776666666666678" table:formula="of:=AVERAGE([.O5:.O10])" table:style-name="ce16">
            <text:p>62.78</text:p>
          </table:table-cell>
          <table:table-cell table:number-columns-repeated="16369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29166666666666191" table:formula="of:=AVERAGE([.B5:.B10]-[.C5:.C10])" table:number-matrix-columns-spanned="1" table:number-matrix-rows-spanned="1" table:style-name="ce16">
            <text:p>0.29</text:p>
          </table:table-cell>
          <table:table-cell office:value-type="float" office:value="-0.29166666666666191" table:formula="of:=AVERAGE([.C5:.C10]-[.B5:.B10])" table:number-matrix-columns-spanned="1" table:number-matrix-rows-spanned="1" table:style-name="ce16">
            <text:p>-0.29</text:p>
          </table:table-cell>
          <table:table-cell office:value-type="float" office:value="-3.9016666666666673" table:formula="of:=AVERAGE([.D5:.D10]-[.E5:.E10])" table:number-matrix-columns-spanned="1" table:number-matrix-rows-spanned="1" table:style-name="ce16">
            <text:p>-3.90</text:p>
          </table:table-cell>
          <table:table-cell office:value-type="float" office:value="3.9016666666666673" table:formula="of:=AVERAGE([.E5:.E10]-[.D5:.D10])" table:number-matrix-columns-spanned="1" table:number-matrix-rows-spanned="1" table:style-name="ce16">
            <text:p>3.90</text:p>
          </table:table-cell>
          <table:table-cell table:style-name="ce7"/>
          <table:table-cell office:value-type="float" office:value="1.8483333333333327" table:formula="of:=AVERAGE([.G5:.G10]-[.H5:.H10])" table:number-matrix-columns-spanned="1" table:number-matrix-rows-spanned="1" table:style-name="ce16">
            <text:p>1.85</text:p>
          </table:table-cell>
          <table:table-cell office:value-type="float" office:value="-1.8483333333333327" table:formula="of:=AVERAGE([.H5:.H10]-[.G5:.G10])" table:number-matrix-columns-spanned="1" table:number-matrix-rows-spanned="1" table:style-name="ce16">
            <text:p>-1.85</text:p>
          </table:table-cell>
          <table:table-cell office:value-type="float" office:value="-1.3150000000000002" table:formula="of:=AVERAGE([.I5:.I10]-[.J5:.J10])" table:number-matrix-columns-spanned="1" table:number-matrix-rows-spanned="1" table:style-name="ce16">
            <text:p>-1.32</text:p>
          </table:table-cell>
          <table:table-cell office:value-type="float" office:value="1.3150000000000002" table:formula="of:=AVERAGE([.J5:.J10]-[.I5:.I10])" table:number-matrix-columns-spanned="1" table:number-matrix-rows-spanned="1" table:style-name="ce16">
            <text:p>1.32</text:p>
          </table:table-cell>
          <table:table-cell table:style-name="ce7"/>
          <table:table-cell office:value-type="float" office:value="4.8216666666666663" table:formula="of:=AVERAGE([.L5:.L10]-[.M5:.M10])" table:number-matrix-columns-spanned="1" table:number-matrix-rows-spanned="1" table:style-name="ce16">
            <text:p>4.82</text:p>
          </table:table-cell>
          <table:table-cell office:value-type="float" office:value="-4.8216666666666663" table:formula="of:=AVERAGE([.M5:.M10]-[.L5:.L10])" table:number-matrix-columns-spanned="1" table:number-matrix-rows-spanned="1" table:style-name="ce16">
            <text:p>-4.82</text:p>
          </table:table-cell>
          <table:table-cell office:value-type="float" office:value="1.2049999999999983" table:formula="of:=AVERAGE([.N5:.N10]-[.O5:.O10])" table:number-matrix-columns-spanned="1" table:number-matrix-rows-spanned="1" table:style-name="ce16">
            <text:p>1.21</text:p>
          </table:table-cell>
          <table:table-cell office:value-type="float" office:value="-1.2049999999999983" table:formula="of:=AVERAGE([.O5:.O10]-[.N5:.N10])" table:number-matrix-columns-spanned="1" table:number-matrix-rows-spanned="1" table:style-name="ce16">
            <text:p>-1.21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4.1933333333333289" table:formula="of:=[.B15]-[.D15]" table:style-name="ce16">
            <text:p>4.19</text:p>
          </table:table-cell>
          <table:table-cell office:value-type="float" office:value="-4.1933333333333289" table:formula="of:=[.C15]-[.E15]" table:style-name="ce16">
            <text:p>-4.19</text:p>
          </table:table-cell>
          <table:table-cell office:value-type="float" office:value="-4.1933333333333289" table:formula="of:=[.D15]-[.B15]" table:style-name="ce16">
            <text:p>-4.19</text:p>
          </table:table-cell>
          <table:table-cell office:value-type="float" office:value="4.1933333333333289" table:formula="of:=[.E15]-[.C15]" table:style-name="ce16">
            <text:p>4.19</text:p>
          </table:table-cell>
          <table:table-cell table:style-name="ce1"/>
          <table:table-cell office:value-type="float" office:value="3.1633333333333331" table:formula="of:=[.G15]-[.I15]" table:style-name="ce16">
            <text:p>3.16</text:p>
          </table:table-cell>
          <table:table-cell office:value-type="float" office:value="-3.1633333333333331" table:formula="of:=[.H15]-[.J15]" table:style-name="ce16">
            <text:p>-3.16</text:p>
          </table:table-cell>
          <table:table-cell office:value-type="float" office:value="-3.1633333333333331" table:formula="of:=[.I15]-[.G15]" table:style-name="ce16">
            <text:p>-3.16</text:p>
          </table:table-cell>
          <table:table-cell office:value-type="float" office:value="3.1633333333333331" table:formula="of:=[.J15]-[.H15]" table:style-name="ce16">
            <text:p>3.16</text:p>
          </table:table-cell>
          <table:table-cell table:style-name="ce1"/>
          <table:table-cell office:value-type="float" office:value="3.616666666666668" table:formula="of:=[.L15]-[.N15]" table:style-name="ce16">
            <text:p>3.62</text:p>
          </table:table-cell>
          <table:table-cell office:value-type="float" office:value="-3.616666666666668" table:formula="of:=[.M15]-[.O15]" table:style-name="ce16">
            <text:p>-3.62</text:p>
          </table:table-cell>
          <table:table-cell office:value-type="float" office:value="-3.616666666666668" table:formula="of:=[.N15]-[.L15]" table:style-name="ce16">
            <text:p>-3.62</text:p>
          </table:table-cell>
          <table:table-cell office:value-type="float" office:value="3.616666666666668" table:formula="of:=[.O15]-[.M15]" table:style-name="ce16">
            <text:p>3.6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0.72467289064101092" table:formula="of:=TTEST([.B5:.B10];[.C5:.C10];2;1)" table:number-columns-spanned="2" table:number-rows-spanned="1" table:style-name="ce26">
            <text:p>0.72</text:p>
          </table:table-cell>
          <table:covered-table-cell/>
          <table:table-cell office:value-type="float" office:value="1.4625970213003527E-3" table:formula="of:=TTEST([.D5:.D10];[.E5:.E10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6.4035852292119042E-2" table:formula="of:=TTEST([.G5:.G10];[.H5:.H10];2;1)" table:number-columns-spanned="2" table:number-rows-spanned="1" table:style-name="ce26">
            <text:p>0.06</text:p>
          </table:table-cell>
          <table:covered-table-cell/>
          <table:table-cell office:value-type="float" office:value="5.4019254946503337E-2" table:formula="of:=TTEST([.I5:.I10];[.J5:.J10];2;1)" table:number-columns-spanned="2" table:number-rows-spanned="1" table:style-name="ce26">
            <text:p>0.05</text:p>
          </table:table-cell>
          <table:covered-table-cell/>
          <table:table-cell table:style-name="ce1"/>
          <table:table-cell office:value-type="float" office:value="1.9364726288117348E-2" table:formula="of:=TTEST([.L5:.L10];[.M5:.M10];2;1)" table:number-columns-spanned="2" table:number-rows-spanned="1" table:style-name="ce26">
            <text:p>0.02</text:p>
          </table:table-cell>
          <table:covered-table-cell/>
          <table:table-cell office:value-type="float" office:value="0.16566834853310156" table:formula="of:=TTEST([.N5:.N10];[.O5:.O10];2;1)" table:number-columns-spanned="2" table:number-rows-spanned="1" table:style-name="ce26">
            <text:p>0.17</text:p>
          </table:table-cell>
          <table:covered-table-cell/>
          <table:table-cell table:number-columns-repeated="16369"/>
        </table:table-row>
        <table:table-row table:number-rows-repeated="5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number-rows-repeated="1048553" table:style-name="ro4">
          <table:table-cell table:number-columns-repeated="16384"/>
        </table:table-row>
      </table:table>
      <table:table table:name="Romance_Languages" table:style-name="ta1">
        <table:table-column table:style-name="co18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atalan-AnCora</text:p>
          </table:table-cell>
          <table:table-cell office:value-type="float" office:value="91.98" table:style-name="ce16">
            <text:p>91.98</text:p>
          </table:table-cell>
          <table:table-cell office:value-type="float" office:value="91.8" table:style-name="ce16">
            <text:p>91.80</text:p>
          </table:table-cell>
          <table:table-cell office:value-type="float" office:value="91.01" table:style-name="ce16">
            <text:p>91.01</text:p>
          </table:table-cell>
          <table:table-cell office:value-type="float" office:value="91.33" table:style-name="ce16">
            <text:p>91.33</text:p>
          </table:table-cell>
          <table:table-cell table:style-name="ce1"/>
          <table:table-cell office:value-type="float" office:value="89.93" table:style-name="ce16">
            <text:p>89.93</text:p>
          </table:table-cell>
          <table:table-cell office:value-type="float" office:value="89.23" table:style-name="ce16">
            <text:p>89.23</text:p>
          </table:table-cell>
          <table:table-cell office:value-type="float" office:value="88.87" table:style-name="ce16">
            <text:p>88.87</text:p>
          </table:table-cell>
          <table:table-cell office:value-type="float" office:value="88.61" table:style-name="ce16">
            <text:p>88.61</text:p>
          </table:table-cell>
          <table:table-cell table:style-name="ce1"/>
          <table:table-cell office:value-type="float" office:value="88.23" table:style-name="ce16">
            <text:p>88.23</text:p>
          </table:table-cell>
          <table:table-cell office:value-type="float" office:value="84.49" table:style-name="ce16">
            <text:p>84.49</text:p>
          </table:table-cell>
          <table:table-cell office:value-type="float" office:value="87.13" table:style-name="ce16">
            <text:p>87.13</text:p>
          </table:table-cell>
          <table:table-cell office:value-type="float" office:value="83.74" table:style-name="ce16">
            <text:p>83.7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GSD</text:p>
          </table:table-cell>
          <table:table-cell office:value-type="float" office:value="92.24" table:style-name="ce16">
            <text:p>92.24</text:p>
          </table:table-cell>
          <table:table-cell office:value-type="float" office:value="91.26" table:style-name="ce16">
            <text:p>91.26</text:p>
          </table:table-cell>
          <table:table-cell office:value-type="float" office:value="91.58" table:style-name="ce16">
            <text:p>91.58</text:p>
          </table:table-cell>
          <table:table-cell office:value-type="float" office:value="90.9" table:style-name="ce16">
            <text:p>90.90</text:p>
          </table:table-cell>
          <table:table-cell table:style-name="ce1"/>
          <table:table-cell office:value-type="float" office:value="89.89" table:style-name="ce16">
            <text:p>89.89</text:p>
          </table:table-cell>
          <table:table-cell office:value-type="float" office:value="88.46" table:style-name="ce16">
            <text:p>88.46</text:p>
          </table:table-cell>
          <table:table-cell office:value-type="float" office:value="89.07" table:style-name="ce16">
            <text:p>89.07</text:p>
          </table:table-cell>
          <table:table-cell office:value-type="float" office:value="88.22" table:style-name="ce16">
            <text:p>88.22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4.01" table:style-name="ce16">
            <text:p>84.01</text:p>
          </table:table-cell>
          <table:table-cell office:value-type="float" office:value="87.36" table:style-name="ce16">
            <text:p>87.36</text:p>
          </table:table-cell>
          <table:table-cell office:value-type="float" office:value="83.17" table:style-name="ce16">
            <text:p>83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ParTUT</text:p>
          </table:table-cell>
          <table:table-cell office:value-type="float" office:value="89.74" table:style-name="ce16">
            <text:p>89.74</text:p>
          </table:table-cell>
          <table:table-cell office:value-type="float" office:value="89.55" table:style-name="ce16">
            <text:p>89.55</text:p>
          </table:table-cell>
          <table:table-cell office:value-type="float" office:value="87.74" table:style-name="ce16">
            <text:p>87.74</text:p>
          </table:table-cell>
          <table:table-cell office:value-type="float" office:value="87.48" table:style-name="ce16">
            <text:p>87.48</text:p>
          </table:table-cell>
          <table:table-cell table:style-name="ce1"/>
          <table:table-cell office:value-type="float" office:value="87.48" table:style-name="ce16">
            <text:p>87.48</text:p>
          </table:table-cell>
          <table:table-cell office:value-type="float" office:value="86.13" table:style-name="ce16">
            <text:p>86.13</text:p>
          </table:table-cell>
          <table:table-cell office:value-type="float" office:value="84.83" table:style-name="ce16">
            <text:p>84.83</text:p>
          </table:table-cell>
          <table:table-cell office:value-type="float" office:value="84.21" table:style-name="ce16">
            <text:p>84.21</text:p>
          </table:table-cell>
          <table:table-cell table:style-name="ce1"/>
          <table:table-cell office:value-type="float" office:value="85.9" table:style-name="ce16">
            <text:p>85.90</text:p>
          </table:table-cell>
          <table:table-cell office:value-type="float" office:value="80.67" table:style-name="ce16">
            <text:p>80.67</text:p>
          </table:table-cell>
          <table:table-cell office:value-type="float" office:value="83.15" table:style-name="ce16">
            <text:p>83.15</text:p>
          </table:table-cell>
          <table:table-cell office:value-type="float" office:value="77.91" table:style-name="ce16">
            <text:p>77.9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equoia</text:p>
          </table:table-cell>
          <table:table-cell office:value-type="float" office:value="89.55" table:style-name="ce16">
            <text:p>89.55</text:p>
          </table:table-cell>
          <table:table-cell office:value-type="float" office:value="89.61" table:style-name="ce16">
            <text:p>89.61</text:p>
          </table:table-cell>
          <table:table-cell office:value-type="float" office:value="88.84" table:style-name="ce16">
            <text:p>88.84</text:p>
          </table:table-cell>
          <table:table-cell office:value-type="float" office:value="88.23" table:style-name="ce16">
            <text:p>88.23</text:p>
          </table:table-cell>
          <table:table-cell table:style-name="ce1"/>
          <table:table-cell office:value-type="float" office:value="87.18" table:style-name="ce16">
            <text:p>87.18</text:p>
          </table:table-cell>
          <table:table-cell office:value-type="float" office:value="86.95" table:style-name="ce16">
            <text:p>86.95</text:p>
          </table:table-cell>
          <table:table-cell office:value-type="float" office:value="86.47" table:style-name="ce16">
            <text:p>86.47</text:p>
          </table:table-cell>
          <table:table-cell office:value-type="float" office:value="85.37" table:style-name="ce16">
            <text:p>85.37</text:p>
          </table:table-cell>
          <table:table-cell table:style-name="ce1"/>
          <table:table-cell office:value-type="float" office:value="86.75" table:style-name="ce16">
            <text:p>86.75</text:p>
          </table:table-cell>
          <table:table-cell office:value-type="float" office:value="82.89" table:style-name="ce16">
            <text:p>82.89</text:p>
          </table:table-cell>
          <table:table-cell office:value-type="float" office:value="85.95" table:style-name="ce16">
            <text:p>85.95</text:p>
          </table:table-cell>
          <table:table-cell office:value-type="float" office:value="81.099999999999994" table:style-name="ce16">
            <text:p>81.1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rench-Spoken</text:p>
          </table:table-cell>
          <table:table-cell office:value-type="float" office:value="83" table:style-name="ce16">
            <text:p>83.00</text:p>
          </table:table-cell>
          <table:table-cell office:value-type="float" office:value="79.819999999999993" table:style-name="ce16">
            <text:p>79.82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7.64" table:style-name="ce16">
            <text:p>77.64</text:p>
          </table:table-cell>
          <table:table-cell table:style-name="ce1"/>
          <table:table-cell office:value-type="float" office:value="77.31" table:style-name="ce16">
            <text:p>77.31</text:p>
          </table:table-cell>
          <table:table-cell office:value-type="float" office:value="72.64" table:style-name="ce16">
            <text:p>72.64</text:p>
          </table:table-cell>
          <table:table-cell office:value-type="float" office:value="75.150000000000006" table:style-name="ce16">
            <text:p>75.15</text:p>
          </table:table-cell>
          <table:table-cell office:value-type="float" office:value="70.58" table:style-name="ce16">
            <text:p>70.58</text:p>
          </table:table-cell>
          <table:table-cell table:style-name="ce1"/>
          <table:table-cell office:value-type="float" office:value="74.930000000000007" table:style-name="ce16">
            <text:p>74.93</text:p>
          </table:table-cell>
          <table:table-cell office:value-type="float" office:value="66.400000000000006" table:style-name="ce16">
            <text:p>66.40</text:p>
          </table:table-cell>
          <table:table-cell office:value-type="float" office:value="72.59" table:style-name="ce16">
            <text:p>72.59</text:p>
          </table:table-cell>
          <table:table-cell office:value-type="float" office:value="63.78" table:style-name="ce16">
            <text:p>63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CTG</text:p>
          </table:table-cell>
          <table:table-cell office:value-type="float" office:value="82" table:style-name="ce16">
            <text:p>82.00</text:p>
          </table:table-cell>
          <table:table-cell office:value-type="float" office:value="84.31" table:style-name="ce16">
            <text:p>84.31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83" table:style-name="ce16">
            <text:p>83.00</text:p>
          </table:table-cell>
          <table:table-cell table:style-name="ce1"/>
          <table:table-cell office:value-type="float" office:value="79.53" table:style-name="ce16">
            <text:p>79.53</text:p>
          </table:table-cell>
          <table:table-cell office:value-type="float" office:value="81.180000000000007" table:style-name="ce16">
            <text:p>81.18</text:p>
          </table:table-cell>
          <table:table-cell office:value-type="float" office:value="76.510000000000005" table:style-name="ce16">
            <text:p>76.51</text:p>
          </table:table-cell>
          <table:table-cell office:value-type="float" office:value="79.83" table:style-name="ce16">
            <text:p>79.83</text:p>
          </table:table-cell>
          <table:table-cell table:style-name="ce1"/>
          <table:table-cell office:value-type="float" office:value="78.150000000000006" table:style-name="ce16">
            <text:p>78.15</text:p>
          </table:table-cell>
          <table:table-cell office:value-type="float" office:value="76.22" table:style-name="ce16">
            <text:p>76.22</text:p>
          </table:table-cell>
          <table:table-cell office:value-type="float" office:value="74.84" table:style-name="ce16">
            <text:p>74.84</text:p>
          </table:table-cell>
          <table:table-cell office:value-type="float" office:value="74.69" table:style-name="ce16">
            <text:p>74.6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alician-TreeGal</text:p>
          </table:table-cell>
          <table:table-cell office:value-type="float" office:value="77.819999999999993" table:style-name="ce16">
            <text:p>77.82</text:p>
          </table:table-cell>
          <table:table-cell office:value-type="float" office:value="77.73" table:style-name="ce16">
            <text:p>77.73</text:p>
          </table:table-cell>
          <table:table-cell office:value-type="float" office:value="74.98" table:style-name="ce16">
            <text:p>74.98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73.39" table:style-name="ce16">
            <text:p>73.39</text:p>
          </table:table-cell>
          <table:table-cell office:value-type="float" office:value="71.48" table:style-name="ce16">
            <text:p>71.48</text:p>
          </table:table-cell>
          <table:table-cell office:value-type="float" office:value="69.900000000000006" table:style-name="ce16">
            <text:p>69.90</text:p>
          </table:table-cell>
          <table:table-cell office:value-type="float" office:value="70.06" table:style-name="ce16">
            <text:p>70.06</text:p>
          </table:table-cell>
          <table:table-cell table:style-name="ce1"/>
          <table:table-cell office:value-type="float" office:value="72.5" table:style-name="ce16">
            <text:p>72.50</text:p>
          </table:table-cell>
          <table:table-cell office:value-type="float" office:value="65.06" table:style-name="ce16">
            <text:p>65.06</text:p>
          </table:table-cell>
          <table:table-cell office:value-type="float" office:value="68.849999999999994" table:style-name="ce16">
            <text:p>68.85</text:p>
          </table:table-cell>
          <table:table-cell office:value-type="float" office:value="63.06" table:style-name="ce16">
            <text:p>63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ISDT</text:p>
          </table:table-cell>
          <table:table-cell office:value-type="float" office:value="91.59" table:style-name="ce16">
            <text:p>91.59</text:p>
          </table:table-cell>
          <table:table-cell office:value-type="float" office:value="91.07" table:style-name="ce16">
            <text:p>91.07</text:p>
          </table:table-cell>
          <table:table-cell office:value-type="float" office:value="90.97" table:style-name="ce16">
            <text:p>90.97</text:p>
          </table:table-cell>
          <table:table-cell office:value-type="float" office:value="90.62" table:style-name="ce16">
            <text:p>90.62</text:p>
          </table:table-cell>
          <table:table-cell table:style-name="ce1"/>
          <table:table-cell office:value-type="float" office:value="89.42" table:style-name="ce16">
            <text:p>89.42</text:p>
          </table:table-cell>
          <table:table-cell office:value-type="float" office:value="88.43" table:style-name="ce16">
            <text:p>88.43</text:p>
          </table:table-cell>
          <table:table-cell office:value-type="float" office:value="88.78" table:style-name="ce16">
            <text:p>88.78</text:p>
          </table:table-cell>
          <table:table-cell office:value-type="float" office:value="88.15" table:style-name="ce16">
            <text:p>88.15</text:p>
          </table:table-cell>
          <table:table-cell table:style-name="ce1"/>
          <table:table-cell office:value-type="float" office:value="88.58" table:style-name="ce16">
            <text:p>88.58</text:p>
          </table:table-cell>
          <table:table-cell office:value-type="float" office:value="83.95" table:style-name="ce16">
            <text:p>83.95</text:p>
          </table:table-cell>
          <table:table-cell office:value-type="float" office:value="87.8" table:style-name="ce16">
            <text:p>87.80</text:p>
          </table:table-cell>
          <table:table-cell office:value-type="float" office:value="83.59" table:style-name="ce16">
            <text:p>83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arTUT</text:p>
          </table:table-cell>
          <table:table-cell office:value-type="float" office:value="90.3" table:style-name="ce16">
            <text:p>90.30</text:p>
          </table:table-cell>
          <table:table-cell office:value-type="float" office:value="88.35" table:style-name="ce16">
            <text:p>88.35</text:p>
          </table:table-cell>
          <table:table-cell office:value-type="float" office:value="88.96" table:style-name="ce16">
            <text:p>88.96</text:p>
          </table:table-cell>
          <table:table-cell office:value-type="float" office:value="86.73" table:style-name="ce16">
            <text:p>86.73</text:p>
          </table:table-cell>
          <table:table-cell table:style-name="ce1"/>
          <table:table-cell office:value-type="float" office:value="88.38" table:style-name="ce16">
            <text:p>88.38</text:p>
          </table:table-cell>
          <table:table-cell office:value-type="float" office:value="85.69" table:style-name="ce16">
            <text:p>85.69</text:p>
          </table:table-cell>
          <table:table-cell office:value-type="float" office:value="86.37" table:style-name="ce16">
            <text:p>86.37</text:p>
          </table:table-cell>
          <table:table-cell office:value-type="float" office:value="83.98" table:style-name="ce16">
            <text:p>83.98</text:p>
          </table:table-cell>
          <table:table-cell table:style-name="ce1"/>
          <table:table-cell office:value-type="float" office:value="87.41" table:style-name="ce16">
            <text:p>87.41</text:p>
          </table:table-cell>
          <table:table-cell office:value-type="float" office:value="79.78" table:style-name="ce16">
            <text:p>79.78</text:p>
          </table:table-cell>
          <table:table-cell office:value-type="float" office:value="84.67" table:style-name="ce16">
            <text:p>84.67</text:p>
          </table:table-cell>
          <table:table-cell office:value-type="float" office:value="77.88" table:style-name="ce16">
            <text:p>77.8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PoSTWITA</text:p>
          </table:table-cell>
          <table:table-cell office:value-type="float" office:value="82.87" table:style-name="ce16">
            <text:p>82.87</text:p>
          </table:table-cell>
          <table:table-cell office:value-type="float" office:value="83.27" table:style-name="ce16">
            <text:p>83.27</text:p>
          </table:table-cell>
          <table:table-cell office:value-type="float" office:value="80.56" table:style-name="ce16">
            <text:p>80.56</text:p>
          </table:table-cell>
          <table:table-cell office:value-type="float" office:value="82.47" table:style-name="ce16">
            <text:p>82.47</text:p>
          </table:table-cell>
          <table:table-cell table:style-name="ce1"/>
          <table:table-cell office:value-type="float" office:value="78.36" table:style-name="ce16">
            <text:p>78.36</text:p>
          </table:table-cell>
          <table:table-cell office:value-type="float" office:value="77.84" table:style-name="ce16">
            <text:p>77.84</text:p>
          </table:table-cell>
          <table:table-cell office:value-type="float" office:value="75.8" table:style-name="ce16">
            <text:p>75.80</text:p>
          </table:table-cell>
          <table:table-cell office:value-type="float" office:value="76.81" table:style-name="ce16">
            <text:p>76.81</text:p>
          </table:table-cell>
          <table:table-cell table:style-name="ce1"/>
          <table:table-cell office:value-type="float" office:value="77.39" table:style-name="ce16">
            <text:p>77.39</text:p>
          </table:table-cell>
          <table:table-cell office:value-type="float" office:value="72.88" table:style-name="ce16">
            <text:p>72.88</text:p>
          </table:table-cell>
          <table:table-cell office:value-type="float" office:value="75.180000000000007" table:style-name="ce16">
            <text:p>75.18</text:p>
          </table:table-cell>
          <table:table-cell office:value-type="float" office:value="71.680000000000007" table:style-name="ce16">
            <text:p>71.6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TWITTIRO</text:p>
          </table:table-cell>
          <table:table-cell office:value-type="float" office:value="77.760000000000005" table:style-name="ce16">
            <text:p>77.76</text:p>
          </table:table-cell>
          <table:table-cell office:value-type="float" office:value="77.92" table:style-name="ce16">
            <text:p>77.92</text:p>
          </table:table-cell>
          <table:table-cell office:value-type="float" office:value="77.62" table:style-name="ce16">
            <text:p>77.62</text:p>
          </table:table-cell>
          <table:table-cell office:value-type="float" office:value="77.760000000000005" table:style-name="ce16">
            <text:p>77.76</text:p>
          </table:table-cell>
          <table:table-cell table:style-name="ce1"/>
          <table:table-cell office:value-type="float" office:value="71.94" table:style-name="ce16">
            <text:p>71.94</text:p>
          </table:table-cell>
          <table:table-cell office:value-type="float" office:value="70.53" table:style-name="ce16">
            <text:p>70.53</text:p>
          </table:table-cell>
          <table:table-cell office:value-type="float" office:value="71.739999999999995" table:style-name="ce16">
            <text:p>71.74</text:p>
          </table:table-cell>
          <table:table-cell office:value-type="float" office:value="70.03" table:style-name="ce16">
            <text:p>70.03</text:p>
          </table:table-cell>
          <table:table-cell table:style-name="ce1"/>
          <table:table-cell office:value-type="float" office:value="69.59" table:style-name="ce16">
            <text:p>69.59</text:p>
          </table:table-cell>
          <table:table-cell office:value-type="float" office:value="62.26" table:style-name="ce16">
            <text:p>62.26</text:p>
          </table:table-cell>
          <table:table-cell office:value-type="float" office:value="68.7" table:style-name="ce16">
            <text:p>68.70</text:p>
          </table:table-cell>
          <table:table-cell office:value-type="float" office:value="61.2" table:style-name="ce16">
            <text:p>61.2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talian-VIT</text:p>
          </table:table-cell>
          <table:table-cell office:value-type="float" office:value="87.4" table:style-name="ce16">
            <text:p>87.40</text:p>
          </table:table-cell>
          <table:table-cell office:value-type="float" office:value="87.46" table:style-name="ce16">
            <text:p>87.46</text:p>
          </table:table-cell>
          <table:table-cell office:value-type="float" office:value="86.44" table:style-name="ce16">
            <text:p>86.44</text:p>
          </table:table-cell>
          <table:table-cell office:value-type="float" office:value="86.72" table:style-name="ce16">
            <text:p>86.72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54" table:style-name="ce16">
            <text:p>83.54</text:p>
          </table:table-cell>
          <table:table-cell office:value-type="float" office:value="83.44" table:style-name="ce16">
            <text:p>83.44</text:p>
          </table:table-cell>
          <table:table-cell office:value-type="float" office:value="82.53" table:style-name="ce16">
            <text:p>82.53</text:p>
          </table:table-cell>
          <table:table-cell table:style-name="ce1"/>
          <table:table-cell office:value-type="float" office:value="84.13" table:style-name="ce16">
            <text:p>84.13</text:p>
          </table:table-cell>
          <table:table-cell office:value-type="float" office:value="77.87" table:style-name="ce16">
            <text:p>77.87</text:p>
          </table:table-cell>
          <table:table-cell office:value-type="float" office:value="82.74" table:style-name="ce16">
            <text:p>82.74</text:p>
          </table:table-cell>
          <table:table-cell office:value-type="float" office:value="76.7" table:style-name="ce16">
            <text:p>76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ITTB</text:p>
          </table:table-cell>
          <table:table-cell office:value-type="float" office:value="91.12" table:style-name="ce16">
            <text:p>91.12</text:p>
          </table:table-cell>
          <table:table-cell office:value-type="float" office:value="89.63" table:style-name="ce16">
            <text:p>89.63</text:p>
          </table:table-cell>
          <table:table-cell office:value-type="float" office:value="89.44" table:style-name="ce16">
            <text:p>89.44</text:p>
          </table:table-cell>
          <table:table-cell office:value-type="float" office:value="87.84" table:style-name="ce16">
            <text:p>87.84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7.1" table:style-name="ce16">
            <text:p>87.10</text:p>
          </table:table-cell>
          <table:table-cell office:value-type="float" office:value="86.86" table:style-name="ce16">
            <text:p>86.86</text:p>
          </table:table-cell>
          <table:table-cell office:value-type="float" office:value="85.3" table:style-name="ce16">
            <text:p>85.30</text:p>
          </table:table-cell>
          <table:table-cell table:style-name="ce1"/>
          <table:table-cell office:value-type="float" office:value="87.25" table:style-name="ce16">
            <text:p>87.25</text:p>
          </table:table-cell>
          <table:table-cell office:value-type="float" office:value="84.59" table:style-name="ce16">
            <text:p>84.59</text:p>
          </table:table-cell>
          <table:table-cell office:value-type="float" office:value="85.64" table:style-name="ce16">
            <text:p>85.64</text:p>
          </table:table-cell>
          <table:table-cell office:value-type="float" office:value="82.33" table:style-name="ce16">
            <text:p>82.3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LLCT</text:p>
          </table:table-cell>
          <table:table-cell office:value-type="float" office:value="95.04" table:style-name="ce16">
            <text:p>95.04</text:p>
          </table:table-cell>
          <table:table-cell office:value-type="float" office:value="95.2" table:style-name="ce16">
            <text:p>95.20</text:p>
          </table:table-cell>
          <table:table-cell office:value-type="float" office:value="92.39" table:style-name="ce16">
            <text:p>92.39</text:p>
          </table:table-cell>
          <table:table-cell office:value-type="float" office:value="93.99" table:style-name="ce16">
            <text:p>93.99</text:p>
          </table:table-cell>
          <table:table-cell table:style-name="ce1"/>
          <table:table-cell office:value-type="float" office:value="94.25" table:style-name="ce16">
            <text:p>94.25</text:p>
          </table:table-cell>
          <table:table-cell office:value-type="float" office:value="94.1" table:style-name="ce16">
            <text:p>94.10</text:p>
          </table:table-cell>
          <table:table-cell office:value-type="float" office:value="91.57" table:style-name="ce16">
            <text:p>91.57</text:p>
          </table:table-cell>
          <table:table-cell office:value-type="float" office:value="92.83" table:style-name="ce16">
            <text:p>92.83</text:p>
          </table:table-cell>
          <table:table-cell table:style-name="ce1"/>
          <table:table-cell office:value-type="float" office:value="93.98" table:style-name="ce16">
            <text:p>93.98</text:p>
          </table:table-cell>
          <table:table-cell office:value-type="float" office:value="93.12" table:style-name="ce16">
            <text:p>93.12</text:p>
          </table:table-cell>
          <table:table-cell office:value-type="float" office:value="90.84" table:style-name="ce16">
            <text:p>90.84</text:p>
          </table:table-cell>
          <table:table-cell office:value-type="float" office:value="91.45" table:style-name="ce16">
            <text:p>91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erseus</text:p>
          </table:table-cell>
          <table:table-cell office:value-type="float" office:value="65.19" table:style-name="ce16">
            <text:p>65.19</text:p>
          </table:table-cell>
          <table:table-cell office:value-type="float" office:value="64.39" table:style-name="ce16">
            <text:p>64.39</text:p>
          </table:table-cell>
          <table:table-cell office:value-type="float" office:value="56.87" table:style-name="ce16">
            <text:p>56.87</text:p>
          </table:table-cell>
          <table:table-cell office:value-type="float" office:value="52.01" table:style-name="ce16">
            <text:p>52.01</text:p>
          </table:table-cell>
          <table:table-cell table:style-name="ce1"/>
          <table:table-cell office:value-type="float" office:value="56.99" table:style-name="ce16">
            <text:p>56.99</text:p>
          </table:table-cell>
          <table:table-cell office:value-type="float" office:value="52.91" table:style-name="ce16">
            <text:p>52.91</text:p>
          </table:table-cell>
          <table:table-cell office:value-type="float" office:value="47.99" table:style-name="ce16">
            <text:p>47.99</text:p>
          </table:table-cell>
          <table:table-cell office:value-type="float" office:value="40.54" table:style-name="ce16">
            <text:p>40.54</text:p>
          </table:table-cell>
          <table:table-cell table:style-name="ce1"/>
          <table:table-cell office:value-type="float" office:value="53.63" table:style-name="ce16">
            <text:p>53.63</text:p>
          </table:table-cell>
          <table:table-cell office:value-type="float" office:value="46.65" table:style-name="ce16">
            <text:p>46.65</text:p>
          </table:table-cell>
          <table:table-cell office:value-type="float" office:value="44.13" table:style-name="ce16">
            <text:p>44.13</text:p>
          </table:table-cell>
          <table:table-cell office:value-type="float" office:value="33.54" table:style-name="ce16">
            <text:p>33.5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PROIEL</text:p>
          </table:table-cell>
          <table:table-cell office:value-type="float" office:value="80.53" table:style-name="ce16">
            <text:p>80.53</text:p>
          </table:table-cell>
          <table:table-cell office:value-type="float" office:value="78.180000000000007" table:style-name="ce16">
            <text:p>78.18</text:p>
          </table:table-cell>
          <table:table-cell office:value-type="float" office:value="75.73" table:style-name="ce16">
            <text:p>75.73</text:p>
          </table:table-cell>
          <table:table-cell office:value-type="float" office:value="75.36" table:style-name="ce16">
            <text:p>75.36</text:p>
          </table:table-cell>
          <table:table-cell table:style-name="ce1"/>
          <table:table-cell office:value-type="float" office:value="75.55" table:style-name="ce16">
            <text:p>75.55</text:p>
          </table:table-cell>
          <table:table-cell office:value-type="float" office:value="72.34" table:style-name="ce16">
            <text:p>72.34</text:p>
          </table:table-cell>
          <table:table-cell office:value-type="float" office:value="70.459999999999994" table:style-name="ce16">
            <text:p>70.46</text:p>
          </table:table-cell>
          <table:table-cell office:value-type="float" office:value="69.61" table:style-name="ce16">
            <text:p>69.61</text:p>
          </table:table-cell>
          <table:table-cell table:style-name="ce1"/>
          <table:table-cell office:value-type="float" office:value="74.959999999999994" table:style-name="ce16">
            <text:p>74.96</text:p>
          </table:table-cell>
          <table:table-cell office:value-type="float" office:value="69.08" table:style-name="ce16">
            <text:p>69.08</text:p>
          </table:table-cell>
          <table:table-cell office:value-type="float" office:value="69.790000000000006" table:style-name="ce16">
            <text:p>69.79</text:p>
          </table:table-cell>
          <table:table-cell office:value-type="float" office:value="66.12" table:style-name="ce16">
            <text:p>66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Latin-UDante</text:p>
          </table:table-cell>
          <table:table-cell office:value-type="float" office:value="63.49" table:style-name="ce16">
            <text:p>63.49</text:p>
          </table:table-cell>
          <table:table-cell office:value-type="float" office:value="61.29" table:style-name="ce16">
            <text:p>61.29</text:p>
          </table:table-cell>
          <table:table-cell office:value-type="float" office:value="58.32" table:style-name="ce16">
            <text:p>58.32</text:p>
          </table:table-cell>
          <table:table-cell office:value-type="float" office:value="54.88" table:style-name="ce16">
            <text:p>54.88</text:p>
          </table:table-cell>
          <table:table-cell table:style-name="ce1"/>
          <table:table-cell office:value-type="float" office:value="52.41" table:style-name="ce16">
            <text:p>52.41</text:p>
          </table:table-cell>
          <table:table-cell office:value-type="float" office:value="50.61" table:style-name="ce16">
            <text:p>50.61</text:p>
          </table:table-cell>
          <table:table-cell office:value-type="float" office:value="47.07" table:style-name="ce16">
            <text:p>47.07</text:p>
          </table:table-cell>
          <table:table-cell office:value-type="float" office:value="44.24" table:style-name="ce16">
            <text:p>44.24</text:p>
          </table:table-cell>
          <table:table-cell table:style-name="ce1"/>
          <table:table-cell office:value-type="float" office:value="48.74" table:style-name="ce16">
            <text:p>48.74</text:p>
          </table:table-cell>
          <table:table-cell office:value-type="float" office:value="41.81" table:style-name="ce16">
            <text:p>41.81</text:p>
          </table:table-cell>
          <table:table-cell office:value-type="float" office:value="42.79" table:style-name="ce16">
            <text:p>42.79</text:p>
          </table:table-cell>
          <table:table-cell office:value-type="float" office:value="34.799999999999997" table:style-name="ce16">
            <text:p>3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French-SRCMF</text:p>
          </table:table-cell>
          <table:table-cell office:value-type="float" office:value="89.88" table:style-name="ce16">
            <text:p>89.88</text:p>
          </table:table-cell>
          <table:table-cell office:value-type="float" office:value="89.56" table:style-name="ce16">
            <text:p>89.56</text:p>
          </table:table-cell>
          <table:table-cell office:value-type="float" office:value="87.73" table:style-name="ce16">
            <text:p>87.73</text:p>
          </table:table-cell>
          <table:table-cell office:value-type="float" office:value="87.62" table:style-name="ce16">
            <text:p>87.62</text:p>
          </table:table-cell>
          <table:table-cell table:style-name="ce1"/>
          <table:table-cell office:value-type="float" office:value="85.51" table:style-name="ce16">
            <text:p>85.51</text:p>
          </table:table-cell>
          <table:table-cell office:value-type="float" office:value="84.03" table:style-name="ce16">
            <text:p>84.03</text:p>
          </table:table-cell>
          <table:table-cell office:value-type="float" office:value="83.29" table:style-name="ce16">
            <text:p>83.29</text:p>
          </table:table-cell>
          <table:table-cell office:value-type="float" office:value="82.11" table:style-name="ce16">
            <text:p>82.11</text:p>
          </table:table-cell>
          <table:table-cell table:style-name="ce1"/>
          <table:table-cell office:value-type="float" office:value="84.4" table:style-name="ce16">
            <text:p>84.40</text:p>
          </table:table-cell>
          <table:table-cell office:value-type="float" office:value="80.739999999999995" table:style-name="ce16">
            <text:p>80.74</text:p>
          </table:table-cell>
          <table:table-cell office:value-type="float" office:value="82.01" table:style-name="ce16">
            <text:p>82.01</text:p>
          </table:table-cell>
          <table:table-cell office:value-type="float" office:value="78.16" table:style-name="ce16">
            <text:p>78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Bosque</text:p>
          </table:table-cell>
          <table:table-cell office:value-type="float" office:value="89.84" table:style-name="ce16">
            <text:p>89.84</text:p>
          </table:table-cell>
          <table:table-cell office:value-type="float" office:value="90" table:style-name="ce16">
            <text:p>90.00</text:p>
          </table:table-cell>
          <table:table-cell office:value-type="float" office:value="88.99" table:style-name="ce16">
            <text:p>88.99</text:p>
          </table:table-cell>
          <table:table-cell office:value-type="float" office:value="89.53" table:style-name="ce16">
            <text:p>89.53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6.32" table:style-name="ce16">
            <text:p>86.32</text:p>
          </table:table-cell>
          <table:table-cell office:value-type="float" office:value="85.89" table:style-name="ce16">
            <text:p>85.89</text:p>
          </table:table-cell>
          <table:table-cell office:value-type="float" office:value="85.75" table:style-name="ce16">
            <text:p>85.75</text:p>
          </table:table-cell>
          <table:table-cell table:style-name="ce1"/>
          <table:table-cell office:value-type="float" office:value="85.88" table:style-name="ce16">
            <text:p>85.88</text:p>
          </table:table-cell>
          <table:table-cell office:value-type="float" office:value="81.48" table:style-name="ce16">
            <text:p>81.48</text:p>
          </table:table-cell>
          <table:table-cell office:value-type="float" office:value="84.43" table:style-name="ce16">
            <text:p>84.43</text:p>
          </table:table-cell>
          <table:table-cell office:value-type="float" office:value="80.45" table:style-name="ce16">
            <text:p>80.4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rtuguese-GSD</text:p>
          </table:table-cell>
          <table:table-cell office:value-type="float" office:value="91.8" table:style-name="ce16">
            <text:p>91.80</text:p>
          </table:table-cell>
          <table:table-cell office:value-type="float" office:value="90.73" table:style-name="ce16">
            <text:p>90.73</text:p>
          </table:table-cell>
          <table:table-cell office:value-type="float" office:value="90.89" table:style-name="ce16">
            <text:p>90.89</text:p>
          </table:table-cell>
          <table:table-cell office:value-type="float" office:value="90.55" table:style-name="ce16">
            <text:p>90.55</text:p>
          </table:table-cell>
          <table:table-cell table:style-name="ce1"/>
          <table:table-cell office:value-type="float" office:value="90.23" table:style-name="ce16">
            <text:p>90.23</text:p>
          </table:table-cell>
          <table:table-cell office:value-type="float" office:value="88.82" table:style-name="ce16">
            <text:p>88.82</text:p>
          </table:table-cell>
          <table:table-cell office:value-type="float" office:value="89.4" table:style-name="ce16">
            <text:p>89.40</text:p>
          </table:table-cell>
          <table:table-cell office:value-type="float" office:value="88.56" table:style-name="ce16">
            <text:p>88.56</text:p>
          </table:table-cell>
          <table:table-cell table:style-name="ce1"/>
          <table:table-cell office:value-type="float" office:value="89.01" table:style-name="ce16">
            <text:p>89.01</text:p>
          </table:table-cell>
          <table:table-cell office:value-type="float" office:value="84.46" table:style-name="ce16">
            <text:p>84.46</text:p>
          </table:table-cell>
          <table:table-cell office:value-type="float" office:value="88.15" table:style-name="ce16">
            <text:p>88.15</text:p>
          </table:table-cell>
          <table:table-cell office:value-type="float" office:value="84.14" table:style-name="ce16">
            <text:p>84.1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Nonstandard</text:p>
          </table:table-cell>
          <table:table-cell office:value-type="float" office:value="89.88" table:style-name="ce16">
            <text:p>89.88</text:p>
          </table:table-cell>
          <table:table-cell office:value-type="float" office:value="88.08" table:style-name="ce16">
            <text:p>88.08</text:p>
          </table:table-cell>
          <table:table-cell office:value-type="float" office:value="89.49" table:style-name="ce16">
            <text:p>89.49</text:p>
          </table:table-cell>
          <table:table-cell office:value-type="float" office:value="87.61" table:style-name="ce16">
            <text:p>87.61</text:p>
          </table:table-cell>
          <table:table-cell table:style-name="ce1"/>
          <table:table-cell office:value-type="float" office:value="84.67" table:style-name="ce16">
            <text:p>84.67</text:p>
          </table:table-cell>
          <table:table-cell office:value-type="float" office:value="83.04" table:style-name="ce16">
            <text:p>83.04</text:p>
          </table:table-cell>
          <table:table-cell office:value-type="float" office:value="84.28" table:style-name="ce16">
            <text:p>84.28</text:p>
          </table:table-cell>
          <table:table-cell office:value-type="float" office:value="83.14" table:style-name="ce16">
            <text:p>83.14</text:p>
          </table:table-cell>
          <table:table-cell table:style-name="ce1"/>
          <table:table-cell office:value-type="float" office:value="83.11" table:style-name="ce16">
            <text:p>83.11</text:p>
          </table:table-cell>
          <table:table-cell office:value-type="float" office:value="78.14" table:style-name="ce16">
            <text:p>78.14</text:p>
          </table:table-cell>
          <table:table-cell office:value-type="float" office:value="82.51" table:style-name="ce16">
            <text:p>82.51</text:p>
          </table:table-cell>
          <table:table-cell office:value-type="float" office:value="78.489999999999995" table:style-name="ce16">
            <text:p>78.4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RRT</text:p>
          </table:table-cell>
          <table:table-cell office:value-type="float" office:value="89.54" table:style-name="ce16">
            <text:p>89.54</text:p>
          </table:table-cell>
          <table:table-cell office:value-type="float" office:value="88.79" table:style-name="ce16">
            <text:p>88.79</text:p>
          </table:table-cell>
          <table:table-cell office:value-type="float" office:value="88.15" table:style-name="ce16">
            <text:p>88.15</text:p>
          </table:table-cell>
          <table:table-cell office:value-type="float" office:value="88.4" table:style-name="ce16">
            <text:p>88.40</text:p>
          </table:table-cell>
          <table:table-cell table:style-name="ce1"/>
          <table:table-cell office:value-type="float" office:value="84.32" table:style-name="ce16">
            <text:p>84.32</text:p>
          </table:table-cell>
          <table:table-cell office:value-type="float" office:value="83.9" table:style-name="ce16">
            <text:p>83.90</text:p>
          </table:table-cell>
          <table:table-cell office:value-type="float" office:value="82.84" table:style-name="ce16">
            <text:p>82.84</text:p>
          </table:table-cell>
          <table:table-cell office:value-type="float" office:value="83.4" table:style-name="ce16">
            <text:p>83.40</text:p>
          </table:table-cell>
          <table:table-cell table:style-name="ce1"/>
          <table:table-cell office:value-type="float" office:value="82.88" table:style-name="ce16">
            <text:p>82.88</text:p>
          </table:table-cell>
          <table:table-cell office:value-type="float" office:value="79.72" table:style-name="ce16">
            <text:p>79.72</text:p>
          </table:table-cell>
          <table:table-cell office:value-type="float" office:value="81.260000000000005" table:style-name="ce16">
            <text:p>81.26</text:p>
          </table:table-cell>
          <table:table-cell office:value-type="float" office:value="78.819999999999993" table:style-name="ce16">
            <text:p>78.8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omanian-SiMoNERo</text:p>
          </table:table-cell>
          <table:table-cell office:value-type="float" office:value="92.24" table:style-name="ce16">
            <text:p>92.24</text:p>
          </table:table-cell>
          <table:table-cell office:value-type="float" office:value="92.26" table:style-name="ce16">
            <text:p>92.26</text:p>
          </table:table-cell>
          <table:table-cell office:value-type="float" office:value="90.67" table:style-name="ce16">
            <text:p>90.67</text:p>
          </table:table-cell>
          <table:table-cell office:value-type="float" office:value="90.85" table:style-name="ce16">
            <text:p>90.85</text:p>
          </table:table-cell>
          <table:table-cell table:style-name="ce1"/>
          <table:table-cell office:value-type="float" office:value="89.55" table:style-name="ce16">
            <text:p>89.55</text:p>
          </table:table-cell>
          <table:table-cell office:value-type="float" office:value="90.04" table:style-name="ce16">
            <text:p>90.04</text:p>
          </table:table-cell>
          <table:table-cell office:value-type="float" office:value="88.15" table:style-name="ce16">
            <text:p>88.15</text:p>
          </table:table-cell>
          <table:table-cell office:value-type="float" office:value="88.26" table:style-name="ce16">
            <text:p>88.26</text:p>
          </table:table-cell>
          <table:table-cell table:style-name="ce1"/>
          <table:table-cell office:value-type="float" office:value="88.11" table:style-name="ce16">
            <text:p>88.11</text:p>
          </table:table-cell>
          <table:table-cell office:value-type="float" office:value="86.87" table:style-name="ce16">
            <text:p>86.87</text:p>
          </table:table-cell>
          <table:table-cell office:value-type="float" office:value="86.56" table:style-name="ce16">
            <text:p>86.56</text:p>
          </table:table-cell>
          <table:table-cell office:value-type="float" office:value="84.59" table:style-name="ce16">
            <text:p>84.5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AnCora</text:p>
          </table:table-cell>
          <table:table-cell office:value-type="float" office:value="91.07" table:style-name="ce16">
            <text:p>91.07</text:p>
          </table:table-cell>
          <table:table-cell office:value-type="float" office:value="90.9" table:style-name="ce16">
            <text:p>90.90</text:p>
          </table:table-cell>
          <table:table-cell office:value-type="float" office:value="90.7" table:style-name="ce16">
            <text:p>90.70</text:p>
          </table:table-cell>
          <table:table-cell office:value-type="float" office:value="90.61" table:style-name="ce16">
            <text:p>90.61</text:p>
          </table:table-cell>
          <table:table-cell table:style-name="ce1"/>
          <table:table-cell office:value-type="float" office:value="88.47" table:style-name="ce16">
            <text:p>88.47</text:p>
          </table:table-cell>
          <table:table-cell office:value-type="float" office:value="88.23" table:style-name="ce16">
            <text:p>88.23</text:p>
          </table:table-cell>
          <table:table-cell office:value-type="float" office:value="88.07" table:style-name="ce16">
            <text:p>88.07</text:p>
          </table:table-cell>
          <table:table-cell office:value-type="float" office:value="87.8" table:style-name="ce16">
            <text:p>87.80</text:p>
          </table:table-cell>
          <table:table-cell table:style-name="ce1"/>
          <table:table-cell office:value-type="float" office:value="86.94" table:style-name="ce16">
            <text:p>86.94</text:p>
          </table:table-cell>
          <table:table-cell office:value-type="float" office:value="83.89" table:style-name="ce16">
            <text:p>83.89</text:p>
          </table:table-cell>
          <table:table-cell office:value-type="float" office:value="86.51" table:style-name="ce16">
            <text:p>86.51</text:p>
          </table:table-cell>
          <table:table-cell office:value-type="float" office:value="83.19" table:style-name="ce16">
            <text:p>83.1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panish-GSD</text:p>
          </table:table-cell>
          <table:table-cell office:value-type="float" office:value="89.68" table:style-name="ce16">
            <text:p>89.68</text:p>
          </table:table-cell>
          <table:table-cell office:value-type="float" office:value="88.36" table:style-name="ce16">
            <text:p>88.36</text:p>
          </table:table-cell>
          <table:table-cell office:value-type="float" office:value="88.41" table:style-name="ce16">
            <text:p>88.41</text:p>
          </table:table-cell>
          <table:table-cell office:value-type="float" office:value="87.98" table:style-name="ce16">
            <text:p>87.98</text:p>
          </table:table-cell>
          <table:table-cell table:style-name="ce1"/>
          <table:table-cell office:value-type="float" office:value="87.02" table:style-name="ce16">
            <text:p>87.02</text:p>
          </table:table-cell>
          <table:table-cell office:value-type="float" office:value="85.05" table:style-name="ce16">
            <text:p>85.05</text:p>
          </table:table-cell>
          <table:table-cell office:value-type="float" office:value="85.63" table:style-name="ce16">
            <text:p>85.63</text:p>
          </table:table-cell>
          <table:table-cell office:value-type="float" office:value="84.55" table:style-name="ce16">
            <text:p>84.55</text:p>
          </table:table-cell>
          <table:table-cell table:style-name="ce1"/>
          <table:table-cell office:value-type="float" office:value="85.37" table:style-name="ce16">
            <text:p>85.37</text:p>
          </table:table-cell>
          <table:table-cell office:value-type="float" office:value="80" table:style-name="ce16">
            <text:p>80.00</text:p>
          </table:table-cell>
          <table:table-cell office:value-type="float" office:value="84.06" table:style-name="ce16">
            <text:p>84.06</text:p>
          </table:table-cell>
          <table:table-cell office:value-type="float" office:value="79.150000000000006" table:style-name="ce16">
            <text:p>79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7" table:formula="of:=SUMPRODUCT(--([.B5:.B29]&gt;[.C5:.C29]))" table:number-matrix-columns-spanned="1" table:number-matrix-rows-spanned="1" table:style-name="ce17">
            <text:p>17</text:p>
          </table:table-cell>
          <table:table-cell office:value-type="float" office:value="8" table:formula="of:=SUMPRODUCT(--([.C5:.C29]&gt;[.B5:.B29]))" table:number-matrix-columns-spanned="1" table:number-matrix-rows-spanned="1" table:style-name="ce17">
            <text:p>8</text:p>
          </table:table-cell>
          <table:table-cell office:value-type="float" office:value="15" table:formula="of:=SUMPRODUCT(--([.D5:.D29]&gt;[.E5:.E29]))" table:number-matrix-columns-spanned="1" table:number-matrix-rows-spanned="1" table:style-name="ce17">
            <text:p>15</text:p>
          </table:table-cell>
          <table:table-cell office:value-type="float" office:value="10" table:formula="of:=SUMPRODUCT(--([.E5:.E29]&gt;[.D5:.D29]))" table:number-matrix-columns-spanned="1" table:number-matrix-rows-spanned="1" table:style-name="ce17">
            <text:p>10</text:p>
          </table:table-cell>
          <table:table-cell table:style-name="ce1"/>
          <table:table-cell office:value-type="float" office:value="23" table:formula="of:=SUMPRODUCT(--([.G5:.G29]&gt;[.H5:.H29]))" table:number-matrix-columns-spanned="1" table:number-matrix-rows-spanned="1" table:style-name="ce17">
            <text:p>23</text:p>
          </table:table-cell>
          <table:table-cell office:value-type="float" office:value="2" table:formula="of:=SUMPRODUCT(--([.H5:.H29]&gt;[.G5:.G29]))" table:number-matrix-columns-spanned="1" table:number-matrix-rows-spanned="1" table:style-name="ce17">
            <text:p>2</text:p>
          </table:table-cell>
          <table:table-cell office:value-type="float" office:value="19" table:formula="of:=SUMPRODUCT(--([.I5:.I29]&gt;[.J5:.J29]))" table:number-matrix-columns-spanned="1" table:number-matrix-rows-spanned="1" table:style-name="ce17">
            <text:p>19</text:p>
          </table:table-cell>
          <table:table-cell office:value-type="float" office:value="6" table:formula="of:=SUMPRODUCT(--([.J5:.J29]&gt;[.I5:.I29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25" table:formula="of:=SUMPRODUCT(--([.L5:.L29]&gt;[.M5:.M29]))" table:number-matrix-columns-spanned="1" table:number-matrix-rows-spanned="1" table:style-name="ce17">
            <text:p>25</text:p>
          </table:table-cell>
          <table:table-cell office:value-type="float" office:value="0" table:formula="of:=SUMPRODUCT(--([.M5:.M29]&gt;[.L5:.L29]))" table:number-matrix-columns-spanned="1" table:number-matrix-rows-spanned="1" table:style-name="ce17">
            <text:p>0</text:p>
          </table:table-cell>
          <table:table-cell office:value-type="float" office:value="24" table:formula="of:=SUMPRODUCT(--([.N5:.N29]&gt;[.O5:.O29]))" table:number-matrix-columns-spanned="1" table:number-matrix-rows-spanned="1" table:style-name="ce17">
            <text:p>24</text:p>
          </table:table-cell>
          <table:table-cell office:value-type="float" office:value="1" table:formula="of:=SUMPRODUCT(--([.O5:.O29]&gt;[.N5:.N29]))" table:number-matrix-columns-spanned="1" table:number-matrix-rows-spanned="1" table:style-name="ce17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221999999999994" table:formula="of:=AVERAGE([.B5:.B29])" table:style-name="ce16">
            <text:p>86.22</text:p>
          </table:table-cell>
          <table:table-cell office:value-type="float" office:value="85.580800000000011" table:formula="of:=AVERAGE([.C5:.C29])" table:style-name="ce16">
            <text:p>85.58</text:p>
          </table:table-cell>
          <table:table-cell office:value-type="float" office:value="84.271600000000021" table:formula="of:=AVERAGE([.D5:.D29])" table:style-name="ce16">
            <text:p>84.27</text:p>
          </table:table-cell>
          <table:table-cell office:value-type="float" office:value="83.878799999999998" table:formula="of:=AVERAGE([.E5:.E29])" table:style-name="ce16">
            <text:p>83.88</text:p>
          </table:table-cell>
          <table:table-cell table:style-name="ce1"/>
          <table:table-cell office:value-type="float" office:value="82.470400000000012" table:formula="of:=AVERAGE([.G5:.G29])" table:style-name="ce16">
            <text:p>82.47</text:p>
          </table:table-cell>
          <table:table-cell office:value-type="float" office:value="81.143599999999992" table:formula="of:=AVERAGE([.H5:.H29])" table:style-name="ce16">
            <text:p>81.14</text:p>
          </table:table-cell>
          <table:table-cell office:value-type="float" office:value="80.337199999999996" table:formula="of:=AVERAGE([.I5:.I29])" table:style-name="ce16">
            <text:p>80.34</text:p>
          </table:table-cell>
          <table:table-cell office:value-type="float" office:value="79.378799999999984" table:formula="of:=AVERAGE([.J5:.J29])" table:style-name="ce16">
            <text:p>79.38</text:p>
          </table:table-cell>
          <table:table-cell table:style-name="ce1"/>
          <table:table-cell office:value-type="float" office:value="81.046800000000019" table:formula="of:=AVERAGE([.L5:.L29])" table:style-name="ce16">
            <text:p>81.05</text:p>
          </table:table-cell>
          <table:table-cell office:value-type="float" office:value="76.281200000000013" table:formula="of:=AVERAGE([.M5:.M29])" table:style-name="ce16">
            <text:p>76.28</text:p>
          </table:table-cell>
          <table:table-cell office:value-type="float" office:value="78.705600000000004" table:formula="of:=AVERAGE([.N5:.N29])" table:style-name="ce16">
            <text:p>78.71</text:p>
          </table:table-cell>
          <table:table-cell office:value-type="float" office:value="74.149200000000008" table:formula="of:=AVERAGE([.O5:.O29])" table:style-name="ce16">
            <text:p>74.15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0.64119999999998356" table:formula="of:=AVERAGE([.B5:.B29])-AVERAGE([.C5:.C29])" table:style-name="ce16">
            <text:p>0.64</text:p>
          </table:table-cell>
          <table:table-cell office:value-type="float" office:value="-0.64119999999998356" table:formula="of:=AVERAGE([.C5:.C29])-AVERAGE([.B5:.B29])" table:style-name="ce16">
            <text:p>-0.64</text:p>
          </table:table-cell>
          <table:table-cell office:value-type="float" office:value="0.39280000000002246" table:formula="of:=AVERAGE([.D5:.D29])-AVERAGE([.E5:.E29])" table:style-name="ce16">
            <text:p>0.39</text:p>
          </table:table-cell>
          <table:table-cell office:value-type="float" office:value="-0.39280000000002246" table:formula="of:=AVERAGE([.E5:.E29])-AVERAGE([.D5:.D29])" table:style-name="ce16">
            <text:p>-0.39</text:p>
          </table:table-cell>
          <table:table-cell table:style-name="ce7"/>
          <table:table-cell office:value-type="float" office:value="1.32680000000002" table:formula="of:=AVERAGE([.G5:.G29])-AVERAGE([.H5:.H29])" table:style-name="ce16">
            <text:p>1.33</text:p>
          </table:table-cell>
          <table:table-cell office:value-type="float" office:value="-1.32680000000002" table:formula="of:=AVERAGE([.H5:.H29])-AVERAGE([.G5:.G29])" table:style-name="ce16">
            <text:p>-1.33</text:p>
          </table:table-cell>
          <table:table-cell office:value-type="float" office:value="0.95840000000001169" table:formula="of:=AVERAGE([.I5:.I29])-AVERAGE([.J5:.J29])" table:style-name="ce16">
            <text:p>0.96</text:p>
          </table:table-cell>
          <table:table-cell office:value-type="float" office:value="-0.95840000000001169" table:formula="of:=AVERAGE([.J5:.J29])-AVERAGE([.I5:.I29])" table:style-name="ce16">
            <text:p>-0.96</text:p>
          </table:table-cell>
          <table:table-cell table:style-name="ce7"/>
          <table:table-cell office:value-type="float" office:value="4.7656000000000063" table:formula="of:=AVERAGE([.L5:.L29])-AVERAGE([.M5:.M29])" table:style-name="ce16">
            <text:p>4.77</text:p>
          </table:table-cell>
          <table:table-cell office:value-type="float" office:value="-4.7656000000000063" table:formula="of:=AVERAGE([.M5:.M29])-AVERAGE([.L5:.L29])" table:style-name="ce16">
            <text:p>-4.77</text:p>
          </table:table-cell>
          <table:table-cell office:value-type="float" office:value="4.5563999999999965" table:formula="of:=AVERAGE([.N5:.N29])-AVERAGE([.O5:.O29])" table:style-name="ce16">
            <text:p>4.56</text:p>
          </table:table-cell>
          <table:table-cell office:value-type="float" office:value="-4.5563999999999965" table:formula="of:=AVERAGE([.O5:.O29])-AVERAGE([.N5:.N29])" table:style-name="ce16">
            <text:p>-4.56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2483999999999611" table:formula="of:=[.B35]-[.D35]" table:style-name="ce16">
            <text:p>0.25</text:p>
          </table:table-cell>
          <table:table-cell office:value-type="float" office:value="-0.2483999999999611" table:formula="of:=[.C35]-[.E35]" table:style-name="ce16">
            <text:p>-0.25</text:p>
          </table:table-cell>
          <table:table-cell office:value-type="float" office:value="-0.2483999999999611" table:formula="of:=[.D35]-[.B35]" table:style-name="ce16">
            <text:p>-0.25</text:p>
          </table:table-cell>
          <table:table-cell office:value-type="float" office:value="0.2483999999999611" table:formula="of:=[.E35]-[.C35]" table:style-name="ce16">
            <text:p>0.25</text:p>
          </table:table-cell>
          <table:table-cell table:style-name="ce1"/>
          <table:table-cell office:value-type="float" office:value="0.36840000000000828" table:formula="of:=[.G35]-[.I35]" table:style-name="ce16">
            <text:p>0.37</text:p>
          </table:table-cell>
          <table:table-cell office:value-type="float" office:value="-0.36840000000000828" table:formula="of:=[.H35]-[.J35]" table:style-name="ce16">
            <text:p>-0.37</text:p>
          </table:table-cell>
          <table:table-cell office:value-type="float" office:value="-0.36840000000000828" table:formula="of:=[.I35]-[.G35]" table:style-name="ce16">
            <text:p>-0.37</text:p>
          </table:table-cell>
          <table:table-cell office:value-type="float" office:value="0.36840000000000828" table:formula="of:=[.J35]-[.H35]" table:style-name="ce16">
            <text:p>0.37</text:p>
          </table:table-cell>
          <table:table-cell table:style-name="ce1"/>
          <table:table-cell office:value-type="float" office:value="0.20920000000000982" table:formula="of:=[.L35]-[.N35]" table:style-name="ce16">
            <text:p>0.21</text:p>
          </table:table-cell>
          <table:table-cell office:value-type="float" office:value="-0.20920000000000982" table:formula="of:=[.M35]-[.O35]" table:style-name="ce16">
            <text:p>-0.21</text:p>
          </table:table-cell>
          <table:table-cell office:value-type="float" office:value="-0.20920000000000982" table:formula="of:=[.N35]-[.L35]" table:style-name="ce16">
            <text:p>-0.21</text:p>
          </table:table-cell>
          <table:table-cell office:value-type="float" office:value="0.20920000000000982" table:formula="of:=[.O35]-[.M35]" table:style-name="ce16">
            <text:p>0.2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9.0300754172880707E-3" table:formula="of:=TTEST([.B5:.B29];[.C5:.C29];2;1)" table:number-columns-spanned="2" table:number-rows-spanned="1" table:style-name="ce26">
            <text:p>0.01</text:p>
          </table:table-cell>
          <table:covered-table-cell/>
          <table:table-cell office:value-type="float" office:value="0.30583874093525931" table:formula="of:=TTEST([.D5:.D29];[.E5:.E29];2;1)" table:number-columns-spanned="2" table:number-rows-spanned="1" table:style-name="ce26">
            <text:p>0.31</text:p>
          </table:table-cell>
          <table:covered-table-cell/>
          <table:table-cell table:style-name="ce1"/>
          <table:table-cell office:value-type="float" office:value="5.0901988293670397E-5" table:formula="of:=TTEST([.G5:.G29];[.H5:.H29];2;1)" table:number-columns-spanned="2" table:number-rows-spanned="1" table:style-name="ce26">
            <text:p>0.00</text:p>
          </table:table-cell>
          <table:covered-table-cell/>
          <table:table-cell office:value-type="float" office:value="2.4370364937716375E-2" table:formula="of:=TTEST([.I5:.I29];[.J5:.J29];2;1)" table:number-columns-spanned="2" table:number-rows-spanned="1" table:style-name="ce26">
            <text:p>0.02</text:p>
          </table:table-cell>
          <table:covered-table-cell/>
          <table:table-cell table:style-name="ce1"/>
          <table:table-cell office:value-type="float" office:value="1.9934520187771015E-11" table:formula="of:=TTEST([.L5:.L29];[.M5:.M29];2;1)" table:number-columns-spanned="2" table:number-rows-spanned="1" table:style-name="ce26">
            <text:p>0.00</text:p>
          </table:table-cell>
          <table:covered-table-cell/>
          <table:table-cell office:value-type="float" office:value="2.8549468649655892E-9" table:formula="of:=TTEST([.N5:.N29];[.O5:.O29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number-rows-repeated="2" table:style-name="ro1">
          <table:table-cell table:style-name="ce7"/>
          <table:table-cell table:number-columns-repeated="16383" table:style-name="ce1"/>
        </table:table-row>
        <table:table-row table:style-name="ro4">
          <table:table-cell table:number-columns-repeated="16384"/>
        </table:table-row>
        <table:table-row table:number-rows-repeated="2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number-rows-repeated="1048533" table:style-name="ro4">
          <table:table-cell table:number-columns-repeated="16384"/>
        </table:table-row>
      </table:table>
      <table:table table:name="Germanic_language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anish-DDT</text:p>
          </table:table-cell>
          <table:table-cell office:value-type="float" office:value="84.02" table:style-name="ce16">
            <text:p>84.02</text:p>
          </table:table-cell>
          <table:table-cell office:value-type="float" office:value="83.66" table:style-name="ce16">
            <text:p>83.66</text:p>
          </table:table-cell>
          <table:table-cell office:value-type="float" office:value="82.09" table:style-name="ce16">
            <text:p>82.09</text:p>
          </table:table-cell>
          <table:table-cell office:value-type="float" office:value="80.45" table:style-name="ce16">
            <text:p>80.45</text:p>
          </table:table-cell>
          <table:table-cell table:style-name="ce1"/>
          <table:table-cell office:value-type="float" office:value="80.900000000000006" table:style-name="ce16">
            <text:p>80.90</text:p>
          </table:table-cell>
          <table:table-cell office:value-type="float" office:value="80.239999999999995" table:style-name="ce16">
            <text:p>80.24</text:p>
          </table:table-cell>
          <table:table-cell office:value-type="float" office:value="78.89" table:style-name="ce16">
            <text:p>78.89</text:p>
          </table:table-cell>
          <table:table-cell office:value-type="float" office:value="76.97" table:style-name="ce16">
            <text:p>76.97</text:p>
          </table:table-cell>
          <table:table-cell table:style-name="ce1"/>
          <table:table-cell office:value-type="float" office:value="80.47" table:style-name="ce16">
            <text:p>80.4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8.16" table:style-name="ce16">
            <text:p>78.16</text:p>
          </table:table-cell>
          <table:table-cell office:value-type="float" office:value="73.13" table:style-name="ce16">
            <text:p>73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Alpino</text:p>
          </table:table-cell>
          <table:table-cell office:value-type="float" office:value="87.65" table:style-name="ce16">
            <text:p>87.65</text:p>
          </table:table-cell>
          <table:table-cell office:value-type="float" office:value="87.6" table:style-name="ce16">
            <text:p>87.60</text:p>
          </table:table-cell>
          <table:table-cell office:value-type="float" office:value="85.44" table:style-name="ce16">
            <text:p>85.44</text:p>
          </table:table-cell>
          <table:table-cell office:value-type="float" office:value="85.87" table:style-name="ce16">
            <text:p>85.87</text:p>
          </table:table-cell>
          <table:table-cell table:style-name="ce1"/>
          <table:table-cell office:value-type="float" office:value="83.99" table:style-name="ce16">
            <text:p>83.99</text:p>
          </table:table-cell>
          <table:table-cell office:value-type="float" office:value="83.4" table:style-name="ce16">
            <text:p>83.40</text:p>
          </table:table-cell>
          <table:table-cell office:value-type="float" office:value="82.08" table:style-name="ce16">
            <text:p>82.08</text:p>
          </table:table-cell>
          <table:table-cell office:value-type="float" office:value="81.77" table:style-name="ce16">
            <text:p>81.77</text:p>
          </table:table-cell>
          <table:table-cell table:style-name="ce1"/>
          <table:table-cell office:value-type="float" office:value="81.5" table:style-name="ce16">
            <text:p>81.50</text:p>
          </table:table-cell>
          <table:table-cell office:value-type="float" office:value="77.87" table:style-name="ce16">
            <text:p>77.87</text:p>
          </table:table-cell>
          <table:table-cell office:value-type="float" office:value="79.569999999999993" table:style-name="ce16">
            <text:p>79.57</text:p>
          </table:table-cell>
          <table:table-cell office:value-type="float" office:value="75.73" table:style-name="ce16">
            <text:p>75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Dutch-LassySmall</text:p>
          </table:table-cell>
          <table:table-cell office:value-type="float" office:value="88.88" table:style-name="ce16">
            <text:p>88.88</text:p>
          </table:table-cell>
          <table:table-cell office:value-type="float" office:value="86.57" table:style-name="ce16">
            <text:p>86.57</text:p>
          </table:table-cell>
          <table:table-cell office:value-type="float" office:value="87.4" table:style-name="ce16">
            <text:p>87.40</text:p>
          </table:table-cell>
          <table:table-cell office:value-type="float" office:value="85.63" table:style-name="ce16">
            <text:p>85.63</text:p>
          </table:table-cell>
          <table:table-cell table:style-name="ce1"/>
          <table:table-cell office:value-type="float" office:value="84.68" table:style-name="ce16">
            <text:p>84.68</text:p>
          </table:table-cell>
          <table:table-cell office:value-type="float" office:value="82.09" table:style-name="ce16">
            <text:p>82.09</text:p>
          </table:table-cell>
          <table:table-cell office:value-type="float" office:value="82.85" table:style-name="ce16">
            <text:p>82.85</text:p>
          </table:table-cell>
          <table:table-cell office:value-type="float" office:value="80.599999999999994" table:style-name="ce16">
            <text:p>80.60</text:p>
          </table:table-cell>
          <table:table-cell table:style-name="ce1"/>
          <table:table-cell office:value-type="float" office:value="82.23" table:style-name="ce16">
            <text:p>82.23</text:p>
          </table:table-cell>
          <table:table-cell office:value-type="float" office:value="76.89" table:style-name="ce16">
            <text:p>76.89</text:p>
          </table:table-cell>
          <table:table-cell office:value-type="float" office:value="80" table:style-name="ce16">
            <text:p>80.00</text:p>
          </table:table-cell>
          <table:table-cell office:value-type="float" office:value="74.87" table:style-name="ce16">
            <text:p>74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EWT</text:p>
          </table:table-cell>
          <table:table-cell office:value-type="float" office:value="87.08" table:style-name="ce16">
            <text:p>87.08</text:p>
          </table:table-cell>
          <table:table-cell office:value-type="float" office:value="86.58" table:style-name="ce16">
            <text:p>86.58</text:p>
          </table:table-cell>
          <table:table-cell office:value-type="float" office:value="86.93" table:style-name="ce16">
            <text:p>86.93</text:p>
          </table:table-cell>
          <table:table-cell office:value-type="float" office:value="86.46" table:style-name="ce16">
            <text:p>86.46</text:p>
          </table:table-cell>
          <table:table-cell table:style-name="ce1"/>
          <table:table-cell office:value-type="float" office:value="84.66" table:style-name="ce16">
            <text:p>84.66</text:p>
          </table:table-cell>
          <table:table-cell office:value-type="float" office:value="83.21" table:style-name="ce16">
            <text:p>83.21</text:p>
          </table:table-cell>
          <table:table-cell office:value-type="float" office:value="84.21" table:style-name="ce16">
            <text:p>84.21</text:p>
          </table:table-cell>
          <table:table-cell office:value-type="float" office:value="83.2" table:style-name="ce16">
            <text:p>83.20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79.849999999999994" table:style-name="ce16">
            <text:p>79.85</text:p>
          </table:table-cell>
          <table:table-cell office:value-type="float" office:value="83.61" table:style-name="ce16">
            <text:p>83.61</text:p>
          </table:table-cell>
          <table:table-cell office:value-type="float" office:value="80.06" table:style-name="ce16">
            <text:p>80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GUM</text:p>
          </table:table-cell>
          <table:table-cell office:value-type="float" office:value="87.05" table:style-name="ce16">
            <text:p>87.05</text:p>
          </table:table-cell>
          <table:table-cell office:value-type="float" office:value="85.74" table:style-name="ce16">
            <text:p>85.74</text:p>
          </table:table-cell>
          <table:table-cell office:value-type="float" office:value="85.65" table:style-name="ce16">
            <text:p>85.65</text:p>
          </table:table-cell>
          <table:table-cell office:value-type="float" office:value="85.05" table:style-name="ce16">
            <text:p>85.05</text:p>
          </table:table-cell>
          <table:table-cell table:style-name="ce1"/>
          <table:table-cell office:value-type="float" office:value="84.05" table:style-name="ce16">
            <text:p>84.05</text:p>
          </table:table-cell>
          <table:table-cell office:value-type="float" office:value="81.91" table:style-name="ce16">
            <text:p>81.91</text:p>
          </table:table-cell>
          <table:table-cell office:value-type="float" office:value="82.5" table:style-name="ce16">
            <text:p>82.50</text:p>
          </table:table-cell>
          <table:table-cell office:value-type="float" office:value="81.349999999999994" table:style-name="ce16">
            <text:p>81.35</text:p>
          </table:table-cell>
          <table:table-cell table:style-name="ce1"/>
          <table:table-cell office:value-type="float" office:value="82.52" table:style-name="ce16">
            <text:p>82.52</text:p>
          </table:table-cell>
          <table:table-cell office:value-type="float" office:value="77.03" table:style-name="ce16">
            <text:p>77.03</text:p>
          </table:table-cell>
          <table:table-cell office:value-type="float" office:value="80.930000000000007" table:style-name="ce16">
            <text:p>80.93</text:p>
          </table:table-cell>
          <table:table-cell office:value-type="float" office:value="76.239999999999995" table:style-name="ce16">
            <text:p>76.2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LinES</text:p>
          </table:table-cell>
          <table:table-cell office:value-type="float" office:value="85.56" table:style-name="ce16">
            <text:p>85.56</text:p>
          </table:table-cell>
          <table:table-cell office:value-type="float" office:value="84.64" table:style-name="ce16">
            <text:p>84.64</text:p>
          </table:table-cell>
          <table:table-cell office:value-type="float" office:value="84.36" table:style-name="ce16">
            <text:p>84.36</text:p>
          </table:table-cell>
          <table:table-cell office:value-type="float" office:value="83.11" table:style-name="ce16">
            <text:p>83.11</text:p>
          </table:table-cell>
          <table:table-cell table:style-name="ce1"/>
          <table:table-cell office:value-type="float" office:value="81.61" table:style-name="ce16">
            <text:p>81.61</text:p>
          </table:table-cell>
          <table:table-cell office:value-type="float" office:value="80.14" table:style-name="ce16">
            <text:p>80.14</text:p>
          </table:table-cell>
          <table:table-cell office:value-type="float" office:value="80.400000000000006" table:style-name="ce16">
            <text:p>80.40</text:p>
          </table:table-cell>
          <table:table-cell office:value-type="float" office:value="78.48" table:style-name="ce16">
            <text:p>78.48</text:p>
          </table:table-cell>
          <table:table-cell table:style-name="ce1"/>
          <table:table-cell office:value-type="float" office:value="80.61" table:style-name="ce16">
            <text:p>80.61</text:p>
          </table:table-cell>
          <table:table-cell office:value-type="float" office:value="76.05" table:style-name="ce16">
            <text:p>76.05</text:p>
          </table:table-cell>
          <table:table-cell office:value-type="float" office:value="79.349999999999994" table:style-name="ce16">
            <text:p>79.35</text:p>
          </table:table-cell>
          <table:table-cell office:value-type="float" office:value="74.31" table:style-name="ce16">
            <text:p>74.31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English-ParTUT</text:p>
          </table:table-cell>
          <table:table-cell office:value-type="float" office:value="86.85" table:style-name="ce16">
            <text:p>86.85</text:p>
          </table:table-cell>
          <table:table-cell office:value-type="float" office:value="86.62" table:style-name="ce16">
            <text:p>86.62</text:p>
          </table:table-cell>
          <table:table-cell office:value-type="float" office:value="86.56" table:style-name="ce16">
            <text:p>86.56</text:p>
          </table:table-cell>
          <table:table-cell office:value-type="float" office:value="86.53" table:style-name="ce16">
            <text:p>86.53</text:p>
          </table:table-cell>
          <table:table-cell table:style-name="ce1"/>
          <table:table-cell office:value-type="float" office:value="85.12" table:style-name="ce16">
            <text:p>85.12</text:p>
          </table:table-cell>
          <table:table-cell office:value-type="float" office:value="83.33" table:style-name="ce16">
            <text:p>83.33</text:p>
          </table:table-cell>
          <table:table-cell office:value-type="float" office:value="84.57" table:style-name="ce16">
            <text:p>84.57</text:p>
          </table:table-cell>
          <table:table-cell office:value-type="float" office:value="82.83" table:style-name="ce16">
            <text:p>82.83</text:p>
          </table:table-cell>
          <table:table-cell table:style-name="ce1"/>
          <table:table-cell office:value-type="float" office:value="84.87" table:style-name="ce16">
            <text:p>84.87</text:p>
          </table:table-cell>
          <table:table-cell office:value-type="float" office:value="78.680000000000007" table:style-name="ce16">
            <text:p>78.68</text:p>
          </table:table-cell>
          <table:table-cell office:value-type="float" office:value="83.9" table:style-name="ce16">
            <text:p>83.90</text:p>
          </table:table-cell>
          <table:table-cell office:value-type="float" office:value="77.16" table:style-name="ce16">
            <text:p>77.1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Faroese-FarPaHC</text:p>
          </table:table-cell>
          <table:table-cell office:value-type="float" office:value="82.1" table:style-name="ce16">
            <text:p>82.10</text:p>
          </table:table-cell>
          <table:table-cell office:value-type="float" office:value="80.83" table:style-name="ce16">
            <text:p>80.83</text:p>
          </table:table-cell>
          <table:table-cell office:value-type="float" office:value="80.34" table:style-name="ce16">
            <text:p>80.34</text:p>
          </table:table-cell>
          <table:table-cell office:value-type="float" office:value="80.430000000000007" table:style-name="ce16">
            <text:p>80.43</text:p>
          </table:table-cell>
          <table:table-cell table:style-name="ce1"/>
          <table:table-cell office:value-type="float" office:value="77.58" table:style-name="ce16">
            <text:p>77.58</text:p>
          </table:table-cell>
          <table:table-cell office:value-type="float" office:value="75.959999999999994" table:style-name="ce16">
            <text:p>75.96</text:p>
          </table:table-cell>
          <table:table-cell office:value-type="float" office:value="76.209999999999994" table:style-name="ce16">
            <text:p>76.21</text:p>
          </table:table-cell>
          <table:table-cell office:value-type="float" office:value="75.430000000000007" table:style-name="ce16">
            <text:p>75.43</text:p>
          </table:table-cell>
          <table:table-cell table:style-name="ce1"/>
          <table:table-cell office:value-type="float" office:value="74.900000000000006" table:style-name="ce16">
            <text:p>74.90</text:p>
          </table:table-cell>
          <table:table-cell office:value-type="float" office:value="68.09" table:style-name="ce16">
            <text:p>68.09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66.89" table:style-name="ce16">
            <text:p>66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erman-GSD</text:p>
          </table:table-cell>
          <table:table-cell office:value-type="float" office:value="84.34" table:style-name="ce16">
            <text:p>84.34</text:p>
          </table:table-cell>
          <table:table-cell office:value-type="float" office:value="84.39" table:style-name="ce16">
            <text:p>84.39</text:p>
          </table:table-cell>
          <table:table-cell office:value-type="float" office:value="83.68" table:style-name="ce16">
            <text:p>83.68</text:p>
          </table:table-cell>
          <table:table-cell office:value-type="float" office:value="83.22" table:style-name="ce16">
            <text:p>83.22</text:p>
          </table:table-cell>
          <table:table-cell table:style-name="ce1"/>
          <table:table-cell office:value-type="float" office:value="79.959999999999994" table:style-name="ce16">
            <text:p>79.96</text:p>
          </table:table-cell>
          <table:table-cell office:value-type="float" office:value="78.959999999999994" table:style-name="ce16">
            <text:p>78.96</text:p>
          </table:table-cell>
          <table:table-cell office:value-type="float" office:value="79.67" table:style-name="ce16">
            <text:p>79.67</text:p>
          </table:table-cell>
          <table:table-cell office:value-type="float" office:value="77.97" table:style-name="ce16">
            <text:p>77.97</text:p>
          </table:table-cell>
          <table:table-cell table:style-name="ce1"/>
          <table:table-cell office:value-type="float" office:value="78.430000000000007" table:style-name="ce16">
            <text:p>78.43</text:p>
          </table:table-cell>
          <table:table-cell office:value-type="float" office:value="73.569999999999993" table:style-name="ce16">
            <text:p>73.57</text:p>
          </table:table-cell>
          <table:table-cell office:value-type="float" office:value="78.11" table:style-name="ce16">
            <text:p>78.11</text:p>
          </table:table-cell>
          <table:table-cell office:value-type="float" office:value="72.66" table:style-name="ce16">
            <text:p>72.6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Gothic-PROIEL</text:p>
          </table:table-cell>
          <table:table-cell office:value-type="float" office:value="82.54" table:style-name="ce16">
            <text:p>82.54</text:p>
          </table:table-cell>
          <table:table-cell office:value-type="float" office:value="81.209999999999994" table:style-name="ce16">
            <text:p>81.21</text:p>
          </table:table-cell>
          <table:table-cell office:value-type="float" office:value="78.36" table:style-name="ce16">
            <text:p>78.36</text:p>
          </table:table-cell>
          <table:table-cell office:value-type="float" office:value="77.09" table:style-name="ce16">
            <text:p>77.09</text:p>
          </table:table-cell>
          <table:table-cell table:style-name="ce1"/>
          <table:table-cell office:value-type="float" office:value="76.91" table:style-name="ce16">
            <text:p>76.91</text:p>
          </table:table-cell>
          <table:table-cell office:value-type="float" office:value="74.150000000000006" table:style-name="ce16">
            <text:p>74.15</text:p>
          </table:table-cell>
          <table:table-cell office:value-type="float" office:value="72.31" table:style-name="ce16">
            <text:p>72.31</text:p>
          </table:table-cell>
          <table:table-cell office:value-type="float" office:value="70.37" table:style-name="ce16">
            <text:p>70.37</text:p>
          </table:table-cell>
          <table:table-cell table:style-name="ce1"/>
          <table:table-cell office:value-type="float" office:value="76.42" table:style-name="ce16">
            <text:p>76.42</text:p>
          </table:table-cell>
          <table:table-cell office:value-type="float" office:value="71.59" table:style-name="ce16">
            <text:p>71.59</text:p>
          </table:table-cell>
          <table:table-cell office:value-type="float" office:value="71.900000000000006" table:style-name="ce16">
            <text:p>71.90</text:p>
          </table:table-cell>
          <table:table-cell office:value-type="float" office:value="67.27" table:style-name="ce16">
            <text:p>67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IcePaHC</text:p>
          </table:table-cell>
          <table:table-cell office:value-type="float" office:value="84.51" table:style-name="ce16">
            <text:p>84.51</text:p>
          </table:table-cell>
          <table:table-cell office:value-type="float" office:value="83.79" table:style-name="ce16">
            <text:p>83.79</text:p>
          </table:table-cell>
          <table:table-cell office:value-type="float" office:value="84.14" table:style-name="ce16">
            <text:p>84.14</text:p>
          </table:table-cell>
          <table:table-cell office:value-type="float" office:value="84.08" table:style-name="ce16">
            <text:p>84.08</text:p>
          </table:table-cell>
          <table:table-cell table:style-name="ce1"/>
          <table:table-cell office:value-type="float" office:value="80.41" table:style-name="ce16">
            <text:p>80.41</text:p>
          </table:table-cell>
          <table:table-cell office:value-type="float" office:value="79.069999999999993" table:style-name="ce16">
            <text:p>79.07</text:p>
          </table:table-cell>
          <table:table-cell office:value-type="float" office:value="80.13" table:style-name="ce16">
            <text:p>80.13</text:p>
          </table:table-cell>
          <table:table-cell office:value-type="float" office:value="79.680000000000007" table:style-name="ce16">
            <text:p>79.68</text:p>
          </table:table-cell>
          <table:table-cell table:style-name="ce1"/>
          <table:table-cell office:value-type="float" office:value="78.959999999999994" table:style-name="ce16">
            <text:p>78.96</text:p>
          </table:table-cell>
          <table:table-cell office:value-type="float" office:value="73.239999999999995" table:style-name="ce16">
            <text:p>73.24</text:p>
          </table:table-cell>
          <table:table-cell office:value-type="float" office:value="78.489999999999995" table:style-name="ce16">
            <text:p>78.49</text:p>
          </table:table-cell>
          <table:table-cell office:value-type="float" office:value="73.94" table:style-name="ce16">
            <text:p>73.94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celandic-Modern</text:p>
          </table:table-cell>
          <table:table-cell office:value-type="float" office:value="90.86" table:style-name="ce16">
            <text:p>90.86</text:p>
          </table:table-cell>
          <table:table-cell office:value-type="float" office:value="90.99" table:style-name="ce16">
            <text:p>90.99</text:p>
          </table:table-cell>
          <table:table-cell office:value-type="float" office:value="90.4" table:style-name="ce16">
            <text:p>90.40</text:p>
          </table:table-cell>
          <table:table-cell office:value-type="float" office:value="92.07" table:style-name="ce16">
            <text:p>92.07</text:p>
          </table:table-cell>
          <table:table-cell table:style-name="ce1"/>
          <table:table-cell office:value-type="float" office:value="88.84" table:style-name="ce16">
            <text:p>88.84</text:p>
          </table:table-cell>
          <table:table-cell office:value-type="float" office:value="88.7" table:style-name="ce16">
            <text:p>88.70</text:p>
          </table:table-cell>
          <table:table-cell office:value-type="float" office:value="88.5" table:style-name="ce16">
            <text:p>88.50</text:p>
          </table:table-cell>
          <table:table-cell office:value-type="float" office:value="90.09" table:style-name="ce16">
            <text:p>90.09</text:p>
          </table:table-cell>
          <table:table-cell table:style-name="ce1"/>
          <table:table-cell office:value-type="float" office:value="88.29" table:style-name="ce16">
            <text:p>88.29</text:p>
          </table:table-cell>
          <table:table-cell office:value-type="float" office:value="85.76" table:style-name="ce16">
            <text:p>85.76</text:p>
          </table:table-cell>
          <table:table-cell office:value-type="float" office:value="87.84" table:style-name="ce16">
            <text:p>87.84</text:p>
          </table:table-cell>
          <table:table-cell office:value-type="float" office:value="87.47" table:style-name="ce16">
            <text:p>87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Irish-IDT</text:p>
          </table:table-cell>
          <table:table-cell office:value-type="float" office:value="83.45" table:style-name="ce16">
            <text:p>83.45</text:p>
          </table:table-cell>
          <table:table-cell office:value-type="float" office:value="84.38" table:style-name="ce16">
            <text:p>84.38</text:p>
          </table:table-cell>
          <table:table-cell office:value-type="float" office:value="82" table:style-name="ce16">
            <text:p>82.00</text:p>
          </table:table-cell>
          <table:table-cell office:value-type="float" office:value="83.69" table:style-name="ce16">
            <text:p>83.69</text:p>
          </table:table-cell>
          <table:table-cell table:style-name="ce1"/>
          <table:table-cell office:value-type="float" office:value="78.55" table:style-name="ce16">
            <text:p>78.55</text:p>
          </table:table-cell>
          <table:table-cell office:value-type="float" office:value="77.5" table:style-name="ce16">
            <text:p>77.50</text:p>
          </table:table-cell>
          <table:table-cell office:value-type="float" office:value="76.5" table:style-name="ce16">
            <text:p>76.50</text:p>
          </table:table-cell>
          <table:table-cell office:value-type="float" office:value="76.75" table:style-name="ce16">
            <text:p>76.75</text:p>
          </table:table-cell>
          <table:table-cell table:style-name="ce1"/>
          <table:table-cell office:value-type="float" office:value="76.819999999999993" table:style-name="ce16">
            <text:p>76.82</text:p>
          </table:table-cell>
          <table:table-cell office:value-type="float" office:value="71.94" table:style-name="ce16">
            <text:p>71.94</text:p>
          </table:table-cell>
          <table:table-cell office:value-type="float" office:value="74.569999999999993" table:style-name="ce16">
            <text:p>74.57</text:p>
          </table:table-cell>
          <table:table-cell office:value-type="float" office:value="71.02" table:style-name="ce16">
            <text:p>71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Bokmaal</text:p>
          </table:table-cell>
          <table:table-cell office:value-type="float" office:value="90.93" table:style-name="ce16">
            <text:p>90.93</text:p>
          </table:table-cell>
          <table:table-cell office:value-type="float" office:value="89.57" table:style-name="ce16">
            <text:p>89.57</text:p>
          </table:table-cell>
          <table:table-cell office:value-type="float" office:value="90.17" table:style-name="ce16">
            <text:p>90.17</text:p>
          </table:table-cell>
          <table:table-cell office:value-type="float" office:value="89" table:style-name="ce16">
            <text:p>89.00</text:p>
          </table:table-cell>
          <table:table-cell table:style-name="ce1"/>
          <table:table-cell office:value-type="float" office:value="88.83" table:style-name="ce16">
            <text:p>88.83</text:p>
          </table:table-cell>
          <table:table-cell office:value-type="float" office:value="87.09" table:style-name="ce16">
            <text:p>87.09</text:p>
          </table:table-cell>
          <table:table-cell office:value-type="float" office:value="88.03" table:style-name="ce16">
            <text:p>88.03</text:p>
          </table:table-cell>
          <table:table-cell office:value-type="float" office:value="86.49" table:style-name="ce16">
            <text:p>86.49</text:p>
          </table:table-cell>
          <table:table-cell table:style-name="ce1"/>
          <table:table-cell office:value-type="float" office:value="88" table:style-name="ce16">
            <text:p>88.00</text:p>
          </table:table-cell>
          <table:table-cell office:value-type="float" office:value="83.96" table:style-name="ce16">
            <text:p>83.96</text:p>
          </table:table-cell>
          <table:table-cell office:value-type="float" office:value="87.16" table:style-name="ce16">
            <text:p>87.16</text:p>
          </table:table-cell>
          <table:table-cell office:value-type="float" office:value="83.47" table:style-name="ce16">
            <text:p>83.4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</text:p>
          </table:table-cell>
          <table:table-cell office:value-type="float" office:value="90.13" table:style-name="ce16">
            <text:p>90.13</text:p>
          </table:table-cell>
          <table:table-cell office:value-type="float" office:value="89.02" table:style-name="ce16">
            <text:p>89.02</text:p>
          </table:table-cell>
          <table:table-cell office:value-type="float" office:value="89.28" table:style-name="ce16">
            <text:p>89.28</text:p>
          </table:table-cell>
          <table:table-cell office:value-type="float" office:value="88.01" table:style-name="ce16">
            <text:p>88.01</text:p>
          </table:table-cell>
          <table:table-cell table:style-name="ce1"/>
          <table:table-cell office:value-type="float" office:value="87.85" table:style-name="ce16">
            <text:p>87.85</text:p>
          </table:table-cell>
          <table:table-cell office:value-type="float" office:value="86.2" table:style-name="ce16">
            <text:p>86.20</text:p>
          </table:table-cell>
          <table:table-cell office:value-type="float" office:value="86.89" table:style-name="ce16">
            <text:p>86.89</text:p>
          </table:table-cell>
          <table:table-cell office:value-type="float" office:value="85.34" table:style-name="ce16">
            <text:p>85.34</text:p>
          </table:table-cell>
          <table:table-cell table:style-name="ce1"/>
          <table:table-cell office:value-type="float" office:value="87.07" table:style-name="ce16">
            <text:p>87.07</text:p>
          </table:table-cell>
          <table:table-cell office:value-type="float" office:value="83.14" table:style-name="ce16">
            <text:p>83.14</text:p>
          </table:table-cell>
          <table:table-cell office:value-type="float" office:value="86.09" table:style-name="ce16">
            <text:p>86.09</text:p>
          </table:table-cell>
          <table:table-cell office:value-type="float" office:value="82.26" table:style-name="ce16">
            <text:p>82.2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Norwegian-NynorskLIA</text:p>
          </table:table-cell>
          <table:table-cell office:value-type="float" office:value="81.349999999999994" table:style-name="ce16">
            <text:p>81.35</text:p>
          </table:table-cell>
          <table:table-cell office:value-type="float" office:value="76.760000000000005" table:style-name="ce16">
            <text:p>76.76</text:p>
          </table:table-cell>
          <table:table-cell office:value-type="float" office:value="79.27" table:style-name="ce16">
            <text:p>79.27</text:p>
          </table:table-cell>
          <table:table-cell office:value-type="float" office:value="75.22" table:style-name="ce16">
            <text:p>75.22</text:p>
          </table:table-cell>
          <table:table-cell table:style-name="ce1"/>
          <table:table-cell office:value-type="float" office:value="76.62" table:style-name="ce16">
            <text:p>76.62</text:p>
          </table:table-cell>
          <table:table-cell office:value-type="float" office:value="70.73" table:style-name="ce16">
            <text:p>70.73</text:p>
          </table:table-cell>
          <table:table-cell office:value-type="float" office:value="74.12" table:style-name="ce16">
            <text:p>74.12</text:p>
          </table:table-cell>
          <table:table-cell office:value-type="float" office:value="69.36" table:style-name="ce16">
            <text:p>69.36</text:p>
          </table:table-cell>
          <table:table-cell table:style-name="ce1"/>
          <table:table-cell office:value-type="float" office:value="73.760000000000005" table:style-name="ce16">
            <text:p>73.76</text:p>
          </table:table-cell>
          <table:table-cell office:value-type="float" office:value="65.44" table:style-name="ce16">
            <text:p>65.44</text:p>
          </table:table-cell>
          <table:table-cell office:value-type="float" office:value="70.790000000000006" table:style-name="ce16">
            <text:p>70.79</text:p>
          </table:table-cell>
          <table:table-cell office:value-type="float" office:value="64.05" table:style-name="ce16">
            <text:p>64.0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LinES</text:p>
          </table:table-cell>
          <table:table-cell office:value-type="float" office:value="86.08" table:style-name="ce16">
            <text:p>86.08</text:p>
          </table:table-cell>
          <table:table-cell office:value-type="float" office:value="85.12" table:style-name="ce16">
            <text:p>85.12</text:p>
          </table:table-cell>
          <table:table-cell office:value-type="float" office:value="85.74" table:style-name="ce16">
            <text:p>85.74</text:p>
          </table:table-cell>
          <table:table-cell office:value-type="float" office:value="84.02" table:style-name="ce16">
            <text:p>84.02</text:p>
          </table:table-cell>
          <table:table-cell table:style-name="ce1"/>
          <table:table-cell office:value-type="float" office:value="81.89" table:style-name="ce16">
            <text:p>81.89</text:p>
          </table:table-cell>
          <table:table-cell office:value-type="float" office:value="80.3" table:style-name="ce16">
            <text:p>80.30</text:p>
          </table:table-cell>
          <table:table-cell office:value-type="float" office:value="81.48" table:style-name="ce16">
            <text:p>81.48</text:p>
          </table:table-cell>
          <table:table-cell office:value-type="float" office:value="79.069999999999993" table:style-name="ce16">
            <text:p>79.07</text:p>
          </table:table-cell>
          <table:table-cell table:style-name="ce1"/>
          <table:table-cell office:value-type="float" office:value="80.989999999999995" table:style-name="ce16">
            <text:p>80.99</text:p>
          </table:table-cell>
          <table:table-cell office:value-type="float" office:value="76.739999999999995" table:style-name="ce16">
            <text:p>76.74</text:p>
          </table:table-cell>
          <table:table-cell office:value-type="float" office:value="80.42" table:style-name="ce16">
            <text:p>80.42</text:p>
          </table:table-cell>
          <table:table-cell office:value-type="float" office:value="75.400000000000006" table:style-name="ce16">
            <text:p>75.4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-Talbanken</text:p>
          </table:table-cell>
          <table:table-cell office:value-type="float" office:value="86.5" table:style-name="ce16">
            <text:p>86.50</text:p>
          </table:table-cell>
          <table:table-cell office:value-type="float" office:value="85.78" table:style-name="ce16">
            <text:p>85.78</text:p>
          </table:table-cell>
          <table:table-cell office:value-type="float" office:value="85.79" table:style-name="ce16">
            <text:p>85.79</text:p>
          </table:table-cell>
          <table:table-cell office:value-type="float" office:value="84.54" table:style-name="ce16">
            <text:p>84.54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81.81" table:style-name="ce16">
            <text:p>81.81</text:p>
          </table:table-cell>
          <table:table-cell office:value-type="float" office:value="82.12" table:style-name="ce16">
            <text:p>82.12</text:p>
          </table:table-cell>
          <table:table-cell office:value-type="float" office:value="80.59" table:style-name="ce16">
            <text:p>80.59</text:p>
          </table:table-cell>
          <table:table-cell table:style-name="ce1"/>
          <table:table-cell office:value-type="float" office:value="83.1" table:style-name="ce16">
            <text:p>83.10</text:p>
          </table:table-cell>
          <table:table-cell office:value-type="float" office:value="79.12" table:style-name="ce16">
            <text:p>79.12</text:p>
          </table:table-cell>
          <table:table-cell office:value-type="float" office:value="82.01" table:style-name="ce16">
            <text:p>82.01</text:p>
          </table:table-cell>
          <table:table-cell office:value-type="float" office:value="78.08" table:style-name="ce16">
            <text:p>78.0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wedish_Sign_Language-SSLC</text:p>
          </table:table-cell>
          <table:table-cell office:value-type="float" office:value="50" table:style-name="ce16">
            <text:p>50.00</text:p>
          </table:table-cell>
          <table:table-cell office:value-type="float" office:value="37.590000000000003" table:style-name="ce16">
            <text:p>37.59</text:p>
          </table:table-cell>
          <table:table-cell office:value-type="float" office:value="42.55" table:style-name="ce16">
            <text:p>42.55</text:p>
          </table:table-cell>
          <table:table-cell office:value-type="float" office:value="30.5" table:style-name="ce16">
            <text:p>30.50</text:p>
          </table:table-cell>
          <table:table-cell table:style-name="ce1"/>
          <table:table-cell office:value-type="float" office:value="30.85" table:style-name="ce16">
            <text:p>30.85</text:p>
          </table:table-cell>
          <table:table-cell office:value-type="float" office:value="26.95" table:style-name="ce16">
            <text:p>26.95</text:p>
          </table:table-cell>
          <table:table-cell office:value-type="float" office:value="18.09" table:style-name="ce16">
            <text:p>18.09</text:p>
          </table:table-cell>
          <table:table-cell office:value-type="float" office:value="14.89" table:style-name="ce16">
            <text:p>14.89</text:p>
          </table:table-cell>
          <table:table-cell table:style-name="ce1"/>
          <table:table-cell office:value-type="float" office:value="32.26" table:style-name="ce16">
            <text:p>32.26</text:p>
          </table:table-cell>
          <table:table-cell office:value-type="float" office:value="28.39" table:style-name="ce16">
            <text:p>28.39</text:p>
          </table:table-cell>
          <table:table-cell office:value-type="float" office:value="18.3" table:style-name="ce16">
            <text:p>18.30</text:p>
          </table:table-cell>
          <table:table-cell office:value-type="float" office:value="16.47" table:style-name="ce16">
            <text:p>16.47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6" table:formula="of:=SUMPRODUCT(--([.B5:.B23]&gt;[.C5:.C23]))" table:number-matrix-columns-spanned="1" table:number-matrix-rows-spanned="1" table:style-name="ce17">
            <text:p>16</text:p>
          </table:table-cell>
          <table:table-cell office:value-type="float" office:value="3" table:formula="of:=SUMPRODUCT(--([.C5:.C23]&gt;[.B5:.B23]))" table:number-matrix-columns-spanned="1" table:number-matrix-rows-spanned="1" table:style-name="ce17">
            <text:p>3</text:p>
          </table:table-cell>
          <table:table-cell office:value-type="float" office:value="15" table:formula="of:=SUMPRODUCT(--([.D5:.D23]&gt;[.E5:.E23]))" table:number-matrix-columns-spanned="1" table:number-matrix-rows-spanned="1" table:style-name="ce17">
            <text:p>15</text:p>
          </table:table-cell>
          <table:table-cell office:value-type="float" office:value="4" table:formula="of:=SUMPRODUCT(--([.E5:.E23]&gt;[.D5:.D23]))" table:number-matrix-columns-spanned="1" table:number-matrix-rows-spanned="1" table:style-name="ce17">
            <text:p>4</text:p>
          </table:table-cell>
          <table:table-cell table:style-name="ce1"/>
          <table:table-cell office:value-type="float" office:value="19" table:formula="of:=SUMPRODUCT(--([.G5:.G23]&gt;[.H5:.H23]))" table:number-matrix-columns-spanned="1" table:number-matrix-rows-spanned="1" table:style-name="ce17">
            <text:p>19</text:p>
          </table:table-cell>
          <table:table-cell office:value-type="float" office:value="0" table:formula="of:=SUMPRODUCT(--([.H5:.H23]&gt;[.G5:.G23]))" table:number-matrix-columns-spanned="1" table:number-matrix-rows-spanned="1" table:style-name="ce17">
            <text:p>0</text:p>
          </table:table-cell>
          <table:table-cell office:value-type="float" office:value="17" table:formula="of:=SUMPRODUCT(--([.I5:.I23]&gt;[.J5:.J23]))" table:number-matrix-columns-spanned="1" table:number-matrix-rows-spanned="1" table:style-name="ce17">
            <text:p>17</text:p>
          </table:table-cell>
          <table:table-cell office:value-type="float" office:value="2" table:formula="of:=SUMPRODUCT(--([.J5:.J23]&gt;[.I5:.I23]))" table:number-matrix-columns-spanned="1" table:number-matrix-rows-spanned="1" table:style-name="ce17">
            <text:p>2</text:p>
          </table:table-cell>
          <table:table-cell table:style-name="ce1"/>
          <table:table-cell office:value-type="float" office:value="19" table:formula="of:=SUMPRODUCT(--([.L5:.L23]&gt;[.M5:.M23]))" table:number-matrix-columns-spanned="1" table:number-matrix-rows-spanned="1" table:style-name="ce17">
            <text:p>19</text:p>
          </table:table-cell>
          <table:table-cell office:value-type="float" office:value="0" table:formula="of:=SUMPRODUCT(--([.M5:.M23]&gt;[.L5:.L23]))" table:number-matrix-columns-spanned="1" table:number-matrix-rows-spanned="1" table:style-name="ce17">
            <text:p>0</text:p>
          </table:table-cell>
          <table:table-cell office:value-type="float" office:value="19" table:formula="of:=SUMPRODUCT(--([.N5:.N23]&gt;[.O5:.O23]))" table:number-matrix-columns-spanned="1" table:number-matrix-rows-spanned="1" table:style-name="ce17">
            <text:p>19</text:p>
          </table:table-cell>
          <table:table-cell office:value-type="float" office:value="0" table:formula="of:=SUMPRODUCT(--([.O5:.O23]&gt;[.N5:.N23]))" table:number-matrix-columns-spanned="1" table:number-matrix-rows-spanned="1" table:style-name="ce17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4.204210526315791" table:formula="of:=AVERAGE([.B5:.B23])" table:style-name="ce16">
            <text:p>84.20</text:p>
          </table:table-cell>
          <table:table-cell office:value-type="float" office:value="82.675789473684191" table:formula="of:=AVERAGE([.C5:.C23])" table:style-name="ce16">
            <text:p>82.68</text:p>
          </table:table-cell>
          <table:table-cell office:value-type="float" office:value="82.639473684210515" table:formula="of:=AVERAGE([.D5:.D23])" table:style-name="ce16">
            <text:p>82.64</text:p>
          </table:table-cell>
          <table:table-cell office:value-type="float" office:value="81.31421052631579" table:formula="of:=AVERAGE([.E5:.E23])" table:style-name="ce16">
            <text:p>81.31</text:p>
          </table:table-cell>
          <table:table-cell table:style-name="ce1"/>
          <table:table-cell office:value-type="float" office:value="79.81052631578946" table:formula="of:=AVERAGE([.G5:.G23])" table:style-name="ce16">
            <text:p>79.81</text:p>
          </table:table-cell>
          <table:table-cell office:value-type="float" office:value="77.986315789473679" table:formula="of:=AVERAGE([.H5:.H23])" table:style-name="ce16">
            <text:p>77.99</text:p>
          </table:table-cell>
          <table:table-cell office:value-type="float" office:value="77.871052631578948" table:formula="of:=AVERAGE([.I5:.I23])" table:style-name="ce16">
            <text:p>77.87</text:p>
          </table:table-cell>
          <table:table-cell office:value-type="float" office:value="76.380526315789481" table:formula="of:=AVERAGE([.J5:.J23])" table:style-name="ce16">
            <text:p>76.38</text:p>
          </table:table-cell>
          <table:table-cell table:style-name="ce1"/>
          <table:table-cell office:value-type="float" office:value="78.70052631578946" table:formula="of:=AVERAGE([.L5:.L23])" table:style-name="ce16">
            <text:p>78.70</text:p>
          </table:table-cell>
          <table:table-cell office:value-type="float" office:value="73.903684210526336" table:formula="of:=AVERAGE([.M5:.M23])" table:style-name="ce16">
            <text:p>73.90</text:p>
          </table:table-cell>
          <table:table-cell office:value-type="float" office:value="76.549473684210525" table:formula="of:=AVERAGE([.N5:.N23])" table:style-name="ce16">
            <text:p>76.55</text:p>
          </table:table-cell>
          <table:table-cell office:value-type="float" office:value="72.130526315789481" table:formula="of:=AVERAGE([.O5:.O23])" table:style-name="ce16">
            <text:p>72.13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5284210526316002" table:formula="of:=AVERAGE([.B5:.B23])-AVERAGE([.C5:.C23])" table:style-name="ce16">
            <text:p>1.53</text:p>
          </table:table-cell>
          <table:table-cell office:value-type="float" office:value="-1.5284210526316002" table:formula="of:=AVERAGE([.C5:.C23])-AVERAGE([.B5:.B23])" table:style-name="ce16">
            <text:p>-1.53</text:p>
          </table:table-cell>
          <table:table-cell office:value-type="float" office:value="1.3252631578947245" table:formula="of:=AVERAGE([.D5:.D23])-AVERAGE([.E5:.E23])" table:style-name="ce16">
            <text:p>1.33</text:p>
          </table:table-cell>
          <table:table-cell office:value-type="float" office:value="-1.3252631578947245" table:formula="of:=AVERAGE([.E5:.E23])-AVERAGE([.D5:.D23])" table:style-name="ce16">
            <text:p>-1.33</text:p>
          </table:table-cell>
          <table:table-cell table:style-name="ce7"/>
          <table:table-cell office:value-type="float" office:value="1.8242105263157811" table:formula="of:=AVERAGE([.G5:.G23])-AVERAGE([.H5:.H23])" table:style-name="ce16">
            <text:p>1.82</text:p>
          </table:table-cell>
          <table:table-cell office:value-type="float" office:value="-1.8242105263157811" table:formula="of:=AVERAGE([.H5:.H23])-AVERAGE([.G5:.G23])" table:style-name="ce16">
            <text:p>-1.82</text:p>
          </table:table-cell>
          <table:table-cell office:value-type="float" office:value="1.4905263157894666" table:formula="of:=AVERAGE([.I5:.I23])-AVERAGE([.J5:.J23])" table:style-name="ce16">
            <text:p>1.49</text:p>
          </table:table-cell>
          <table:table-cell office:value-type="float" office:value="-1.4905263157894666" table:formula="of:=AVERAGE([.J5:.J23])-AVERAGE([.I5:.I23])" table:style-name="ce16">
            <text:p>-1.49</text:p>
          </table:table-cell>
          <table:table-cell table:style-name="ce7"/>
          <table:table-cell office:value-type="float" office:value="4.7968421052631243" table:formula="of:=AVERAGE([.L5:.L23])-AVERAGE([.M5:.M23])" table:style-name="ce16">
            <text:p>4.80</text:p>
          </table:table-cell>
          <table:table-cell office:value-type="float" office:value="-4.7968421052631243" table:formula="of:=AVERAGE([.M5:.M23])-AVERAGE([.L5:.L23])" table:style-name="ce16">
            <text:p>-4.80</text:p>
          </table:table-cell>
          <table:table-cell office:value-type="float" office:value="4.4189473684210441" table:formula="of:=AVERAGE([.N5:.N23])-AVERAGE([.O5:.O23])" table:style-name="ce16">
            <text:p>4.42</text:p>
          </table:table-cell>
          <table:table-cell office:value-type="float" office:value="-4.4189473684210441" table:formula="of:=AVERAGE([.O5:.O23])-AVERAGE([.N5:.N23])" table:style-name="ce16">
            <text:p>-4.4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20315789473687573" table:formula="of:=[.B29]-[.D29]" table:style-name="ce16">
            <text:p>0.20</text:p>
          </table:table-cell>
          <table:table-cell office:value-type="float" office:value="-0.20315789473687573" table:formula="of:=[.C29]-[.E29]" table:style-name="ce16">
            <text:p>-0.20</text:p>
          </table:table-cell>
          <table:table-cell office:value-type="float" office:value="-0.20315789473687573" table:formula="of:=[.D29]-[.B29]" table:style-name="ce16">
            <text:p>-0.20</text:p>
          </table:table-cell>
          <table:table-cell office:value-type="float" office:value="0.20315789473687573" table:formula="of:=[.E29]-[.C29]" table:style-name="ce16">
            <text:p>0.20</text:p>
          </table:table-cell>
          <table:table-cell table:style-name="ce1"/>
          <table:table-cell office:value-type="float" office:value="0.33368421052631447" table:formula="of:=[.G29]-[.I29]" table:style-name="ce16">
            <text:p>0.33</text:p>
          </table:table-cell>
          <table:table-cell office:value-type="float" office:value="-0.33368421052631447" table:formula="of:=[.H29]-[.J29]" table:style-name="ce16">
            <text:p>-0.33</text:p>
          </table:table-cell>
          <table:table-cell office:value-type="float" office:value="-0.33368421052631447" table:formula="of:=[.I29]-[.G29]" table:style-name="ce16">
            <text:p>-0.33</text:p>
          </table:table-cell>
          <table:table-cell office:value-type="float" office:value="0.33368421052631447" table:formula="of:=[.J29]-[.H29]" table:style-name="ce16">
            <text:p>0.33</text:p>
          </table:table-cell>
          <table:table-cell table:style-name="ce1"/>
          <table:table-cell office:value-type="float" office:value="0.37789473684208019" table:formula="of:=[.L29]-[.N29]" table:style-name="ce16">
            <text:p>0.38</text:p>
          </table:table-cell>
          <table:table-cell office:value-type="float" office:value="-0.37789473684208019" table:formula="of:=[.M29]-[.O29]" table:style-name="ce16">
            <text:p>-0.38</text:p>
          </table:table-cell>
          <table:table-cell office:value-type="float" office:value="-0.37789473684208019" table:formula="of:=[.N29]-[.L29]" table:style-name="ce16">
            <text:p>-0.38</text:p>
          </table:table-cell>
          <table:table-cell office:value-type="float" office:value="0.37789473684208019" table:formula="of:=[.O29]-[.M29]" table:style-name="ce16">
            <text:p>0.3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223880444920886E-2" table:formula="of:=TTEST([.B5:.B23];[.C5:.C23];2;1)" table:number-columns-spanned="2" table:number-rows-spanned="1" table:style-name="ce26">
            <text:p>0.03</text:p>
          </table:table-cell>
          <table:covered-table-cell/>
          <table:table-cell office:value-type="float" office:value="6.1760660311970202E-2" table:formula="of:=TTEST([.D5:.D23];[.E5:.E23];2;1)" table:number-columns-spanned="2" table:number-rows-spanned="1" table:style-name="ce26">
            <text:p>0.06</text:p>
          </table:table-cell>
          <table:covered-table-cell/>
          <table:table-cell table:style-name="ce1"/>
          <table:table-cell office:value-type="float" office:value="8.6966771916159675E-6" table:formula="of:=TTEST([.G5:.G23];[.H5:.H23];2;1)" table:number-columns-spanned="2" table:number-rows-spanned="1" table:style-name="ce26">
            <text:p>0.00</text:p>
          </table:table-cell>
          <table:covered-table-cell/>
          <table:table-cell office:value-type="float" office:value="1.1378686249116835E-4" table:formula="of:=TTEST([.I5:.I23];[.J5:.J23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5.150426197229063E-12" table:formula="of:=TTEST([.L5:.L23];[.M5:.M23];2;1)" table:number-columns-spanned="2" table:number-rows-spanned="1" table:style-name="ce26">
            <text:p>0.00</text:p>
          </table:table-cell>
          <table:covered-table-cell/>
          <table:table-cell office:value-type="float" office:value="2.9459351798647021E-10" table:formula="of:=TTEST([.N5:.N23];[.O5:.O23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number-rows-repeated="2" table:style-name="ro5">
          <table:table-cell table:number-columns-repeated="15" table:style-name="ce28"/>
          <table:table-cell table:number-columns-repeated="16369"/>
        </table:table-row>
        <table:table-row table:style-name="ro6">
          <table:table-cell table:number-columns-repeated="15" table:style-name="ce28"/>
          <table:table-cell table:number-columns-repeated="16369"/>
        </table:table-row>
        <table:table-row table:style-name="ro7">
          <table:table-cell table:number-columns-repeated="15" table:style-name="ce28"/>
          <table:table-cell table:number-columns-repeated="16369"/>
        </table:table-row>
        <table:table-row table:style-name="ro8">
          <table:table-cell table:number-columns-repeated="15" table:style-name="ce28"/>
          <table:table-cell table:number-columns-repeated="16369"/>
        </table:table-row>
        <table:table-row table:number-rows-repeated="14" table:style-name="ro5">
          <table:table-cell table:number-columns-repeated="15" table:style-name="ce28"/>
          <table:table-cell table:number-columns-repeated="16369"/>
        </table:table-row>
        <table:table-row table:number-rows-repeated="6"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7"/>
          <table:table-cell table:style-name="ce1"/>
          <table:table-cell table:number-columns-repeated="4" table:style-name="ce17"/>
          <table:table-cell table:style-name="ce1"/>
          <table:table-cell table:number-columns-repeated="4" table:style-name="ce17"/>
          <table:table-cell table:number-columns-repeated="16369"/>
        </table:table-row>
        <table:table-row table:style-name="ro1">
          <table:table-cell table:style-name="ce18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4">
          <table:table-cell table:number-columns-spanned="4" table:number-rows-spanned="1" table:style-name="ce27"/>
          <table:covered-table-cell table:number-columns-repeated="3"/>
          <table:table-cell table:number-columns-repeated="16380" table:style-name="ce1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number-columns-spanned="5" table:number-rows-spanned="1" table:style-name="ce27"/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table:style-name="ce7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"/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number-columns-repeated="16369"/>
        </table:table-row>
        <table:table-row table:number-rows-repeated="1048511" table:style-name="ro4">
          <table:table-cell table:number-columns-repeated="16384"/>
        </table:table-row>
      </table:table>
      <table:table table:name="Slavic_languages" table:style-name="ta2">
        <table:table-column table:style-name="co2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12" table:number-columns-repeated="4" table:default-cell-style-name="ce1"/>
        <table:table-column table:style-name="co5" table:default-cell-style-name="ce1"/>
        <table:table-column table:style-name="co16" table:number-columns-repeated="4" table:default-cell-style-name="ce1"/>
        <table:table-column table:style-name="co5" table:number-columns-repeated="16369" table:default-cell-style-name="ce1"/>
        <table:table-row table:style-name="ro1">
          <table:table-cell office:value-type="string" table:number-columns-spanned="2" table:number-rows-spanned="1" table:style-name="ce13">
            <text:p>UUParser-v2.4</text:p>
          </table:table-cell>
          <table:covered-table-cell/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Graph</text:p>
          </table:table-cell>
          <table:covered-table-cell/>
          <table:table-cell office:value-type="string" table:number-columns-spanned="2" table:number-rows-spanned="1" table:style-name="ce24">
            <text:p>Transition</text:p>
          </table:table-cell>
          <table:covered-table-cell/>
          <table:table-cell table:number-columns-repeated="16369"/>
        </table:table-row>
        <table:table-row table:style-name="ro2"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style-name="ce1"/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office:value-type="string" table:style-name="ce4">
            <text:p>SUD</text:p>
          </table:table-cell>
          <table:table-cell office:value-type="string" table:style-name="ce4">
            <text:p>U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office:value-type="string" table:style-name="ce7">
            <text:p>F1 Score- UAS</text:p>
          </table:table-cell>
          <table:table-cell office:value-type="string" table:style-name="ce7">
            <text:p>F1 Score - UAS</text:p>
          </table:table-cell>
          <table:table-cell table:style-name="ce1"/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office:value-type="string" table:style-name="ce7">
            <text:p>F1 Score- LAS</text:p>
          </table:table-cell>
          <table:table-cell table:style-name="ce1"/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office:value-type="string" table:style-name="ce7">
            <text:p>F1 Score- WeightedLAS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elarusian-HSE</text:p>
          </table:table-cell>
          <table:table-cell office:value-type="float" office:value="85.15" table:style-name="ce16">
            <text:p>85.15</text:p>
          </table:table-cell>
          <table:table-cell office:value-type="float" office:value="83.55" table:style-name="ce16">
            <text:p>83.55</text:p>
          </table:table-cell>
          <table:table-cell office:value-type="float" office:value="85.4" table:style-name="ce16">
            <text:p>85.40</text:p>
          </table:table-cell>
          <table:table-cell office:value-type="float" office:value="84" table:style-name="ce16">
            <text:p>84.00</text:p>
          </table:table-cell>
          <table:table-cell table:style-name="ce1"/>
          <table:table-cell office:value-type="float" office:value="80.680000000000007" table:style-name="ce16">
            <text:p>80.68</text:p>
          </table:table-cell>
          <table:table-cell office:value-type="float" office:value="79.27" table:style-name="ce16">
            <text:p>79.27</text:p>
          </table:table-cell>
          <table:table-cell office:value-type="float" office:value="81.72" table:style-name="ce16">
            <text:p>81.72</text:p>
          </table:table-cell>
          <table:table-cell office:value-type="float" office:value="80.73" table:style-name="ce16">
            <text:p>80.73</text:p>
          </table:table-cell>
          <table:table-cell table:style-name="ce1"/>
          <table:table-cell office:value-type="float" office:value="79.260000000000005" table:style-name="ce16">
            <text:p>79.26</text:p>
          </table:table-cell>
          <table:table-cell office:value-type="float" office:value="75.47" table:style-name="ce16">
            <text:p>75.47</text:p>
          </table:table-cell>
          <table:table-cell office:value-type="float" office:value="80.62" table:style-name="ce16">
            <text:p>80.62</text:p>
          </table:table-cell>
          <table:table-cell office:value-type="float" office:value="77.06" table:style-name="ce16">
            <text:p>77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Bulgarian-BTB</text:p>
          </table:table-cell>
          <table:table-cell office:value-type="float" office:value="92.24" table:style-name="ce16">
            <text:p>92.24</text:p>
          </table:table-cell>
          <table:table-cell office:value-type="float" office:value="90.71" table:style-name="ce16">
            <text:p>90.71</text:p>
          </table:table-cell>
          <table:table-cell office:value-type="float" office:value="91.84" table:style-name="ce16">
            <text:p>91.84</text:p>
          </table:table-cell>
          <table:table-cell office:value-type="float" office:value="91.03" table:style-name="ce16">
            <text:p>91.03</text:p>
          </table:table-cell>
          <table:table-cell table:style-name="ce1"/>
          <table:table-cell office:value-type="float" office:value="88.48" table:style-name="ce16">
            <text:p>88.48</text:p>
          </table:table-cell>
          <table:table-cell office:value-type="float" office:value="86.84" table:style-name="ce16">
            <text:p>86.84</text:p>
          </table:table-cell>
          <table:table-cell office:value-type="float" office:value="88.27" table:style-name="ce16">
            <text:p>88.27</text:p>
          </table:table-cell>
          <table:table-cell office:value-type="float" office:value="86.98" table:style-name="ce16">
            <text:p>86.98</text:p>
          </table:table-cell>
          <table:table-cell table:style-name="ce1"/>
          <table:table-cell office:value-type="float" office:value="87.22" table:style-name="ce16">
            <text:p>87.22</text:p>
          </table:table-cell>
          <table:table-cell office:value-type="float" office:value="82.93" table:style-name="ce16">
            <text:p>82.93</text:p>
          </table:table-cell>
          <table:table-cell office:value-type="float" office:value="87.03" table:style-name="ce16">
            <text:p>87.03</text:p>
          </table:table-cell>
          <table:table-cell office:value-type="float" office:value="83.12" table:style-name="ce16">
            <text:p>83.1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roatian-SET</text:p>
          </table:table-cell>
          <table:table-cell office:value-type="float" office:value="87.89" table:style-name="ce16">
            <text:p>87.89</text:p>
          </table:table-cell>
          <table:table-cell office:value-type="float" office:value="86.79" table:style-name="ce16">
            <text:p>86.79</text:p>
          </table:table-cell>
          <table:table-cell office:value-type="float" office:value="85.85" table:style-name="ce16">
            <text:p>85.85</text:p>
          </table:table-cell>
          <table:table-cell office:value-type="float" office:value="85.92" table:style-name="ce16">
            <text:p>85.92</text:p>
          </table:table-cell>
          <table:table-cell table:style-name="ce1"/>
          <table:table-cell office:value-type="float" office:value="84.46" table:style-name="ce16">
            <text:p>84.46</text:p>
          </table:table-cell>
          <table:table-cell office:value-type="float" office:value="82.08" table:style-name="ce16">
            <text:p>82.08</text:p>
          </table:table-cell>
          <table:table-cell office:value-type="float" office:value="82.3" table:style-name="ce16">
            <text:p>82.30</text:p>
          </table:table-cell>
          <table:table-cell office:value-type="float" office:value="81.16" table:style-name="ce16">
            <text:p>81.16</text:p>
          </table:table-cell>
          <table:table-cell table:style-name="ce1"/>
          <table:table-cell office:value-type="float" office:value="83.42" table:style-name="ce16">
            <text:p>83.42</text:p>
          </table:table-cell>
          <table:table-cell office:value-type="float" office:value="78.84" table:style-name="ce16">
            <text:p>78.84</text:p>
          </table:table-cell>
          <table:table-cell office:value-type="float" office:value="81.12" table:style-name="ce16">
            <text:p>81.12</text:p>
          </table:table-cell>
          <table:table-cell office:value-type="float" office:value="77.89" table:style-name="ce16">
            <text:p>77.89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AC</text:p>
          </table:table-cell>
          <table:table-cell office:value-type="float" office:value="91.34" table:style-name="ce16">
            <text:p>91.34</text:p>
          </table:table-cell>
          <table:table-cell office:value-type="float" office:value="90.25" table:style-name="ce16">
            <text:p>90.25</text:p>
          </table:table-cell>
          <table:table-cell office:value-type="float" office:value="91.12" table:style-name="ce16">
            <text:p>91.12</text:p>
          </table:table-cell>
          <table:table-cell office:value-type="float" office:value="90.08" table:style-name="ce16">
            <text:p>90.08</text:p>
          </table:table-cell>
          <table:table-cell table:style-name="ce1"/>
          <table:table-cell office:value-type="float" office:value="87.75" table:style-name="ce16">
            <text:p>87.75</text:p>
          </table:table-cell>
          <table:table-cell office:value-type="float" office:value="87.46" table:style-name="ce16">
            <text:p>87.46</text:p>
          </table:table-cell>
          <table:table-cell office:value-type="float" office:value="87.55" table:style-name="ce16">
            <text:p>87.55</text:p>
          </table:table-cell>
          <table:table-cell office:value-type="float" office:value="87.35" table:style-name="ce16">
            <text:p>87.35</text:p>
          </table:table-cell>
          <table:table-cell table:style-name="ce1"/>
          <table:table-cell office:value-type="float" office:value="86.69" table:style-name="ce16">
            <text:p>86.69</text:p>
          </table:table-cell>
          <table:table-cell office:value-type="float" office:value="84.84" table:style-name="ce16">
            <text:p>84.84</text:p>
          </table:table-cell>
          <table:table-cell office:value-type="float" office:value="86.43" table:style-name="ce16">
            <text:p>86.43</text:p>
          </table:table-cell>
          <table:table-cell office:value-type="float" office:value="84.8" table:style-name="ce16">
            <text:p>84.8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CLTT</text:p>
          </table:table-cell>
          <table:table-cell office:value-type="float" office:value="86.31" table:style-name="ce16">
            <text:p>86.31</text:p>
          </table:table-cell>
          <table:table-cell office:value-type="float" office:value="84.59" table:style-name="ce16">
            <text:p>84.59</text:p>
          </table:table-cell>
          <table:table-cell office:value-type="float" office:value="83.35" table:style-name="ce16">
            <text:p>83.35</text:p>
          </table:table-cell>
          <table:table-cell office:value-type="float" office:value="81.099999999999994" table:style-name="ce16">
            <text:p>81.10</text:p>
          </table:table-cell>
          <table:table-cell table:style-name="ce1"/>
          <table:table-cell office:value-type="float" office:value="82.17" table:style-name="ce16">
            <text:p>82.17</text:p>
          </table:table-cell>
          <table:table-cell office:value-type="float" office:value="81.489999999999995" table:style-name="ce16">
            <text:p>81.49</text:p>
          </table:table-cell>
          <table:table-cell office:value-type="float" office:value="78.36" table:style-name="ce16">
            <text:p>78.36</text:p>
          </table:table-cell>
          <table:table-cell office:value-type="float" office:value="76.86" table:style-name="ce16">
            <text:p>76.86</text:p>
          </table:table-cell>
          <table:table-cell table:style-name="ce1"/>
          <table:table-cell office:value-type="float" office:value="80.83" table:style-name="ce16">
            <text:p>80.83</text:p>
          </table:table-cell>
          <table:table-cell office:value-type="float" office:value="77.78" table:style-name="ce16">
            <text:p>77.78</text:p>
          </table:table-cell>
          <table:table-cell office:value-type="float" office:value="77.41" table:style-name="ce16">
            <text:p>77.41</text:p>
          </table:table-cell>
          <table:table-cell office:value-type="float" office:value="72.77" table:style-name="ce16">
            <text:p>72.7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Czech-FicTree</text:p>
          </table:table-cell>
          <table:table-cell office:value-type="float" office:value="91.02" table:style-name="ce16">
            <text:p>91.02</text:p>
          </table:table-cell>
          <table:table-cell office:value-type="float" office:value="90.45" table:style-name="ce16">
            <text:p>90.45</text:p>
          </table:table-cell>
          <table:table-cell office:value-type="float" office:value="90.08" table:style-name="ce16">
            <text:p>90.08</text:p>
          </table:table-cell>
          <table:table-cell office:value-type="float" office:value="90.22" table:style-name="ce16">
            <text:p>90.22</text:p>
          </table:table-cell>
          <table:table-cell table:style-name="ce1"/>
          <table:table-cell office:value-type="float" office:value="86.96" table:style-name="ce16">
            <text:p>86.96</text:p>
          </table:table-cell>
          <table:table-cell office:value-type="float" office:value="87.23" table:style-name="ce16">
            <text:p>87.23</text:p>
          </table:table-cell>
          <table:table-cell office:value-type="float" office:value="85.56" table:style-name="ce16">
            <text:p>85.56</text:p>
          </table:table-cell>
          <table:table-cell office:value-type="float" office:value="87.06" table:style-name="ce16">
            <text:p>87.06</text:p>
          </table:table-cell>
          <table:table-cell table:style-name="ce1"/>
          <table:table-cell office:value-type="float" office:value="85.43" table:style-name="ce16">
            <text:p>85.43</text:p>
          </table:table-cell>
          <table:table-cell office:value-type="float" office:value="84.51" table:style-name="ce16">
            <text:p>84.51</text:p>
          </table:table-cell>
          <table:table-cell office:value-type="float" office:value="83.86" table:style-name="ce16">
            <text:p>83.86</text:p>
          </table:table-cell>
          <table:table-cell office:value-type="float" office:value="84.13" table:style-name="ce16">
            <text:p>84.1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Church_Slavonic-PROIEL</text:p>
          </table:table-cell>
          <table:table-cell office:value-type="float" office:value="86.33" table:style-name="ce16">
            <text:p>86.33</text:p>
          </table:table-cell>
          <table:table-cell office:value-type="float" office:value="84.27" table:style-name="ce16">
            <text:p>84.27</text:p>
          </table:table-cell>
          <table:table-cell office:value-type="float" office:value="84.1" table:style-name="ce16">
            <text:p>84.10</text:p>
          </table:table-cell>
          <table:table-cell office:value-type="float" office:value="81.42" table:style-name="ce16">
            <text:p>81.42</text:p>
          </table:table-cell>
          <table:table-cell table:style-name="ce1"/>
          <table:table-cell office:value-type="float" office:value="81.069999999999993" table:style-name="ce16">
            <text:p>81.07</text:p>
          </table:table-cell>
          <table:table-cell office:value-type="float" office:value="78.63" table:style-name="ce16">
            <text:p>78.63</text:p>
          </table:table-cell>
          <table:table-cell office:value-type="float" office:value="78.62" table:style-name="ce16">
            <text:p>78.62</text:p>
          </table:table-cell>
          <table:table-cell office:value-type="float" office:value="75.290000000000006" table:style-name="ce16">
            <text:p>75.29</text:p>
          </table:table-cell>
          <table:table-cell table:style-name="ce1"/>
          <table:table-cell office:value-type="float" office:value="81.36" table:style-name="ce16">
            <text:p>81.36</text:p>
          </table:table-cell>
          <table:table-cell office:value-type="float" office:value="77.38" table:style-name="ce16">
            <text:p>77.38</text:p>
          </table:table-cell>
          <table:table-cell office:value-type="float" office:value="78.91" table:style-name="ce16">
            <text:p>78.91</text:p>
          </table:table-cell>
          <table:table-cell office:value-type="float" office:value="73.87" table:style-name="ce16">
            <text:p>73.8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Old_East_Slavic-TOROT</text:p>
          </table:table-cell>
          <table:table-cell office:value-type="float" office:value="79.290000000000006" table:style-name="ce16">
            <text:p>79.29</text:p>
          </table:table-cell>
          <table:table-cell office:value-type="float" office:value="77.64" table:style-name="ce16">
            <text:p>77.64</text:p>
          </table:table-cell>
          <table:table-cell office:value-type="float" office:value="77.400000000000006" table:style-name="ce16">
            <text:p>77.40</text:p>
          </table:table-cell>
          <table:table-cell office:value-type="float" office:value="75.62" table:style-name="ce16">
            <text:p>75.62</text:p>
          </table:table-cell>
          <table:table-cell table:style-name="ce1"/>
          <table:table-cell office:value-type="float" office:value="72.790000000000006" table:style-name="ce16">
            <text:p>72.79</text:p>
          </table:table-cell>
          <table:table-cell office:value-type="float" office:value="70.010000000000005" table:style-name="ce16">
            <text:p>70.01</text:p>
          </table:table-cell>
          <table:table-cell office:value-type="float" office:value="70.989999999999995" table:style-name="ce16">
            <text:p>70.99</text:p>
          </table:table-cell>
          <table:table-cell office:value-type="float" office:value="68.2" table:style-name="ce16">
            <text:p>68.20</text:p>
          </table:table-cell>
          <table:table-cell table:style-name="ce1"/>
          <table:table-cell office:value-type="float" office:value="72.14" table:style-name="ce16">
            <text:p>72.14</text:p>
          </table:table-cell>
          <table:table-cell office:value-type="float" office:value="66.59" table:style-name="ce16">
            <text:p>66.59</text:p>
          </table:table-cell>
          <table:table-cell office:value-type="float" office:value="70.44" table:style-name="ce16">
            <text:p>70.44</text:p>
          </table:table-cell>
          <table:table-cell office:value-type="float" office:value="64.73" table:style-name="ce16">
            <text:p>64.73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LFG</text:p>
          </table:table-cell>
          <table:table-cell office:value-type="float" office:value="94.2" table:style-name="ce16">
            <text:p>94.20</text:p>
          </table:table-cell>
          <table:table-cell office:value-type="float" office:value="93.61" table:style-name="ce16">
            <text:p>93.61</text:p>
          </table:table-cell>
          <table:table-cell office:value-type="float" office:value="93.17" table:style-name="ce16">
            <text:p>93.17</text:p>
          </table:table-cell>
          <table:table-cell office:value-type="float" office:value="93.2" table:style-name="ce16">
            <text:p>93.20</text:p>
          </table:table-cell>
          <table:table-cell table:style-name="ce1"/>
          <table:table-cell office:value-type="float" office:value="91.47" table:style-name="ce16">
            <text:p>91.47</text:p>
          </table:table-cell>
          <table:table-cell office:value-type="float" office:value="90.78" table:style-name="ce16">
            <text:p>90.78</text:p>
          </table:table-cell>
          <table:table-cell office:value-type="float" office:value="90.37" table:style-name="ce16">
            <text:p>90.37</text:p>
          </table:table-cell>
          <table:table-cell office:value-type="float" office:value="90.45" table:style-name="ce16">
            <text:p>90.45</text:p>
          </table:table-cell>
          <table:table-cell table:style-name="ce1"/>
          <table:table-cell office:value-type="float" office:value="90.18" table:style-name="ce16">
            <text:p>90.18</text:p>
          </table:table-cell>
          <table:table-cell office:value-type="float" office:value="88.49" table:style-name="ce16">
            <text:p>88.49</text:p>
          </table:table-cell>
          <table:table-cell office:value-type="float" office:value="88.84" table:style-name="ce16">
            <text:p>88.84</text:p>
          </table:table-cell>
          <table:table-cell office:value-type="float" office:value="88.06" table:style-name="ce16">
            <text:p>88.0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Polish-PDB</text:p>
          </table:table-cell>
          <table:table-cell office:value-type="float" office:value="91.15" table:style-name="ce16">
            <text:p>91.15</text:p>
          </table:table-cell>
          <table:table-cell office:value-type="float" office:value="90.06" table:style-name="ce16">
            <text:p>90.06</text:p>
          </table:table-cell>
          <table:table-cell office:value-type="float" office:value="89.42" table:style-name="ce16">
            <text:p>89.42</text:p>
          </table:table-cell>
          <table:table-cell office:value-type="float" office:value="89.5" table:style-name="ce16">
            <text:p>89.50</text:p>
          </table:table-cell>
          <table:table-cell table:style-name="ce1"/>
          <table:table-cell office:value-type="float" office:value="85.62" table:style-name="ce16">
            <text:p>85.62</text:p>
          </table:table-cell>
          <table:table-cell office:value-type="float" office:value="86.82" table:style-name="ce16">
            <text:p>86.82</text:p>
          </table:table-cell>
          <table:table-cell office:value-type="float" office:value="83.97" table:style-name="ce16">
            <text:p>83.97</text:p>
          </table:table-cell>
          <table:table-cell office:value-type="float" office:value="86.18" table:style-name="ce16">
            <text:p>86.18</text:p>
          </table:table-cell>
          <table:table-cell table:style-name="ce1"/>
          <table:table-cell office:value-type="float" office:value="84.11" table:style-name="ce16">
            <text:p>84.11</text:p>
          </table:table-cell>
          <table:table-cell office:value-type="float" office:value="83.93" table:style-name="ce16">
            <text:p>83.93</text:p>
          </table:table-cell>
          <table:table-cell office:value-type="float" office:value="82.45" table:style-name="ce16">
            <text:p>82.45</text:p>
          </table:table-cell>
          <table:table-cell office:value-type="float" office:value="83.22" table:style-name="ce16">
            <text:p>83.2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GSD</text:p>
          </table:table-cell>
          <table:table-cell office:value-type="float" office:value="86.16" table:style-name="ce16">
            <text:p>86.16</text:p>
          </table:table-cell>
          <table:table-cell office:value-type="float" office:value="85.59" table:style-name="ce16">
            <text:p>85.59</text:p>
          </table:table-cell>
          <table:table-cell office:value-type="float" office:value="85.36" table:style-name="ce16">
            <text:p>85.36</text:p>
          </table:table-cell>
          <table:table-cell office:value-type="float" office:value="84.26" table:style-name="ce16">
            <text:p>84.26</text:p>
          </table:table-cell>
          <table:table-cell table:style-name="ce1"/>
          <table:table-cell office:value-type="float" office:value="81.91" table:style-name="ce16">
            <text:p>81.91</text:p>
          </table:table-cell>
          <table:table-cell office:value-type="float" office:value="80.760000000000005" table:style-name="ce16">
            <text:p>80.76</text:p>
          </table:table-cell>
          <table:table-cell office:value-type="float" office:value="81.03" table:style-name="ce16">
            <text:p>81.03</text:p>
          </table:table-cell>
          <table:table-cell office:value-type="float" office:value="79.5" table:style-name="ce16">
            <text:p>79.50</text:p>
          </table:table-cell>
          <table:table-cell table:style-name="ce1"/>
          <table:table-cell office:value-type="float" office:value="82.41" table:style-name="ce16">
            <text:p>82.41</text:p>
          </table:table-cell>
          <table:table-cell office:value-type="float" office:value="78.349999999999994" table:style-name="ce16">
            <text:p>78.35</text:p>
          </table:table-cell>
          <table:table-cell office:value-type="float" office:value="80.97" table:style-name="ce16">
            <text:p>80.97</text:p>
          </table:table-cell>
          <table:table-cell office:value-type="float" office:value="76.650000000000006" table:style-name="ce16">
            <text:p>76.65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SynTagRus</text:p>
          </table:table-cell>
          <table:table-cell office:value-type="float" office:value="91.04" table:style-name="ce16">
            <text:p>91.04</text:p>
          </table:table-cell>
          <table:table-cell office:value-type="float" office:value="88.44" table:style-name="ce16">
            <text:p>88.44</text:p>
          </table:table-cell>
          <table:table-cell office:value-type="float" office:value="90.33" table:style-name="ce16">
            <text:p>90.33</text:p>
          </table:table-cell>
          <table:table-cell office:value-type="float" office:value="90.64" table:style-name="ce16">
            <text:p>90.64</text:p>
          </table:table-cell>
          <table:table-cell table:style-name="ce1"/>
          <table:table-cell office:value-type="float" office:value="88.76" table:style-name="ce16">
            <text:p>88.76</text:p>
          </table:table-cell>
          <table:table-cell office:value-type="float" office:value="85.32" table:style-name="ce16">
            <text:p>85.32</text:p>
          </table:table-cell>
          <table:table-cell office:value-type="float" office:value="88.17" table:style-name="ce16">
            <text:p>88.17</text:p>
          </table:table-cell>
          <table:table-cell office:value-type="float" office:value="88.37" table:style-name="ce16">
            <text:p>88.37</text:p>
          </table:table-cell>
          <table:table-cell table:style-name="ce1"/>
          <table:table-cell office:value-type="float" office:value="88.35" table:style-name="ce16">
            <text:p>88.35</text:p>
          </table:table-cell>
          <table:table-cell office:value-type="float" office:value="82.68" table:style-name="ce16">
            <text:p>82.68</text:p>
          </table:table-cell>
          <table:table-cell office:value-type="float" office:value="87.78" table:style-name="ce16">
            <text:p>87.78</text:p>
          </table:table-cell>
          <table:table-cell office:value-type="float" office:value="86.27" table:style-name="ce16">
            <text:p>86.2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Russian-Taiga</text:p>
          </table:table-cell>
          <table:table-cell office:value-type="float" office:value="79.23" table:style-name="ce16">
            <text:p>79.23</text:p>
          </table:table-cell>
          <table:table-cell office:value-type="float" office:value="79.16" table:style-name="ce16">
            <text:p>79.16</text:p>
          </table:table-cell>
          <table:table-cell office:value-type="float" office:value="78.14" table:style-name="ce16">
            <text:p>78.14</text:p>
          </table:table-cell>
          <table:table-cell office:value-type="float" office:value="78.16" table:style-name="ce16">
            <text:p>78.16</text:p>
          </table:table-cell>
          <table:table-cell table:style-name="ce1"/>
          <table:table-cell office:value-type="float" office:value="74.33" table:style-name="ce16">
            <text:p>74.33</text:p>
          </table:table-cell>
          <table:table-cell office:value-type="float" office:value="73.459999999999994" table:style-name="ce16">
            <text:p>73.46</text:p>
          </table:table-cell>
          <table:table-cell office:value-type="float" office:value="73.7" table:style-name="ce16">
            <text:p>73.70</text:p>
          </table:table-cell>
          <table:table-cell office:value-type="float" office:value="72.64" table:style-name="ce16">
            <text:p>72.64</text:p>
          </table:table-cell>
          <table:table-cell table:style-name="ce1"/>
          <table:table-cell office:value-type="float" office:value="73.650000000000006" table:style-name="ce16">
            <text:p>73.65</text:p>
          </table:table-cell>
          <table:table-cell office:value-type="float" office:value="69.930000000000007" table:style-name="ce16">
            <text:p>69.93</text:p>
          </table:table-cell>
          <table:table-cell office:value-type="float" office:value="73.2" table:style-name="ce16">
            <text:p>73.20</text:p>
          </table:table-cell>
          <table:table-cell office:value-type="float" office:value="69.17" table:style-name="ce16">
            <text:p>69.17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erbian-SET</text:p>
          </table:table-cell>
          <table:table-cell office:value-type="float" office:value="90.38" table:style-name="ce16">
            <text:p>90.38</text:p>
          </table:table-cell>
          <table:table-cell office:value-type="float" office:value="88.76" table:style-name="ce16">
            <text:p>88.76</text:p>
          </table:table-cell>
          <table:table-cell office:value-type="float" office:value="88.49" table:style-name="ce16">
            <text:p>88.49</text:p>
          </table:table-cell>
          <table:table-cell office:value-type="float" office:value="87.93" table:style-name="ce16">
            <text:p>87.93</text:p>
          </table:table-cell>
          <table:table-cell table:style-name="ce1"/>
          <table:table-cell office:value-type="float" office:value="87.8" table:style-name="ce16">
            <text:p>87.80</text:p>
          </table:table-cell>
          <table:table-cell office:value-type="float" office:value="84.9" table:style-name="ce16">
            <text:p>84.90</text:p>
          </table:table-cell>
          <table:table-cell office:value-type="float" office:value="86.03" table:style-name="ce16">
            <text:p>86.03</text:p>
          </table:table-cell>
          <table:table-cell office:value-type="float" office:value="84.28" table:style-name="ce16">
            <text:p>84.28</text:p>
          </table:table-cell>
          <table:table-cell table:style-name="ce1"/>
          <table:table-cell office:value-type="float" office:value="87.03" table:style-name="ce16">
            <text:p>87.03</text:p>
          </table:table-cell>
          <table:table-cell office:value-type="float" office:value="82.1" table:style-name="ce16">
            <text:p>82.10</text:p>
          </table:table-cell>
          <table:table-cell office:value-type="float" office:value="85.29" table:style-name="ce16">
            <text:p>85.29</text:p>
          </table:table-cell>
          <table:table-cell office:value-type="float" office:value="81.5" table:style-name="ce16">
            <text:p>81.5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ak-SNK</text:p>
          </table:table-cell>
          <table:table-cell office:value-type="float" office:value="86.24" table:style-name="ce16">
            <text:p>86.24</text:p>
          </table:table-cell>
          <table:table-cell office:value-type="float" office:value="85.68" table:style-name="ce16">
            <text:p>85.68</text:p>
          </table:table-cell>
          <table:table-cell office:value-type="float" office:value="85.04" table:style-name="ce16">
            <text:p>85.04</text:p>
          </table:table-cell>
          <table:table-cell office:value-type="float" office:value="84.5" table:style-name="ce16">
            <text:p>84.50</text:p>
          </table:table-cell>
          <table:table-cell table:style-name="ce1"/>
          <table:table-cell office:value-type="float" office:value="81.23" table:style-name="ce16">
            <text:p>81.23</text:p>
          </table:table-cell>
          <table:table-cell office:value-type="float" office:value="81.67" table:style-name="ce16">
            <text:p>81.67</text:p>
          </table:table-cell>
          <table:table-cell office:value-type="float" office:value="79.8" table:style-name="ce16">
            <text:p>79.80</text:p>
          </table:table-cell>
          <table:table-cell office:value-type="float" office:value="80.66" table:style-name="ce16">
            <text:p>80.66</text:p>
          </table:table-cell>
          <table:table-cell table:style-name="ce1"/>
          <table:table-cell office:value-type="float" office:value="79.650000000000006" table:style-name="ce16">
            <text:p>79.65</text:p>
          </table:table-cell>
          <table:table-cell office:value-type="float" office:value="78.69" table:style-name="ce16">
            <text:p>78.69</text:p>
          </table:table-cell>
          <table:table-cell office:value-type="float" office:value="77.900000000000006" table:style-name="ce16">
            <text:p>77.90</text:p>
          </table:table-cell>
          <table:table-cell office:value-type="float" office:value="77.7" table:style-name="ce16">
            <text:p>77.70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J</text:p>
          </table:table-cell>
          <table:table-cell office:value-type="float" office:value="90.75" table:style-name="ce16">
            <text:p>90.75</text:p>
          </table:table-cell>
          <table:table-cell office:value-type="float" office:value="88.85" table:style-name="ce16">
            <text:p>88.85</text:p>
          </table:table-cell>
          <table:table-cell office:value-type="float" office:value="88.81" table:style-name="ce16">
            <text:p>88.81</text:p>
          </table:table-cell>
          <table:table-cell office:value-type="float" office:value="88.16" table:style-name="ce16">
            <text:p>88.16</text:p>
          </table:table-cell>
          <table:table-cell table:style-name="ce1"/>
          <table:table-cell office:value-type="float" office:value="88.8" table:style-name="ce16">
            <text:p>88.80</text:p>
          </table:table-cell>
          <table:table-cell office:value-type="float" office:value="86.13" table:style-name="ce16">
            <text:p>86.13</text:p>
          </table:table-cell>
          <table:table-cell office:value-type="float" office:value="86.64" table:style-name="ce16">
            <text:p>86.64</text:p>
          </table:table-cell>
          <table:table-cell office:value-type="float" office:value="85.36" table:style-name="ce16">
            <text:p>85.36</text:p>
          </table:table-cell>
          <table:table-cell table:style-name="ce1"/>
          <table:table-cell office:value-type="float" office:value="87.71" table:style-name="ce16">
            <text:p>87.71</text:p>
          </table:table-cell>
          <table:table-cell office:value-type="float" office:value="82.85" table:style-name="ce16">
            <text:p>82.85</text:p>
          </table:table-cell>
          <table:table-cell office:value-type="float" office:value="85.48" table:style-name="ce16">
            <text:p>85.48</text:p>
          </table:table-cell>
          <table:table-cell office:value-type="float" office:value="81.78" table:style-name="ce16">
            <text:p>81.78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lovenian-SST</text:p>
          </table:table-cell>
          <table:table-cell office:value-type="float" office:value="71.41" table:style-name="ce16">
            <text:p>71.41</text:p>
          </table:table-cell>
          <table:table-cell office:value-type="float" office:value="68.180000000000007" table:style-name="ce16">
            <text:p>68.18</text:p>
          </table:table-cell>
          <table:table-cell office:value-type="float" office:value="69.599999999999994" table:style-name="ce16">
            <text:p>69.60</text:p>
          </table:table-cell>
          <table:table-cell office:value-type="float" office:value="65.69" table:style-name="ce16">
            <text:p>65.69</text:p>
          </table:table-cell>
          <table:table-cell table:style-name="ce1"/>
          <table:table-cell office:value-type="float" office:value="64.650000000000006" table:style-name="ce16">
            <text:p>64.65</text:p>
          </table:table-cell>
          <table:table-cell office:value-type="float" office:value="60.83" table:style-name="ce16">
            <text:p>60.83</text:p>
          </table:table-cell>
          <table:table-cell office:value-type="float" office:value="62.37" table:style-name="ce16">
            <text:p>62.37</text:p>
          </table:table-cell>
          <table:table-cell office:value-type="float" office:value="58" table:style-name="ce16">
            <text:p>58.00</text:p>
          </table:table-cell>
          <table:table-cell table:style-name="ce1"/>
          <table:table-cell office:value-type="float" office:value="64.45" table:style-name="ce16">
            <text:p>64.45</text:p>
          </table:table-cell>
          <table:table-cell office:value-type="float" office:value="57.3" table:style-name="ce16">
            <text:p>57.30</text:p>
          </table:table-cell>
          <table:table-cell office:value-type="float" office:value="61.92" table:style-name="ce16">
            <text:p>61.92</text:p>
          </table:table-cell>
          <table:table-cell office:value-type="float" office:value="54.02" table:style-name="ce16">
            <text:p>54.02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Ukrainian-IU</text:p>
          </table:table-cell>
          <table:table-cell office:value-type="float" office:value="83.55" table:style-name="ce16">
            <text:p>83.55</text:p>
          </table:table-cell>
          <table:table-cell office:value-type="float" office:value="83.38" table:style-name="ce16">
            <text:p>83.38</text:p>
          </table:table-cell>
          <table:table-cell office:value-type="float" office:value="82.29" table:style-name="ce16">
            <text:p>82.29</text:p>
          </table:table-cell>
          <table:table-cell office:value-type="float" office:value="82.07" table:style-name="ce16">
            <text:p>82.07</text:p>
          </table:table-cell>
          <table:table-cell table:style-name="ce1"/>
          <table:table-cell office:value-type="float" office:value="79.42" table:style-name="ce16">
            <text:p>79.42</text:p>
          </table:table-cell>
          <table:table-cell office:value-type="float" office:value="79.14" table:style-name="ce16">
            <text:p>79.14</text:p>
          </table:table-cell>
          <table:table-cell office:value-type="float" office:value="78.14" table:style-name="ce16">
            <text:p>78.14</text:p>
          </table:table-cell>
          <table:table-cell office:value-type="float" office:value="77.72" table:style-name="ce16">
            <text:p>77.72</text:p>
          </table:table-cell>
          <table:table-cell table:style-name="ce1"/>
          <table:table-cell office:value-type="float" office:value="78.13" table:style-name="ce16">
            <text:p>78.13</text:p>
          </table:table-cell>
          <table:table-cell office:value-type="float" office:value="74.97" table:style-name="ce16">
            <text:p>74.97</text:p>
          </table:table-cell>
          <table:table-cell office:value-type="float" office:value="76.819999999999993" table:style-name="ce16">
            <text:p>76.82</text:p>
          </table:table-cell>
          <table:table-cell office:value-type="float" office:value="73.540000000000006" table:style-name="ce16">
            <text:p>73.5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SUD v. UD</text:p>
          </table:table-cell>
          <table:table-cell office:value-type="float" office:value="18" table:formula="of:=SUMPRODUCT(--([.B5:.B22]&gt;[.C5:.C22]))" table:number-matrix-columns-spanned="1" table:number-matrix-rows-spanned="1" table:style-name="ce17">
            <text:p>18</text:p>
          </table:table-cell>
          <table:table-cell office:value-type="float" office:value="0" table:formula="of:=SUMPRODUCT(--([.C5:.C22]&gt;[.B5:.B22]))" table:number-matrix-columns-spanned="1" table:number-matrix-rows-spanned="1" table:style-name="ce17">
            <text:p>0</text:p>
          </table:table-cell>
          <table:table-cell office:value-type="float" office:value="12" table:formula="of:=SUMPRODUCT(--([.D5:.D22]&gt;[.E5:.E22]))" table:number-matrix-columns-spanned="1" table:number-matrix-rows-spanned="1" table:style-name="ce17">
            <text:p>12</text:p>
          </table:table-cell>
          <table:table-cell office:value-type="float" office:value="6" table:formula="of:=SUMPRODUCT(--([.E5:.E22]&gt;[.D5:.D22]))" table:number-matrix-columns-spanned="1" table:number-matrix-rows-spanned="1" table:style-name="ce17">
            <text:p>6</text:p>
          </table:table-cell>
          <table:table-cell table:style-name="ce1"/>
          <table:table-cell office:value-type="float" office:value="15" table:formula="of:=SUMPRODUCT(--([.G5:.G22]&gt;[.H5:.H22]))" table:number-matrix-columns-spanned="1" table:number-matrix-rows-spanned="1" table:style-name="ce17">
            <text:p>15</text:p>
          </table:table-cell>
          <table:table-cell office:value-type="float" office:value="3" table:formula="of:=SUMPRODUCT(--([.H5:.H22]&gt;[.G5:.G22]))" table:number-matrix-columns-spanned="1" table:number-matrix-rows-spanned="1" table:style-name="ce17">
            <text:p>3</text:p>
          </table:table-cell>
          <table:table-cell office:value-type="float" office:value="13" table:formula="of:=SUMPRODUCT(--([.I5:.I22]&gt;[.J5:.J22]))" table:number-matrix-columns-spanned="1" table:number-matrix-rows-spanned="1" table:style-name="ce17">
            <text:p>13</text:p>
          </table:table-cell>
          <table:table-cell office:value-type="float" office:value="5" table:formula="of:=SUMPRODUCT(--([.J5:.J22]&gt;[.I5:.I22]))" table:number-matrix-columns-spanned="1" table:number-matrix-rows-spanned="1" table:style-name="ce17">
            <text:p>5</text:p>
          </table:table-cell>
          <table:table-cell table:style-name="ce1"/>
          <table:table-cell office:value-type="float" office:value="18" table:formula="of:=SUMPRODUCT(--([.L5:.L22]&gt;[.M5:.M22]))" table:number-matrix-columns-spanned="1" table:number-matrix-rows-spanned="1" table:style-name="ce17">
            <text:p>18</text:p>
          </table:table-cell>
          <table:table-cell office:value-type="float" office:value="0" table:formula="of:=SUMPRODUCT(--([.M5:.M22]&gt;[.L5:.L22]))" table:number-matrix-columns-spanned="1" table:number-matrix-rows-spanned="1" table:style-name="ce17">
            <text:p>0</text:p>
          </table:table-cell>
          <table:table-cell office:value-type="float" office:value="16" table:formula="of:=SUMPRODUCT(--([.N5:.N22]&gt;[.O5:.O22]))" table:number-matrix-columns-spanned="1" table:number-matrix-rows-spanned="1" table:style-name="ce17">
            <text:p>16</text:p>
          </table:table-cell>
          <table:table-cell office:value-type="float" office:value="2" table:formula="of:=SUMPRODUCT(--([.O5:.O22]&gt;[.N5:.N22]))" table:number-matrix-columns-spanned="1" table:number-matrix-rows-spanned="1" table:style-name="ce17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8">
            <text:p>Average</text:p>
          </table:table-cell>
          <table:table-cell office:value-type="float" office:value="86.871111111111119" table:formula="of:=AVERAGE([.B5:.B22])" table:style-name="ce16">
            <text:p>86.87</text:p>
          </table:table-cell>
          <table:table-cell office:value-type="float" office:value="85.553333333333342" table:formula="of:=AVERAGE([.C5:.C22])" table:style-name="ce16">
            <text:p>85.55</text:p>
          </table:table-cell>
          <table:table-cell office:value-type="float" office:value="85.543888888888887" table:formula="of:=AVERAGE([.D5:.D22])" table:style-name="ce16">
            <text:p>85.54</text:p>
          </table:table-cell>
          <table:table-cell office:value-type="float" office:value="84.6388888888889" table:formula="of:=AVERAGE([.E5:.E22])" table:style-name="ce16">
            <text:p>84.64</text:p>
          </table:table-cell>
          <table:table-cell table:style-name="ce1"/>
          <table:table-cell office:value-type="float" office:value="82.686111111111103" table:formula="of:=AVERAGE([.G5:.G22])" table:style-name="ce16">
            <text:p>82.69</text:p>
          </table:table-cell>
          <table:table-cell office:value-type="float" office:value="81.267777777777781" table:formula="of:=AVERAGE([.H5:.H22])" table:style-name="ce16">
            <text:p>81.27</text:p>
          </table:table-cell>
          <table:table-cell office:value-type="float" office:value="81.310555555555567" table:formula="of:=AVERAGE([.I5:.I22])" table:style-name="ce16">
            <text:p>81.31</text:p>
          </table:table-cell>
          <table:table-cell office:value-type="float" office:value="80.37722222222223" table:formula="of:=AVERAGE([.J5:.J22])" table:style-name="ce16">
            <text:p>80.38</text:p>
          </table:table-cell>
          <table:table-cell table:style-name="ce1"/>
          <table:table-cell office:value-type="float" office:value="81.778888888888886" table:formula="of:=AVERAGE([.L5:.L22])" table:style-name="ce16">
            <text:p>81.78</text:p>
          </table:table-cell>
          <table:table-cell office:value-type="float" office:value="78.201666666666654" table:formula="of:=AVERAGE([.M5:.M22])" table:style-name="ce16">
            <text:p>78.20</text:p>
          </table:table-cell>
          <table:table-cell office:value-type="float" office:value="80.359444444444449" table:formula="of:=AVERAGE([.N5:.N22])" table:style-name="ce16">
            <text:p>80.36</text:p>
          </table:table-cell>
          <table:table-cell office:value-type="float" office:value="77.237777777777779" table:formula="of:=AVERAGE([.O5:.O22])" table:style-name="ce16">
            <text:p>77.24</text:p>
          </table:table-cell>
          <table:table-cell table:number-columns-repeated="16369"/>
        </table:table-row>
        <table:table-row table:style-name="ro1">
          <table:table-cell table:style-name="ce7"/>
          <table:table-cell table:number-columns-repeated="4" table:style-name="ce16"/>
          <table:table-cell table:style-name="ce1"/>
          <table:table-cell table:number-columns-repeated="4" table:style-name="ce16"/>
          <table:table-cell table:style-name="ce1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number-columns-spanned="4" table:number-rows-spanned="1" table:style-name="ce25">
            <text:p>(x1/y1) - (x2/y2), x = Sum of Scores, y = Number of Languages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office:value-type="string" table:style-name="ce7">
            <text:p>Average Difference +/-</text:p>
          </table:table-cell>
          <table:table-cell office:value-type="float" office:value="1.3177777777777777" table:formula="of:=AVERAGE([.B5:.B22])-AVERAGE([.C5:.C22])" table:style-name="ce16">
            <text:p>1.32</text:p>
          </table:table-cell>
          <table:table-cell office:value-type="float" office:value="-1.3177777777777777" table:formula="of:=AVERAGE([.C5:.C22])-AVERAGE([.B5:.B22])" table:style-name="ce16">
            <text:p>-1.32</text:p>
          </table:table-cell>
          <table:table-cell office:value-type="float" office:value="0.90499999999998693" table:formula="of:=AVERAGE([.D5:.D22])-AVERAGE([.E5:.E22])" table:style-name="ce16">
            <text:p>0.90</text:p>
          </table:table-cell>
          <table:table-cell office:value-type="float" office:value="-0.90499999999998693" table:formula="of:=AVERAGE([.E5:.E22])-AVERAGE([.D5:.D22])" table:style-name="ce16">
            <text:p>-0.90</text:p>
          </table:table-cell>
          <table:table-cell table:style-name="ce7"/>
          <table:table-cell office:value-type="float" office:value="1.4183333333333223" table:formula="of:=AVERAGE([.G5:.G22])-AVERAGE([.H5:.H22])" table:style-name="ce16">
            <text:p>1.42</text:p>
          </table:table-cell>
          <table:table-cell office:value-type="float" office:value="-1.4183333333333223" table:formula="of:=AVERAGE([.H5:.H22])-AVERAGE([.G5:.G22])" table:style-name="ce16">
            <text:p>-1.42</text:p>
          </table:table-cell>
          <table:table-cell office:value-type="float" office:value="0.93333333333333712" table:formula="of:=AVERAGE([.I5:.I22])-AVERAGE([.J5:.J22])" table:style-name="ce16">
            <text:p>0.93</text:p>
          </table:table-cell>
          <table:table-cell office:value-type="float" office:value="-0.93333333333333712" table:formula="of:=AVERAGE([.J5:.J22])-AVERAGE([.I5:.I22])" table:style-name="ce16">
            <text:p>-0.93</text:p>
          </table:table-cell>
          <table:table-cell table:style-name="ce7"/>
          <table:table-cell office:value-type="float" office:value="3.5772222222222325" table:formula="of:=AVERAGE([.L5:.L22])-AVERAGE([.M5:.M22])" table:style-name="ce16">
            <text:p>3.58</text:p>
          </table:table-cell>
          <table:table-cell office:value-type="float" office:value="-3.5772222222222325" table:formula="of:=AVERAGE([.M5:.M22])-AVERAGE([.L5:.L22])" table:style-name="ce16">
            <text:p>-3.58</text:p>
          </table:table-cell>
          <table:table-cell office:value-type="float" office:value="3.1216666666666697" table:formula="of:=AVERAGE([.N5:.N22])-AVERAGE([.O5:.O22])" table:style-name="ce16">
            <text:p>3.12</text:p>
          </table:table-cell>
          <table:table-cell office:value-type="float" office:value="-3.1216666666666697" table:formula="of:=AVERAGE([.O5:.O22])-AVERAGE([.N5:.N22])" table:style-name="ce16">
            <text:p>-3.12</text:p>
          </table:table-cell>
          <table:table-cell table:number-columns-repeated="16369"/>
        </table:table-row>
        <table:table-row table:style-name="ro1">
          <table:table-cell office:value-type="string" table:number-columns-spanned="5" table:number-rows-spanned="1" table:style-name="ce25">
            <text:p>((x1/y1) - (x2/y2)) - ((x3/y3) - (x4/y4)), x = Sum of Scores, y = Number of Languages</text:p>
          </table:table-cell>
          <table:covered-table-cell table:number-columns-repeated="4"/>
          <table:table-cell table:style-name="ce7"/>
          <table:table-cell table:number-columns-repeated="4" table:style-name="ce16"/>
          <table:table-cell table:style-name="ce7"/>
          <table:table-cell table:number-columns-repeated="4" table:style-name="ce16"/>
          <table:table-cell table:number-columns-repeated="16369"/>
        </table:table-row>
        <table:table-row table:style-name="ro1">
          <table:table-cell office:value-type="string" table:style-name="ce7">
            <text:p>(More) Gain / (Less) Loss</text:p>
          </table:table-cell>
          <table:table-cell office:value-type="float" office:value="0.41277777777779079" table:formula="of:=[.B28]-[.D28]" table:style-name="ce16">
            <text:p>0.41</text:p>
          </table:table-cell>
          <table:table-cell office:value-type="float" office:value="-0.41277777777779079" table:formula="of:=[.C28]-[.E28]" table:style-name="ce16">
            <text:p>-0.41</text:p>
          </table:table-cell>
          <table:table-cell office:value-type="float" office:value="-0.41277777777779079" table:formula="of:=[.D28]-[.B28]" table:style-name="ce16">
            <text:p>-0.41</text:p>
          </table:table-cell>
          <table:table-cell office:value-type="float" office:value="0.41277777777779079" table:formula="of:=[.E28]-[.C28]" table:style-name="ce16">
            <text:p>0.41</text:p>
          </table:table-cell>
          <table:table-cell table:style-name="ce1"/>
          <table:table-cell office:value-type="float" office:value="0.48499999999998522" table:formula="of:=[.G28]-[.I28]" table:style-name="ce16">
            <text:p>0.48</text:p>
          </table:table-cell>
          <table:table-cell office:value-type="float" office:value="-0.48499999999998522" table:formula="of:=[.H28]-[.J28]" table:style-name="ce16">
            <text:p>-0.48</text:p>
          </table:table-cell>
          <table:table-cell office:value-type="float" office:value="-0.48499999999998522" table:formula="of:=[.I28]-[.G28]" table:style-name="ce16">
            <text:p>-0.48</text:p>
          </table:table-cell>
          <table:table-cell office:value-type="float" office:value="0.48499999999998522" table:formula="of:=[.J28]-[.H28]" table:style-name="ce16">
            <text:p>0.48</text:p>
          </table:table-cell>
          <table:table-cell table:style-name="ce1"/>
          <table:table-cell office:value-type="float" office:value="0.45555555555556282" table:formula="of:=[.L28]-[.N28]" table:style-name="ce16">
            <text:p>0.46</text:p>
          </table:table-cell>
          <table:table-cell office:value-type="float" office:value="-0.45555555555556282" table:formula="of:=[.M28]-[.O28]" table:style-name="ce16">
            <text:p>-0.46</text:p>
          </table:table-cell>
          <table:table-cell office:value-type="float" office:value="-0.45555555555556282" table:formula="of:=[.N28]-[.L28]" table:style-name="ce16">
            <text:p>-0.46</text:p>
          </table:table-cell>
          <table:table-cell office:value-type="float" office:value="0.45555555555556282" table:formula="of:=[.O28]-[.M28]" table:style-name="ce16">
            <text:p>0.46</text:p>
          </table:table-cell>
          <table:table-cell table:number-columns-repeated="16369"/>
        </table:table-row>
        <table:table-row table:style-name="ro1">
          <table:table-cell office:value-type="string" table:style-name="ce7">
            <text:p>Student's<text:s/><text:span text:style-name="T3">t</text:span>-test</text:p>
          </table:table-cell>
          <table:table-cell office:value-type="float" office:value="3.910726680528374E-6" table:formula="of:=TTEST([.B5:.B22];[.C5:.C22];2;1)" table:number-columns-spanned="2" table:number-rows-spanned="1" table:style-name="ce26">
            <text:p>0.00</text:p>
          </table:table-cell>
          <table:covered-table-cell/>
          <table:table-cell office:value-type="float" office:value="3.6382569370223966E-3" table:formula="of:=TTEST([.D5:.D22];[.E5:.E22];2;1)" table:number-columns-spanned="2" table:number-rows-spanned="1" table:style-name="ce26">
            <text:p>0.00</text:p>
          </table:table-cell>
          <table:covered-table-cell/>
          <table:table-cell table:style-name="ce1"/>
          <table:table-cell office:value-type="float" office:value="5.8379962847204976E-4" table:formula="of:=TTEST([.G5:.G22];[.H5:.H22];2;1)" table:number-columns-spanned="2" table:number-rows-spanned="1" table:style-name="ce26">
            <text:p>0.00</text:p>
          </table:table-cell>
          <table:covered-table-cell/>
          <table:table-cell office:value-type="float" office:value="2.5953522129696312E-2" table:formula="of:=TTEST([.I5:.I22];[.J5:.J22];2;1)" table:number-columns-spanned="2" table:number-rows-spanned="1" table:style-name="ce26">
            <text:p>0.03</text:p>
          </table:table-cell>
          <table:covered-table-cell/>
          <table:table-cell table:style-name="ce1"/>
          <table:table-cell office:value-type="float" office:value="2.826138610044413E-7" table:formula="of:=TTEST([.L5:.L22];[.M5:.M22];2;1)" table:number-columns-spanned="2" table:number-rows-spanned="1" table:style-name="ce26">
            <text:p>0.00</text:p>
          </table:table-cell>
          <table:covered-table-cell/>
          <table:table-cell office:value-type="float" office:value="1.6583028626677472E-5" table:formula="of:=TTEST([.N5:.N22];[.O5:.O22];2;1)" table:number-columns-spanned="2" table:number-rows-spanned="1" table:style-name="ce26">
            <text:p>0.00</text:p>
          </table:table-cell>
          <table:covered-table-cell/>
          <table:table-cell table:number-columns-repeated="1636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P0">
      <number:text> </number:text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decimal-places="1" number:min-integer-digits="1" number:grouping="true"/>
      <number:text> </number:text>
    </number:number-style>
    <number:number-style style:name="N37P1">
      <number:text> (</number:text>
      <number:number number:decimal-places="1" number:min-decimal-places="1" number:min-integer-digits="1" number:grouping="true"/>
      <number:text>)</number:text>
    </number:number-style>
    <number:number-style style:name="N37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decimal-places="2" number:min-integer-digits="1" number:grouping="true"/>
      <number:text> </number:text>
    </number:number-style>
    <number:number-style style:name="N38P1">
      <number:text> (</number:text>
      <number:number number:decimal-places="2" number:min-decimal-places="2" number:min-integer-digits="1" number:grouping="true"/>
      <number:text>)</number:text>
    </number:number-style>
    <number:number-style style:name="N38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_50_0_37__32_-_32_Accent2" style:display-name="20% - Accent2" style:family="table-cell" style:data-style-name="N0">
      <style:table-cell-properties fo:background-color="#FCE4D6"/>
    </style:style>
    <style:style style:name="Bad" style:family="table-cell" style:data-style-name="N0">
      <style:table-cell-properties fo:background-color="#FFC7CE"/>
      <style:text-properties fo:color="#9C0006"/>
    </style:style>
    <style:style style:name="cf1" style:family="table-cell" style:data-style-name="N0">
      <style:table-cell-properties fo:background-color="#9BC2E6"/>
    </style:style>
    <style:style style:name="cf2" style:family="table-cell" style:data-style-name="N0">
      <style:table-cell-properties fo:background-color="#A9D08E"/>
    </style: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James Decatur</meta:initial-creator>
    <dc:creator>James Decatur</dc:creator>
    <meta:creation-date>2021-07-08T11:07:40Z</meta:creation-date>
    <dc:date>2021-11-11T18:30:48Z</dc:date>
  </office:meta>
</office:document-meta>
</file>